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&#10;[b]2. [url=https://forum.zdoom.org/viewtopic.php?f=43&amp;t=12973#p264919]Hideous Destructor[/url][/b] [[b]40[/b]: [size=85]Brohnesorge: 2, Caligari87: 5, phantombeta: 5, Somagu: 1, TriMetall: 1, Olroda: 5, Bigger C: 5, Azba: 3, Eric_: 5, Turbo: 5, Tapwave: 3[/size]]&#10;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&#10;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&#10;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&#10;[b]7. [url=https://forum.zdoom.org/viewtopic.php?t=25836#p492521]Project MSX[/url][/b] [[b]27[/b]: [size=85]Marisa Kirisame: 4, Combine_Kegan: 2, TerminusEst13: 4, wildweasel: 2, ibm5155: 4, Somagu: 1, Azba: 1, Eric_: 5, sycspysycspy: 4[/size]]&#10;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8. [url=https://forum.zdoom.org/viewtopic.php?t=51771#p902709]Samsara[/url][/b] [[b]26[/b]: [size=85]Matt: 3, Combine_Kegan: 3, Untitled: 5, Turbo: 3, Crazy Toni: 2, Cyanide: 1, GeneralDelphox: 1, Revae: 5, Hellser: 3[/size]]&#10;[b]10. [url=https://forum.zdoom.org/viewtopic.php?f=43&amp;t=47980#p818030]Colourful Hell[/url][/b] [[b]24[/b]: [size=85]Brohnesorge: 3, Shadelight: 2, Shi No Hime: 2, Marisa Kirisame: 3, HaraSwift: 3, Somagu: 2, lud: 4, 4thcharacter: 3, D3athStalker: 1, Rowsol: 1[/size]]&#10;[b]11. [url=https://forum.zdoom.org/viewtopic.php?f=19&amp;t=47801#p813367]Blade of Agony[/url][/b] [[b]21[/b]: [size=85]Caligari87: 2, ZikShadow: 3, The Ultimate DooMer: 1, dard22: 2, Zcat: 2, Zan: 1, Ravick: 1, Koto: 4, Solmir : 5[/size]]&#10;[b]11. [url=https://forum.zdoom.org/viewtopic.php?f=43&amp;t=57964#p1019776]Netronian Chaos[/url][/b] [[b]21[/b]: [size=85]TerminusEst13: 2, DrPyspy: 3, phantombeta: 5,  TheNightATK300: 2, PlayerLin: 5, Turbo: 2, TheLightBad96: 2[/size]]&#10;[b]11. [url=https://forum.zdoom.org/viewtopic.php?t=29304#p557222]Winter's Fury[/url][/b] [[b]21[/b]: [size=85]Rachael: 1, Shadelight: 3, Jaxxoon R: 3, insightguy: 2, Zcat: 3, Zan: 4, QuakedoomNukem Cz: 1, Solmir : 4[/size]]&#10;[b]14. [url=https://forum.zdoom.org/viewtopic.php?t=46787#p786254]Demonsteele[/url][/b] [[b]20[/b]: [size=85]Untitled: 4, Azba: 1, Eric_: 3, Zcat: 5, TheMightyHeracross: 3, sycspysycspy: 3, Ikazu-san: 1[/size]]&#10;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&#10;[b]14. [url=https://forum.zdoom.org/viewtopic.php?f=43&amp;t=53867#p947413]Hearts of Demons - BARON[/url][/b] [[b]20[/b]: [size=85]leodoom85: 1, Shadelight: 4, Shi No Hime: 1, HaraSwift: 5, Somagu: 1, kadu522: 3, lud: 5[/size]]&#10;[b]17. [url=https://forum.zdoom.org/viewtopic.php?t=57817#p1017445]Touhou Doom[/url][/b] [[b]19[/b]: [size=85]ZikShadow: 3, Master Medi: 5, GeneralDelphox: 5, dard22: 4, insightguy: 2[/size]]&#10;[b]18. [url=https://forum.zdoom.org/viewtopic.php?f=19&amp;t=21681#p426527]Psychic[/url][/b] [[b]18[/b]: [size=85]TerminusEst13: 5, phantombeta: 2, Somagu: 1, Marrub: 5, Crazy Toni: 2, Tapwave: 3[/size]]&#10;[b]19. [url=https://forum.zdoom.org/viewtopic.php?f=43&amp;t=58343#p1025452]La Tailor Girl[/url][/b] [[b]17[/b]: [size=85]leodoom85: 1, Rachael: 1, Marisa Kirisame: 3, Somagu: 1, lud: 3, 4thcharacter: 1, PlayerLin: 1, insightguy: 2, eharper256: 3, QuakedoomNukem Cz: 1[/size]]&#10;[b]20. [url=https://forum.zdoom.org/viewtopic.php?f=19&amp;t=33292#p630099]Doom RPG[/url][/b] [[b]16[/b]: [size=85]kadu522: 3, ZikShadow: 1, Sumwunn: 5, Marrub: 2, Master Medi: 3, Ikazu-san: 2[/size]]&#10;[b]20. [url=http://www.thekinsie.com/reelism/]Reelism[/url][/b] [[b]16[/b]: [size=85]Matt: 1, Marisa Kirisame: 1, Untitled: 3, undeadmonk354: 1, Beed28: 2, Hege Cactus: 2, TriMetall: 1, Captain J: 2, Crazy Toni: 2, QuakedoomNukem Cz: 1[/size]]&#10;[b]20. [url=http://adventuresofsquare.com/]The Adventures of Square[/url][/b] [[b]16[/b]: [size=85]Combine_Kegan: 3, ZippeyKeys12: 4, TriMetall: 1, Bigger C: 2, TheLightBad96: 2, Revae: 3, QuakedoomNukem Cz: 1[/size]]&#10;[b]23. [url=http://action.mancubus.net/ad2free.htm]Urban Brawl: Action Doom 2[/url][/b] [[b]15[/b]: [size=85]DrPyspy: 3, wildweasel: 4, Captain J: 1, PlayerLin: 1, dard22: 5, QuakedoomNukem Cz: 1[/size]]&#10;[b]24. [url=https://forum.zdoom.org/viewtopic.php?f=43&amp;t=54843#p967174]D4D[/url][/b] [[b]14[/b]: [size=85]Caligari87: 3, Shi No Hime: 2, ZippeyKeys12: 1, GAA1992: 1, Beed28: 3, GeneralDelphox: 3, Rowsol: 1[/size]]&#10;[b]24. [url=https://forum.zdoom.org/viewtopic.php?f=43&amp;t=51035#p888249]LegenDoom[/url][/b] [[b]14[/b]: [size=85]Hege Cactus: 3, lud: 2, 4thcharacter: 3, ZikShadow: 1, Sumwunn: 3, Crazy Toni: 2[/size]]&#10;[b]24. [url=https://forum.zdoom.org/viewtopic.php?t=32674#p618450]Pirate Doom[/url][/b] [[b]14[/b]: [size=85]Combine_Kegan: 4, undeadmonk354: 5, Zcat: 4, Ravick: 1[/size]]&#10;[b]27. [url=https://www.doomworld.com/idgames/levels/doom2/Ports/v-z/zendyn_x]Zen Dynamics[/url][/b] [[b]11[/b]: [size=85]TerminusEst13: 1, Captain J: 5, Crazy Toni: 2, Tapwave: 3[/size]]&#10;[b]28. [url=https://forum.zdoom.org/viewtopic.php?f=43&amp;t=60054#p1047705]ouch_m 2: abort_m[/url][/b] [[b]9[/b]: [size=85]leodoom85: 1, ZippeyKeys12: 5, Azba: 1, wolfmanfp: 2[/size]]&#10;[b]29. [url=http://www.moddb.com/mods/brutal-doom]Brutal Doom[/url][/b] [[b]8[/b]: [size=85]lil'devil: 1, Olroda: 1, Zcat: 1, Zan: 3, wolfmanfp: 1, Rowsol: 1[/size]]&#10;[b]29. [url=https://forum.zdoom.org/viewtopic.php?f=43&amp;t=54904#p969133]Lithium[/url][/b] [[b]8[/b]: [size=85]GAA1992: 1, Somagu: 1, TriMetall: 3, Ikazu-san: 3[/size]]&#10;[b]29. [url=https://www.doomworld.com/forum/topic/57957-psx-doomfinal-doom-tc-version-2135-now-released/]PlayStation Doom TC[/url][/b] [[b]8[/b]: [size=85]leodoom85: 1, lil'devil: 1, Olroda: 5, Ravick: 1[/size]]&#10;[b]32. [url=https://forum.zdoom.org/viewtopic.php?f=19&amp;t=47573#p807968]Ashes 2063 TC[/url][/b] [[b]7[/b]: [size=85]Olroda: 2, Bigger C: 3, TheLightBad96: 2[/size]]&#10;[b]32. [url=https://forum.zdoom.org/viewtopic.php?t=54750#p965349]Death Foretold[/url][/b] [[b]7[/b]: [size=85] TheNightATK300: 2, D3athStalker: 2, insightguy: 3[/size]]&#10;[b]32. [url=https://forum.zdoom.org/viewtopic.php?f=43&amp;t=58594#p1029236]Doom Incarnate[/url][/b] [[b]7[/b]: [size=85]Somagu: 1, ZikShadow: 1, TheLightBad96: 4, Koto: 1[/size]]&#10;[b]32. [url=https://forum.zdoom.org/viewtopic.php?t=22008#p433365]Legacy of Suffering[/url][/b] [[b]7[/b]: [size=85]ibm5155: 5, Ravick: 1, Koto: 1[/size]]&#10;[b]32. [url=https://forum.zdoom.org/viewtopic.php?t=53010#p928835]MetaDoom[/url][/b] [[b]7[/b]: [size=85]Shadelight: 1, DrPyspy: 3, Sumwunn: 1, Crazy Toni: 2[/size]]&#10;[b]32. [url=https://forum.zdoom.org/viewtopic.php?f=43&amp;t=57716#p1016051]Quake Champions: Doom Edition[/url][/b] [[b]7[/b]: [size=85] TheNightATK300: 3, Cyanide: 1, D3athStalker: 2, Apaul27 : 1[/size]]&#10;[b]32. [url=https://forum.zdoom.org/viewtopic.php?t=56668#p1000996]Rise Of The Wool Ball[/url][/b] [[b]7[/b]: [size=85]TheMightyHeracross: 3, QuakedoomNukem Cz: 1, Apaul27 : 3[/size]]&#10;[b]32. [url=https://forum.zdoom.org/viewtopic.php?f=45&amp;t=13704#p278356]The Ghoul's Forest 3[/url][/b] [[b]7[/b]: [size=85]ibm5155: 1, undeadmonk354: 4, lil'devil: 2[/size]]&#10;[b]32. [url=https://forum.zdoom.org/viewtopic.php?f=43&amp;t=55465#p982269]WW-Cola3[/url][/b] [[b]7[/b]: [size=85]phantombeta: 2, Apaul27 : 2, wolfmanfp: 3[/size]]&#10;[b]41. [url=https://forum.zdoom.org/viewtopic.php?f=19&amp;t=55387#p980696]Daytime Drama[/url][/b] [[b]6[/b]: [size=85]leodoom85: 1, Marisa Kirisame: 1, lil'devil: 4[/size]]&#10;[b]41. [url=https://forum.zdoom.org/viewtopic.php?f=43&amp;t=47229#p798227]JohnnyDoom[/url][/b] [[b]6[/b]: [size=85]Brohnesorge: 4, Matt: 1, Turbo: 1[/size]]&#10;[b]41. [url=https://forum.zdoom.org/viewtopic.php?f=19&amp;t=54380#p957591]The Inquisitor III[/url][/b] [[b]6[/b]: [size=85]The Ultimate DooMer: 1, Zan: 5[/size]]&#10;[b]41. [url=https://forum.zdoom.org/viewtopic.php?t=35846#p676444]Wrath of Cronos RPG[/url][/b] [[b]6[/b]: [size=85]Master Medi: 2, Zan: 1, TheMightyHeracross: 3[/size]]&#10;[b]41. [url=https://forum.zdoom.org/viewtopic.php?t=51000#p887649]Zero Tolerance[/url][/b] [[b]6[/b]: [size=85]Combine_Kegan: 1, Tapwave: 3, Hellser: 2[/size]]&#10;[b]46. [url=https://forum.zdoom.org/viewtopic.php?f=19&amp;t=47574#p808023]Doom: The Golden Souls 2[/url][/b] [[b]5[/b]: [size=85]QuakedoomNukem Cz: 1, Apaul27 : 2, wolfmanfp: 2[/size]]&#10;[b]46. [url=https://forum.zdoom.org/viewtopic.php?t=34430#p651069]DTS-T[/url][/b] [[b]5[/b]: [size=85]Sgt. Shivers: 5[/size]]&#10;[b]46. [url=https://forum.zdoom.org/viewtopic.php?f=43&amp;t=48985#p845608]Faspons[/url][/b] [[b]5[/b]: [size=85]Somagu: 1, Bigger C: 4[/size]]&#10;[b]46. [url=https://forum.zdoom.org/viewtopic.php?f=43&amp;t=57053#p1006227]Kriegsland: Blutorden[/url][/b] [[b]5[/b]: [size=85]TheLightBad96: 2, erni945: 2, Apaul27 : 1[/size]]&#10;[b]46. [url=https://forum.zdoom.org/viewtopic.php?t=29815#p565772]Nazis![/url][/b] [[b]5[/b]: [size=85]ZikShadow: 1, Sgt. Shivers: 4[/size]]&#10;[b]46. [url=http://doomworld.com/idgames/?id=12747]RTC-3057 Hub 1[/url][/b] [[b]5[/b]: [size=85]wildweasel: 5[/size]]&#10;[b]46. [url=https://forum.zdoom.org/viewtopic.php?f=43&amp;t=57310#p1010252]Shades of Doom[/url][/b] [[b]5[/b]: [size=85]GAA1992: 2, eharper256: 3[/size]]&#10;[b]46. [url=https://forum.zdoom.org/viewtopic.php?t=33330#p630834]Terrorists![/url][/b] [[b]5[/b]: [size=85] TheNightATK300: 2, TriMetall: 2, ZikShadow: 1[/size]]&#10;[b]46. [url=https://forum.zdoom.org/viewtopic.php?f=43&amp;t=57655#p1015050]The Soldier Z[/url][/b] [[b]5[/b]: [size=85]Shi No Hime: 5[/size]]&#10;[b]46. [url=https://forum.zdoom.org/viewtopic.php?t=14722&amp;#p297378]The Ultimate Torment and Torture[/url][/b] [[b]5[/b]: [size=85]DrPyspy: 3, ibm5155: 2[/size]]&#10;[b]46. [url=https://zandronum.com/forum/viewtopic.php?t=123]Who Dun It[/url][/b] [[b]5[/b]: [size=85]Matt: 3, Revae: 2[/size]]&#10;[b]57. [url=https://forum.zdoom.org/viewtopic.php?f=43&amp;t=48872#p842280]10x[/url][/b] [[b]4[/b]: [size=85]Beed28: 4[/size]]&#10;[b]57. [url=https://forum.zdoom.org/viewtopic.php?f=43&amp;t=55487#p982784]AEons Of Death[/url][/b] [[b]4[/b]: [size=85]leodoom85: 1, undeadmonk354: 2, lil'devil: 1[/size]]&#10;[b]57. [url=https://forum.zdoom.org/viewtopic.php?f=43&amp;t=52363#p914958]Argent[/url][/b] [[b]4[/b]: [size=85]Cyanide: 1, eharper256: 3[/size]]&#10;[b]57. [url=https://www.doomworld.com/idgames/levels/doom2/Ports/m-o/njbgpabh]BGPA Missions Liberation[/url][/b] [[b]4[/b]: [size=85]Ravick: 1, Koto: 3[/size]]&#10;[b]57. [url=https://www.doomworld.com/idgames/levels/doom2/Ports/d-f/de-pkg]Demon Eclipse[/url][/b] [[b]4[/b]: [size=85]The Ultimate DooMer: 1, Solmir : 3[/size]]&#10;[b]57. [url=https://www.doomworld.com/vb/wads-mods/91854-wip-doom-64-retribution/]Doom 64: Retribution[/url][/b] [[b]4[/b]: [size=85]leodoom85: 1, Jaxxoon R: 3[/size]]&#10;[b]57. [url=https://forum.zdoom.org/viewtopic.php?f=43&amp;t=52262#p912321]Doom Delta[/url][/b] [[b]4[/b]: [size=85]PlayerLin: 2, Hellser: 2[/size]]&#10;[b]57. [url=https://forum.zdoom.org/viewtopic.php?f=19&amp;t=35135#p661646]Doom: The Golden Souls[/url][/b] [[b]4[/b]: [size=85]The Ultimate DooMer: 1, Koto: 1, Apaul27 : 2[/size]]&#10;[b]57. [url=https://forum.zdoom.org/viewtopic.php?t=30942#p586255]Hunter’s Moon[/url][/b] [[b]4[/b]: [size=85]ibm5155: 3, D3athStalker: 1[/size]]&#10;[b]57. [url=https://forum.zdoom.org/viewtopic.php?f=43&amp;t=57092#p1006758]Juvenile Power Fantasy[/url][/b] [[b]4[/b]: [size=85]Brohnesorge: 2, Rachael: 1, Shi No Hime: 1[/size]]&#10;[b]57. [url=https://forum.zdoom.org/viewtopic.php?t=23024&amp;#p451257]Serpent Resurrection[/url][/b] [[b]4[/b]: [size=85]The Ultimate DooMer: 1, TheMightyHeracross: 3[/size]]&#10;[b]57. [url=https://forum.zdoom.org/viewtopic.php?t=52301#p913612]Shadow Of The Wool Ball[/url][/b] [[b]4[/b]: [size=85]QuakedoomNukem Cz: 1, Apaul27 : 3[/size]]&#10;[b]57. [url=https://forum.zdoom.org/viewtopic.php?f=42&amp;t=60219#p1049804]Soundless Mound[/url][/b] [[b]4[/b]: [size=85]Rachael: 1, dard22: 3[/size]]&#10;[b]57. [url=https://forum.zdoom.org/viewtopic.php?f=105&amp;t=54992#p971348]SpriteShadow[/url][/b] [[b]4[/b]: [size=85]m8f: 1, Caligari87: 1, Hipnotic Rogue: 1, Cyanide: 1[/size]]&#10;[b]57. [url=http://stronghold.drdteam.org/]Stronghold: On the Edge of Chaos[/url][/b] [[b]4[/b]: [size=85]Caligari87: 2, The Ultimate DooMer: 1, Ravick: 1[/size]]&#10;[b]57. [url=https://forum.zdoom.org/viewtopic.php?t=55741#p985511]Waterlab GZD[/url][/b] [[b]4[/b]: [size=85]Caligari87: 1, Jaxxoon R: 3[/size]]&#10;[b]73. [url=http://action.mancubus.net/actiondoom/]Action Doom[/url][/b] [[b]3[/b]: [size=85]lil'devil: 2, QuakedoomNukem Cz: 1[/size]]&#10;[b]73. [url=https://forum.zdoom.org/viewtopic.php?f=43&amp;t=50004]Beautiful Doom[/url][/b] [[b]3[/b]: [size=85]m8f: 1, ZippeyKeys12: 1, GAA1992: 1[/size]]&#10;[b]73. [url=https://forum.zdoom.org/viewtopic.php?f=43&amp;t=54322#p956169]Bullet-Eye[/url][/b] [[b]3[/b]: [size=85]Ikazu-san: 3[/size]]&#10;[b]73. [url=https://forum.zdoom.org/viewtopic.php?f=19&amp;t=35458#p668203]Burl Tumd[/url][/b] [[b]3[/b]: [size=85]Combine_Kegan: 2, Azba: 1[/size]]&#10;[b]73. [url=https://zdoom.org/wiki/Cold_as_Hell]Cold as Hell[/url][/b] [[b]3[/b]: [size=85]Ravick: 1, Solmir : 2[/size]]&#10;[b]73. [url=https://www.doomworld.com/idgames/combos/wwhcdiaz]Diaz: Last Hours of Purity[/url][/b] [[b]3[/b]: [size=85]TheMightyHeracross: 3[/size]]&#10;[b]73. [url=https://forum.zdoom.org/viewtopic.php?f=43&amp;t=56762]Heretical Doom[/url][/b] [[b]3[/b]: [size=85]eharper256: 3[/size]]&#10;[b]73. [url=https://forum.zdoom.org/viewtopic.php?f=46&amp;t=29117#p553405]Jimmy’s Jukebox[/url][/b] [[b]3[/b]: [size=85]Tapwave: 3[/size]]&#10;[b]73. [url=https://www.moddb.com/mods/brutal-doom/addons/project-brutality]Project Brutality[/url][/b] [[b]3[/b]: [size=85]Koto: 3[/size]]&#10;[b]73. [url=https://forum.zdoom.org/viewtopic.php?f=19&amp;t=52867#p925329]Project Einherjar[/url][/b] [[b]3[/b]: [size=85]Rachael: 1, TheLightBad96: 2[/size]]&#10;[b]73. [url=http://www.prodigal-game.com/doomwads.html]Redux E2M4[/url][/b] [[b]3[/b]: [size=85]Jaxxoon R: 3[/size]]&#10;[b]73. [url=https://forum.zdoom.org/viewtopic.php?t=47302#p800865]Shut up and Bleed[/url][/b] [[b]3[/b]: [size=85]GAA1992: 1, Somagu: 1, Azba: 1[/size]]&#10;[b]73. [url=https://www.doomworld.com/idgames/levels/doom2/Ports/megawads/sonic]Super Sonic DooM[/url][/b] [[b]3[/b]: [size=85]PlayerLin: 3[/size]]&#10;[b]73. [url=http://waltersgameboy.tripod.com/simpdoom/]The Ultimate Simpsons Doom [/url][/b] [[b]3[/b]: [size=85]undeadmonk354: 3[/size]]&#10;[b]73. [url=https://www.doomworld.com/idgames/levels/doom2/Ports/v-z/void]Void[/url][/b] [[b]3[/b]: [size=85]Jaxxoon R: 3[/size]]&#10;[b]73. [url=http://lazrojas.com/wolfendoom/arctic_2.html]WolfenDOOM: Operation: Arctic Wolf[/url][/b] [[b]3[/b]: [size=85]Sgt. Shivers: 3[/size]]&#10;[b]89. [url=https://forum.zdoom.org/viewtopic.php?f=43&amp;t=54914#p969409]Aetherius[/url][/b] [[b]2[/b]: [size=85]PlayerLin: 2[/size]]&#10;[b]89. [url=https://forum.zdoom.org/viewtopic.php?f=19&amp;t=50299#p874982]Aracnocide[/url][/b] [[b]2[/b]: [size=85]TheLightBad96: 1, erni945: 1[/size]]&#10;[b]89. [url=https://forum.zdoom.org/viewtopic.php?f=43&amp;t=53545#p940527]BlackWarrior[/url][/b] [[b]2[/b]: [size=85]Somagu: 1, PlayerLin: 1[/size]]&#10;[b]89. [url=https://forum.zdoom.org/viewtopic.php?f=19&amp;t=57800#p1017196]Castlevania - Simon's Destiny[/url][/b] [[b]2[/b]: [size=85]Rachael: 1, QuakedoomNukem Cz: 1[/size]]&#10;[b]89. [url=https://forum.zdoom.org/viewtopic.php?f=43&amp;t=58535#p1028376]Complex Doom[/url][/b] [[b]2[/b]: [size=85]leodoom85: 1, Rowsol: 1[/size]]&#10;[b]89. [url=https://forum.zdoom.org/viewtopic.php?t=36667#p694653]Crossfire[/url][/b] [[b]2[/b]: [size=85]Somagu: 1, Marrub: 1[/size]]&#10;[b]89. [url=https://forum.zdoom.org/viewtopic.php?f=19&amp;t=36608]Cyberrunner[/url][/b] [[b]2[/b]: [size=85]Revae: 2[/size]]&#10;[b]89. [url=https://forum.zdoom.org/viewtopic.php?f=43&amp;t=58521#p1028226]Dead Marine[/url][/b] [[b]2[/b]: [size=85]m8f: 1, GAA1992: 1[/size]]&#10;[b]89. [url=https://forum.zdoom.org/viewtopic.php?f=43&amp;t=59887#p1045489]Demon CounterStrike[/url][/b] [[b]2[/b]: [size=85]Shadelight: 2[/size]]&#10;[b]89. [url=https://forum.zdoom.org/viewtopic.php?f=19&amp;t=46509#p778245]Droplets: Simulated Blood[/url][/b] [[b]2[/b]: [size=85]Hipnotic Rogue: 1, GAA1992: 1[/size]]&#10;[b]89. [url=https://forum.zdoom.org/viewtopic.php?f=19&amp;t=48208#p824651]Eriguns 2[/url][/b] [[b]2[/b]: [size=85]Hipnotic Rogue: 1, Cyanide: 1[/size]]&#10;[b]89. [url=https://forum.zdoom.org/viewtopic.php?t=31034#p587707]Error: Doom[/url][/b] [[b]2[/b]: [size=85]Marrub: 2[/size]]&#10;[b]89. [url=http://www.moddb.com/mods/final-neodoom]Final NeoDoom[/url][/b] [[b]2[/b]: [size=85]The Ultimate DooMer: 1, Ravick: 1[/size]]&#10;[b]89. [url=https://forum.zdoom.org/viewtopic.php?f=43&amp;t=46413#p775648]FragTrak[/url][/b] [[b]2[/b]: [size=85]Ikazu-san: 2[/size]]&#10;[b]89. [url=https://forum.zdoom.org/viewtopic.php?f=19&amp;t=46718#p784166]Gene-Tech: Before the Storm[/url][/b] [[b]2[/b]: [size=85]Rachael: 1, Ravick: 1[/size]]&#10;[b]89. [url=https://forum.zdoom.org/viewtopic.php?t=58009#p1020405]HeXeReTiC Fantasy[/url][/b] [[b]2[/b]: [size=85]Sumwunn: 2[/size]]&#10;[b]89. [url=https://forum.zdoom.org/viewtopic.php?t=45804#p760002]Hocusdoom[/url][/b] [[b]2[/b]: [size=85]Master Medi: 2[/size]]&#10;[b]89. [url=https://forum.zdoom.org/viewtopic.php?f=43&amp;t=37130#p705156]Insanity's Requiem[/url][/b] [[b]2[/b]: [size=85]D3athStalker: 2[/size]]&#10;[b]89. [url=https://forum.zdoom.org/viewtopic.php?f=3&amp;t=13117#p267820]Queen's Crusade[/url][/b] [[b]2[/b]: [size=85]Matt: 2[/size]]&#10;[b]89. [url=https://www.joshuaosullivan.co.uk/skulldash/]Skulldash[/url][/b] [[b]2[/b]: [size=85]The Ultimate DooMer: 1, QuakedoomNukem Cz: 1[/size]]&#10;[b]89. [url=https://forum.zdoom.org/viewtopic.php?f=43&amp;t=46174#p769209]Sneaky Doom[/url][/b] [[b]2[/b]: [size=85]sycspysycspy: 2[/size]]&#10;[b]89. [url=https://forum.zdoom.org/viewtopic.php?f=43&amp;t=57902#p1018827]Sun Damage Omen[/url][/b] [[b]2[/b]: [size=85]Matt: 2[/size]]&#10;[b]89. [url=https://forum.zdoom.org/viewtopic.php?t=37064#p703739]The Space Pirate[/url][/b] [[b]2[/b]: [size=85]Olroda: 2[/size]]&#10;[b]89. [url=https://forum.zdoom.org/viewtopic.php?f=42&amp;t=25358#p484506]Unloved[/url][/b] [[b]2[/b]: [size=85]Rachael: 1, Ravick: 1[/size]]&#10;[b]89. [url=https://forum.zdoom.org/viewtopic.php?f=19&amp;t=36821#p698354]Weapons of Saturn[/url][/b] [[b]2[/b]: [size=85]m8f: 1, Cyanide: 1[/size]]&#10;[b]89. [url=http://lazrojas.com/wolfendoom/astrostein_2.html]WolfenDOOM:  Astrostein[/url][/b] [[b]2[/b]: [size=85]Sgt. Shivers: 2[/size]]&#10;[b]115. [url=https://www.doomworld.com/idgames/levels/doom/Ports/0-9/007ltsd]007: Licence to Spell DooM[/url][/b] [[b]1[/b]: [size=85]The Ultimate DooMer: 1[/size]]&#10;[b]115. [url=https://forum.zdoom.org/viewtopic.php?f=42&amp;t=54247#p954473]20 Monsters Challenge[/url][/b] [[b]1[/b]: [size=85]Rachael: 1[/size]]&#10;[b]115. [url=https://forum.zdoom.org/viewtopic.php?t=36877#p699326]Accessories to Murder[/url][/b] [[b]1[/b]: [size=85]Cyanide: 1[/size]]&#10;[b]115. [url=https://www.doomworld.com/idgames/combos/alanguns]Alandoguns[/url][/b] [[b]1[/b]: [size=85]lil'devil: 1[/size]]&#10;[b]115. [url=https://forum.zdoom.org/viewtopic.php?t=58501#p1027895]Alfonzone[/url][/b] [[b]1[/b]: [size=85]The Ultimate DooMer: 1[/size]]&#10;[b]115. [url=https://www.moddb.com/mods/acm-2014]Aliens: Colonial Marines TC[/url][/b] [[b]1[/b]: [size=85]Ravick: 1[/size]]&#10;[b]115. [url=https://forum.zdoom.org/viewtopic.php?t=56483#p998194]All Clear Message[/url][/b] [[b]1[/b]: [size=85]Cyanide: 1[/size]]&#10;[b]115. [url=https://forum.zdoom.org/viewtopic.php?f=43&amp;t=57464#p1012472]Banhammer[/url][/b] [[b]1[/b]: [size=85]leodoom85: 1[/size]]&#10;[b]115. [url=https://forum.zdoom.org/viewtopic.php?f=3&amp;t=37949#p722987]Brutalkick[/url][/b] [[b]1[/b]: [size=85]Hipnotic Rogue: 1[/size]]&#10;[b]115. [url=https://forum.zdoom.org/viewtopic.php?t=34569#p653208]Call of Dooty[/url][/b] [[b]1[/b]: [size=85]wolfmanfp: 1[/size]]&#10;[b]115. [url=https://www.doomworld.com/idgames/?id=12363]Chosen[/url][/b] [[b]1[/b]: [size=85]Bigger C: 1[/size]]&#10;[b]115. [url=https://forum.zdoom.org/viewtopic.php?f=61&amp;t=57834#p1017698]Complex Doom: LCA[/url][/b] [[b]1[/b]: [size=85]leodoom85: 1[/size]]&#10;[b]115. [url=https://forum.zdoom.org/viewtopic.php?f=19&amp;t=55298#p978283]Consolation Prize: The PSX Doom TC[/url][/b] [[b]1[/b]: [size=85]GAA1992: 1[/size]]&#10;[b]115. [url=https://forum.zdoom.org/viewtopic.php?f=43&amp;t=51446]CustomDoom[/url][/b] [[b]1[/b]: [size=85]m8f: 1[/size]]&#10;[b]115. [url=https://forum.zdoom.org/viewtopic.php?t=55048#p972862]DamNums[/url][/b] [[b]1[/b]: [size=85]Hipnotic Rogue: 1[/size]]&#10;[b]115. [url=https://www.doomworld.com/idgames/levels/doom2/Ports/d-f/dark7]Dark 7 (with Mission Pack)[/url][/b] [[b]1[/b]: [size=85]The Ultimate DooMer: 1[/size]]&#10;[b]115. [url=https://forum.zdoom.org/viewtopic.php?t=58375#p1025963]Dark Encounters[/url][/b] [[b]1[/b]: [size=85]The Ultimate DooMer: 1[/size]]&#10;[b]115. [url=https://forum.zdoom.org/viewtopic.php?f=42&amp;t=54708#p964549]dead.air[/url][/b] [[b]1[/b]: [size=85]Rachael: 1[/size]]&#10;[b]115. [url=https://forum.zdoom.org/viewtopic.php?t=46787#p786254]Demonsteele: NowThatsWhatICallMIDI[/url][/b] [[b]1[/b]: [size=85]HaraSwift: 1[/size]]&#10;[b]115. [url=https://www.moddb.com/mods/dont-play-with-hell-black-edition]Don`t play with HELL – Black Edition[/url][/b] [[b]1[/b]: [size=85]Ravick: 1[/size]]&#10;[b]115. [url=https://www.doomworld.com/forum/topic/62403-doom-2-minor-sprite-fixing-project-v19-release-updated-12718/]Doom 2 Minor Sprite Fixing Project[/url][/b] [[b]1[/b]: [size=85]m8f: 1[/size]]&#10;[b]115. [url=https://forum.zdoom.org/viewtopic.php?f=43&amp;t=51596]Doom 64 'weapons only'[/url][/b] [[b]1[/b]: [size=85]Hipnotic Rogue: 1[/size]]&#10;[b]115. [url=https://forum.zdoom.org/viewtopic.php?f=19&amp;t=48208#p824651]Eriguns 1[/url][/b] [[b]1[/b]: [size=85]Cyanide: 1[/size]]&#10;[b]115. [url=https://forum.zdoom.org/viewtopic.php?f=43&amp;t=58486#p1027620]Factotum[/url][/b] [[b]1[/b]: [size=85]kadu522: 1[/size]]&#10;[b]115. [url=https://forum.zdoom.org/viewtopic.php?f=19&amp;t=52631#p920489]Fading Corpses Universal[/url][/b] [[b]1[/b]: [size=85]m8f: 1[/size]]&#10;[b]115. [url=https://forum.zdoom.org/viewtopic.php?f=43&amp;t=58923#p1033516]FamiliarDoom[/url][/b] [[b]1[/b]: [size=85]kadu522: 1[/size]]&#10;[b]115. [url=https://forum.zdoom.org/viewtopic.php?f=105&amp;t=35388#p666921]Footsteps[/url][/b] [[b]1[/b]: [size=85]m8f: 1[/size]]&#10;[b]115. [url=https://forum.zdoom.org/viewtopic.php?f=19&amp;t=57252#p1009564]Ghoul School 3D[/url][/b] [[b]1[/b]: [size=85]Rachael: 1[/size]]&#10;[b]115. [url=https://forum.zdoom.org/viewtopic.php?f=46&amp;t=56148#p994037]GZSHud[/url][/b] [[b]1[/b]: [size=85]Hipnotic Rogue: 1[/size]]&#10;[b]115. [url=https://www.doomworld.com/idgames/levels/doom2/Ports/a-c/circus2]Happy Time Circus ][[/url][/b] [[b]1[/b]: [size=85]Ravick: 1[/size]]&#10;[b]115. [url=https://forum.zdoom.org/viewtopic.php?f=37&amp;t=47973#p817851]Heretic Widescreened HUD[/url][/b] [[b]1[/b]: [size=85]Hipnotic Rogue: 1[/size]]&#10;[b]115. [url=https://www.doomworld.com/idgames/levels/hexen/v-z/viscerus]Hexen: Scourge of Viscerus[/url][/b] [[b]1[/b]: [size=85]Solmir : 1[/size]]&#10;[b]115. [url=https://forum.zdoom.org/viewtopic.php?f=43&amp;t=33766#p638587]HeXercise[/url][/b] [[b]1[/b]: [size=85]Eric_: 1[/size]]&#10;[b]115. [url=https://forum.zdoom.org/viewtopic.php?f=43&amp;t=57522#p1013338]Highway to Hell[/url][/b] [[b]1[/b]: [size=85]GAA1992: 1[/size]]&#10;[b]115. [url=https://www.doomworld.com/idgames/levels/heretic/Ports/hocx]Hordes of Chaos[/url][/b] [[b]1[/b]: [size=85]The Ultimate DooMer: 1[/size]]&#10;[b]115. [url=https://forum.zdoom.org/viewtopic.php?f=43&amp;t=48074#p820532]HXRTC Project[/url][/b] [[b]1[/b]: [size=85]leodoom85: 1[/size]]&#10;[b]115. [url=https://forum.zdoom.org/viewtopic.php?t=37786#p719312]Lasting Light[/url][/b] [[b]1[/b]: [size=85]Ravick: 1[/size]]&#10;[b]115. [url=https://forum.zdoom.org/viewtopic.php?f=19&amp;t=28589&amp;start=2490#p925995]MAIS[/url][/b] [[b]1[/b]: [size=85]Sgt. Shivers: 1[/size]]&#10;[b]115. [url=https://www.doomworld.com/idgames/levels/doom2/Ports/m-o/massm2]MassMouth 2[/url][/b] [[b]1[/b]: [size=85]The Ultimate DooMer: 1[/size]]&#10;[b]115. [url=https://forum.zdoom.org/viewtopic.php?t=48924#p843884]Megabounce[/url][/b] [[b]1[/b]: [size=85]Beed28: 1[/size]]&#10;[b]115. [url=https://forum.zdoom.org/viewtopic.php?t=45872#p761776]Metroid: Dreadnought[/url][/b] [[b]1[/b]: [size=85]Cyanide: 1[/size]]&#10;[b]115. [url=https://forum.zdoom.org/viewtopic.php?t=56838#p1003369]Monster Scouter[/url][/b] [[b]1[/b]: [size=85]Cyanide: 1[/size]]&#10;[b]115. [url=https://forum.zdoom.org/viewtopic.php?f=45&amp;t=11545#p237676]Nash's Gore Mod[/url][/b] [[b]1[/b]: [size=85]Hipnotic Rogue: 1[/size]]&#10;[b]115. [url=https://forum.zdoom.org/viewtopic.php?f=46&amp;t=33079#p626384]NC HUD[/url][/b] [[b]1[/b]: [size=85]m8f: 1[/size]]&#10;[b]115. [url=http://web.archive.org/web/20100527012514/http://members.multimania.co.uk/Enjay001/]njsplash[/url][/b] [[b]1[/b]: [size=85]Hipnotic Rogue: 1[/size]]&#10;[b]115. [url=https://forum.zdoom.org/viewtopic.php?t=47988#p818163]Paranoid and Paranoiac[/url][/b] [[b]1[/b]: [size=85]The Ultimate DooMer: 1[/size]]&#10;[b]115. [url=http://www.perkristian.net/game_doom-sfx.shtml]Perkristan's HD Sounds[/url][/b] [[b]1[/b]: [size=85]Caligari87: 1[/size]]&#10;[b]115. [url=https://forum.zdoom.org/viewtopic.php?f=19&amp;t=27649#p529231]Pokémon Doom[/url][/b] [[b]1[/b]: [size=85]Marrub: 1[/size]]&#10;[b]115. [url=https://forum.zdoom.org/viewtopic.php?f=43&amp;t=53876#p947619]Project Ironclad[/url][/b] [[b]1[/b]: [size=85]Rachael: 1[/size]]&#10;[b]115. [url=https://forum.zdoom.org/viewtopic.php?f=19&amp;t=46438#p776148]QUAKE: Descent into Heresy[/url][/b] [[b]1[/b]: [size=85]GAA1992: 1[/size]]&#10;[b]115. [url=https://sites.google.com/site/realgunshardcore/]Real Guns Hardcore[/url][/b] [[b]1[/b]: [size=85]Koto: 1[/size]]&#10;[b]115. [url=https://www.doomworld.com/idgames/levels/doom2/Ports/p-r/roch]Realm of Cheogsh[/url][/b] [[b]1[/b]: [size=85]Ravick: 1[/size]]&#10;[b]115. [url=https://forum.zdoom.org/viewtopic.php?f=46&amp;t=58340#p1025419]Reikall's Voxels[/url][/b] [[b]1[/b]: [size=85]m8f: 1[/size]]&#10;[b]115. [url=https://forum.zdoom.org/viewtopic.php?t=29792#p565461]Sbrightmaps[/url][/b] [[b]1[/b]: [size=85]Hipnotic Rogue: 1[/size]]&#10;[b]115. [url=https://forum.zdoom.org/viewtopic.php?f=45&amp;t=24974#p479313]scalliano's 667 Shuffle[/url][/b] [[b]1[/b]: [size=85]leodoom85: 1[/size]]&#10;[b]115. [url=https://www.doomworld.com/idgames/graphics/smm4doom]Simple Mirrored Monsters[/url][/b] [[b]1[/b]: [size=85]m8f: 1[/size]]&#10;[b]115. [url=https://forum.zdoom.org/viewtopic.php?t=45550#p753192]Smooth Doom[/url][/b] [[b]1[/b]: [size=85]GAA1992: 1[/size]]&#10;[b]115. [url=https://forum.zdoom.org/viewtopic.php?f=37&amp;t=55161#p975126]Smooth fluids[/url][/b] [[b]1[/b]: [size=85]Hipnotic Rogue: 1[/size]]&#10;[b]115. [url=https://www.doomworld.com/forum/topic/71133-sound-caulking-now-on-idgames/]Sound Caulking[/url][/b] [[b]1[/b]: [size=85]m8f: 1[/size]]&#10;[b]115. [url=https://forum.zdoom.org/viewtopic.php?f=19&amp;t=60104#p1048348]Splatterhouse 3D[/url][/b] [[b]1[/b]: [size=85]Rachael: 1[/size]]&#10;[b]115. [url=https://forum.zdoom.org/viewtopic.php?t=56600#p1000024]StatsKeeper[/url][/b] [[b]1[/b]: [size=85]Cyanide: 1[/size]]&#10;[b]115. [url=https://forum.zdoom.org/viewtopic.php?t=49369#p854693]Strange Aeons[/url][/b] [[b]1[/b]: [size=85]Rachael: 1[/size]]&#10;[b]115. [url=https://forum.zdoom.org/viewtopic.php?p=883878#p883878]TGRDM3 (Morgenstern)[/url][/b] [[b]1[/b]: [size=85]Rachael: 1[/size]]&#10;[b]115. [url=https://www.doomworld.com/idgames/levels/doom2/Ports/s-u/tcotd21me]The City of The Damned : Apocalypse[/url][/b] [[b]1[/b]: [size=85]Zan: 1[/size]]&#10;[b]115. [url=https://forum.zdoom.org/viewtopic.php?f=43&amp;t=55321#p978965]The Trooper[/url][/b] [[b]1[/b]: [size=85]lil'devil: 1[/size]]&#10;[b]115. [url=https://forum.zdoom.org/viewtopic.php?f=105&amp;t=55413#p981192]Tilt++[/url][/b] [[b]1[/b]: [size=85]Hipnotic Rogue: 1[/size]]&#10;[b]115. [url=http://www.moddb.com/addons/na132689]WARDUST heretic Sprites[/url][/b] [[b]1[/b]: [size=85]Hipnotic Rogue: 1[/size]]&#10;[b]115. [url=https://www.afadoomer.com/wolf3d/default.php]Wolfenstein 3D TC[/url][/b] [[b]1[/b]: [size=85]sycspysycspy: 1[/size]]&#10;[b]115. [url=https://forum.zdoom.org/viewtopic.php?f=43&amp;t=50744#p882979]Zion[/url][/b] [[b]1[/b]: [size=85]Apaul27 : 1[/size]]&#10;&#10;Mods: 183&#10;Voters: 68" calcext:value-type="string" table:number-columns-spanned="3" table:number-rows-spanned="1">
            <text:p>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</text:p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  <text:p>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</text:p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  <text:p>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</text:p>
            <text:p>[b]7. [url=https://forum.zdoom.org/viewtopic.php?t=25836#p492521]Project MSX[/url][/b] [[b]27[/b]: [size=85]Marisa Kirisame: 4, Combine_Kegan: 2, TerminusEst13: 4, wildweasel: 2, ibm5155: 4, Somagu: 1, Azba: 1, Eric_: 5, sycspysycspy: 4[/size]]</text:p>
            <text:p>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8. [url=https://forum.zdoom.org/viewtopic.php?t=51771#p902709]Samsara[/url][/b] [[b]26[/b]: [size=85]Matt: 3, Combine_Kegan: 3, Untitled: 5, Turbo: 3, Crazy Toni: 2, Cyanide: 1, GeneralDelphox: 1, Revae: 5, Hellser: 3[/size]]</text:p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  <text:p>[b]11. [url=https://forum.zdoom.org/viewtopic.php?f=43&amp;t=57964#p1019776]Netronian Chaos[/url][/b] [[b]21[/b]: [size=85]TerminusEst13: 2, DrPyspy: 3, phantombeta: 5,  TheNightATK300: 2, PlayerLin: 5, Turbo: 2, TheLightBad96: 2[/size]]</text:p>
            <text:p>[b]11. [url=https://forum.zdoom.org/viewtopic.php?t=29304#p557222]Winter's Fury[/url][/b] [[b]21[/b]: [size=85]Rachael: 1, Shadelight: 3, Jaxxoon R: 3, insightguy: 2, Zcat: 3, Zan: 4, QuakedoomNukem Cz: 1, Solmir : 4[/size]]</text:p>
            <text:p>[b]14. [url=https://forum.zdoom.org/viewtopic.php?t=46787#p786254]Demonsteele[/url][/b] [[b]20[/b]: [size=85]Untitled: 4, Azba: 1, Eric_: 3, Zcat: 5, TheMightyHeracross: 3, sycspysycspy: 3, Ikazu-san: 1[/size]]</text:p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  <text:p>[b]14. [url=https://forum.zdoom.org/viewtopic.php?f=43&amp;t=53867#p947413]Hearts of Demons - BARON[/url][/b] [[b]20[/b]: [size=85]leodoom85: 1, Shadelight: 4, Shi No Hime: 1, HaraSwift: 5, Somagu: 1, kadu522: 3, lud: 5[/size]]</text:p>
            <text:p>[b]17. [url=https://forum.zdoom.org/viewtopic.php?t=57817#p1017445]Touhou Doom[/url][/b] [[b]19[/b]: [size=85]ZikShadow: 3, Master Medi: 5, GeneralDelphox: 5, dard22: 4, insightguy: 2[/size]]</text:p>
            <text:p>[b]18. [url=https://forum.zdoom.org/viewtopic.php?f=19&amp;t=21681#p426527]Psychic[/url][/b] [[b]18[/b]: [size=85]TerminusEst13: 5, phantombeta: 2, Somagu: 1, Marrub: 5, Crazy Toni: 2, Tapwave: 3[/size]]</text:p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  <text:p>[b]20. [url=https://forum.zdoom.org/viewtopic.php?f=19&amp;t=33292#p630099]Doom RPG[/url][/b] [[b]16[/b]: [size=85]kadu522: 3, ZikShadow: 1, Sumwunn: 5, Marrub: 2, Master Medi: 3, Ikazu-san: 2[/size]]</text:p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  <text:p>[b]20. [url=http://adventuresofsquare.com/]The Adventures of Square[/url][/b] [[b]16[/b]: [size=85]Combine_Kegan: 3, ZippeyKeys12: 4, TriMetall: 1, Bigger C: 2, TheLightBad96: 2, Revae: 3, QuakedoomNukem Cz: 1[/size]]</text:p>
            <text:p>[b]23. [url=http://action.mancubus.net/ad2free.htm]Urban Brawl: Action Doom 2[/url][/b] [[b]15[/b]: [size=85]DrPyspy: 3, wildweasel: 4, Captain J: 1, PlayerLin: 1, dard22: 5, QuakedoomNukem Cz: 1[/size]]</text:p>
            <text:p>[b]24. [url=https://forum.zdoom.org/viewtopic.php?f=43&amp;t=54843#p967174]D4D[/url][/b] [[b]14[/b]: [size=85]Caligari87: 3, Shi No Hime: 2, ZippeyKeys12: 1, GAA1992: 1, Beed28: 3, GeneralDelphox: 3, Rowsol: 1[/size]]</text:p>
            <text:p>[b]24. [url=https://forum.zdoom.org/viewtopic.php?f=43&amp;t=51035#p888249]LegenDoom[/url][/b] [[b]14[/b]: [size=85]Hege Cactus: 3, lud: 2, 4thcharacter: 3, ZikShadow: 1, Sumwunn: 3, Crazy Toni: 2[/size]]</text:p>
            <text:p>[b]24. [url=https://forum.zdoom.org/viewtopic.php?t=32674#p618450]Pirate Doom[/url][/b] [[b]14[/b]: [size=85]Combine_Kegan: 4, undeadmonk354: 5, Zcat: 4, Ravick: 1[/size]]</text:p>
            <text:p>[b]27. [url=https://www.doomworld.com/idgames/levels/doom2/Ports/v-z/zendyn_x]Zen Dynamics[/url][/b] [[b]11[/b]: [size=85]TerminusEst13: 1, Captain J: 5, Crazy Toni: 2, Tapwave: 3[/size]]</text:p>
            <text:p>[b]28. [url=https://forum.zdoom.org/viewtopic.php?f=43&amp;t=60054#p1047705]ouch_m 2: abort_m[/url][/b] [[b]9[/b]: [size=85]leodoom85: 1, ZippeyKeys12: 5, Azba: 1, wolfmanfp: 2[/size]]</text:p>
            <text:p>[b]29. [url=http://www.moddb.com/mods/brutal-doom]Brutal Doom[/url][/b] [[b]8[/b]: [size=85]lil'devil: 1, Olroda: 1, Zcat: 1, Zan: 3, wolfmanfp: 1, Rowsol: 1[/size]]</text:p>
            <text:p>[b]29. [url=https://forum.zdoom.org/viewtopic.php?f=43&amp;t=54904#p969133]Lithium[/url][/b] [[b]8[/b]: [size=85]GAA1992: 1, Somagu: 1, TriMetall: 3, Ikazu-san: 3[/size]]</text:p>
            <text:p>[b]29. [url=https://www.doomworld.com/forum/topic/57957-psx-doomfinal-doom-tc-version-2135-now-released/]PlayStation Doom TC[/url][/b] [[b]8[/b]: [size=85]leodoom85: 1, lil'devil: 1, Olroda: 5, Ravick: 1[/size]]</text:p>
            <text:p>[b]32. [url=https://forum.zdoom.org/viewtopic.php?f=19&amp;t=47573#p807968]Ashes 2063 TC[/url][/b] [[b]7[/b]: [size=85]Olroda: 2, Bigger C: 3, TheLightBad96: 2[/size]]</text:p>
            <text:p>[b]32. [url=https://forum.zdoom.org/viewtopic.php?t=54750#p965349]Death Foretold[/url][/b] [[b]7[/b]: [size=85] TheNightATK300: 2, D3athStalker: 2, insightguy: 3[/size]]</text:p>
            <text:p>[b]32. [url=https://forum.zdoom.org/viewtopic.php?f=43&amp;t=58594#p1029236]Doom Incarnate[/url][/b] [[b]7[/b]: [size=85]Somagu: 1, ZikShadow: 1, TheLightBad96: 4, Koto: 1[/size]]</text:p>
            <text:p>[b]32. [url=https://forum.zdoom.org/viewtopic.php?t=22008#p433365]Legacy of Suffering[/url][/b] [[b]7[/b]: [size=85]ibm5155: 5, Ravick: 1, Koto: 1[/size]]</text:p>
            <text:p>[b]32. [url=https://forum.zdoom.org/viewtopic.php?t=53010#p928835]MetaDoom[/url][/b] [[b]7[/b]: [size=85]Shadelight: 1, DrPyspy: 3, Sumwunn: 1, Crazy Toni: 2[/size]]</text:p>
            <text:p>[b]32. [url=https://forum.zdoom.org/viewtopic.php?f=43&amp;t=57716#p1016051]Quake Champions: Doom Edition[/url][/b] [[b]7[/b]: [size=85] TheNightATK300: 3, Cyanide: 1, D3athStalker: 2, Apaul27 : 1[/size]]</text:p>
            <text:p>[b]32. [url=https://forum.zdoom.org/viewtopic.php?t=56668#p1000996]Rise Of The Wool Ball[/url][/b] [[b]7[/b]: [size=85]TheMightyHeracross: 3, QuakedoomNukem Cz: 1, Apaul27 : 3[/size]]</text:p>
            <text:p>[b]32. [url=https://forum.zdoom.org/viewtopic.php?f=45&amp;t=13704#p278356]The Ghoul's Forest 3[/url][/b] [[b]7[/b]: [size=85]ibm5155: 1, undeadmonk354: 4, lil'devil: 2[/size]]</text:p>
            <text:p>[b]32. [url=https://forum.zdoom.org/viewtopic.php?f=43&amp;t=55465#p982269]WW-Cola3[/url][/b] [[b]7[/b]: [size=85]phantombeta: 2, Apaul27 : 2, wolfmanfp: 3[/size]]</text:p>
            <text:p>[b]41. [url=https://forum.zdoom.org/viewtopic.php?f=19&amp;t=55387#p980696]Daytime Drama[/url][/b] [[b]6[/b]: [size=85]leodoom85: 1, Marisa Kirisame: 1, lil'devil: 4[/size]]</text:p>
            <text:p>[b]41. [url=https://forum.zdoom.org/viewtopic.php?f=43&amp;t=47229#p798227]JohnnyDoom[/url][/b] [[b]6[/b]: [size=85]Brohnesorge: 4, Matt: 1, Turbo: 1[/size]]</text:p>
            <text:p>[b]41. [url=https://forum.zdoom.org/viewtopic.php?f=19&amp;t=54380#p957591]The Inquisitor III[/url][/b] [[b]6[/b]: [size=85]The Ultimate DooMer: 1, Zan: 5[/size]]</text:p>
            <text:p>[b]41. [url=https://forum.zdoom.org/viewtopic.php?t=35846#p676444]Wrath of Cronos RPG[/url][/b] [[b]6[/b]: [size=85]Master Medi: 2, Zan: 1, TheMightyHeracross: 3[/size]]</text:p>
            <text:p>[b]41. [url=https://forum.zdoom.org/viewtopic.php?t=51000#p887649]Zero Tolerance[/url][/b] [[b]6[/b]: [size=85]Combine_Kegan: 1, Tapwave: 3, Hellser: 2[/size]]</text:p>
            <text:p>[b]46. [url=https://forum.zdoom.org/viewtopic.php?f=19&amp;t=47574#p808023]Doom: The Golden Souls 2[/url][/b] [[b]5[/b]: [size=85]QuakedoomNukem Cz: 1, Apaul27 : 2, wolfmanfp: 2[/size]]</text:p>
            <text:p>[b]46. [url=https://forum.zdoom.org/viewtopic.php?t=34430#p651069]DTS-T[/url][/b] [[b]5[/b]: [size=85]Sgt. Shivers: 5[/size]]</text:p>
            <text:p>[b]46. [url=https://forum.zdoom.org/viewtopic.php?f=43&amp;t=48985#p845608]Faspons[/url][/b] [[b]5[/b]: [size=85]Somagu: 1, Bigger C: 4[/size]]</text:p>
            <text:p>[b]46. [url=https://forum.zdoom.org/viewtopic.php?f=43&amp;t=57053#p1006227]Kriegsland: Blutorden[/url][/b] [[b]5[/b]: [size=85]TheLightBad96: 2, erni945: 2, Apaul27 : 1[/size]]</text:p>
            <text:p>[b]46. [url=https://forum.zdoom.org/viewtopic.php?t=29815#p565772]Nazis![/url][/b] [[b]5[/b]: [size=85]ZikShadow: 1, Sgt. Shivers: 4[/size]]</text:p>
            <text:p>[b]46. [url=http://doomworld.com/idgames/?id=12747]RTC-3057 Hub 1[/url][/b] [[b]5[/b]: [size=85]wildweasel: 5[/size]]</text:p>
            <text:p>[b]46. [url=https://forum.zdoom.org/viewtopic.php?f=43&amp;t=57310#p1010252]Shades of Doom[/url][/b] [[b]5[/b]: [size=85]GAA1992: 2, eharper256: 3[/size]]</text:p>
            <text:p>[b]46. [url=https://forum.zdoom.org/viewtopic.php?t=33330#p630834]Terrorists![/url][/b] [[b]5[/b]: [size=85] TheNightATK300: 2, TriMetall: 2, ZikShadow: 1[/size]]</text:p>
            <text:p>[b]46. [url=https://forum.zdoom.org/viewtopic.php?f=43&amp;t=57655#p1015050]The Soldier Z[/url][/b] [[b]5[/b]: [size=85]Shi No Hime: 5[/size]]</text:p>
            <text:p>[b]46. [url=https://forum.zdoom.org/viewtopic.php?t=14722&amp;#p297378]The Ultimate Torment and Torture[/url][/b] [[b]5[/b]: [size=85]DrPyspy: 3, ibm5155: 2[/size]]</text:p>
            <text:p>[b]46. [url=https://zandronum.com/forum/viewtopic.php?t=123]Who Dun It[/url][/b] [[b]5[/b]: [size=85]Matt: 3, Revae: 2[/size]]</text:p>
            <text:p>[b]57. [url=https://forum.zdoom.org/viewtopic.php?f=43&amp;t=48872#p842280]10x[/url][/b] [[b]4[/b]: [size=85]Beed28: 4[/size]]</text:p>
            <text:p>[b]57. [url=https://forum.zdoom.org/viewtopic.php?f=43&amp;t=55487#p982784]AEons Of Death[/url][/b] [[b]4[/b]: [size=85]leodoom85: 1, undeadmonk354: 2, lil'devil: 1[/size]]</text:p>
            <text:p>[b]57. [url=https://forum.zdoom.org/viewtopic.php?f=43&amp;t=52363#p914958]Argent[/url][/b] [[b]4[/b]: [size=85]Cyanide: 1, eharper256: 3[/size]]</text:p>
            <text:p>[b]57. [url=https://www.doomworld.com/idgames/levels/doom2/Ports/m-o/njbgpabh]BGPA Missions Liberation[/url][/b] [[b]4[/b]: [size=85]Ravick: 1, Koto: 3[/size]]</text:p>
            <text:p>[b]57. [url=https://www.doomworld.com/idgames/levels/doom2/Ports/d-f/de-pkg]Demon Eclipse[/url][/b] [[b]4[/b]: [size=85]The Ultimate DooMer: 1, Solmir : 3[/size]]</text:p>
            <text:p>[b]57. [url=https://www.doomworld.com/vb/wads-mods/91854-wip-doom-64-retribution/]Doom 64: Retribution[/url][/b] [[b]4[/b]: [size=85]leodoom85: 1, Jaxxoon R: 3[/size]]</text:p>
            <text:p>[b]57. [url=https://forum.zdoom.org/viewtopic.php?f=43&amp;t=52262#p912321]Doom Delta[/url][/b] [[b]4[/b]: [size=85]PlayerLin: 2, Hellser: 2[/size]]</text:p>
            <text:p>[b]57. [url=https://forum.zdoom.org/viewtopic.php?f=19&amp;t=35135#p661646]Doom: The Golden Souls[/url][/b] [[b]4[/b]: [size=85]The Ultimate DooMer: 1, Koto: 1, Apaul27 : 2[/size]]</text:p>
            <text:p>[b]57. [url=https://forum.zdoom.org/viewtopic.php?t=30942#p586255]Hunter’s Moon[/url][/b] [[b]4[/b]: [size=85]ibm5155: 3, D3athStalker: 1[/size]]</text:p>
            <text:p>[b]57. [url=https://forum.zdoom.org/viewtopic.php?f=43&amp;t=57092#p1006758]Juvenile Power Fantasy[/url][/b] [[b]4[/b]: [size=85]Brohnesorge: 2, Rachael: 1, Shi No Hime: 1[/size]]</text:p>
            <text:p>[b]57. [url=https://forum.zdoom.org/viewtopic.php?t=23024&amp;#p451257]Serpent Resurrection[/url][/b] [[b]4[/b]: [size=85]The Ultimate DooMer: 1, TheMightyHeracross: 3[/size]]</text:p>
            <text:p>[b]57. [url=https://forum.zdoom.org/viewtopic.php?t=52301#p913612]Shadow Of The Wool Ball[/url][/b] [[b]4[/b]: [size=85]QuakedoomNukem Cz: 1, Apaul27 : 3[/size]]</text:p>
            <text:p>[b]57. [url=https://forum.zdoom.org/viewtopic.php?f=42&amp;t=60219#p1049804]Soundless Mound[/url][/b] [[b]4[/b]: [size=85]Rachael: 1, dard22: 3[/size]]</text:p>
            <text:p>[b]57. [url=https://forum.zdoom.org/viewtopic.php?f=105&amp;t=54992#p971348]SpriteShadow[/url][/b] [[b]4[/b]: [size=85]m8f: 1, Caligari87: 1, Hipnotic Rogue: 1, Cyanide: 1[/size]]</text:p>
            <text:p>[b]57. [url=http://stronghold.drdteam.org/]Stronghold: On the Edge of Chaos[/url][/b] [[b]4[/b]: [size=85]Caligari87: 2, The Ultimate DooMer: 1, Ravick: 1[/size]]</text:p>
            <text:p>[b]57. [url=https://forum.zdoom.org/viewtopic.php?t=55741#p985511]Waterlab GZD[/url][/b] [[b]4[/b]: [size=85]Caligari87: 1, Jaxxoon R: 3[/size]]</text:p>
            <text:p>[b]73. [url=http://action.mancubus.net/actiondoom/]Action Doom[/url][/b] [[b]3[/b]: [size=85]lil'devil: 2, QuakedoomNukem Cz: 1[/size]]</text:p>
            <text:p>[b]73. [url=https://forum.zdoom.org/viewtopic.php?f=43&amp;t=50004]Beautiful Doom[/url][/b] [[b]3[/b]: [size=85]m8f: 1, ZippeyKeys12: 1, GAA1992: 1[/size]]</text:p>
            <text:p>[b]73. [url=https://forum.zdoom.org/viewtopic.php?f=43&amp;t=54322#p956169]Bullet-Eye[/url][/b] [[b]3[/b]: [size=85]Ikazu-san: 3[/size]]</text:p>
            <text:p>[b]73. [url=https://forum.zdoom.org/viewtopic.php?f=19&amp;t=35458#p668203]Burl Tumd[/url][/b] [[b]3[/b]: [size=85]Combine_Kegan: 2, Azba: 1[/size]]</text:p>
            <text:p>[b]73. [url=https://zdoom.org/wiki/Cold_as_Hell]Cold as Hell[/url][/b] [[b]3[/b]: [size=85]Ravick: 1, Solmir : 2[/size]]</text:p>
            <text:p>[b]73. [url=https://www.doomworld.com/idgames/combos/wwhcdiaz]Diaz: Last Hours of Purity[/url][/b] [[b]3[/b]: [size=85]TheMightyHeracross: 3[/size]]</text:p>
            <text:p>[b]73. [url=https://forum.zdoom.org/viewtopic.php?f=43&amp;t=56762]Heretical Doom[/url][/b] [[b]3[/b]: [size=85]eharper256: 3[/size]]</text:p>
            <text:p>[b]73. [url=https://forum.zdoom.org/viewtopic.php?f=46&amp;t=29117#p553405]Jimmy’s Jukebox[/url][/b] [[b]3[/b]: [size=85]Tapwave: 3[/size]]</text:p>
            <text:p>[b]73. [url=https://www.moddb.com/mods/brutal-doom/addons/project-brutality]Project Brutality[/url][/b] [[b]3[/b]: [size=85]Koto: 3[/size]]</text:p>
            <text:p>[b]73. [url=https://forum.zdoom.org/viewtopic.php?f=19&amp;t=52867#p925329]Project Einherjar[/url][/b] [[b]3[/b]: [size=85]Rachael: 1, TheLightBad96: 2[/size]]</text:p>
            <text:p>[b]73. [url=http://www.prodigal-game.com/doomwads.html]Redux E2M4[/url][/b] [[b]3[/b]: [size=85]Jaxxoon R: 3[/size]]</text:p>
            <text:p>[b]73. [url=https://forum.zdoom.org/viewtopic.php?t=47302#p800865]Shut up and Bleed[/url][/b] [[b]3[/b]: [size=85]GAA1992: 1, Somagu: 1, Azba: 1[/size]]</text:p>
            <text:p>[b]73. [url=https://www.doomworld.com/idgames/levels/doom2/Ports/megawads/sonic]Super Sonic DooM[/url][/b] [[b]3[/b]: [size=85]PlayerLin: 3[/size]]</text:p>
            <text:p>[b]73. [url=http://waltersgameboy.tripod.com/simpdoom/]The Ultimate Simpsons Doom [/url][/b] [[b]3[/b]: [size=85]undeadmonk354: 3[/size]]</text:p>
            <text:p>[b]73. [url=https://www.doomworld.com/idgames/levels/doom2/Ports/v-z/void]Void[/url][/b] [[b]3[/b]: [size=85]Jaxxoon R: 3[/size]]</text:p>
            <text:p>[b]73. [url=http://lazrojas.com/wolfendoom/arctic_2.html]WolfenDOOM: Operation: Arctic Wolf[/url][/b] [[b]3[/b]: [size=85]Sgt. Shivers: 3[/size]]</text:p>
            <text:p>[b]89. [url=https://forum.zdoom.org/viewtopic.php?f=43&amp;t=54914#p969409]Aetherius[/url][/b] [[b]2[/b]: [size=85]PlayerLin: 2[/size]]</text:p>
            <text:p>[b]89. [url=https://forum.zdoom.org/viewtopic.php?f=19&amp;t=50299#p874982]Aracnocide[/url][/b] [[b]2[/b]: [size=85]TheLightBad96: 1, erni945: 1[/size]]</text:p>
            <text:p>[b]89. [url=https://forum.zdoom.org/viewtopic.php?f=43&amp;t=53545#p940527]BlackWarrior[/url][/b] [[b]2[/b]: [size=85]Somagu: 1, PlayerLin: 1[/size]]</text:p>
            <text:p>[b]89. [url=https://forum.zdoom.org/viewtopic.php?f=19&amp;t=57800#p1017196]Castlevania - Simon's Destiny[/url][/b] [[b]2[/b]: [size=85]Rachael: 1, QuakedoomNukem Cz: 1[/size]]</text:p>
            <text:p>[b]89. [url=https://forum.zdoom.org/viewtopic.php?f=43&amp;t=58535#p1028376]Complex Doom[/url][/b] [[b]2[/b]: [size=85]leodoom85: 1, Rowsol: 1[/size]]</text:p>
            <text:p>[b]89. [url=https://forum.zdoom.org/viewtopic.php?t=36667#p694653]Crossfire[/url][/b] [[b]2[/b]: [size=85]Somagu: 1, Marrub: 1[/size]]</text:p>
            <text:p>[b]89. [url=https://forum.zdoom.org/viewtopic.php?f=19&amp;t=36608]Cyberrunner[/url][/b] [[b]2[/b]: [size=85]Revae: 2[/size]]</text:p>
            <text:p>[b]89. [url=https://forum.zdoom.org/viewtopic.php?f=43&amp;t=58521#p1028226]Dead Marine[/url][/b] [[b]2[/b]: [size=85]m8f: 1, GAA1992: 1[/size]]</text:p>
            <text:p>[b]89. [url=https://forum.zdoom.org/viewtopic.php?f=43&amp;t=59887#p1045489]Demon CounterStrike[/url][/b] [[b]2[/b]: [size=85]Shadelight: 2[/size]]</text:p>
            <text:p>[b]89. [url=https://forum.zdoom.org/viewtopic.php?f=19&amp;t=46509#p778245]Droplets: Simulated Blood[/url][/b] [[b]2[/b]: [size=85]Hipnotic Rogue: 1, GAA1992: 1[/size]]</text:p>
            <text:p>[b]89. [url=https://forum.zdoom.org/viewtopic.php?f=19&amp;t=48208#p824651]Eriguns 2[/url][/b] [[b]2[/b]: [size=85]Hipnotic Rogue: 1, Cyanide: 1[/size]]</text:p>
            <text:p>[b]89. [url=https://forum.zdoom.org/viewtopic.php?t=31034#p587707]Error: Doom[/url][/b] [[b]2[/b]: [size=85]Marrub: 2[/size]]</text:p>
            <text:p>[b]89. [url=http://www.moddb.com/mods/final-neodoom]Final NeoDoom[/url][/b] [[b]2[/b]: [size=85]The Ultimate DooMer: 1, Ravick: 1[/size]]</text:p>
            <text:p>[b]89. [url=https://forum.zdoom.org/viewtopic.php?f=43&amp;t=46413#p775648]FragTrak[/url][/b] [[b]2[/b]: [size=85]Ikazu-san: 2[/size]]</text:p>
            <text:p>[b]89. [url=https://forum.zdoom.org/viewtopic.php?f=19&amp;t=46718#p784166]Gene-Tech: Before the Storm[/url][/b] [[b]2[/b]: [size=85]Rachael: 1, Ravick: 1[/size]]</text:p>
            <text:p>[b]89. [url=https://forum.zdoom.org/viewtopic.php?t=58009#p1020405]HeXeReTiC Fantasy[/url][/b] [[b]2[/b]: [size=85]Sumwunn: 2[/size]]</text:p>
            <text:p>[b]89. [url=https://forum.zdoom.org/viewtopic.php?t=45804#p760002]Hocusdoom[/url][/b] [[b]2[/b]: [size=85]Master Medi: 2[/size]]</text:p>
            <text:p>[b]89. [url=https://forum.zdoom.org/viewtopic.php?f=43&amp;t=37130#p705156]Insanity's Requiem[/url][/b] [[b]2[/b]: [size=85]D3athStalker: 2[/size]]</text:p>
            <text:p>[b]89. [url=https://forum.zdoom.org/viewtopic.php?f=3&amp;t=13117#p267820]Queen's Crusade[/url][/b] [[b]2[/b]: [size=85]Matt: 2[/size]]</text:p>
            <text:p>[b]89. [url=https://www.joshuaosullivan.co.uk/skulldash/]Skulldash[/url][/b] [[b]2[/b]: [size=85]The Ultimate DooMer: 1, QuakedoomNukem Cz: 1[/size]]</text:p>
            <text:p>[b]89. [url=https://forum.zdoom.org/viewtopic.php?f=43&amp;t=46174#p769209]Sneaky Doom[/url][/b] [[b]2[/b]: [size=85]sycspysycspy: 2[/size]]</text:p>
            <text:p>[b]89. [url=https://forum.zdoom.org/viewtopic.php?f=43&amp;t=57902#p1018827]Sun Damage Omen[/url][/b] [[b]2[/b]: [size=85]Matt: 2[/size]]</text:p>
            <text:p>[b]89. [url=https://forum.zdoom.org/viewtopic.php?t=37064#p703739]The Space Pirate[/url][/b] [[b]2[/b]: [size=85]Olroda: 2[/size]]</text:p>
            <text:p>[b]89. [url=https://forum.zdoom.org/viewtopic.php?f=42&amp;t=25358#p484506]Unloved[/url][/b] [[b]2[/b]: [size=85]Rachael: 1, Ravick: 1[/size]]</text:p>
            <text:p>[b]89. [url=https://forum.zdoom.org/viewtopic.php?f=19&amp;t=36821#p698354]Weapons of Saturn[/url][/b] [[b]2[/b]: [size=85]m8f: 1, Cyanide: 1[/size]]</text:p>
            <text:p>[b]89. [url=http://lazrojas.com/wolfendoom/astrostein_2.html]WolfenDOOM:  Astrostein[/url][/b] [[b]2[/b]: [size=85]Sgt. Shivers: 2[/size]]</text:p>
            <text:p>[b]115. [url=https://www.doomworld.com/idgames/levels/doom/Ports/0-9/007ltsd]007: Licence to Spell DooM[/url][/b] [[b]1[/b]: [size=85]The Ultimate DooMer: 1[/size]]</text:p>
            <text:p>[b]115. [url=https://forum.zdoom.org/viewtopic.php?f=42&amp;t=54247#p954473]20 Monsters Challenge[/url][/b] [[b]1[/b]: [size=85]Rachael: 1[/size]]</text:p>
            <text:p>[b]115. [url=https://forum.zdoom.org/viewtopic.php?t=36877#p699326]Accessories to Murder[/url][/b] [[b]1[/b]: [size=85]Cyanide: 1[/size]]</text:p>
            <text:p>[b]115. [url=https://www.doomworld.com/idgames/combos/alanguns]Alandoguns[/url][/b] [[b]1[/b]: [size=85]lil'devil: 1[/size]]</text:p>
            <text:p>[b]115. [url=https://forum.zdoom.org/viewtopic.php?t=58501#p1027895]Alfonzone[/url][/b] [[b]1[/b]: [size=85]The Ultimate DooMer: 1[/size]]</text:p>
            <text:p>[b]115. [url=https://www.moddb.com/mods/acm-2014]Aliens: Colonial Marines TC[/url][/b] [[b]1[/b]: [size=85]Ravick: 1[/size]]</text:p>
            <text:p>[b]115. [url=https://forum.zdoom.org/viewtopic.php?t=56483#p998194]All Clear Message[/url][/b] [[b]1[/b]: [size=85]Cyanide: 1[/size]]</text:p>
            <text:p>[b]115. [url=https://forum.zdoom.org/viewtopic.php?f=43&amp;t=57464#p1012472]Banhammer[/url][/b] [[b]1[/b]: [size=85]leodoom85: 1[/size]]</text:p>
            <text:p>[b]115. [url=https://forum.zdoom.org/viewtopic.php?f=3&amp;t=37949#p722987]Brutalkick[/url][/b] [[b]1[/b]: [size=85]Hipnotic Rogue: 1[/size]]</text:p>
            <text:p>[b]115. [url=https://forum.zdoom.org/viewtopic.php?t=34569#p653208]Call of Dooty[/url][/b] [[b]1[/b]: [size=85]wolfmanfp: 1[/size]]</text:p>
            <text:p>[b]115. [url=https://www.doomworld.com/idgames/?id=12363]Chosen[/url][/b] [[b]1[/b]: [size=85]Bigger C: 1[/size]]</text:p>
            <text:p>[b]115. [url=https://forum.zdoom.org/viewtopic.php?f=61&amp;t=57834#p1017698]Complex Doom: LCA[/url][/b] [[b]1[/b]: [size=85]leodoom85: 1[/size]]</text:p>
            <text:p>[b]115. [url=https://forum.zdoom.org/viewtopic.php?f=19&amp;t=55298#p978283]Consolation Prize: The PSX Doom TC[/url][/b] [[b]1[/b]: [size=85]GAA1992: 1[/size]]</text:p>
            <text:p>[b]115. [url=https://forum.zdoom.org/viewtopic.php?f=43&amp;t=51446]CustomDoom[/url][/b] [[b]1[/b]: [size=85]m8f: 1[/size]]</text:p>
            <text:p>[b]115. [url=https://forum.zdoom.org/viewtopic.php?t=55048#p972862]DamNums[/url][/b] [[b]1[/b]: [size=85]Hipnotic Rogue: 1[/size]]</text:p>
            <text:p>[b]115. [url=https://www.doomworld.com/idgames/levels/doom2/Ports/d-f/dark7]Dark 7 (with Mission Pack)[/url][/b] [[b]1[/b]: [size=85]The Ultimate DooMer: 1[/size]]</text:p>
            <text:p>[b]115. [url=https://forum.zdoom.org/viewtopic.php?t=58375#p1025963]Dark Encounters[/url][/b] [[b]1[/b]: [size=85]The Ultimate DooMer: 1[/size]]</text:p>
            <text:p>[b]115. [url=https://forum.zdoom.org/viewtopic.php?f=42&amp;t=54708#p964549]dead.air[/url][/b] [[b]1[/b]: [size=85]Rachael: 1[/size]]</text:p>
            <text:p>[b]115. [url=https://forum.zdoom.org/viewtopic.php?t=46787#p786254]Demonsteele: NowThatsWhatICallMIDI[/url][/b] [[b]1[/b]: [size=85]HaraSwift: 1[/size]]</text:p>
            <text:p>[b]115. [url=https://www.moddb.com/mods/dont-play-with-hell-black-edition]Don`t play with HELL – Black Edition[/url][/b] [[b]1[/b]: [size=85]Ravick: 1[/size]]</text:p>
            <text:p>[b]115. [url=https://www.doomworld.com/forum/topic/62403-doom-2-minor-sprite-fixing-project-v19-release-updated-12718/]Doom 2 Minor Sprite Fixing Project[/url][/b] [[b]1[/b]: [size=85]m8f: 1[/size]]</text:p>
            <text:p>[b]115. [url=https://forum.zdoom.org/viewtopic.php?f=43&amp;t=51596]Doom 64 'weapons only'[/url][/b] [[b]1[/b]: [size=85]Hipnotic Rogue: 1[/size]]</text:p>
            <text:p>[b]115. [url=https://forum.zdoom.org/viewtopic.php?f=19&amp;t=48208#p824651]Eriguns 1[/url][/b] [[b]1[/b]: [size=85]Cyanide: 1[/size]]</text:p>
            <text:p>[b]115. [url=https://forum.zdoom.org/viewtopic.php?f=43&amp;t=58486#p1027620]Factotum[/url][/b] [[b]1[/b]: [size=85]kadu522: 1[/size]]</text:p>
            <text:p>[b]115. [url=https://forum.zdoom.org/viewtopic.php?f=19&amp;t=52631#p920489]Fading Corpses Universal[/url][/b] [[b]1[/b]: [size=85]m8f: 1[/size]]</text:p>
            <text:p>[b]115. [url=https://forum.zdoom.org/viewtopic.php?f=43&amp;t=58923#p1033516]FamiliarDoom[/url][/b] [[b]1[/b]: [size=85]kadu522: 1[/size]]</text:p>
            <text:p>[b]115. [url=https://forum.zdoom.org/viewtopic.php?f=105&amp;t=35388#p666921]Footsteps[/url][/b] [[b]1[/b]: [size=85]m8f: 1[/size]]</text:p>
            <text:p>[b]115. [url=https://forum.zdoom.org/viewtopic.php?f=19&amp;t=57252#p1009564]Ghoul School 3D[/url][/b] [[b]1[/b]: [size=85]Rachael: 1[/size]]</text:p>
            <text:p>[b]115. [url=https://forum.zdoom.org/viewtopic.php?f=46&amp;t=56148#p994037]GZSHud[/url][/b] [[b]1[/b]: [size=85]Hipnotic Rogue: 1[/size]]</text:p>
            <text:p>[b]115. [url=https://www.doomworld.com/idgames/levels/doom2/Ports/a-c/circus2]Happy Time Circus ][[/url][/b] [[b]1[/b]: [size=85]Ravick: 1[/size]]</text:p>
            <text:p>[b]115. [url=https://forum.zdoom.org/viewtopic.php?f=37&amp;t=47973#p817851]Heretic Widescreened HUD[/url][/b] [[b]1[/b]: [size=85]Hipnotic Rogue: 1[/size]]</text:p>
            <text:p>[b]115. [url=https://www.doomworld.com/idgames/levels/hexen/v-z/viscerus]Hexen: Scourge of Viscerus[/url][/b] [[b]1[/b]: [size=85]Solmir : 1[/size]]</text:p>
            <text:p>[b]115. [url=https://forum.zdoom.org/viewtopic.php?f=43&amp;t=33766#p638587]HeXercise[/url][/b] [[b]1[/b]: [size=85]Eric_: 1[/size]]</text:p>
            <text:p>[b]115. [url=https://forum.zdoom.org/viewtopic.php?f=43&amp;t=57522#p1013338]Highway to Hell[/url][/b] [[b]1[/b]: [size=85]GAA1992: 1[/size]]</text:p>
            <text:p>[b]115. [url=https://www.doomworld.com/idgames/levels/heretic/Ports/hocx]Hordes of Chaos[/url][/b] [[b]1[/b]: [size=85]The Ultimate DooMer: 1[/size]]</text:p>
            <text:p>[b]115. [url=https://forum.zdoom.org/viewtopic.php?f=43&amp;t=48074#p820532]HXRTC Project[/url][/b] [[b]1[/b]: [size=85]leodoom85: 1[/size]]</text:p>
            <text:p>[b]115. [url=https://forum.zdoom.org/viewtopic.php?t=37786#p719312]Lasting Light[/url][/b] [[b]1[/b]: [size=85]Ravick: 1[/size]]</text:p>
            <text:p>[b]115. [url=https://forum.zdoom.org/viewtopic.php?f=19&amp;t=28589&amp;start=2490#p925995]MAIS[/url][/b] [[b]1[/b]: [size=85]Sgt. Shivers: 1[/size]]</text:p>
            <text:p>[b]115. [url=https://www.doomworld.com/idgames/levels/doom2/Ports/m-o/massm2]MassMouth 2[/url][/b] [[b]1[/b]: [size=85]The Ultimate DooMer: 1[/size]]</text:p>
            <text:p>[b]115. [url=https://forum.zdoom.org/viewtopic.php?t=48924#p843884]Megabounce[/url][/b] [[b]1[/b]: [size=85]Beed28: 1[/size]]</text:p>
            <text:p>[b]115. [url=https://forum.zdoom.org/viewtopic.php?t=45872#p761776]Metroid: Dreadnought[/url][/b] [[b]1[/b]: [size=85]Cyanide: 1[/size]]</text:p>
            <text:p>[b]115. [url=https://forum.zdoom.org/viewtopic.php?t=56838#p1003369]Monster Scouter[/url][/b] [[b]1[/b]: [size=85]Cyanide: 1[/size]]</text:p>
            <text:p>[b]115. [url=https://forum.zdoom.org/viewtopic.php?f=45&amp;t=11545#p237676]Nash's Gore Mod[/url][/b] [[b]1[/b]: [size=85]Hipnotic Rogue: 1[/size]]</text:p>
            <text:p>[b]115. [url=https://forum.zdoom.org/viewtopic.php?f=46&amp;t=33079#p626384]NC HUD[/url][/b] [[b]1[/b]: [size=85]m8f: 1[/size]]</text:p>
            <text:p>[b]115. [url=http://web.archive.org/web/20100527012514/http://members.multimania.co.uk/Enjay001/]njsplash[/url][/b] [[b]1[/b]: [size=85]Hipnotic Rogue: 1[/size]]</text:p>
            <text:p>[b]115. [url=https://forum.zdoom.org/viewtopic.php?t=47988#p818163]Paranoid and Paranoiac[/url][/b] [[b]1[/b]: [size=85]The Ultimate DooMer: 1[/size]]</text:p>
            <text:p>[b]115. [url=http://www.perkristian.net/game_doom-sfx.shtml]Perkristan's HD Sounds[/url][/b] [[b]1[/b]: [size=85]Caligari87: 1[/size]]</text:p>
            <text:p>[b]115. [url=https://forum.zdoom.org/viewtopic.php?f=19&amp;t=27649#p529231]Pokémon Doom[/url][/b] [[b]1[/b]: [size=85]Marrub: 1[/size]]</text:p>
            <text:p>[b]115. [url=https://forum.zdoom.org/viewtopic.php?f=43&amp;t=53876#p947619]Project Ironclad[/url][/b] [[b]1[/b]: [size=85]Rachael: 1[/size]]</text:p>
            <text:p>[b]115. [url=https://forum.zdoom.org/viewtopic.php?f=19&amp;t=46438#p776148]QUAKE: Descent into Heresy[/url][/b] [[b]1[/b]: [size=85]GAA1992: 1[/size]]</text:p>
            <text:p>[b]115. [url=https://sites.google.com/site/realgunshardcore/]Real Guns Hardcore[/url][/b] [[b]1[/b]: [size=85]Koto: 1[/size]]</text:p>
            <text:p>[b]115. [url=https://www.doomworld.com/idgames/levels/doom2/Ports/p-r/roch]Realm of Cheogsh[/url][/b] [[b]1[/b]: [size=85]Ravick: 1[/size]]</text:p>
            <text:p>[b]115. [url=https://forum.zdoom.org/viewtopic.php?f=46&amp;t=58340#p1025419]Reikall's Voxels[/url][/b] [[b]1[/b]: [size=85]m8f: 1[/size]]</text:p>
            <text:p>[b]115. [url=https://forum.zdoom.org/viewtopic.php?t=29792#p565461]Sbrightmaps[/url][/b] [[b]1[/b]: [size=85]Hipnotic Rogue: 1[/size]]</text:p>
            <text:p>[b]115. [url=https://forum.zdoom.org/viewtopic.php?f=45&amp;t=24974#p479313]scalliano's 667 Shuffle[/url][/b] [[b]1[/b]: [size=85]leodoom85: 1[/size]]</text:p>
            <text:p>[b]115. [url=https://www.doomworld.com/idgames/graphics/smm4doom]Simple Mirrored Monsters[/url][/b] [[b]1[/b]: [size=85]m8f: 1[/size]]</text:p>
            <text:p>[b]115. [url=https://forum.zdoom.org/viewtopic.php?t=45550#p753192]Smooth Doom[/url][/b] [[b]1[/b]: [size=85]GAA1992: 1[/size]]</text:p>
            <text:p>[b]115. [url=https://forum.zdoom.org/viewtopic.php?f=37&amp;t=55161#p975126]Smooth fluids[/url][/b] [[b]1[/b]: [size=85]Hipnotic Rogue: 1[/size]]</text:p>
            <text:p>[b]115. [url=https://www.doomworld.com/forum/topic/71133-sound-caulking-now-on-idgames/]Sound Caulking[/url][/b] [[b]1[/b]: [size=85]m8f: 1[/size]]</text:p>
            <text:p>[b]115. [url=https://forum.zdoom.org/viewtopic.php?f=19&amp;t=60104#p1048348]Splatterhouse 3D[/url][/b] [[b]1[/b]: [size=85]Rachael: 1[/size]]</text:p>
            <text:p>[b]115. [url=https://forum.zdoom.org/viewtopic.php?t=56600#p1000024]StatsKeeper[/url][/b] [[b]1[/b]: [size=85]Cyanide: 1[/size]]</text:p>
            <text:p>[b]115. [url=https://forum.zdoom.org/viewtopic.php?t=49369#p854693]Strange Aeons[/url][/b] [[b]1[/b]: [size=85]Rachael: 1[/size]]</text:p>
            <text:p>[b]115. [url=https://forum.zdoom.org/viewtopic.php?p=883878#p883878]TGRDM3 (Morgenstern)[/url][/b] [[b]1[/b]: [size=85]Rachael: 1[/size]]</text:p>
            <text:p>[b]115. [url=https://www.doomworld.com/idgames/levels/doom2/Ports/s-u/tcotd21me]The City of The Damned : Apocalypse[/url][/b] [[b]1[/b]: [size=85]Zan: 1[/size]]</text:p>
            <text:p>[b]115. [url=https://forum.zdoom.org/viewtopic.php?f=43&amp;t=55321#p978965]The Trooper[/url][/b] [[b]1[/b]: [size=85]lil'devil: 1[/size]]</text:p>
            <text:p>[b]115. [url=https://forum.zdoom.org/viewtopic.php?f=105&amp;t=55413#p981192]Tilt++[/url][/b] [[b]1[/b]: [size=85]Hipnotic Rogue: 1[/size]]</text:p>
            <text:p>[b]115. [url=http://www.moddb.com/addons/na132689]WARDUST heretic Sprites[/url][/b] [[b]1[/b]: [size=85]Hipnotic Rogue: 1[/size]]</text:p>
            <text:p>[b]115. [url=https://www.afadoomer.com/wolf3d/default.php]Wolfenstein 3D TC[/url][/b] [[b]1[/b]: [size=85]sycspysycspy: 1[/size]]</text:p>
            <text:p>[b]115. [url=https://forum.zdoom.org/viewtopic.php?f=43&amp;t=50744#p882979]Zion[/url][/b] [[b]1[/b]: [size=85]Apaul27 : 1[/size]]</text:p>
            <text:p/>
            <text:p>Mods: 183</text:p>
            <text:p>Voters: 68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83" calcext:value-type="string">
            <text:p>Mods: 183</text:p>
          </table:table-cell>
          <table:table-cell table:style-name="ce2" table:formula="of:=&quot;Voters: &quot; &amp; SUMPRODUCT(NOT(ISBLANK([.H2:.AMJ2])))" office:value-type="string" office:string-value="Voters: 68" calcext:value-type="string">
            <text:p>Voters: 68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017" calcext:value-type="float">
            <text:p>101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0" calcext:value-type="float">
            <text:p>0</text:p>
          </table:table-cell>
          <table:table-cell table:formula="of:=SUM([.BY4:.BY1048576])" office:value-type="float" office:value="0" calcext:value-type="float">
            <text:p>0</text:p>
          </table:table-cell>
          <table:table-cell table:formula="of:=SUM([.BZ4:.BZ1048576])" office:value-type="float" office:value="0" calcext:value-type="float">
            <text:p>0</text:p>
          </table:table-cell>
          <table:table-cell table:formula="of:=SUM([.CA4:.CA1048576])" office:value-type="float" office:value="0" calcext:value-type="float">
            <text:p>0</text:p>
          </table:table-cell>
          <table:table-cell table:formula="of:=SUM([.CB4:.CB1048576])" office:value-type="float" office:value="0" calcext:value-type="float">
            <text:p>0</text:p>
          </table:table-cell>
          <table:table-cell table:formula="of:=SUM([.CC4:.CC1048576])" office:value-type="float" office:value="0" calcext:value-type="float">
            <text:p>0</text:p>
          </table:table-cell>
          <table:table-cell table:formula="of:=SUM([.CD4:.CD1048576])" office:value-type="float" office:value="0" calcext:value-type="float">
            <text:p>0</text:p>
          </table:table-cell>
          <table:table-cell table:formula="of:=SUM([.CE4:.CE1048576])" office:value-type="float" office:value="0" calcext:value-type="float">
            <text:p>0</text:p>
          </table:table-cell>
          <table:table-cell table:formula="of:=SUM([.CF4:.CF1048576])" office:value-type="float" office:value="0" calcext:value-type="float">
            <text:p>0</text:p>
          </table:table-cell>
          <table:table-cell table:formula="of:=SUM([.CG4:.CG1048576])" office:value-type="float" office:value="0" calcext:value-type="float">
            <text:p>0</text:p>
          </table:table-cell>
          <table:table-cell table:formula="of:=SUM([.CH4:.CH1048576])" office:value-type="float" office:value="0" calcext:value-type="float">
            <text:p>0</text:p>
          </table:table-cell>
          <table:table-cell table:formula="of:=SUM([.CI4:.CI1048576])" office:value-type="float" office:value="0" calcext:value-type="float">
            <text:p>0</text:p>
          </table:table-cell>
          <table:table-cell table:formula="of:=SUM([.CJ4:.CJ1048576])" office:value-type="float" office:value="0" calcext:value-type="float">
            <text:p>0</text:p>
          </table:table-cell>
          <table:table-cell table:number-columns-repeated="936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office:value-type="string" calcext:value-type="string">
            <text:p>dard22</text:p>
          </table:table-cell>
          <table:table-cell table:style-name="ce13" office:value-type="string" calcext:value-type="string">
            <text:p>Revae</text:p>
          </table:table-cell>
          <table:table-cell table:style-name="ce13" office:value-type="string" calcext:value-type="string">
            <text:p>insightguy</text:p>
          </table:table-cell>
          <table:table-cell table:style-name="ce13" office:value-type="string" calcext:value-type="string">
            <text:p>Sgt. Shivers</text:p>
          </table:table-cell>
          <table:table-cell table:style-name="ce13" office:value-type="string" calcext:value-type="string">
            <text:p>eharper256</text:p>
          </table:table-cell>
          <table:table-cell table:style-name="ce13" office:value-type="string" calcext:value-type="string">
            <text:p>Zcat</text:p>
          </table:table-cell>
          <table:table-cell table:style-name="ce13" office:value-type="string" calcext:value-type="string">
            <text:p>Zan</text:p>
          </table:table-cell>
          <table:table-cell table:style-name="ce17" office:value-type="string" calcext:value-type="string">
            <text:p>Ravick</text:p>
          </table:table-cell>
          <table:table-cell table:style-name="ce18" office:value-type="string" calcext:value-type="string">
            <text:p>TheMightyHeracross</text:p>
          </table:table-cell>
          <table:table-cell table:style-name="ce13" office:value-type="string" calcext:value-type="string">
            <text:p>Hellser</text:p>
          </table:table-cell>
          <table:table-cell table:style-name="ce13" office:value-type="string" calcext:value-type="string">
            <text:p>QuakedoomNukem Cz</text:p>
          </table:table-cell>
          <table:table-cell table:style-name="ce13" office:value-type="string" calcext:value-type="string">
            <text:p>Koto</text:p>
          </table:table-cell>
          <table:table-cell table:style-name="ce16" office:value-type="string" calcext:value-type="string">
            <text:p>Apaul27 </text:p>
          </table:table-cell>
          <table:table-cell table:style-name="ce13" office:value-type="string" calcext:value-type="string">
            <text:p>sycspysycspy</text:p>
          </table:table-cell>
          <table:table-cell table:style-name="ce19" office:value-type="string" calcext:value-type="string">
            <text:p>Ikazu-san</text:p>
          </table:table-cell>
          <table:table-cell table:style-name="ce13" office:value-type="string" calcext:value-type="string">
            <text:p>Solmir </text:p>
          </table:table-cell>
          <table:table-cell table:style-name="ce13" office:value-type="string" calcext:value-type="string">
            <text:p>wolfmanfp</text:p>
          </table:table-cell>
          <table:table-cell table:style-name="ce13" office:value-type="string" calcext:value-type="string">
            <text:p>Rowsol</text:p>
          </table:table-cell>
          <table:table-cell table:style-name="ce13" table:number-columns-repeated="949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eharper256: 3, Hellser: 3" calcext:value-type="string">
            <text:p>wildweasel: 3, <text:s/>TheNightATK300: 2, lil'devil: 1, Hege Cactus: 3, TriMetall: 3, kadu522: 3, Azba: 3, 4thcharacter: 3, ZikShadow: 2, Sumwunn: 4, Marrub: 3, Master Medi: 2, Turbo: 2, Crazy Toni: 3, eharper256: 3, Hellser: 3</text:p>
          </table:table-cell>
          <table:table-cell table:formula="of:=SUMPRODUCT(NOT(ISBLANK([.H4:.AMJ4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5:.AMJ5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34" calcext:value-type="float">
            <text:p>34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" calcext:value-type="string">
            <text:p>Brohnesorge: 4, Shi No Hime: 2, ZippeyKeys12: 4, HaraSwift: 1, Somagu: 1, <text:s/>TheNightATK300: 1, kadu522: 2, ZikShadow: 1, D3athStalker: 4, erni945: 5, GeneralDelphox: 3, QuakedoomNukem Cz: 1, Rowsol: 5</text:p>
          </table:table-cell>
          <table:table-cell table:formula="of:=SUMPRODUCT(NOT(ISBLANK([.H6:.AMJ6])))"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1" calcext:value-type="float">
            <text:p>31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, insightguy: 3, Hellser: 3, QuakedoomNukem Cz: 1" calcext:value-type="string">
            <text:p>m8f: 1, Matt: 1, GAA1992: 3, phantombeta: 1, Hege Cactus: 3, kadu522: 2, Captain J: 4, Master Medi: 1, Cyanide: 1, D3athStalker: 1, erni945: 3, GeneralDelphox: 3, insightguy: 3, Hellser: 3, QuakedoomNukem Cz: 1</text:p>
          </table:table-cell>
          <table:table-cell table:formula="of:=SUMPRODUCT(NOT(ISBLANK([.H7:.AMJ7]))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4" calcext:value-type="float">
            <text:p>4</text:p>
          </table:table-cell>
          <table:table-cell table:formula="of:=SUM([.H8:.AMJ8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formula="of:=SUMPRODUCT(NOT(ISBLANK([.H8:.AMJ8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28" calcext:value-type="float">
            <text:p>2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8f: 1, Matt: 2, Hege Cactus: 1, lud: 1, ZikShadow: 1, Cyanide: 1, D3athStalker: 2, erni945: 4, insightguy: 3, sycspysycspy: 5, Ikazu-san: 2, Rowsol: 5" calcext:value-type="string">
            <text:p>m8f: 1, Matt: 2, Hege Cactus: 1, lud: 1, ZikShadow: 1, Cyanide: 1, D3athStalker: 2, erni945: 4, insightguy: 3, sycspysycspy: 5, Ikazu-san: 2, Rowsol: 5</text:p>
          </table:table-cell>
          <table:table-cell table:formula="of:=SUMPRODUCT(NOT(ISBLANK([.H9:.AMJ9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4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7" calcext:value-type="float">
            <text:p>27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risa Kirisame: 4, Combine_Kegan: 2, TerminusEst13: 4, wildweasel: 2, ibm5155: 4, Somagu: 1, Azba: 1, Eric_: 5, sycspysycspy: 4" calcext:value-type="string">
            <text:p>Marisa Kirisame: 4, Combine_Kegan: 2, TerminusEst13: 4, wildweasel: 2, ibm5155: 4, Somagu: 1, Azba: 1, Eric_: 5, sycspysycspy: 4</text:p>
          </table:table-cell>
          <table:table-cell table:formula="of:=SUMPRODUCT(NOT(ISBLANK([.H10:.AMJ10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formula="of:=SUMPRODUCT(NOT(ISBLANK([.H11:.AMJ11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8" calcext:value-type="float">
            <text:p>8</text:p>
          </table:table-cell>
          <table:table-cell table:formula="of:=SUM([.H12:.AMJ12])" office:value-type="float" office:value="26" calcext:value-type="float">
            <text:p>26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Matt: 3, Combine_Kegan: 3, Untitled: 5, Turbo: 3, Crazy Toni: 2, Cyanide: 1, GeneralDelphox: 1, Revae: 5, Hellser: 3" calcext:value-type="string">
            <text:p>Matt: 3, Combine_Kegan: 3, Untitled: 5, Turbo: 3, Crazy Toni: 2, Cyanide: 1, GeneralDelphox: 1, Revae: 5, Hellser: 3</text:p>
          </table:table-cell>
          <table:table-cell table:formula="of:=SUMPRODUCT(NOT(ISBLANK([.H12:.AMJ12])))" office:value-type="float" office:value="9" calcext:value-type="float">
            <text:p>9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5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4" calcext:value-type="float">
            <text:p>24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Brohnesorge: 3, Shadelight: 2, Shi No Hime: 2, Marisa Kirisame: 3, HaraSwift: 3, Somagu: 2, lud: 4, 4thcharacter: 3, D3athStalker: 1, Rowsol: 1" calcext:value-type="string">
            <text:p>Brohnesorge: 3, Shadelight: 2, Shi No Hime: 2, Marisa Kirisame: 3, HaraSwift: 3, Somagu: 2, lud: 4, 4thcharacter: 3, D3athStalker: 1, Rowsol: 1</text:p>
          </table:table-cell>
          <table:table-cell table:formula="of:=SUMPRODUCT(NOT(ISBLANK([.H13:.AMJ13])))"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formula="of:=SUMPRODUCT(NOT(ISBLANK([.H14:.AMJ14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21" calcext:value-type="float">
            <text:p>21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" calcext:value-type="string">
            <text:p>Rachael: 1, Shadelight: 3, Jaxxoon R: 3, insightguy: 2, Zcat: 3, Zan: 4, QuakedoomNukem Cz: 1, Solmir : 4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formula="of:=SUMPRODUCT(NOT(ISBLANK([.H17:.AMJ17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0" calcext:value-type="float">
            <text:p>20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, Hellser: 2, QuakedoomNukem Cz: 1, Ikazu-san: 2, wolfmanfp: 1" calcext:value-type="string">
            <text:p>m8f: 1, Shi No Hime: 2, Marisa Kirisame: 1, Untitled: 1, lil'devil: 1, TriMetall: 3, 4thcharacter: 2, Turbo: 2, Cyanide: 1, Hellser: 2, QuakedoomNukem Cz: 1, Ikazu-san: 2, wolfmanfp: 1</text:p>
          </table:table-cell>
          <table:table-cell table:formula="of:=SUMPRODUCT(NOT(ISBLANK([.H18:.AMJ18]))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9:.AMJ19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9" calcext:value-type="float">
            <text:p>19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" calcext:value-type="string">
            <text:p>ZikShadow: 3, Master Medi: 5, GeneralDelphox: 5, dard22: 4, insightguy: 2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17" calcext:value-type="float">
            <text:p>17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Rachael: 1, Marisa Kirisame: 3, Somagu: 1, lud: 3, 4thcharacter: 1, PlayerLin: 1, insightguy: 2, eharper256: 3, QuakedoomNukem Cz: 1" calcext:value-type="string">
            <text:p>leodoom85: 1, Rachael: 1, Marisa Kirisame: 3, Somagu: 1, lud: 3, 4thcharacter: 1, PlayerLin: 1, insightguy: 2, eharper256: 3, QuakedoomNukem Cz: 1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23:.AMJ23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att: 1, Marisa Kirisame: 1, Untitled: 3, undeadmonk354: 1, Beed28: 2, Hege Cactus: 2, TriMetall: 1, Captain J: 2, Crazy Toni: 2, QuakedoomNukem Cz: 1" calcext:value-type="string">
            <text:p>Matt: 1, Marisa Kirisame: 1, Untitled: 3, undeadmonk354: 1, Beed28: 2, Hege Cactus: 2, TriMetall: 1, Captain J: 2, Crazy Toni: 2, QuakedoomNukem Cz: 1</text:p>
          </table:table-cell>
          <table:table-cell table:formula="of:=SUMPRODUCT(NOT(ISBLANK([.H24:.AMJ24])))"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0" calcext:value-type="float">
            <text:p>20</text:p>
          </table:table-cell>
          <table:table-cell table:formula="of:=SUM([.H25:.AMJ25])" office:value-type="float" office:value="16" calcext:value-type="float">
            <text:p>1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ombine_Kegan: 3, ZippeyKeys12: 4, TriMetall: 1, Bigger C: 2, TheLightBad96: 2, Revae: 3, QuakedoomNukem Cz: 1" calcext:value-type="string">
            <text:p>Combine_Kegan: 3, ZippeyKeys12: 4, TriMetall: 1, Bigger C: 2, TheLightBad96: 2, Revae: 3, QuakedoomNukem Cz: 1</text:p>
          </table:table-cell>
          <table:table-cell table:formula="of:=SUMPRODUCT(NOT(ISBLANK([.H25:.AMJ25])))" office:value-type="float" office:value="7" calcext:value-type="float">
            <text:p>7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1, PlayerLin: 1, dard22: 5, QuakedoomNukem Cz: 1" calcext:value-type="string">
            <text:p>DrPyspy: 3, wildweasel: 4, Captain J: 1, PlayerLin: 1, dard22: 5, QuakedoomNukem Cz: 1</text:p>
          </table:table-cell>
          <table:table-cell table:formula="of:=SUMPRODUCT(NOT(ISBLANK([.H26:.AMJ26])))" office:value-type="float" office:value="6" calcext:value-type="float">
            <text:p>6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4" calcext:value-type="float">
            <text:p>14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3, Shi No Hime: 2, ZippeyKeys12: 1, GAA1992: 1, Beed28: 3, GeneralDelphox: 3, Rowsol: 1" calcext:value-type="string">
            <text:p>Caligari87: 3, Shi No Hime: 2, ZippeyKeys12: 1, GAA1992: 1, Beed28: 3, GeneralDelphox: 3, Rowsol: 1</text:p>
          </table:table-cell>
          <table:table-cell table:formula="of:=SUMPRODUCT(NOT(ISBLANK([.H27:.AMJ27])))"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28:.AMJ28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formula="of:=SUMPRODUCT(NOT(ISBLANK([.H29:.AMJ29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8" calcext:value-type="float">
            <text:p>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il'devil: 1, Olroda: 1, Zcat: 1, Zan: 3, wolfmanfp: 1, Rowsol: 1" calcext:value-type="string">
            <text:p>lil'devil: 1, Olroda: 1, Zcat: 1, Zan: 3, wolfmanfp: 1, Rowsol: 1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GAA1992: 1, Somagu: 1, TriMetall: 3, Ikazu-san: 3" calcext:value-type="string">
            <text:p>GAA1992: 1, Somagu: 1, TriMetall: 3, Ikazu-san: 3</text:p>
          </table:table-cell>
          <table:table-cell table:formula="of:=SUMPRODUCT(NOT(ISBLANK([.H33:.AMJ33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34:.AMJ3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7" calcext:value-type="float">
            <text:p>7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 TheNightATK300: 2, D3athStalker: 2, insightguy: 3" calcext:value-type="string">
            <text:p><text:s/>TheNightATK300: 2, D3athStalker: 2, insightguy: 3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6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7" calcext:value-type="float">
            <text:p>7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ZikShadow: 1, TheLightBad96: 4, Koto: 1" calcext:value-type="string">
            <text:p>Somagu: 1, ZikShadow: 1, TheLightBad96: 4, Koto: 1</text:p>
          </table:table-cell>
          <table:table-cell table:formula="of:=SUMPRODUCT(NOT(ISBLANK([.H37:.AMJ37])))" office:value-type="float" office:value="4" calcext:value-type="float">
            <text:p>4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2" calcext:value-type="float">
            <text:p>32</text:p>
          </table:table-cell>
          <table:table-cell table:formula="of:=SUM([.H38:.AMJ38])" office:value-type="float" office:value="7" calcext:value-type="float">
            <text:p>7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, Ravick: 1, Koto: 1" calcext:value-type="string">
            <text:p>ibm5155: 5, Ravick: 1, Koto: 1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2" calcext:value-type="float">
            <text:p>32</text:p>
          </table:table-cell>
          <table:table-cell table:formula="of:=SUM([.H39:.AMJ39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9:.AMJ39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2" calcext:value-type="float">
            <text:p>32</text:p>
          </table:table-cell>
          <table:table-cell table:formula="of:=SUM([.H40:.AMJ40])" office:value-type="float" office:value="7" calcext:value-type="float">
            <text:p>7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 TheNightATK300: 3, Cyanide: 1, D3athStalker: 2, Apaul27 : 1" calcext:value-type="string">
            <text:p><text:s/>TheNightATK300: 3, Cyanide: 1, D3athStalker: 2, Apaul27 : 1</text:p>
          </table:table-cell>
          <table:table-cell table:formula="of:=SUMPRODUCT(NOT(ISBLANK([.H40:.AMJ40])))" office:value-type="float" office:value="4" calcext:value-type="float">
            <text:p>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2" calcext:value-type="float">
            <text:p>32</text:p>
          </table:table-cell>
          <table:table-cell table:formula="of:=SUM([.H41:.AMJ41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2" calcext:value-type="float">
            <text:p>32</text:p>
          </table:table-cell>
          <table:table-cell table:formula="of:=SUM([.H42:.AMJ42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2" calcext:value-type="float">
            <text:p>32</text:p>
          </table:table-cell>
          <table:table-cell table:formula="of:=SUM([.H43:.AMJ4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43:.AMJ4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Brohnesorge: 4, Matt: 1, Turbo: 1" calcext:value-type="string">
            <text:p>Brohnesorge: 4, Matt: 1, Turbo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The Ultimate DooMer: 1, Zan: 5" calcext:value-type="string">
            <text:p>The Ultimate DooMer: 1, Zan: 5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6" calcext:value-type="float">
            <text:p>6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aster Medi: 2, Zan: 1, TheMightyHeracross: 3" calcext:value-type="string">
            <text:p>Master Medi: 2, Zan: 1, TheMightyHeracross: 3</text:p>
          </table:table-cell>
          <table:table-cell table:formula="of:=SUMPRODUCT(NOT(ISBLANK([.H47:.AMJ47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5" calcext:value-type="float">
            <text:p>5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QuakedoomNukem Cz: 1, Apaul27 : 2, wolfmanfp: 2" calcext:value-type="string">
            <text:p>QuakedoomNukem Cz: 1, Apaul27 : 2, wolfmanfp: 2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5" calcext:value-type="float">
            <text:p>5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Sgt. Shivers: 5" calcext:value-type="string">
            <text:p>Sgt. Shivers: 5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963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Somagu: 1, Bigger C: 4" calcext:value-type="string">
            <text:p>Somagu: 1, Bigger C: 4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6" calcext:value-type="float">
            <text:p>46</text:p>
          </table:table-cell>
          <table:table-cell table:formula="of:=SUM([.H52:.AMJ52])" office:value-type="float" office:value="5" calcext:value-type="float">
            <text:p>5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heLightBad96: 2, erni945: 2, Apaul27 : 1" calcext:value-type="string">
            <text:p>TheLightBad96: 2, erni945: 2, Apaul27 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6" calcext:value-type="float">
            <text:p>46</text:p>
          </table:table-cell>
          <table:table-cell table:formula="of:=SUM([.H53:.AMJ5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ZikShadow: 1, Sgt. Shivers: 4" calcext:value-type="string">
            <text:p>ZikShadow: 1, Sgt. Shivers: 4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6" calcext:value-type="float">
            <text:p>46</text:p>
          </table:table-cell>
          <table:table-cell table:formula="of:=SUM([.H54:.AMJ5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wildweasel: 5" calcext:value-type="string">
            <text:p>wildweasel: 5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6" calcext:value-type="float">
            <text:p>46</text:p>
          </table:table-cell>
          <table:table-cell table:formula="of:=SUM([.H55:.AMJ55])" office:value-type="float" office:value="5" calcext:value-type="float">
            <text:p>5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GAA1992: 2, eharper256: 3" calcext:value-type="string">
            <text:p>GAA1992: 2, eharper256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6" calcext:value-type="float">
            <text:p>46</text:p>
          </table:table-cell>
          <table:table-cell table:formula="of:=SUM([.H56:.AMJ56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6" calcext:value-type="float">
            <text:p>46</text:p>
          </table:table-cell>
          <table:table-cell table:formula="of:=SUM([.H57:.AMJ57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hi No Hime: 5" calcext:value-type="string">
            <text:p>Shi No Hime: 5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6" calcext:value-type="float">
            <text:p>46</text:p>
          </table:table-cell>
          <table:table-cell table:formula="of:=SUM([.H58:.AMJ58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" calcext:value-type="string">
            <text:p>DrPyspy: 3, ibm5155: 2</text:p>
          </table:table-cell>
          <table:table-cell table:formula="of:=SUMPRODUCT(NOT(ISBLANK([.H58:.AMJ58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6" calcext:value-type="float">
            <text:p>46</text:p>
          </table:table-cell>
          <table:table-cell table:formula="of:=SUM([.H59:.AMJ59])" office:value-type="float" office:value="5" calcext:value-type="float">
            <text:p>5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tt: 3, Revae: 2" calcext:value-type="string">
            <text:p>Matt: 3, Revae: 2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7" calcext:value-type="float">
            <text:p>57</text:p>
          </table:table-cell>
          <table:table-cell table:formula="of:=SUM([.H60:.AMJ60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Beed28: 4" calcext:value-type="string">
            <text:p>Beed28: 4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7" calcext:value-type="float">
            <text:p>57</text:p>
          </table:table-cell>
          <table:table-cell table:formula="of:=SUM([.H61:.AMJ61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7" calcext:value-type="float">
            <text:p>57</text:p>
          </table:table-cell>
          <table:table-cell table:formula="of:=SUM([.H62:.AMJ62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yanide: 1, eharper256: 3" calcext:value-type="string">
            <text:p>Cyanide: 1, eharper256: 3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7" calcext:value-type="float">
            <text:p>57</text:p>
          </table:table-cell>
          <table:table-cell table:formula="of:=SUM([.H63:.AMJ6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Ravick: 1, Koto: 3" calcext:value-type="string">
            <text:p>Ravick: 1, Koto: 3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7" calcext:value-type="float">
            <text:p>57</text:p>
          </table:table-cell>
          <table:table-cell table:formula="of:=SUM([.H64:.AMJ6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7" calcext:value-type="float">
            <text:p>57</text:p>
          </table:table-cell>
          <table:table-cell table:formula="of:=SUM([.H65:.AMJ65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eodoom85: 1, Jaxxoon R: 3" calcext:value-type="string">
            <text:p>leodoom85: 1, Jaxxoon R: 3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7" calcext:value-type="float">
            <text:p>57</text:p>
          </table:table-cell>
          <table:table-cell table:formula="of:=SUM([.H66:.AMJ66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" calcext:value-type="string">
            <text:p>PlayerLin: 2, Hellser: 2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7" calcext:value-type="float">
            <text:p>57</text:p>
          </table:table-cell>
          <table:table-cell table:formula="of:=SUM([.H67:.AMJ67])" office:value-type="float" office:value="4" calcext:value-type="float">
            <text:p>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 Ultimate DooMer: 1, Koto: 1, Apaul27 : 2" calcext:value-type="string">
            <text:p>The Ultimate DooMer: 1, Koto: 1, Apaul27 : 2</text:p>
          </table:table-cell>
          <table:table-cell table:formula="of:=SUMPRODUCT(NOT(ISBLANK([.H67:.AMJ67])))" office:value-type="float" office:value="3" calcext:value-type="float">
            <text:p>3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7" calcext:value-type="float">
            <text:p>57</text:p>
          </table:table-cell>
          <table:table-cell table:formula="of:=SUM([.H68:.AMJ68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ibm5155: 3, D3athStalker: 1" calcext:value-type="string">
            <text:p>ibm5155: 3, D3athStalker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7" calcext:value-type="float">
            <text:p>57</text:p>
          </table:table-cell>
          <table:table-cell table:formula="of:=SUM([.H69:.AMJ69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7" calcext:value-type="float">
            <text:p>57</text:p>
          </table:table-cell>
          <table:table-cell table:formula="of:=SUM([.H70:.AMJ7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7" calcext:value-type="float">
            <text:p>57</text:p>
          </table:table-cell>
          <table:table-cell table:formula="of:=SUM([.H71:.AMJ71])" office:value-type="float" office:value="4" calcext:value-type="float">
            <text:p>4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QuakedoomNukem Cz: 1, Apaul27 : 3" calcext:value-type="string">
            <text:p>QuakedoomNukem Cz: 1, Apaul27 : 3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7" calcext:value-type="float">
            <text:p>57</text:p>
          </table:table-cell>
          <table:table-cell table:formula="of:=SUM([.H72:.AMJ72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Rachael: 1, dard22: 3" calcext:value-type="string">
            <text:p>Rachael: 1, dard22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7" calcext:value-type="float">
            <text:p>57</text:p>
          </table:table-cell>
          <table:table-cell table:formula="of:=SUM([.H73:.AMJ7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7" calcext:value-type="float">
            <text:p>57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aligari87: 2, The Ultimate DooMer: 1, Ravick: 1" calcext:value-type="string">
            <text:p>Caligari87: 2, The Ultimate DooMer: 1, Ravick: 1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57" calcext:value-type="float">
            <text:p>57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Caligari87: 1, Jaxxoon R: 3" calcext:value-type="string">
            <text:p>Caligari87: 1, Jaxxoon R: 3</text:p>
          </table:table-cell>
          <table:table-cell table:formula="of:=SUMPRODUCT(NOT(ISBLANK([.H75:.AMJ7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3" calcext:value-type="float">
            <text:p>73</text:p>
          </table:table-cell>
          <table:table-cell table:formula="of:=SUM([.H76:.AMJ76])" office:value-type="float" office:value="3" calcext:value-type="float">
            <text:p>3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lil'devil: 2, QuakedoomNukem Cz: 1" calcext:value-type="string">
            <text:p>lil'devil: 2, QuakedoomNukem Cz: 1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3" calcext:value-type="float">
            <text:p>73</text:p>
          </table:table-cell>
          <table:table-cell table:formula="of:=SUM([.H77:.AMJ77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3" calcext:value-type="float">
            <text:p>73</text:p>
          </table:table-cell>
          <table:table-cell table:formula="of:=SUM([.H78:.AMJ78])" office:value-type="float" office:value="3" calcext:value-type="float">
            <text:p>3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Ikazu-san: 3" calcext:value-type="string">
            <text:p>Ikazu-san: 3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64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3" calcext:value-type="float">
            <text:p>73</text:p>
          </table:table-cell>
          <table:table-cell table:formula="of:=SUM([.H79:.AMJ7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Combine_Kegan: 2, Azba: 1" calcext:value-type="string">
            <text:p>Combine_Kegan: 2, Azba: 1</text:p>
          </table:table-cell>
          <table:table-cell table:formula="of:=SUMPRODUCT(NOT(ISBLANK([.H79:.AMJ7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3" calcext:value-type="float">
            <text:p>73</text:p>
          </table:table-cell>
          <table:table-cell table:formula="of:=SUM([.H80:.AMJ80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vick: 1, Solmir : 2" calcext:value-type="string">
            <text:p>Ravick: 1, Solmir : 2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3" calcext:value-type="float">
            <text:p>73</text:p>
          </table:table-cell>
          <table:table-cell table:formula="of:=SUM([.H81:.AMJ81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TheMightyHeracross: 3" calcext:value-type="string">
            <text:p>TheMightyHeracross: 3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3" calcext:value-type="float">
            <text:p>73</text:p>
          </table:table-cell>
          <table:table-cell table:formula="of:=SUM([.H82:.AMJ82])" office:value-type="float" office:value="3" calcext:value-type="float">
            <text:p>3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eharper256: 3" calcext:value-type="string">
            <text:p>eharper256: 3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3" calcext:value-type="float">
            <text:p>73</text:p>
          </table:table-cell>
          <table:table-cell table:formula="of:=SUM([.H83:.AMJ83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Tapwave: 3" calcext:value-type="string">
            <text:p>Tapwave: 3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3" calcext:value-type="float">
            <text:p>73</text:p>
          </table:table-cell>
          <table:table-cell table:formula="of:=SUM([.H84:.AMJ84])" office:value-type="float" office:value="3" calcext:value-type="float">
            <text:p>3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Koto: 3" calcext:value-type="string">
            <text:p>Koto: 3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3" calcext:value-type="float">
            <text:p>73</text:p>
          </table:table-cell>
          <table:table-cell table:formula="of:=SUM([.H85:.AMJ85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Rachael: 1, TheLightBad96: 2" calcext:value-type="string">
            <text:p>Rachael: 1, TheLightBad96: 2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3" calcext:value-type="float">
            <text:p>73</text:p>
          </table:table-cell>
          <table:table-cell table:formula="of:=SUM([.H86:.AMJ8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axxoon R: 3" calcext:value-type="string">
            <text:p>Jaxxoon R: 3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3" calcext:value-type="float">
            <text:p>73</text:p>
          </table:table-cell>
          <table:table-cell table:formula="of:=SUM([.H87:.AMJ87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AA1992: 1, Somagu: 1, Azba: 1" calcext:value-type="string">
            <text:p>GAA1992: 1, Somagu: 1, Azba: 1</text:p>
          </table:table-cell>
          <table:table-cell table:formula="of:=SUMPRODUCT(NOT(ISBLANK([.H87:.AMJ87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3" calcext:value-type="float">
            <text:p>73</text:p>
          </table:table-cell>
          <table:table-cell table:formula="of:=SUM([.H88:.AMJ8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PlayerLin: 3" calcext:value-type="string">
            <text:p>PlayerLin: 3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3" calcext:value-type="float">
            <text:p>73</text:p>
          </table:table-cell>
          <table:table-cell table:formula="of:=SUM([.H89:.AMJ8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undeadmonk354: 3" calcext:value-type="string">
            <text:p>undeadmonk354: 3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3" calcext:value-type="float">
            <text:p>73</text:p>
          </table:table-cell>
          <table:table-cell table:formula="of:=SUM([.H90:.AMJ9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Jaxxoon R: 3" calcext:value-type="string">
            <text:p>Jaxxoon R: 3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3" calcext:value-type="float">
            <text:p>73</text:p>
          </table:table-cell>
          <table:table-cell table:formula="of:=SUM([.H91:.AMJ91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Sgt. Shivers: 3" calcext:value-type="string">
            <text:p>Sgt. Shivers: 3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PlayerLin: 2" calcext:value-type="string">
            <text:p>PlayerLin: 2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LightBad96: 1, erni945: 1" calcext:value-type="string">
            <text:p>TheLightBad96: 1, erni945: 1</text:p>
          </table:table-cell>
          <table:table-cell table:formula="of:=SUMPRODUCT(NOT(ISBLANK([.H93:.AMJ93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Somagu: 1, PlayerLin: 1" calcext:value-type="string">
            <text:p>Somagu: 1, PlayerLin: 1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Rachael: 1, QuakedoomNukem Cz: 1" calcext:value-type="string">
            <text:p>Rachael: 1, QuakedoomNukem Cz: 1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, Rowsol: 1" calcext:value-type="string">
            <text:p>leodoom85: 1, Rowsol: 1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Somagu: 1, Marrub: 1" calcext:value-type="string">
            <text:p>Somagu: 1, Marrub: 1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evae: 2" calcext:value-type="string">
            <text:p>Revae: 2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GAA1992: 1" calcext:value-type="string">
            <text:p>m8f: 1, GAA1992: 1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hadelight: 2" calcext:value-type="string">
            <text:p>Shadelight: 2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, GAA1992: 1" calcext:value-type="string">
            <text:p>Hipnotic Rogue: 1, GAA1992: 1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ipnotic Rogue: 1, Cyanide: 1" calcext:value-type="string">
            <text:p>Hipnotic Rogue: 1, Cyanide: 1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arrub: 2" calcext:value-type="string">
            <text:p>Marrub: 2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04:.AMJ10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Ikazu-san: 2" calcext:value-type="string">
            <text:p>Ikazu-san: 2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Rachael: 1, Ravick: 1" calcext:value-type="string">
            <text:p>Rachael: 1, Ravick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umwunn: 2" calcext:value-type="string">
            <text:p>Sumwunn: 2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ster Medi: 2" calcext:value-type="string">
            <text:p>Master Medi: 2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9" calcext:value-type="float">
            <text:p>89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D3athStalker: 2" calcext:value-type="string">
            <text:p>D3athStalker: 2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9" calcext:value-type="float">
            <text:p>89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att: 2" calcext:value-type="string">
            <text:p>Matt: 2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9" calcext:value-type="float">
            <text:p>89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9" calcext:value-type="float">
            <text:p>89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sycspysycspy: 2" calcext:value-type="string">
            <text:p>sycspysycspy: 2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9" calcext:value-type="float">
            <text:p>89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att: 2" calcext:value-type="string">
            <text:p>Matt: 2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9" calcext:value-type="float">
            <text:p>89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Olroda: 2" calcext:value-type="string">
            <text:p>Olroda: 2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9" calcext:value-type="float">
            <text:p>89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Rachael: 1, Ravick: 1" calcext:value-type="string">
            <text:p>Rachael: 1, Ravick: 1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9" calcext:value-type="float">
            <text:p>89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8f: 1, Cyanide: 1" calcext:value-type="string">
            <text:p>m8f: 1, Cyanide: 1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9" calcext:value-type="float">
            <text:p>89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Sgt. Shivers: 2" calcext:value-type="string">
            <text:p>Sgt. Shivers: 2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5" calcext:value-type="float">
            <text:p>115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 Ultimate DooMer: 1" calcext:value-type="string">
            <text:p>The Ultimate DooMer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5" calcext:value-type="float">
            <text:p>115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chael: 1" calcext:value-type="string">
            <text:p>Rachael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5" calcext:value-type="float">
            <text:p>115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yanide: 1" calcext:value-type="string">
            <text:p>Cyanide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5" calcext:value-type="float">
            <text:p>115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lil'devil: 1" calcext:value-type="string">
            <text:p>lil'devil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5" calcext:value-type="float">
            <text:p>115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The Ultimate DooMer: 1" calcext:value-type="string">
            <text:p>The Ultimate DooMer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5" calcext:value-type="float">
            <text:p>115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Ravick: 1" calcext:value-type="string">
            <text:p>Ravick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5" calcext:value-type="float">
            <text:p>115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Cyanide: 1" calcext:value-type="string">
            <text:p>Cyanide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5" calcext:value-type="float">
            <text:p>115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leodoom85: 1" calcext:value-type="string">
            <text:p>leodoom85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5" calcext:value-type="float">
            <text:p>115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Hipnotic Rogue: 1" calcext:value-type="string">
            <text:p>Hipnotic Rogue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5" calcext:value-type="float">
            <text:p>115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wolfmanfp: 1" calcext:value-type="string">
            <text:p>wolfmanfp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5" calcext:value-type="float">
            <text:p>115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Bigger C: 1" calcext:value-type="string">
            <text:p>Bigger C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5" calcext:value-type="float">
            <text:p>115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leodoom85: 1" calcext:value-type="string">
            <text:p>leodoom85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5" calcext:value-type="float">
            <text:p>115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GAA1992: 1" calcext:value-type="string">
            <text:p>GAA1992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5" calcext:value-type="float">
            <text:p>115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" calcext:value-type="string">
            <text:p>m8f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5" calcext:value-type="float">
            <text:p>115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Hipnotic Rogue: 1" calcext:value-type="string">
            <text:p>Hipnotic Rogue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5" calcext:value-type="float">
            <text:p>115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he Ultimate DooMer: 1" calcext:value-type="string">
            <text:p>The Ultimate DooMer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5" calcext:value-type="float">
            <text:p>115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he Ultimate DooMer: 1" calcext:value-type="string">
            <text:p>The Ultimate DooMer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5" calcext:value-type="float">
            <text:p>115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" calcext:value-type="string">
            <text:p>Rachael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5" calcext:value-type="float">
            <text:p>115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HaraSwift: 1" calcext:value-type="string">
            <text:p>HaraSwift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5" calcext:value-type="float">
            <text:p>115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Ravick: 1" calcext:value-type="string">
            <text:p>Ravick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5" calcext:value-type="float">
            <text:p>115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m8f: 1" calcext:value-type="string">
            <text:p>m8f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5" calcext:value-type="float">
            <text:p>115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Hipnotic Rogue: 1" calcext:value-type="string">
            <text:p>Hipnotic Rogue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5" calcext:value-type="float">
            <text:p>115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Cyanide: 1" calcext:value-type="string">
            <text:p>Cyanide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5" calcext:value-type="float">
            <text:p>115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kadu522: 1" calcext:value-type="string">
            <text:p>kadu522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5" calcext:value-type="float">
            <text:p>115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8f: 1" calcext:value-type="string">
            <text:p>m8f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5" calcext:value-type="float">
            <text:p>115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kadu522: 1" calcext:value-type="string">
            <text:p>kadu522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5" calcext:value-type="float">
            <text:p>115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m8f: 1" calcext:value-type="string">
            <text:p>m8f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5" calcext:value-type="float">
            <text:p>115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chael: 1" calcext:value-type="string">
            <text:p>Rachael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5" calcext:value-type="float">
            <text:p>115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Hipnotic Rogue: 1" calcext:value-type="string">
            <text:p>Hipnotic Rogue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5" calcext:value-type="float">
            <text:p>115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vick: 1" calcext:value-type="string">
            <text:p>Ravick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5" calcext:value-type="float">
            <text:p>115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" calcext:value-type="string">
            <text:p>Hipnotic Rogue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5" calcext:value-type="float">
            <text:p>115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Solmir : 1" calcext:value-type="string">
            <text:p>Solmir 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5" calcext:value-type="float">
            <text:p>115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Eric_: 1" calcext:value-type="string">
            <text:p>Eric_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5" calcext:value-type="float">
            <text:p>115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GAA1992: 1" calcext:value-type="string">
            <text:p>GAA1992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5" calcext:value-type="float">
            <text:p>115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The Ultimate DooMer: 1" calcext:value-type="string">
            <text:p>The Ultimate DooMer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5" calcext:value-type="float">
            <text:p>115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leodoom85: 1" calcext:value-type="string">
            <text:p>leodoom85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15" calcext:value-type="float">
            <text:p>115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vick: 1" calcext:value-type="string">
            <text:p>Ravick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15" calcext:value-type="float">
            <text:p>115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Sgt. Shivers: 1" calcext:value-type="string">
            <text:p>Sgt. Shivers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15" calcext:value-type="float">
            <text:p>115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15" calcext:value-type="float">
            <text:p>115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Beed28: 1" calcext:value-type="string">
            <text:p>Beed28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15" calcext:value-type="float">
            <text:p>115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Cyanide: 1" calcext:value-type="string">
            <text:p>Cyanide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15" calcext:value-type="float">
            <text:p>115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yanide: 1" calcext:value-type="string">
            <text:p>Cyanid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15" calcext:value-type="float">
            <text:p>115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15" calcext:value-type="float">
            <text:p>115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m8f: 1" calcext:value-type="string">
            <text:p>m8f: 1</text:p>
          </table:table-cell>
          <table:table-cell table:formula="of:=SUMPRODUCT(NOT(ISBLANK([.H161:.AMJ16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15" calcext:value-type="float">
            <text:p>115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15" calcext:value-type="float">
            <text:p>115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" calcext:value-type="string">
            <text:p>The Ultimate DooMer: 1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15" calcext:value-type="float">
            <text:p>115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Caligari87: 1" calcext:value-type="string">
            <text:p>Caligari87: 1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15" calcext:value-type="float">
            <text:p>115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Marrub: 1" calcext:value-type="string">
            <text:p>Marrub: 1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15" calcext:value-type="float">
            <text:p>115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achael: 1" calcext:value-type="string">
            <text:p>Rachael: 1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15" calcext:value-type="float">
            <text:p>115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GAA1992: 1" calcext:value-type="string">
            <text:p>GAA1992: 1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15" calcext:value-type="float">
            <text:p>115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Koto: 1" calcext:value-type="string">
            <text:p>Koto: 1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15" calcext:value-type="float">
            <text:p>115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Ravick: 1" calcext:value-type="string">
            <text:p>Ravick: 1</text:p>
          </table:table-cell>
          <table:table-cell table:formula="of:=SUMPRODUCT(NOT(ISBLANK([.H169:.AMJ169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15" calcext:value-type="float">
            <text:p>115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m8f: 1" calcext:value-type="string">
            <text:p>m8f: 1</text:p>
          </table:table-cell>
          <table:table-cell table:formula="of:=SUMPRODUCT(NOT(ISBLANK([.H170:.AMJ17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15" calcext:value-type="float">
            <text:p>115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ipnotic Rogue: 1" calcext:value-type="string">
            <text:p>Hipnotic Rogue: 1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15" calcext:value-type="float">
            <text:p>115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leodoom85: 1" calcext:value-type="string">
            <text:p>leodoom85: 1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15" calcext:value-type="float">
            <text:p>115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" calcext:value-type="string">
            <text:p>m8f: 1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15" calcext:value-type="float">
            <text:p>115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GAA1992: 1" calcext:value-type="string">
            <text:p>GAA1992: 1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15" calcext:value-type="float">
            <text:p>115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15" calcext:value-type="float">
            <text:p>115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m8f: 1" calcext:value-type="string">
            <text:p>m8f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15" calcext:value-type="float">
            <text:p>115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achael: 1" calcext:value-type="string">
            <text:p>Rachael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15" calcext:value-type="float">
            <text:p>115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Cyanide: 1" calcext:value-type="string">
            <text:p>Cyanide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15" calcext:value-type="float">
            <text:p>115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Rachael: 1" calcext:value-type="string">
            <text:p>Rachael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15" calcext:value-type="float">
            <text:p>115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Rachael: 1" calcext:value-type="string">
            <text:p>Rachael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15" calcext:value-type="float">
            <text:p>115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Zan: 1" calcext:value-type="string">
            <text:p>Zan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15" calcext:value-type="float">
            <text:p>115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lil'devil: 1" calcext:value-type="string">
            <text:p>lil'devil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15" calcext:value-type="float">
            <text:p>115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ipnotic Rogue: 1" calcext:value-type="string">
            <text:p>Hipnotic Rogue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15" calcext:value-type="float">
            <text:p>115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Hipnotic Rogue: 1" calcext:value-type="string">
            <text:p>Hipnotic Rogue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15" calcext:value-type="float">
            <text:p>115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ycspysycspy: 1" calcext:value-type="string">
            <text:p>sycspysycspy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15" calcext:value-type="float">
            <text:p>115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Apaul27 : 1" calcext:value-type="string">
            <text:p>Apaul27 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4" calcext:value-type="float">
            <text:p>184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4" calcext:value-type="float">
            <text:p>184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4" calcext:value-type="float">
            <text:p>184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4" calcext:value-type="float">
            <text:p>184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4" calcext:value-type="float">
            <text:p>184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4" calcext:value-type="float">
            <text:p>184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4" calcext:value-type="float">
            <text:p>184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4" calcext:value-type="float">
            <text:p>184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4" calcext:value-type="float">
            <text:p>184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4" calcext:value-type="float">
            <text:p>184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4" calcext:value-type="float">
            <text:p>184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4" calcext:value-type="float">
            <text:p>184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4" calcext:value-type="float">
            <text:p>184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4" calcext:value-type="float">
            <text:p>184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4" calcext:value-type="float">
            <text:p>184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4" calcext:value-type="float">
            <text:p>184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4" calcext:value-type="float">
            <text:p>184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4" calcext:value-type="float">
            <text:p>184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4" calcext:value-type="float">
            <text:p>184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4" calcext:value-type="float">
            <text:p>184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4" calcext:value-type="float">
            <text:p>184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4" calcext:value-type="float">
            <text:p>184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4" calcext:value-type="float">
            <text:p>184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4" calcext:value-type="float">
            <text:p>184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4" calcext:value-type="float">
            <text:p>184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4" calcext:value-type="float">
            <text:p>184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4" calcext:value-type="float">
            <text:p>184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4" calcext:value-type="float">
            <text:p>184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4" calcext:value-type="float">
            <text:p>184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4" calcext:value-type="float">
            <text:p>184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4" calcext:value-type="float">
            <text:p>184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4" calcext:value-type="float">
            <text:p>184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4" calcext:value-type="float">
            <text:p>184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4" calcext:value-type="float">
            <text:p>184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4" calcext:value-type="float">
            <text:p>184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4" calcext:value-type="float">
            <text:p>184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4" calcext:value-type="float">
            <text:p>184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4" calcext:value-type="float">
            <text:p>184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4" calcext:value-type="float">
            <text:p>184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4" calcext:value-type="float">
            <text:p>184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4" calcext:value-type="float">
            <text:p>184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4" calcext:value-type="float">
            <text:p>184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4" calcext:value-type="float">
            <text:p>184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4" calcext:value-type="float">
            <text:p>184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4" calcext:value-type="float">
            <text:p>184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4" calcext:value-type="float">
            <text:p>184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4" calcext:value-type="float">
            <text:p>184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4" calcext:value-type="float">
            <text:p>184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4" calcext:value-type="float">
            <text:p>184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4" calcext:value-type="float">
            <text:p>184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4" calcext:value-type="float">
            <text:p>184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4" calcext:value-type="float">
            <text:p>184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4" calcext:value-type="float">
            <text:p>184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4" calcext:value-type="float">
            <text:p>184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4" calcext:value-type="float">
            <text:p>184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4" calcext:value-type="float">
            <text:p>184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4" calcext:value-type="float">
            <text:p>184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4" calcext:value-type="float">
            <text:p>184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4" calcext:value-type="float">
            <text:p>184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4" calcext:value-type="float">
            <text:p>184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4" calcext:value-type="float">
            <text:p>184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4" calcext:value-type="float">
            <text:p>184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4" calcext:value-type="float">
            <text:p>184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4" calcext:value-type="float">
            <text:p>184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4" calcext:value-type="float">
            <text:p>184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4" calcext:value-type="float">
            <text:p>184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4" calcext:value-type="float">
            <text:p>184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4" calcext:value-type="float">
            <text:p>184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4" calcext:value-type="float">
            <text:p>184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4" calcext:value-type="float">
            <text:p>184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4" calcext:value-type="float">
            <text:p>184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4" calcext:value-type="float">
            <text:p>184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4" calcext:value-type="float">
            <text:p>184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4" calcext:value-type="float">
            <text:p>184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U2:Numbers.AMJ2 Numbers.B2:Numbers.G2 Numbers.I2:Numbers.AH2 Numbers.AJ2:Numbers.BC2 Numbers.BF2:Numbers.BL2 Numbers.BO2:Numbers.BQ2 Numbers.BS2:Numbers.BS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3[/b]: [size=85]wildweasel: 3,  TheNightATK300: 2, lil'devil: 1, Hege Cactus: 3, TriMetall: 3, kadu522: 3, Azba: 3, 4thcharacter: 3, ZikShadow: 2, Sumwunn: 4, Marrub: 3, Master Medi: 2, Turbo: 2, Crazy Toni: 3, eharper256: 3, Hellser: 3[/size]]" calcext:value-type="string">
            <text:p>[b]1. [url=https://forum.zdoom.org/viewtopic.php?t=37044#p703341]DoomRL Arsenal[/url][/b] [[b]43[/b]: [size=85]wildweasel: 3, <text:s/>TheNightATK300: 2, lil'devil: 1, Hege Cactus: 3, TriMetall: 3, kadu522: 3, Azba: 3, 4thcharacter: 3, ZikShadow: 2, Sumwunn: 4, Marrub: 3, Master Medi: 2, Turbo: 2, Crazy Toni: 3, eharper256: 3, Hellser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0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High_Noon_Drifter.png&#10;convert background.png -gravity Center -size 270 -pointsize 24 -fill black -annotate +0-14 'Voted #4 mod' -pointsize 20 -fill white -annotate +0+18 'by ZDoom Community' png8:pngs/Russian_Overkill.png&#10;convert background.png -gravity Center -size 270 -pointsize 24 -fill black -annotate +0-14 'Voted #6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8 mod' -pointsize 20 -fill white -annotate +0+18 'by ZDoom Community' png8:pngs/GMOTA.png&#10;convert background.png -gravity Center -size 270 -pointsize 24 -fill black -annotate +0-14 'Voted #8 mod' -pointsize 20 -fill white -annotate +0+18 'by ZDoom Community' png8:pngs/Samsara.png&#10;convert background.png -gravity Center -size 270 -pointsize 24 -fill black -annotate +0-14 'Voted #10 mod' -pointsize 20 -fill white -annotate +0+18 'by ZDoom Community' png8:pngs/Colourful_Hell.png&#10;convert background.png -gravity Center -size 270 -pointsize 24 -fill black -annotate +0-14 'Voted #11 mod' -pointsize 20 -fill white -annotate +0+18 'by ZDoom Community' png8:pngs/Blade_of_Agony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Demonsteele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Hearts_of_Demons_-_BARON.png&#10;convert background.png -gravity Center -size 270 -pointsize 24 -fill black -annotate +0-14 'Voted #17 mod' -pointsize 20 -fill white -annotate +0+18 'by ZDoom Community' png8:pngs/Touhou_Doom.png&#10;convert background.png -gravity Center -size 270 -pointsize 24 -fill black -annotate +0-14 'Voted #18 mod' -pointsize 20 -fill white -annotate +0+18 'by ZDoom Community' png8:pngs/Psychic.png&#10;convert background.png -gravity Center -size 270 -pointsize 24 -fill black -annotate +0-14 'Voted #19 mod' -pointsize 20 -fill white -annotate +0+18 'by ZDoom Community' png8:pngs/La_Tailor_Girl.png&#10;convert background.png -gravity Center -size 270 -pointsize 24 -fill black -annotate +0-14 'Voted #20 mod' -pointsize 20 -fill white -annotate +0+18 'by ZDoom Community' png8:pngs/Doom_RPG.png&#10;convert background.png -gravity Center -size 270 -pointsize 24 -fill black -annotate +0-14 'Voted #20 mod' -pointsize 20 -fill white -annotate +0+18 'by ZDoom Community' png8:pngs/Reelism.png&#10;convert background.png -gravity Center -size 270 -pointsize 24 -fill black -annotate +0-14 'Voted #20 mod' -pointsize 20 -fill white -annotate +0+18 'by ZDoom Community' png8:pngs/The_Adventures_of_Square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D4D.png&#10;convert background.png -gravity Center -size 270 -pointsize 24 -fill black -annotate +0-14 'Voted #24 mod' -pointsize 20 -fill white -annotate +0+18 'by ZDoom Community' png8:pngs/LegenDoom.png&#10;convert background.png -gravity Center -size 270 -pointsize 24 -fill black -annotate +0-14 'Voted #24 mod' -pointsize 20 -fill white -annotate +0+18 'by ZDoom Community' png8:pngs/Pirate_Doom.png&#10;convert background.png -gravity Center -size 270 -pointsize 24 -fill black -annotate +0-14 'Voted #27 mod' -pointsize 20 -fill white -annotate +0+18 'by ZDoom Community' png8:pngs/Zen_Dynamics.png&#10;convert background.png -gravity Center -size 270 -pointsize 24 -fill black -annotate +0-14 'Voted #28 mod' -pointsize 20 -fill white -annotate +0+18 'by ZDoom Community' png8:pngs/ouch_m_2:_abort_m.png&#10;convert background.png -gravity Center -size 270 -pointsize 24 -fill black -annotate +0-14 'Voted #29 mod' -pointsize 20 -fill white -annotate +0+18 'by ZDoom Community' png8:pngs/Brutal_Doom.png&#10;convert background.png -gravity Center -size 270 -pointsize 24 -fill black -annotate +0-14 'Voted #29 mod' -pointsize 20 -fill white -annotate +0+18 'by ZDoom Community' png8:pngs/Lithium.png&#10;convert background.png -gravity Center -size 270 -pointsize 24 -fill black -annotate +0-14 'Voted #29 mod' -pointsize 20 -fill white -annotate +0+18 'by ZDoom Community' png8:pngs/PlayStation_Doom_TC.png&#10;convert background.png -gravity Center -size 270 -pointsize 24 -fill black -annotate +0-14 'Voted #32 mod' -pointsize 20 -fill white -annotate +0+18 'by ZDoom Community' png8:pngs/Ashes_2063_TC.png&#10;convert background.png -gravity Center -size 270 -pointsize 24 -fill black -annotate +0-14 'Voted #32 mod' -pointsize 20 -fill white -annotate +0+18 'by ZDoom Community' png8:pngs/Death_Foretold.png&#10;convert background.png -gravity Center -size 270 -pointsize 24 -fill black -annotate +0-14 'Voted #32 mod' -pointsize 20 -fill white -annotate +0+18 'by ZDoom Community' png8:pngs/Doom_Incarnate.png&#10;convert background.png -gravity Center -size 270 -pointsize 24 -fill black -annotate +0-14 'Voted #32 mod' -pointsize 20 -fill white -annotate +0+18 'by ZDoom Community' png8:pngs/Legacy_of_Suffering.png&#10;convert background.png -gravity Center -size 270 -pointsize 24 -fill black -annotate +0-14 'Voted #32 mod' -pointsize 20 -fill white -annotate +0+18 'by ZDoom Community' png8:pngs/MetaDoom.png&#10;convert background.png -gravity Center -size 270 -pointsize 24 -fill black -annotate +0-14 'Voted #32 mod' -pointsize 20 -fill white -annotate +0+18 'by ZDoom Community' png8:pngs/Quake_Champions:_Doom_Edition.png&#10;convert background.png -gravity Center -size 270 -pointsize 24 -fill black -annotate +0-14 'Voted #32 mod' -pointsize 20 -fill white -annotate +0+18 'by ZDoom Community' png8:pngs/Rise_Of_The_Wool_Ball.png&#10;convert background.png -gravity Center -size 270 -pointsize 24 -fill black -annotate +0-14 'Voted #32 mod' -pointsize 20 -fill white -annotate +0+18 'by ZDoom Community' png8:pngs/The_Ghoul_s_Forest_3.png&#10;convert background.png -gravity Center -size 270 -pointsize 24 -fill black -annotate +0-14 'Voted #32 mod' -pointsize 20 -fill white -annotate +0+18 'by ZDoom Community' png8:pngs/WW-Cola3.png&#10;convert background.png -gravity Center -size 270 -pointsize 24 -fill black -annotate +0-14 'Voted #41 mod' -pointsize 20 -fill white -annotate +0+18 'by ZDoom Community' png8:pngs/Daytime_Drama.png&#10;convert background.png -gravity Center -size 270 -pointsize 24 -fill black -annotate +0-14 'Voted #41 mod' -pointsize 20 -fill white -annotate +0+18 'by ZDoom Community' png8:pngs/JohnnyDoom.png&#10;convert background.png -gravity Center -size 270 -pointsize 24 -fill black -annotate +0-14 'Voted #41 mod' -pointsize 20 -fill white -annotate +0+18 'by ZDoom Community' png8:pngs/The_Inquisitor_III.png&#10;convert background.png -gravity Center -size 270 -pointsize 24 -fill black -annotate +0-14 'Voted #41 mod' -pointsize 20 -fill white -annotate +0+18 'by ZDoom Community' png8:pngs/Wrath_of_Cronos_RPG.png&#10;convert background.png -gravity Center -size 270 -pointsize 24 -fill black -annotate +0-14 'Voted #41 mod' -pointsize 20 -fill white -annotate +0+18 'by ZDoom Community' png8:pngs/Zero_Tolerance.png&#10;convert background.png -gravity Center -size 270 -pointsize 24 -fill black -annotate +0-14 'Voted #46 mod' -pointsize 20 -fill white -annotate +0+18 'by ZDoom Community' png8:pngs/Doom:_The_Golden_Souls_2.png&#10;convert background.png -gravity Center -size 270 -pointsize 24 -fill black -annotate +0-14 'Voted #46 mod' -pointsize 20 -fill white -annotate +0+18 'by ZDoom Community' png8:pngs/DTS-T.png&#10;convert background.png -gravity Center -size 270 -pointsize 24 -fill black -annotate +0-14 'Voted #46 mod' -pointsize 20 -fill white -annotate +0+18 'by ZDoom Community' png8:pngs/Faspons.png&#10;convert background.png -gravity Center -size 270 -pointsize 24 -fill black -annotate +0-14 'Voted #46 mod' -pointsize 20 -fill white -annotate +0+18 'by ZDoom Community' png8:pngs/Kriegsland:_Blutorden.png&#10;convert background.png -gravity Center -size 270 -pointsize 24 -fill black -annotate +0-14 'Voted #46 mod' -pointsize 20 -fill white -annotate +0+18 'by ZDoom Community' png8:pngs/Nazis!.png&#10;convert background.png -gravity Center -size 270 -pointsize 24 -fill black -annotate +0-14 'Voted #46 mod' -pointsize 20 -fill white -annotate +0+18 'by ZDoom Community' png8:pngs/RTC-3057_Hub_1.png&#10;convert background.png -gravity Center -size 270 -pointsize 24 -fill black -annotate +0-14 'Voted #46 mod' -pointsize 20 -fill white -annotate +0+18 'by ZDoom Community' png8:pngs/Shades_of_Doom.png&#10;convert background.png -gravity Center -size 270 -pointsize 24 -fill black -annotate +0-14 'Voted #46 mod' -pointsize 20 -fill white -annotate +0+18 'by ZDoom Community' png8:pngs/Terrorists!.png&#10;convert background.png -gravity Center -size 270 -pointsize 24 -fill black -annotate +0-14 'Voted #46 mod' -pointsize 20 -fill white -annotate +0+18 'by ZDoom Community' png8:pngs/The_Soldier_Z.png&#10;convert background.png -gravity Center -size 270 -pointsize 24 -fill black -annotate +0-14 'Voted #46 mod' -pointsize 20 -fill white -annotate +0+18 'by ZDoom Community' png8:pngs/The_Ultimate_Torment_and_Torture.png&#10;convert background.png -gravity Center -size 270 -pointsize 24 -fill black -annotate +0-14 'Voted #46 mod' -pointsize 20 -fill white -annotate +0+18 'by ZDoom Community' png8:pngs/Who_Dun_It.png&#10;convert background.png -gravity Center -size 270 -pointsize 24 -fill black -annotate +0-14 'Voted #57 mod' -pointsize 20 -fill white -annotate +0+18 'by ZDoom Community' png8:pngs/10x.png&#10;convert background.png -gravity Center -size 270 -pointsize 24 -fill black -annotate +0-14 'Voted #57 mod' -pointsize 20 -fill white -annotate +0+18 'by ZDoom Community' png8:pngs/AEons_Of_Death.png&#10;convert background.png -gravity Center -size 270 -pointsize 24 -fill black -annotate +0-14 'Voted #57 mod' -pointsize 20 -fill white -annotate +0+18 'by ZDoom Community' png8:pngs/Argent.png&#10;convert background.png -gravity Center -size 270 -pointsize 24 -fill black -annotate +0-14 'Voted #57 mod' -pointsize 20 -fill white -annotate +0+18 'by ZDoom Community' png8:pngs/BGPA_Missions_Liberation.png&#10;convert background.png -gravity Center -size 270 -pointsize 24 -fill black -annotate +0-14 'Voted #57 mod' -pointsize 20 -fill white -annotate +0+18 'by ZDoom Community' png8:pngs/Demon_Eclipse.png&#10;convert background.png -gravity Center -size 270 -pointsize 24 -fill black -annotate +0-14 'Voted #57 mod' -pointsize 20 -fill white -annotate +0+18 'by ZDoom Community' png8:pngs/Doom_64:_Retribution.png&#10;convert background.png -gravity Center -size 270 -pointsize 24 -fill black -annotate +0-14 'Voted #57 mod' -pointsize 20 -fill white -annotate +0+18 'by ZDoom Community' png8:pngs/Doom_Delta.png&#10;convert background.png -gravity Center -size 270 -pointsize 24 -fill black -annotate +0-14 'Voted #57 mod' -pointsize 20 -fill white -annotate +0+18 'by ZDoom Community' png8:pngs/Doom:_The_Golden_Souls.png&#10;convert background.png -gravity Center -size 270 -pointsize 24 -fill black -annotate +0-14 'Voted #57 mod' -pointsize 20 -fill white -annotate +0+18 'by ZDoom Community' png8:pngs/Hunter’s_Moon.png&#10;convert background.png -gravity Center -size 270 -pointsize 24 -fill black -annotate +0-14 'Voted #57 mod' -pointsize 20 -fill white -annotate +0+18 'by ZDoom Community' png8:pngs/Juvenile_Power_Fantasy.png&#10;convert background.png -gravity Center -size 270 -pointsize 24 -fill black -annotate +0-14 'Voted #57 mod' -pointsize 20 -fill white -annotate +0+18 'by ZDoom Community' png8:pngs/Serpent_Resurrection.png&#10;convert background.png -gravity Center -size 270 -pointsize 24 -fill black -annotate +0-14 'Voted #57 mod' -pointsize 20 -fill white -annotate +0+18 'by ZDoom Community' png8:pngs/Shadow_Of_The_Wool_Ball.png&#10;convert background.png -gravity Center -size 270 -pointsize 24 -fill black -annotate +0-14 'Voted #57 mod' -pointsize 20 -fill white -annotate +0+18 'by ZDoom Community' png8:pngs/Soundless_Mound.png&#10;convert background.png -gravity Center -size 270 -pointsize 24 -fill black -annotate +0-14 'Voted #57 mod' -pointsize 20 -fill white -annotate +0+18 'by ZDoom Community' png8:pngs/SpriteShadow.png&#10;convert background.png -gravity Center -size 270 -pointsize 24 -fill black -annotate +0-14 'Voted #57 mod' -pointsize 20 -fill white -annotate +0+18 'by ZDoom Community' png8:pngs/Stronghold:_On_the_Edge_of_Chaos.png&#10;convert background.png -gravity Center -size 270 -pointsize 24 -fill black -annotate +0-14 'Voted #57 mod' -pointsize 20 -fill white -annotate +0+18 'by ZDoom Community' png8:pngs/Waterlab_GZD.png&#10;convert background.png -gravity Center -size 270 -pointsize 24 -fill black -annotate +0-14 'Voted #73 mod' -pointsize 20 -fill white -annotate +0+18 'by ZDoom Community' png8:pngs/Action_Doom.png&#10;convert background.png -gravity Center -size 270 -pointsize 24 -fill black -annotate +0-14 'Voted #73 mod' -pointsize 20 -fill white -annotate +0+18 'by ZDoom Community' png8:pngs/Beautiful_Doom.png&#10;convert background.png -gravity Center -size 270 -pointsize 24 -fill black -annotate +0-14 'Voted #73 mod' -pointsize 20 -fill white -annotate +0+18 'by ZDoom Community' png8:pngs/Bullet-Eye.png&#10;convert background.png -gravity Center -size 270 -pointsize 24 -fill black -annotate +0-14 'Voted #73 mod' -pointsize 20 -fill white -annotate +0+18 'by ZDoom Community' png8:pngs/Burl_Tumd.png&#10;convert background.png -gravity Center -size 270 -pointsize 24 -fill black -annotate +0-14 'Voted #73 mod' -pointsize 20 -fill white -annotate +0+18 'by ZDoom Community' png8:pngs/Cold_as_Hell.png&#10;convert background.png -gravity Center -size 270 -pointsize 24 -fill black -annotate +0-14 'Voted #73 mod' -pointsize 20 -fill white -annotate +0+18 'by ZDoom Community' png8:pngs/Diaz:_Last_Hours_of_Purity.png&#10;convert background.png -gravity Center -size 270 -pointsize 24 -fill black -annotate +0-14 'Voted #73 mod' -pointsize 20 -fill white -annotate +0+18 'by ZDoom Community' png8:pngs/Heretical_Doom.png&#10;convert background.png -gravity Center -size 270 -pointsize 24 -fill black -annotate +0-14 'Voted #73 mod' -pointsize 20 -fill white -annotate +0+18 'by ZDoom Community' png8:pngs/Jimmy’s_Jukebox.png&#10;convert background.png -gravity Center -size 270 -pointsize 24 -fill black -annotate +0-14 'Voted #73 mod' -pointsize 20 -fill white -annotate +0+18 'by ZDoom Community' png8:pngs/Project_Brutality.png&#10;convert background.png -gravity Center -size 270 -pointsize 24 -fill black -annotate +0-14 'Voted #73 mod' -pointsize 20 -fill white -annotate +0+18 'by ZDoom Community' png8:pngs/Project_Einherjar.png&#10;convert background.png -gravity Center -size 270 -pointsize 24 -fill black -annotate +0-14 'Voted #73 mod' -pointsize 20 -fill white -annotate +0+18 'by ZDoom Community' png8:pngs/Redux_E2M4.png&#10;convert background.png -gravity Center -size 270 -pointsize 24 -fill black -annotate +0-14 'Voted #73 mod' -pointsize 20 -fill white -annotate +0+18 'by ZDoom Community' png8:pngs/Shut_up_and_Bleed.png&#10;convert background.png -gravity Center -size 270 -pointsize 24 -fill black -annotate +0-14 'Voted #73 mod' -pointsize 20 -fill white -annotate +0+18 'by ZDoom Community' png8:pngs/Super_Sonic_DooM.png&#10;convert background.png -gravity Center -size 270 -pointsize 24 -fill black -annotate +0-14 'Voted #73 mod' -pointsize 20 -fill white -annotate +0+18 'by ZDoom Community' png8:pngs/The_Ultimate_Simpsons_Doom_.png&#10;convert background.png -gravity Center -size 270 -pointsize 24 -fill black -annotate +0-14 'Voted #73 mod' -pointsize 20 -fill white -annotate +0+18 'by ZDoom Community' png8:pngs/Void.png&#10;convert background.png -gravity Center -size 270 -pointsize 24 -fill black -annotate +0-14 'Voted #73 mod' -pointsize 20 -fill white -annotate +0+18 'by ZDoom Community' png8:pngs/WolfenDOOM:_Operation:_Arctic_Wolf.png&#10;convert background.png -gravity Center -size 270 -pointsize 24 -fill black -annotate +0-14 'Voted #89 mod' -pointsize 20 -fill white -annotate +0+18 'by ZDoom Community' png8:pngs/Aetherius.png&#10;convert background.png -gravity Center -size 270 -pointsize 24 -fill black -annotate +0-14 'Voted #89 mod' -pointsize 20 -fill white -annotate +0+18 'by ZDoom Community' png8:pngs/Aracnocide.png&#10;convert background.png -gravity Center -size 270 -pointsize 24 -fill black -annotate +0-14 'Voted #89 mod' -pointsize 20 -fill white -annotate +0+18 'by ZDoom Community' png8:pngs/BlackWarrior.png&#10;convert background.png -gravity Center -size 270 -pointsize 24 -fill black -annotate +0-14 'Voted #89 mod' -pointsize 20 -fill white -annotate +0+18 'by ZDoom Community' png8:pngs/Castlevania_-_Simon_s_Destiny.png&#10;convert background.png -gravity Center -size 270 -pointsize 24 -fill black -annotate +0-14 'Voted #89 mod' -pointsize 20 -fill white -annotate +0+18 'by ZDoom Community' png8:pngs/Complex_Doom.png&#10;convert background.png -gravity Center -size 270 -pointsize 24 -fill black -annotate +0-14 'Voted #89 mod' -pointsize 20 -fill white -annotate +0+18 'by ZDoom Community' png8:pngs/Crossfire.png&#10;convert background.png -gravity Center -size 270 -pointsize 24 -fill black -annotate +0-14 'Voted #89 mod' -pointsize 20 -fill white -annotate +0+18 'by ZDoom Community' png8:pngs/Cyberrunner.png&#10;convert background.png -gravity Center -size 270 -pointsize 24 -fill black -annotate +0-14 'Voted #89 mod' -pointsize 20 -fill white -annotate +0+18 'by ZDoom Community' png8:pngs/Dead_Marine.png&#10;convert background.png -gravity Center -size 270 -pointsize 24 -fill black -annotate +0-14 'Voted #89 mod' -pointsize 20 -fill white -annotate +0+18 'by ZDoom Community' png8:pngs/Demon_CounterStrike.png&#10;convert background.png -gravity Center -size 270 -pointsize 24 -fill black -annotate +0-14 'Voted #89 mod' -pointsize 20 -fill white -annotate +0+18 'by ZDoom Community' png8:pngs/Droplets:_Simulated_Blood.png&#10;convert background.png -gravity Center -size 270 -pointsize 24 -fill black -annotate +0-14 'Voted #89 mod' -pointsize 20 -fill white -annotate +0+18 'by ZDoom Community' png8:pngs/Eriguns_2.png&#10;convert background.png -gravity Center -size 270 -pointsize 24 -fill black -annotate +0-14 'Voted #89 mod' -pointsize 20 -fill white -annotate +0+18 'by ZDoom Community' png8:pngs/Error:_Doom.png&#10;convert background.png -gravity Center -size 270 -pointsize 24 -fill black -annotate +0-14 'Voted #89 mod' -pointsize 20 -fill white -annotate +0+18 'by ZDoom Community' png8:pngs/Final_NeoDoom.png&#10;convert background.png -gravity Center -size 270 -pointsize 24 -fill black -annotate +0-14 'Voted #89 mod' -pointsize 20 -fill white -annotate +0+18 'by ZDoom Community' png8:pngs/FragTrak.png&#10;convert background.png -gravity Center -size 270 -pointsize 24 -fill black -annotate +0-14 'Voted #89 mod' -pointsize 20 -fill white -annotate +0+18 'by ZDoom Community' png8:pngs/Gene-Tech:_Before_the_Storm.png&#10;convert background.png -gravity Center -size 270 -pointsize 24 -fill black -annotate +0-14 'Voted #89 mod' -pointsize 20 -fill white -annotate +0+18 'by ZDoom Community' png8:pngs/HeXeReTiC_Fantasy.png&#10;convert background.png -gravity Center -size 270 -pointsize 24 -fill black -annotate +0-14 'Voted #89 mod' -pointsize 20 -fill white -annotate +0+18 'by ZDoom Community' png8:pngs/Hocusdoom.png&#10;convert background.png -gravity Center -size 270 -pointsize 24 -fill black -annotate +0-14 'Voted #89 mod' -pointsize 20 -fill white -annotate +0+18 'by ZDoom Community' png8:pngs/Insanity_s_Requiem.png&#10;convert background.png -gravity Center -size 270 -pointsize 24 -fill black -annotate +0-14 'Voted #89 mod' -pointsize 20 -fill white -annotate +0+18 'by ZDoom Community' png8:pngs/Queen_s_Crusade.png&#10;convert background.png -gravity Center -size 270 -pointsize 24 -fill black -annotate +0-14 'Voted #89 mod' -pointsize 20 -fill white -annotate +0+18 'by ZDoom Community' png8:pngs/Skulldash.png&#10;convert background.png -gravity Center -size 270 -pointsize 24 -fill black -annotate +0-14 'Voted #89 mod' -pointsize 20 -fill white -annotate +0+18 'by ZDoom Community' png8:pngs/Sneaky_Doom.png&#10;convert background.png -gravity Center -size 270 -pointsize 24 -fill black -annotate +0-14 'Voted #89 mod' -pointsize 20 -fill white -annotate +0+18 'by ZDoom Community' png8:pngs/Sun_Damage_Omen.png&#10;convert background.png -gravity Center -size 270 -pointsize 24 -fill black -annotate +0-14 'Voted #89 mod' -pointsize 20 -fill white -annotate +0+18 'by ZDoom Community' png8:pngs/The_Space_Pirate.png&#10;convert background.png -gravity Center -size 270 -pointsize 24 -fill black -annotate +0-14 'Voted #89 mod' -pointsize 20 -fill white -annotate +0+18 'by ZDoom Community' png8:pngs/Unloved.png&#10;convert background.png -gravity Center -size 270 -pointsize 24 -fill black -annotate +0-14 'Voted #89 mod' -pointsize 20 -fill white -annotate +0+18 'by ZDoom Community' png8:pngs/Weapons_of_Saturn.png&#10;convert background.png -gravity Center -size 270 -pointsize 24 -fill black -annotate +0-14 'Voted #89 mod' -pointsize 20 -fill white -annotate +0+18 'by ZDoom Community' png8:pngs/WolfenDOOM:__Astrostein.png&#10;convert background.png -gravity Center -size 270 -pointsize 24 -fill black -annotate +0-14 'Voted #115 mod' -pointsize 20 -fill white -annotate +0+18 'by ZDoom Community' png8:pngs/007:_Licence_to_Spell_DooM.png&#10;convert background.png -gravity Center -size 270 -pointsize 24 -fill black -annotate +0-14 'Voted #115 mod' -pointsize 20 -fill white -annotate +0+18 'by ZDoom Community' png8:pngs/20_Monsters_Challenge.png&#10;convert background.png -gravity Center -size 270 -pointsize 24 -fill black -annotate +0-14 'Voted #115 mod' -pointsize 20 -fill white -annotate +0+18 'by ZDoom Community' png8:pngs/Accessories_to_Murder.png&#10;convert background.png -gravity Center -size 270 -pointsize 24 -fill black -annotate +0-14 'Voted #115 mod' -pointsize 20 -fill white -annotate +0+18 'by ZDoom Community' png8:pngs/Alandoguns.png&#10;convert background.png -gravity Center -size 270 -pointsize 24 -fill black -annotate +0-14 'Voted #115 mod' -pointsize 20 -fill white -annotate +0+18 'by ZDoom Community' png8:pngs/Alfonzone.png&#10;convert background.png -gravity Center -size 270 -pointsize 24 -fill black -annotate +0-14 'Voted #115 mod' -pointsize 20 -fill white -annotate +0+18 'by ZDoom Community' png8:pngs/Aliens:_Colonial_Marines_TC.png&#10;convert background.png -gravity Center -size 270 -pointsize 24 -fill black -annotate +0-14 'Voted #115 mod' -pointsize 20 -fill white -annotate +0+18 'by ZDoom Community' png8:pngs/All_Clear_Message.png&#10;convert background.png -gravity Center -size 270 -pointsize 24 -fill black -annotate +0-14 'Voted #115 mod' -pointsize 20 -fill white -annotate +0+18 'by ZDoom Community' png8:pngs/Banhammer.png&#10;convert background.png -gravity Center -size 270 -pointsize 24 -fill black -annotate +0-14 'Voted #115 mod' -pointsize 20 -fill white -annotate +0+18 'by ZDoom Community' png8:pngs/Brutalkick.png&#10;convert background.png -gravity Center -size 270 -pointsize 24 -fill black -annotate +0-14 'Voted #115 mod' -pointsize 20 -fill white -annotate +0+18 'by ZDoom Community' png8:pngs/Call_of_Dooty.png&#10;convert background.png -gravity Center -size 270 -pointsize 24 -fill black -annotate +0-14 'Voted #115 mod' -pointsize 20 -fill white -annotate +0+18 'by ZDoom Community' png8:pngs/Chosen.png&#10;convert background.png -gravity Center -size 270 -pointsize 24 -fill black -annotate +0-14 'Voted #115 mod' -pointsize 20 -fill white -annotate +0+18 'by ZDoom Community' png8:pngs/Complex_Doom:_LCA.png&#10;convert background.png -gravity Center -size 270 -pointsize 24 -fill black -annotate +0-14 'Voted #115 mod' -pointsize 20 -fill white -annotate +0+18 'by ZDoom Community' png8:pngs/Consolation_Prize:_The_PSX_Doom_TC.png&#10;convert background.png -gravity Center -size 270 -pointsize 24 -fill black -annotate +0-14 'Voted #115 mod' -pointsize 20 -fill white -annotate +0+18 'by ZDoom Community' png8:pngs/CustomDoom.png&#10;convert background.png -gravity Center -size 270 -pointsize 24 -fill black -annotate +0-14 'Voted #115 mod' -pointsize 20 -fill white -annotate +0+18 'by ZDoom Community' png8:pngs/DamNums.png&#10;convert background.png -gravity Center -size 270 -pointsize 24 -fill black -annotate +0-14 'Voted #115 mod' -pointsize 20 -fill white -annotate +0+18 'by ZDoom Community' png8:pngs/Dark_7__with_Mission_Pack_.png&#10;convert background.png -gravity Center -size 270 -pointsize 24 -fill black -annotate +0-14 'Voted #115 mod' -pointsize 20 -fill white -annotate +0+18 'by ZDoom Community' png8:pngs/Dark_Encounters.png&#10;convert background.png -gravity Center -size 270 -pointsize 24 -fill black -annotate +0-14 'Voted #115 mod' -pointsize 20 -fill white -annotate +0+18 'by ZDoom Community' png8:pngs/dead.air.png&#10;convert background.png -gravity Center -size 270 -pointsize 24 -fill black -annotate +0-14 'Voted #115 mod' -pointsize 20 -fill white -annotate +0+18 'by ZDoom Community' png8:pngs/Demonsteele:_NowThatsWhatICallMIDI.png&#10;convert background.png -gravity Center -size 270 -pointsize 24 -fill black -annotate +0-14 'Voted #115 mod' -pointsize 20 -fill white -annotate +0+18 'by ZDoom Community' png8:pngs/Don-t_play_with_HELL_–_Black_Edition.png&#10;convert background.png -gravity Center -size 270 -pointsize 24 -fill black -annotate +0-14 'Voted #115 mod' -pointsize 20 -fill white -annotate +0+18 'by ZDoom Community' png8:pngs/Doom_2_Minor_Sprite_Fixing_Project.png&#10;convert background.png -gravity Center -size 270 -pointsize 24 -fill black -annotate +0-14 'Voted #115 mod' -pointsize 20 -fill white -annotate +0+18 'by ZDoom Community' png8:pngs/Doom_64__weapons_only_.png&#10;convert background.png -gravity Center -size 270 -pointsize 24 -fill black -annotate +0-14 'Voted #115 mod' -pointsize 20 -fill white -annotate +0+18 'by ZDoom Community' png8:pngs/Eriguns_1.png&#10;convert background.png -gravity Center -size 270 -pointsize 24 -fill black -annotate +0-14 'Voted #115 mod' -pointsize 20 -fill white -annotate +0+18 'by ZDoom Community' png8:pngs/Factotum.png&#10;convert background.png -gravity Center -size 270 -pointsize 24 -fill black -annotate +0-14 'Voted #115 mod' -pointsize 20 -fill white -annotate +0+18 'by ZDoom Community' png8:pngs/Fading_Corpses_Universal.png&#10;convert background.png -gravity Center -size 270 -pointsize 24 -fill black -annotate +0-14 'Voted #115 mod' -pointsize 20 -fill white -annotate +0+18 'by ZDoom Community' png8:pngs/FamiliarDoom.png&#10;convert background.png -gravity Center -size 270 -pointsize 24 -fill black -annotate +0-14 'Voted #115 mod' -pointsize 20 -fill white -annotate +0+18 'by ZDoom Community' png8:pngs/Footsteps.png&#10;convert background.png -gravity Center -size 270 -pointsize 24 -fill black -annotate +0-14 'Voted #115 mod' -pointsize 20 -fill white -annotate +0+18 'by ZDoom Community' png8:pngs/Ghoul_School_3D.png&#10;convert background.png -gravity Center -size 270 -pointsize 24 -fill black -annotate +0-14 'Voted #115 mod' -pointsize 20 -fill white -annotate +0+18 'by ZDoom Community' png8:pngs/GZSHud.png&#10;convert background.png -gravity Center -size 270 -pointsize 24 -fill black -annotate +0-14 'Voted #115 mod' -pointsize 20 -fill white -annotate +0+18 'by ZDoom Community' png8:pngs/Happy_Time_Circus_][.png&#10;convert background.png -gravity Center -size 270 -pointsize 24 -fill black -annotate +0-14 'Voted #115 mod' -pointsize 20 -fill white -annotate +0+18 'by ZDoom Community' png8:pngs/Heretic_Widescreened_HUD.png&#10;convert background.png -gravity Center -size 270 -pointsize 24 -fill black -annotate +0-14 'Voted #115 mod' -pointsize 20 -fill white -annotate +0+18 'by ZDoom Community' png8:pngs/Hexen:_Scourge_of_Viscerus.png&#10;convert background.png -gravity Center -size 270 -pointsize 24 -fill black -annotate +0-14 'Voted #115 mod' -pointsize 20 -fill white -annotate +0+18 'by ZDoom Community' png8:pngs/HeXercise.png&#10;convert background.png -gravity Center -size 270 -pointsize 24 -fill black -annotate +0-14 'Voted #115 mod' -pointsize 20 -fill white -annotate +0+18 'by ZDoom Community' png8:pngs/Highway_to_Hell.png&#10;convert background.png -gravity Center -size 270 -pointsize 24 -fill black -annotate +0-14 'Voted #115 mod' -pointsize 20 -fill white -annotate +0+18 'by ZDoom Community' png8:pngs/Hordes_of_Chaos.png&#10;convert background.png -gravity Center -size 270 -pointsize 24 -fill black -annotate +0-14 'Voted #115 mod' -pointsize 20 -fill white -annotate +0+18 'by ZDoom Community' png8:pngs/HXRTC_Project.png&#10;convert background.png -gravity Center -size 270 -pointsize 24 -fill black -annotate +0-14 'Voted #115 mod' -pointsize 20 -fill white -annotate +0+18 'by ZDoom Community' png8:pngs/Lasting_Light.png&#10;convert background.png -gravity Center -size 270 -pointsize 24 -fill black -annotate +0-14 'Voted #115 mod' -pointsize 20 -fill white -annotate +0+18 'by ZDoom Community' png8:pngs/MAIS.png&#10;convert background.png -gravity Center -size 270 -pointsize 24 -fill black -annotate +0-14 'Voted #115 mod' -pointsize 20 -fill white -annotate +0+18 'by ZDoom Community' png8:pngs/MassMouth_2.png&#10;convert background.png -gravity Center -size 270 -pointsize 24 -fill black -annotate +0-14 'Voted #115 mod' -pointsize 20 -fill white -annotate +0+18 'by ZDoom Community' png8:pngs/Megabounce.png&#10;convert background.png -gravity Center -size 270 -pointsize 24 -fill black -annotate +0-14 'Voted #115 mod' -pointsize 20 -fill white -annotate +0+18 'by ZDoom Community' png8:pngs/Metroid:_Dreadnought.png&#10;convert background.png -gravity Center -size 270 -pointsize 24 -fill black -annotate +0-14 'Voted #115 mod' -pointsize 20 -fill white -annotate +0+18 'by ZDoom Community' png8:pngs/Monster_Scouter.png&#10;convert background.png -gravity Center -size 270 -pointsize 24 -fill black -annotate +0-14 'Voted #115 mod' -pointsize 20 -fill white -annotate +0+18 'by ZDoom Community' png8:pngs/Nash_s_Gore_Mod.png&#10;convert background.png -gravity Center -size 270 -pointsize 24 -fill black -annotate +0-14 'Voted #115 mod' -pointsize 20 -fill white -annotate +0+18 'by ZDoom Community' png8:pngs/NC_HUD.png&#10;convert background.png -gravity Center -size 270 -pointsize 24 -fill black -annotate +0-14 'Voted #115 mod' -pointsize 20 -fill white -annotate +0+18 'by ZDoom Community' png8:pngs/njsplash.png&#10;convert background.png -gravity Center -size 270 -pointsize 24 -fill black -annotate +0-14 'Voted #115 mod' -pointsize 20 -fill white -annotate +0+18 'by ZDoom Community' png8:pngs/Paranoid_and_Paranoiac.png&#10;convert background.png -gravity Center -size 270 -pointsize 24 -fill black -annotate +0-14 'Voted #115 mod' -pointsize 20 -fill white -annotate +0+18 'by ZDoom Community' png8:pngs/Perkristan_s_HD_Sounds.png&#10;convert background.png -gravity Center -size 270 -pointsize 24 -fill black -annotate +0-14 'Voted #115 mod' -pointsize 20 -fill white -annotate +0+18 'by ZDoom Community' png8:pngs/Pokémon_Doom.png&#10;convert background.png -gravity Center -size 270 -pointsize 24 -fill black -annotate +0-14 'Voted #115 mod' -pointsize 20 -fill white -annotate +0+18 'by ZDoom Community' png8:pngs/Project_Ironclad.png&#10;convert background.png -gravity Center -size 270 -pointsize 24 -fill black -annotate +0-14 'Voted #115 mod' -pointsize 20 -fill white -annotate +0+18 'by ZDoom Community' png8:pngs/QUAKE:_Descent_into_Heresy.png&#10;convert background.png -gravity Center -size 270 -pointsize 24 -fill black -annotate +0-14 'Voted #115 mod' -pointsize 20 -fill white -annotate +0+18 'by ZDoom Community' png8:pngs/Real_Guns_Hardcore.png&#10;convert background.png -gravity Center -size 270 -pointsize 24 -fill black -annotate +0-14 'Voted #115 mod' -pointsize 20 -fill white -annotate +0+18 'by ZDoom Community' png8:pngs/Realm_of_Cheogsh.png&#10;convert background.png -gravity Center -size 270 -pointsize 24 -fill black -annotate +0-14 'Voted #115 mod' -pointsize 20 -fill white -annotate +0+18 'by ZDoom Community' png8:pngs/Reikall_s_Voxels.png&#10;convert background.png -gravity Center -size 270 -pointsize 24 -fill black -annotate +0-14 'Voted #115 mod' -pointsize 20 -fill white -annotate +0+18 'by ZDoom Community' png8:pngs/Sbrightmaps.png&#10;convert background.png -gravity Center -size 270 -pointsize 24 -fill black -annotate +0-14 'Voted #115 mod' -pointsize 20 -fill white -annotate +0+18 'by ZDoom Community' png8:pngs/scalliano_s_667_Shuffle.png&#10;convert background.png -gravity Center -size 270 -pointsize 24 -fill black -annotate +0-14 'Voted #115 mod' -pointsize 20 -fill white -annotate +0+18 'by ZDoom Community' png8:pngs/Simple_Mirrored_Monsters.png&#10;convert background.png -gravity Center -size 270 -pointsize 24 -fill black -annotate +0-14 'Voted #115 mod' -pointsize 20 -fill white -annotate +0+18 'by ZDoom Community' png8:pngs/Smooth_Doom.png&#10;convert background.png -gravity Center -size 270 -pointsize 24 -fill black -annotate +0-14 'Voted #115 mod' -pointsize 20 -fill white -annotate +0+18 'by ZDoom Community' png8:pngs/Smooth_fluids.png&#10;convert background.png -gravity Center -size 270 -pointsize 24 -fill black -annotate +0-14 'Voted #115 mod' -pointsize 20 -fill white -annotate +0+18 'by ZDoom Community' png8:pngs/Sound_Caulking.png&#10;convert background.png -gravity Center -size 270 -pointsize 24 -fill black -annotate +0-14 'Voted #115 mod' -pointsize 20 -fill white -annotate +0+18 'by ZDoom Community' png8:pngs/Splatterhouse_3D.png&#10;convert background.png -gravity Center -size 270 -pointsize 24 -fill black -annotate +0-14 'Voted #115 mod' -pointsize 20 -fill white -annotate +0+18 'by ZDoom Community' png8:pngs/StatsKeeper.png&#10;convert background.png -gravity Center -size 270 -pointsize 24 -fill black -annotate +0-14 'Voted #115 mod' -pointsize 20 -fill white -annotate +0+18 'by ZDoom Community' png8:pngs/Strange_Aeons.png&#10;convert background.png -gravity Center -size 270 -pointsize 24 -fill black -annotate +0-14 'Voted #115 mod' -pointsize 20 -fill white -annotate +0+18 'by ZDoom Community' png8:pngs/TGRDM3__Morgenstern_.png&#10;convert background.png -gravity Center -size 270 -pointsize 24 -fill black -annotate +0-14 'Voted #115 mod' -pointsize 20 -fill white -annotate +0+18 'by ZDoom Community' png8:pngs/The_City_of_The_Damned_:_Apocalypse.png&#10;convert background.png -gravity Center -size 270 -pointsize 24 -fill black -annotate +0-14 'Voted #115 mod' -pointsize 20 -fill white -annotate +0+18 'by ZDoom Community' png8:pngs/The_Trooper.png&#10;convert background.png -gravity Center -size 270 -pointsize 24 -fill black -annotate +0-14 'Voted #115 mod' -pointsize 20 -fill white -annotate +0+18 'by ZDoom Community' png8:pngs/Tilt++.png&#10;convert background.png -gravity Center -size 270 -pointsize 24 -fill black -annotate +0-14 'Voted #115 mod' -pointsize 20 -fill white -annotate +0+18 'by ZDoom Community' png8:pngs/WARDUST_heretic_Sprites.png&#10;convert background.png -gravity Center -size 270 -pointsize 24 -fill black -annotate +0-14 'Voted #115 mod' -pointsize 20 -fill white -annotate +0+18 'by ZDoom Community' png8:pngs/Wolfenstein_3D_TC.png&#10;convert background.png -gravity Center -size 270 -pointsize 24 -fill black -annotate +0-14 'Voted #115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High_Noon_Drifter.png</text:p>
            <text:p>convert background.png -gravity Center -size 270 -pointsize 24 -fill black -annotate +0-14 'Voted #4 mod' -pointsize 20 -fill white -annotate +0+18 'by ZDoom Community' png8:pngs/Russian_Overkill.png</text:p>
            <text:p>convert background.png -gravity Center -size 270 -pointsize 24 -fill black -annotate +0-14 'Voted #6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8 mod' -pointsize 20 -fill white -annotate +0+18 'by ZDoom Community' png8:pngs/GMOTA.png</text:p>
            <text:p>convert background.png -gravity Center -size 270 -pointsize 24 -fill black -annotate +0-14 'Voted #8 mod' -pointsize 20 -fill white -annotate +0+18 'by ZDoom Community' png8:pngs/Samsara.png</text:p>
            <text:p>convert background.png -gravity Center -size 270 -pointsize 24 -fill black -annotate +0-14 'Voted #10 mod' -pointsize 20 -fill white -annotate +0+18 'by ZDoom Community' png8:pngs/Colourful_Hell.png</text:p>
            <text:p>convert background.png -gravity Center -size 270 -pointsize 24 -fill black -annotate +0-14 'Voted #11 mod' -pointsize 20 -fill white -annotate +0+18 'by ZDoom Community' png8:pngs/Blade_of_Agony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Demonsteele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Hearts_of_Demons_-_BARON.png</text:p>
            <text:p>convert background.png -gravity Center -size 270 -pointsize 24 -fill black -annotate +0-14 'Voted #17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Psychic.png</text:p>
            <text:p>convert background.png -gravity Center -size 270 -pointsize 24 -fill black -annotate +0-14 'Voted #19 mod' -pointsize 20 -fill white -annotate +0+18 'by ZDoom Community' png8:pngs/La_Tailor_Girl.png</text:p>
            <text:p>convert background.png -gravity Center -size 270 -pointsize 24 -fill black -annotate +0-14 'Voted #20 mod' -pointsize 20 -fill white -annotate +0+18 'by ZDoom Community' png8:pngs/Doom_RPG.png</text:p>
            <text:p>convert background.png -gravity Center -size 270 -pointsize 24 -fill black -annotate +0-14 'Voted #20 mod' -pointsize 20 -fill white -annotate +0+18 'by ZDoom Community' png8:pngs/Reelism.png</text:p>
            <text:p>convert background.png -gravity Center -size 270 -pointsize 24 -fill black -annotate +0-14 'Voted #20 mod' -pointsize 20 -fill white -annotate +0+18 'by ZDoom Community' png8:pngs/The_Adventures_of_Square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D4D.png</text:p>
            <text:p>convert background.png -gravity Center -size 270 -pointsize 24 -fill black -annotate +0-14 'Voted #24 mod' -pointsize 20 -fill white -annotate +0+18 'by ZDoom Community' png8:pngs/LegenDoom.png</text:p>
            <text:p>convert background.png -gravity Center -size 270 -pointsize 24 -fill black -annotate +0-14 'Voted #24 mod' -pointsize 20 -fill white -annotate +0+18 'by ZDoom Community' png8:pngs/Pirate_Doom.png</text:p>
            <text:p>convert background.png -gravity Center -size 270 -pointsize 24 -fill black -annotate +0-14 'Voted #27 mod' -pointsize 20 -fill white -annotate +0+18 'by ZDoom Community' png8:pngs/Zen_Dynamics.png</text:p>
            <text:p>convert background.png -gravity Center -size 270 -pointsize 24 -fill black -annotate +0-14 'Voted #28 mod' -pointsize 20 -fill white -annotate +0+18 'by ZDoom Community' png8:pngs/ouch_m_2:_abort_m.png</text:p>
            <text:p>convert background.png -gravity Center -size 270 -pointsize 24 -fill black -annotate +0-14 'Voted #29 mod' -pointsize 20 -fill white -annotate +0+18 'by ZDoom Community' png8:pngs/Brutal_Doom.png</text:p>
            <text:p>convert background.png -gravity Center -size 270 -pointsize 24 -fill black -annotate +0-14 'Voted #29 mod' -pointsize 20 -fill white -annotate +0+18 'by ZDoom Community' png8:pngs/Lithium.png</text:p>
            <text:p>convert background.png -gravity Center -size 270 -pointsize 24 -fill black -annotate +0-14 'Voted #29 mod' -pointsize 20 -fill white -annotate +0+18 'by ZDoom Community' png8:pngs/PlayStation_Doom_TC.png</text:p>
            <text:p>convert background.png -gravity Center -size 270 -pointsize 24 -fill black -annotate +0-14 'Voted #32 mod' -pointsize 20 -fill white -annotate +0+18 'by ZDoom Community' png8:pngs/Ashes_2063_TC.png</text:p>
            <text:p>convert background.png -gravity Center -size 270 -pointsize 24 -fill black -annotate +0-14 'Voted #32 mod' -pointsize 20 -fill white -annotate +0+18 'by ZDoom Community' png8:pngs/Death_Foretold.png</text:p>
            <text:p>convert background.png -gravity Center -size 270 -pointsize 24 -fill black -annotate +0-14 'Voted #32 mod' -pointsize 20 -fill white -annotate +0+18 'by ZDoom Community' png8:pngs/Doom_Incarnate.png</text:p>
            <text:p>convert background.png -gravity Center -size 270 -pointsize 24 -fill black -annotate +0-14 'Voted #32 mod' -pointsize 20 -fill white -annotate +0+18 'by ZDoom Community' png8:pngs/Legacy_of_Suffering.png</text:p>
            <text:p>convert background.png -gravity Center -size 270 -pointsize 24 -fill black -annotate +0-14 'Voted #32 mod' -pointsize 20 -fill white -annotate +0+18 'by ZDoom Community' png8:pngs/MetaDoom.png</text:p>
            <text:p>convert background.png -gravity Center -size 270 -pointsize 24 -fill black -annotate +0-14 'Voted #32 mod' -pointsize 20 -fill white -annotate +0+18 'by ZDoom Community' png8:pngs/Quake_Champions:_Doom_Edition.png</text:p>
            <text:p>convert background.png -gravity Center -size 270 -pointsize 24 -fill black -annotate +0-14 'Voted #32 mod' -pointsize 20 -fill white -annotate +0+18 'by ZDoom Community' png8:pngs/Rise_Of_The_Wool_Ball.png</text:p>
            <text:p>convert background.png -gravity Center -size 270 -pointsize 24 -fill black -annotate +0-14 'Voted #32 mod' -pointsize 20 -fill white -annotate +0+18 'by ZDoom Community' png8:pngs/The_Ghoul_s_Forest_3.png</text:p>
            <text:p>convert background.png -gravity Center -size 270 -pointsize 24 -fill black -annotate +0-14 'Voted #32 mod' -pointsize 20 -fill white -annotate +0+18 'by ZDoom Community' png8:pngs/WW-Cola3.png</text:p>
            <text:p>convert background.png -gravity Center -size 270 -pointsize 24 -fill black -annotate +0-14 'Voted #41 mod' -pointsize 20 -fill white -annotate +0+18 'by ZDoom Community' png8:pngs/Daytime_Drama.png</text:p>
            <text:p>convert background.png -gravity Center -size 270 -pointsize 24 -fill black -annotate +0-14 'Voted #41 mod' -pointsize 20 -fill white -annotate +0+18 'by ZDoom Community' png8:pngs/JohnnyDoom.png</text:p>
            <text:p>convert background.png -gravity Center -size 270 -pointsize 24 -fill black -annotate +0-14 'Voted #41 mod' -pointsize 20 -fill white -annotate +0+18 'by ZDoom Community' png8:pngs/The_Inquisitor_III.png</text:p>
            <text:p>convert background.png -gravity Center -size 270 -pointsize 24 -fill black -annotate +0-14 'Voted #41 mod' -pointsize 20 -fill white -annotate +0+18 'by ZDoom Community' png8:pngs/Wrath_of_Cronos_RPG.png</text:p>
            <text:p>convert background.png -gravity Center -size 270 -pointsize 24 -fill black -annotate +0-14 'Voted #41 mod' -pointsize 20 -fill white -annotate +0+18 'by ZDoom Community' png8:pngs/Zero_Tolerance.png</text:p>
            <text:p>convert background.png -gravity Center -size 270 -pointsize 24 -fill black -annotate +0-14 'Voted #46 mod' -pointsize 20 -fill white -annotate +0+18 'by ZDoom Community' png8:pngs/Doom:_The_Golden_Souls_2.png</text:p>
            <text:p>convert background.png -gravity Center -size 270 -pointsize 24 -fill black -annotate +0-14 'Voted #46 mod' -pointsize 20 -fill white -annotate +0+18 'by ZDoom Community' png8:pngs/DTS-T.png</text:p>
            <text:p>convert background.png -gravity Center -size 270 -pointsize 24 -fill black -annotate +0-14 'Voted #46 mod' -pointsize 20 -fill white -annotate +0+18 'by ZDoom Community' png8:pngs/Faspons.png</text:p>
            <text:p>convert background.png -gravity Center -size 270 -pointsize 24 -fill black -annotate +0-14 'Voted #46 mod' -pointsize 20 -fill white -annotate +0+18 'by ZDoom Community' png8:pngs/Kriegsland:_Blutorden.png</text:p>
            <text:p>convert background.png -gravity Center -size 270 -pointsize 24 -fill black -annotate +0-14 'Voted #46 mod' -pointsize 20 -fill white -annotate +0+18 'by ZDoom Community' png8:pngs/Nazis!.png</text:p>
            <text:p>convert background.png -gravity Center -size 270 -pointsize 24 -fill black -annotate +0-14 'Voted #46 mod' -pointsize 20 -fill white -annotate +0+18 'by ZDoom Community' png8:pngs/RTC-3057_Hub_1.png</text:p>
            <text:p>convert background.png -gravity Center -size 270 -pointsize 24 -fill black -annotate +0-14 'Voted #46 mod' -pointsize 20 -fill white -annotate +0+18 'by ZDoom Community' png8:pngs/Shades_of_Doom.png</text:p>
            <text:p>convert background.png -gravity Center -size 270 -pointsize 24 -fill black -annotate +0-14 'Voted #46 mod' -pointsize 20 -fill white -annotate +0+18 'by ZDoom Community' png8:pngs/Terrorists!.png</text:p>
            <text:p>convert background.png -gravity Center -size 270 -pointsize 24 -fill black -annotate +0-14 'Voted #46 mod' -pointsize 20 -fill white -annotate +0+18 'by ZDoom Community' png8:pngs/The_Soldier_Z.png</text:p>
            <text:p>convert background.png -gravity Center -size 270 -pointsize 24 -fill black -annotate +0-14 'Voted #46 mod' -pointsize 20 -fill white -annotate +0+18 'by ZDoom Community' png8:pngs/The_Ultimate_Torment_and_Torture.png</text:p>
            <text:p>convert background.png -gravity Center -size 270 -pointsize 24 -fill black -annotate +0-14 'Voted #46 mod' -pointsize 20 -fill white -annotate +0+18 'by ZDoom Community' png8:pngs/Who_Dun_It.png</text:p>
            <text:p>convert background.png -gravity Center -size 270 -pointsize 24 -fill black -annotate +0-14 'Voted #57 mod' -pointsize 20 -fill white -annotate +0+18 'by ZDoom Community' png8:pngs/10x.png</text:p>
            <text:p>convert background.png -gravity Center -size 270 -pointsize 24 -fill black -annotate +0-14 'Voted #57 mod' -pointsize 20 -fill white -annotate +0+18 'by ZDoom Community' png8:pngs/AEons_Of_Death.png</text:p>
            <text:p>convert background.png -gravity Center -size 270 -pointsize 24 -fill black -annotate +0-14 'Voted #57 mod' -pointsize 20 -fill white -annotate +0+18 'by ZDoom Community' png8:pngs/Argent.png</text:p>
            <text:p>convert background.png -gravity Center -size 270 -pointsize 24 -fill black -annotate +0-14 'Voted #57 mod' -pointsize 20 -fill white -annotate +0+18 'by ZDoom Community' png8:pngs/BGPA_Missions_Liberation.png</text:p>
            <text:p>convert background.png -gravity Center -size 270 -pointsize 24 -fill black -annotate +0-14 'Voted #57 mod' -pointsize 20 -fill white -annotate +0+18 'by ZDoom Community' png8:pngs/Demon_Eclipse.png</text:p>
            <text:p>convert background.png -gravity Center -size 270 -pointsize 24 -fill black -annotate +0-14 'Voted #57 mod' -pointsize 20 -fill white -annotate +0+18 'by ZDoom Community' png8:pngs/Doom_64:_Retribution.png</text:p>
            <text:p>convert background.png -gravity Center -size 270 -pointsize 24 -fill black -annotate +0-14 'Voted #57 mod' -pointsize 20 -fill white -annotate +0+18 'by ZDoom Community' png8:pngs/Doom_Delta.png</text:p>
            <text:p>convert background.png -gravity Center -size 270 -pointsize 24 -fill black -annotate +0-14 'Voted #57 mod' -pointsize 20 -fill white -annotate +0+18 'by ZDoom Community' png8:pngs/Doom:_The_Golden_Souls.png</text:p>
            <text:p>convert background.png -gravity Center -size 270 -pointsize 24 -fill black -annotate +0-14 'Voted #57 mod' -pointsize 20 -fill white -annotate +0+18 'by ZDoom Community' png8:pngs/Hunter’s_Moon.png</text:p>
            <text:p>convert background.png -gravity Center -size 270 -pointsize 24 -fill black -annotate +0-14 'Voted #57 mod' -pointsize 20 -fill white -annotate +0+18 'by ZDoom Community' png8:pngs/Juvenile_Power_Fantasy.png</text:p>
            <text:p>convert background.png -gravity Center -size 270 -pointsize 24 -fill black -annotate +0-14 'Voted #57 mod' -pointsize 20 -fill white -annotate +0+18 'by ZDoom Community' png8:pngs/Serpent_Resurrection.png</text:p>
            <text:p>convert background.png -gravity Center -size 270 -pointsize 24 -fill black -annotate +0-14 'Voted #57 mod' -pointsize 20 -fill white -annotate +0+18 'by ZDoom Community' png8:pngs/Shadow_Of_The_Wool_Ball.png</text:p>
            <text:p>convert background.png -gravity Center -size 270 -pointsize 24 -fill black -annotate +0-14 'Voted #57 mod' -pointsize 20 -fill white -annotate +0+18 'by ZDoom Community' png8:pngs/Soundless_Mound.png</text:p>
            <text:p>convert background.png -gravity Center -size 270 -pointsize 24 -fill black -annotate +0-14 'Voted #57 mod' -pointsize 20 -fill white -annotate +0+18 'by ZDoom Community' png8:pngs/SpriteShadow.png</text:p>
            <text:p>convert background.png -gravity Center -size 270 -pointsize 24 -fill black -annotate +0-14 'Voted #57 mod' -pointsize 20 -fill white -annotate +0+18 'by ZDoom Community' png8:pngs/Stronghold:_On_the_Edge_of_Chaos.png</text:p>
            <text:p>convert background.png -gravity Center -size 270 -pointsize 24 -fill black -annotate +0-14 'Voted #57 mod' -pointsize 20 -fill white -annotate +0+18 'by ZDoom Community' png8:pngs/Waterlab_GZD.png</text:p>
            <text:p>convert background.png -gravity Center -size 270 -pointsize 24 -fill black -annotate +0-14 'Voted #73 mod' -pointsize 20 -fill white -annotate +0+18 'by ZDoom Community' png8:pngs/Action_Doom.png</text:p>
            <text:p>convert background.png -gravity Center -size 270 -pointsize 24 -fill black -annotate +0-14 'Voted #73 mod' -pointsize 20 -fill white -annotate +0+18 'by ZDoom Community' png8:pngs/Beautiful_Doom.png</text:p>
            <text:p>convert background.png -gravity Center -size 270 -pointsize 24 -fill black -annotate +0-14 'Voted #73 mod' -pointsize 20 -fill white -annotate +0+18 'by ZDoom Community' png8:pngs/Bullet-Eye.png</text:p>
            <text:p>convert background.png -gravity Center -size 270 -pointsize 24 -fill black -annotate +0-14 'Voted #73 mod' -pointsize 20 -fill white -annotate +0+18 'by ZDoom Community' png8:pngs/Burl_Tumd.png</text:p>
            <text:p>convert background.png -gravity Center -size 270 -pointsize 24 -fill black -annotate +0-14 'Voted #73 mod' -pointsize 20 -fill white -annotate +0+18 'by ZDoom Community' png8:pngs/Cold_as_Hell.png</text:p>
            <text:p>convert background.png -gravity Center -size 270 -pointsize 24 -fill black -annotate +0-14 'Voted #73 mod' -pointsize 20 -fill white -annotate +0+18 'by ZDoom Community' png8:pngs/Diaz:_Last_Hours_of_Purity.png</text:p>
            <text:p>convert background.png -gravity Center -size 270 -pointsize 24 -fill black -annotate +0-14 'Voted #73 mod' -pointsize 20 -fill white -annotate +0+18 'by ZDoom Community' png8:pngs/Heretical_Doom.png</text:p>
            <text:p>convert background.png -gravity Center -size 270 -pointsize 24 -fill black -annotate +0-14 'Voted #73 mod' -pointsize 20 -fill white -annotate +0+18 'by ZDoom Community' png8:pngs/Jimmy’s_Jukebox.png</text:p>
            <text:p>convert background.png -gravity Center -size 270 -pointsize 24 -fill black -annotate +0-14 'Voted #73 mod' -pointsize 20 -fill white -annotate +0+18 'by ZDoom Community' png8:pngs/Project_Brutality.png</text:p>
            <text:p>convert background.png -gravity Center -size 270 -pointsize 24 -fill black -annotate +0-14 'Voted #73 mod' -pointsize 20 -fill white -annotate +0+18 'by ZDoom Community' png8:pngs/Project_Einherjar.png</text:p>
            <text:p>convert background.png -gravity Center -size 270 -pointsize 24 -fill black -annotate +0-14 'Voted #73 mod' -pointsize 20 -fill white -annotate +0+18 'by ZDoom Community' png8:pngs/Redux_E2M4.png</text:p>
            <text:p>convert background.png -gravity Center -size 270 -pointsize 24 -fill black -annotate +0-14 'Voted #73 mod' -pointsize 20 -fill white -annotate +0+18 'by ZDoom Community' png8:pngs/Shut_up_and_Bleed.png</text:p>
            <text:p>convert background.png -gravity Center -size 270 -pointsize 24 -fill black -annotate +0-14 'Voted #73 mod' -pointsize 20 -fill white -annotate +0+18 'by ZDoom Community' png8:pngs/Super_Sonic_DooM.png</text:p>
            <text:p>convert background.png -gravity Center -size 270 -pointsize 24 -fill black -annotate +0-14 'Voted #73 mod' -pointsize 20 -fill white -annotate +0+18 'by ZDoom Community' png8:pngs/The_Ultimate_Simpsons_Doom_.png</text:p>
            <text:p>convert background.png -gravity Center -size 270 -pointsize 24 -fill black -annotate +0-14 'Voted #73 mod' -pointsize 20 -fill white -annotate +0+18 'by ZDoom Community' png8:pngs/Void.png</text:p>
            <text:p>convert background.png -gravity Center -size 270 -pointsize 24 -fill black -annotate +0-14 'Voted #73 mod' -pointsize 20 -fill white -annotate +0+18 'by ZDoom Community' png8:pngs/WolfenDOOM:_Operation:_Arctic_Wolf.png</text:p>
            <text:p>convert background.png -gravity Center -size 270 -pointsize 24 -fill black -annotate +0-14 'Voted #89 mod' -pointsize 20 -fill white -annotate +0+18 'by ZDoom Community' png8:pngs/Aetherius.png</text:p>
            <text:p>convert background.png -gravity Center -size 270 -pointsize 24 -fill black -annotate +0-14 'Voted #89 mod' -pointsize 20 -fill white -annotate +0+18 'by ZDoom Community' png8:pngs/Aracnocide.png</text:p>
            <text:p>convert background.png -gravity Center -size 270 -pointsize 24 -fill black -annotate +0-14 'Voted #89 mod' -pointsize 20 -fill white -annotate +0+18 'by ZDoom Community' png8:pngs/BlackWarrior.png</text:p>
            <text:p>convert background.png -gravity Center -size 270 -pointsize 24 -fill black -annotate +0-14 'Voted #89 mod' -pointsize 20 -fill white -annotate +0+18 'by ZDoom Community' png8:pngs/Castlevania_-_Simon_s_Destiny.png</text:p>
            <text:p>convert background.png -gravity Center -size 270 -pointsize 24 -fill black -annotate +0-14 'Voted #89 mod' -pointsize 20 -fill white -annotate +0+18 'by ZDoom Community' png8:pngs/Complex_Doom.png</text:p>
            <text:p>convert background.png -gravity Center -size 270 -pointsize 24 -fill black -annotate +0-14 'Voted #89 mod' -pointsize 20 -fill white -annotate +0+18 'by ZDoom Community' png8:pngs/Crossfire.png</text:p>
            <text:p>convert background.png -gravity Center -size 270 -pointsize 24 -fill black -annotate +0-14 'Voted #89 mod' -pointsize 20 -fill white -annotate +0+18 'by ZDoom Community' png8:pngs/Cyberrunner.png</text:p>
            <text:p>convert background.png -gravity Center -size 270 -pointsize 24 -fill black -annotate +0-14 'Voted #89 mod' -pointsize 20 -fill white -annotate +0+18 'by ZDoom Community' png8:pngs/Dead_Marine.png</text:p>
            <text:p>convert background.png -gravity Center -size 270 -pointsize 24 -fill black -annotate +0-14 'Voted #89 mod' -pointsize 20 -fill white -annotate +0+18 'by ZDoom Community' png8:pngs/Demon_CounterStrike.png</text:p>
            <text:p>convert background.png -gravity Center -size 270 -pointsize 24 -fill black -annotate +0-14 'Voted #89 mod' -pointsize 20 -fill white -annotate +0+18 'by ZDoom Community' png8:pngs/Droplets:_Simulated_Blood.png</text:p>
            <text:p>convert background.png -gravity Center -size 270 -pointsize 24 -fill black -annotate +0-14 'Voted #89 mod' -pointsize 20 -fill white -annotate +0+18 'by ZDoom Community' png8:pngs/Eriguns_2.png</text:p>
            <text:p>convert background.png -gravity Center -size 270 -pointsize 24 -fill black -annotate +0-14 'Voted #89 mod' -pointsize 20 -fill white -annotate +0+18 'by ZDoom Community' png8:pngs/Error:_Doom.png</text:p>
            <text:p>convert background.png -gravity Center -size 270 -pointsize 24 -fill black -annotate +0-14 'Voted #89 mod' -pointsize 20 -fill white -annotate +0+18 'by ZDoom Community' png8:pngs/Final_NeoDoom.png</text:p>
            <text:p>convert background.png -gravity Center -size 270 -pointsize 24 -fill black -annotate +0-14 'Voted #89 mod' -pointsize 20 -fill white -annotate +0+18 'by ZDoom Community' png8:pngs/FragTrak.png</text:p>
            <text:p>convert background.png -gravity Center -size 270 -pointsize 24 -fill black -annotate +0-14 'Voted #89 mod' -pointsize 20 -fill white -annotate +0+18 'by ZDoom Community' png8:pngs/Gene-Tech:_Before_the_Storm.png</text:p>
            <text:p>convert background.png -gravity Center -size 270 -pointsize 24 -fill black -annotate +0-14 'Voted #89 mod' -pointsize 20 -fill white -annotate +0+18 'by ZDoom Community' png8:pngs/HeXeReTiC_Fantasy.png</text:p>
            <text:p>convert background.png -gravity Center -size 270 -pointsize 24 -fill black -annotate +0-14 'Voted #89 mod' -pointsize 20 -fill white -annotate +0+18 'by ZDoom Community' png8:pngs/Hocusdoom.png</text:p>
            <text:p>convert background.png -gravity Center -size 270 -pointsize 24 -fill black -annotate +0-14 'Voted #89 mod' -pointsize 20 -fill white -annotate +0+18 'by ZDoom Community' png8:pngs/Insanity_s_Requiem.png</text:p>
            <text:p>convert background.png -gravity Center -size 270 -pointsize 24 -fill black -annotate +0-14 'Voted #89 mod' -pointsize 20 -fill white -annotate +0+18 'by ZDoom Community' png8:pngs/Queen_s_Crusade.png</text:p>
            <text:p>convert background.png -gravity Center -size 270 -pointsize 24 -fill black -annotate +0-14 'Voted #89 mod' -pointsize 20 -fill white -annotate +0+18 'by ZDoom Community' png8:pngs/Skulldash.png</text:p>
            <text:p>convert background.png -gravity Center -size 270 -pointsize 24 -fill black -annotate +0-14 'Voted #89 mod' -pointsize 20 -fill white -annotate +0+18 'by ZDoom Community' png8:pngs/Sneaky_Doom.png</text:p>
            <text:p>convert background.png -gravity Center -size 270 -pointsize 24 -fill black -annotate +0-14 'Voted #89 mod' -pointsize 20 -fill white -annotate +0+18 'by ZDoom Community' png8:pngs/Sun_Damage_Omen.png</text:p>
            <text:p>convert background.png -gravity Center -size 270 -pointsize 24 -fill black -annotate +0-14 'Voted #89 mod' -pointsize 20 -fill white -annotate +0+18 'by ZDoom Community' png8:pngs/The_Space_Pirate.png</text:p>
            <text:p>convert background.png -gravity Center -size 270 -pointsize 24 -fill black -annotate +0-14 'Voted #89 mod' -pointsize 20 -fill white -annotate +0+18 'by ZDoom Community' png8:pngs/Unloved.png</text:p>
            <text:p>convert background.png -gravity Center -size 270 -pointsize 24 -fill black -annotate +0-14 'Voted #89 mod' -pointsize 20 -fill white -annotate +0+18 'by ZDoom Community' png8:pngs/Weapons_of_Saturn.png</text:p>
            <text:p>convert background.png -gravity Center -size 270 -pointsize 24 -fill black -annotate +0-14 'Voted #89 mod' -pointsize 20 -fill white -annotate +0+18 'by ZDoom Community' png8:pngs/WolfenDOOM:__Astrostein.png</text:p>
            <text:p>convert background.png -gravity Center -size 270 -pointsize 24 -fill black -annotate +0-14 'Voted #115 mod' -pointsize 20 -fill white -annotate +0+18 'by ZDoom Community' png8:pngs/007:_Licence_to_Spell_DooM.png</text:p>
            <text:p>convert background.png -gravity Center -size 270 -pointsize 24 -fill black -annotate +0-14 'Voted #115 mod' -pointsize 20 -fill white -annotate +0+18 'by ZDoom Community' png8:pngs/20_Monsters_Challenge.png</text:p>
            <text:p>convert background.png -gravity Center -size 270 -pointsize 24 -fill black -annotate +0-14 'Voted #115 mod' -pointsize 20 -fill white -annotate +0+18 'by ZDoom Community' png8:pngs/Accessories_to_Murder.png</text:p>
            <text:p>convert background.png -gravity Center -size 270 -pointsize 24 -fill black -annotate +0-14 'Voted #115 mod' -pointsize 20 -fill white -annotate +0+18 'by ZDoom Community' png8:pngs/Alandoguns.png</text:p>
            <text:p>convert background.png -gravity Center -size 270 -pointsize 24 -fill black -annotate +0-14 'Voted #115 mod' -pointsize 20 -fill white -annotate +0+18 'by ZDoom Community' png8:pngs/Alfonzone.png</text:p>
            <text:p>convert background.png -gravity Center -size 270 -pointsize 24 -fill black -annotate +0-14 'Voted #115 mod' -pointsize 20 -fill white -annotate +0+18 'by ZDoom Community' png8:pngs/Aliens:_Colonial_Marines_TC.png</text:p>
            <text:p>convert background.png -gravity Center -size 270 -pointsize 24 -fill black -annotate +0-14 'Voted #115 mod' -pointsize 20 -fill white -annotate +0+18 'by ZDoom Community' png8:pngs/All_Clear_Message.png</text:p>
            <text:p>convert background.png -gravity Center -size 270 -pointsize 24 -fill black -annotate +0-14 'Voted #115 mod' -pointsize 20 -fill white -annotate +0+18 'by ZDoom Community' png8:pngs/Banhammer.png</text:p>
            <text:p>convert background.png -gravity Center -size 270 -pointsize 24 -fill black -annotate +0-14 'Voted #115 mod' -pointsize 20 -fill white -annotate +0+18 'by ZDoom Community' png8:pngs/Brutalkick.png</text:p>
            <text:p>convert background.png -gravity Center -size 270 -pointsize 24 -fill black -annotate +0-14 'Voted #115 mod' -pointsize 20 -fill white -annotate +0+18 'by ZDoom Community' png8:pngs/Call_of_Dooty.png</text:p>
            <text:p>convert background.png -gravity Center -size 270 -pointsize 24 -fill black -annotate +0-14 'Voted #115 mod' -pointsize 20 -fill white -annotate +0+18 'by ZDoom Community' png8:pngs/Chosen.png</text:p>
            <text:p>convert background.png -gravity Center -size 270 -pointsize 24 -fill black -annotate +0-14 'Voted #115 mod' -pointsize 20 -fill white -annotate +0+18 'by ZDoom Community' png8:pngs/Complex_Doom:_LCA.png</text:p>
            <text:p>convert background.png -gravity Center -size 270 -pointsize 24 -fill black -annotate +0-14 'Voted #115 mod' -pointsize 20 -fill white -annotate +0+18 'by ZDoom Community' png8:pngs/Consolation_Prize:_The_PSX_Doom_TC.png</text:p>
            <text:p>convert background.png -gravity Center -size 270 -pointsize 24 -fill black -annotate +0-14 'Voted #115 mod' -pointsize 20 -fill white -annotate +0+18 'by ZDoom Community' png8:pngs/CustomDoom.png</text:p>
            <text:p>convert background.png -gravity Center -size 270 -pointsize 24 -fill black -annotate +0-14 'Voted #115 mod' -pointsize 20 -fill white -annotate +0+18 'by ZDoom Community' png8:pngs/DamNums.png</text:p>
            <text:p>convert background.png -gravity Center -size 270 -pointsize 24 -fill black -annotate +0-14 'Voted #115 mod' -pointsize 20 -fill white -annotate +0+18 'by ZDoom Community' png8:pngs/Dark_7__with_Mission_Pack_.png</text:p>
            <text:p>convert background.png -gravity Center -size 270 -pointsize 24 -fill black -annotate +0-14 'Voted #115 mod' -pointsize 20 -fill white -annotate +0+18 'by ZDoom Community' png8:pngs/Dark_Encounters.png</text:p>
            <text:p>convert background.png -gravity Center -size 270 -pointsize 24 -fill black -annotate +0-14 'Voted #115 mod' -pointsize 20 -fill white -annotate +0+18 'by ZDoom Community' png8:pngs/dead.air.png</text:p>
            <text:p>convert background.png -gravity Center -size 270 -pointsize 24 -fill black -annotate +0-14 'Voted #115 mod' -pointsize 20 -fill white -annotate +0+18 'by ZDoom Community' png8:pngs/Demonsteele:_NowThatsWhatICallMIDI.png</text:p>
            <text:p>convert background.png -gravity Center -size 270 -pointsize 24 -fill black -annotate +0-14 'Voted #115 mod' -pointsize 20 -fill white -annotate +0+18 'by ZDoom Community' png8:pngs/Don-t_play_with_HELL_–_Black_Edition.png</text:p>
            <text:p>convert background.png -gravity Center -size 270 -pointsize 24 -fill black -annotate +0-14 'Voted #115 mod' -pointsize 20 -fill white -annotate +0+18 'by ZDoom Community' png8:pngs/Doom_2_Minor_Sprite_Fixing_Project.png</text:p>
            <text:p>convert background.png -gravity Center -size 270 -pointsize 24 -fill black -annotate +0-14 'Voted #115 mod' -pointsize 20 -fill white -annotate +0+18 'by ZDoom Community' png8:pngs/Doom_64__weapons_only_.png</text:p>
            <text:p>convert background.png -gravity Center -size 270 -pointsize 24 -fill black -annotate +0-14 'Voted #115 mod' -pointsize 20 -fill white -annotate +0+18 'by ZDoom Community' png8:pngs/Eriguns_1.png</text:p>
            <text:p>convert background.png -gravity Center -size 270 -pointsize 24 -fill black -annotate +0-14 'Voted #115 mod' -pointsize 20 -fill white -annotate +0+18 'by ZDoom Community' png8:pngs/Factotum.png</text:p>
            <text:p>convert background.png -gravity Center -size 270 -pointsize 24 -fill black -annotate +0-14 'Voted #115 mod' -pointsize 20 -fill white -annotate +0+18 'by ZDoom Community' png8:pngs/Fading_Corpses_Universal.png</text:p>
            <text:p>convert background.png -gravity Center -size 270 -pointsize 24 -fill black -annotate +0-14 'Voted #115 mod' -pointsize 20 -fill white -annotate +0+18 'by ZDoom Community' png8:pngs/FamiliarDoom.png</text:p>
            <text:p>convert background.png -gravity Center -size 270 -pointsize 24 -fill black -annotate +0-14 'Voted #115 mod' -pointsize 20 -fill white -annotate +0+18 'by ZDoom Community' png8:pngs/Footsteps.png</text:p>
            <text:p>convert background.png -gravity Center -size 270 -pointsize 24 -fill black -annotate +0-14 'Voted #115 mod' -pointsize 20 -fill white -annotate +0+18 'by ZDoom Community' png8:pngs/Ghoul_School_3D.png</text:p>
            <text:p>convert background.png -gravity Center -size 270 -pointsize 24 -fill black -annotate +0-14 'Voted #115 mod' -pointsize 20 -fill white -annotate +0+18 'by ZDoom Community' png8:pngs/GZSHud.png</text:p>
            <text:p>convert background.png -gravity Center -size 270 -pointsize 24 -fill black -annotate +0-14 'Voted #115 mod' -pointsize 20 -fill white -annotate +0+18 'by ZDoom Community' png8:pngs/Happy_Time_Circus_][.png</text:p>
            <text:p>convert background.png -gravity Center -size 270 -pointsize 24 -fill black -annotate +0-14 'Voted #115 mod' -pointsize 20 -fill white -annotate +0+18 'by ZDoom Community' png8:pngs/Heretic_Widescreened_HUD.png</text:p>
            <text:p>convert background.png -gravity Center -size 270 -pointsize 24 -fill black -annotate +0-14 'Voted #115 mod' -pointsize 20 -fill white -annotate +0+18 'by ZDoom Community' png8:pngs/Hexen:_Scourge_of_Viscerus.png</text:p>
            <text:p>convert background.png -gravity Center -size 270 -pointsize 24 -fill black -annotate +0-14 'Voted #115 mod' -pointsize 20 -fill white -annotate +0+18 'by ZDoom Community' png8:pngs/HeXercise.png</text:p>
            <text:p>convert background.png -gravity Center -size 270 -pointsize 24 -fill black -annotate +0-14 'Voted #115 mod' -pointsize 20 -fill white -annotate +0+18 'by ZDoom Community' png8:pngs/Highway_to_Hell.png</text:p>
            <text:p>convert background.png -gravity Center -size 270 -pointsize 24 -fill black -annotate +0-14 'Voted #115 mod' -pointsize 20 -fill white -annotate +0+18 'by ZDoom Community' png8:pngs/Hordes_of_Chaos.png</text:p>
            <text:p>convert background.png -gravity Center -size 270 -pointsize 24 -fill black -annotate +0-14 'Voted #115 mod' -pointsize 20 -fill white -annotate +0+18 'by ZDoom Community' png8:pngs/HXRTC_Project.png</text:p>
            <text:p>convert background.png -gravity Center -size 270 -pointsize 24 -fill black -annotate +0-14 'Voted #115 mod' -pointsize 20 -fill white -annotate +0+18 'by ZDoom Community' png8:pngs/Lasting_Light.png</text:p>
            <text:p>convert background.png -gravity Center -size 270 -pointsize 24 -fill black -annotate +0-14 'Voted #115 mod' -pointsize 20 -fill white -annotate +0+18 'by ZDoom Community' png8:pngs/MAIS.png</text:p>
            <text:p>convert background.png -gravity Center -size 270 -pointsize 24 -fill black -annotate +0-14 'Voted #115 mod' -pointsize 20 -fill white -annotate +0+18 'by ZDoom Community' png8:pngs/MassMouth_2.png</text:p>
            <text:p>convert background.png -gravity Center -size 270 -pointsize 24 -fill black -annotate +0-14 'Voted #115 mod' -pointsize 20 -fill white -annotate +0+18 'by ZDoom Community' png8:pngs/Megabounce.png</text:p>
            <text:p>convert background.png -gravity Center -size 270 -pointsize 24 -fill black -annotate +0-14 'Voted #115 mod' -pointsize 20 -fill white -annotate +0+18 'by ZDoom Community' png8:pngs/Metroid:_Dreadnought.png</text:p>
            <text:p>convert background.png -gravity Center -size 270 -pointsize 24 -fill black -annotate +0-14 'Voted #115 mod' -pointsize 20 -fill white -annotate +0+18 'by ZDoom Community' png8:pngs/Monster_Scouter.png</text:p>
            <text:p>convert background.png -gravity Center -size 270 -pointsize 24 -fill black -annotate +0-14 'Voted #115 mod' -pointsize 20 -fill white -annotate +0+18 'by ZDoom Community' png8:pngs/Nash_s_Gore_Mod.png</text:p>
            <text:p>convert background.png -gravity Center -size 270 -pointsize 24 -fill black -annotate +0-14 'Voted #115 mod' -pointsize 20 -fill white -annotate +0+18 'by ZDoom Community' png8:pngs/NC_HUD.png</text:p>
            <text:p>convert background.png -gravity Center -size 270 -pointsize 24 -fill black -annotate +0-14 'Voted #115 mod' -pointsize 20 -fill white -annotate +0+18 'by ZDoom Community' png8:pngs/njsplash.png</text:p>
            <text:p>convert background.png -gravity Center -size 270 -pointsize 24 -fill black -annotate +0-14 'Voted #115 mod' -pointsize 20 -fill white -annotate +0+18 'by ZDoom Community' png8:pngs/Paranoid_and_Paranoiac.png</text:p>
            <text:p>convert background.png -gravity Center -size 270 -pointsize 24 -fill black -annotate +0-14 'Voted #115 mod' -pointsize 20 -fill white -annotate +0+18 'by ZDoom Community' png8:pngs/Perkristan_s_HD_Sounds.png</text:p>
            <text:p>convert background.png -gravity Center -size 270 -pointsize 24 -fill black -annotate +0-14 'Voted #115 mod' -pointsize 20 -fill white -annotate +0+18 'by ZDoom Community' png8:pngs/Pokémon_Doom.png</text:p>
            <text:p>convert background.png -gravity Center -size 270 -pointsize 24 -fill black -annotate +0-14 'Voted #115 mod' -pointsize 20 -fill white -annotate +0+18 'by ZDoom Community' png8:pngs/Project_Ironclad.png</text:p>
            <text:p>convert background.png -gravity Center -size 270 -pointsize 24 -fill black -annotate +0-14 'Voted #115 mod' -pointsize 20 -fill white -annotate +0+18 'by ZDoom Community' png8:pngs/QUAKE:_Descent_into_Heresy.png</text:p>
            <text:p>convert background.png -gravity Center -size 270 -pointsize 24 -fill black -annotate +0-14 'Voted #115 mod' -pointsize 20 -fill white -annotate +0+18 'by ZDoom Community' png8:pngs/Real_Guns_Hardcore.png</text:p>
            <text:p>convert background.png -gravity Center -size 270 -pointsize 24 -fill black -annotate +0-14 'Voted #115 mod' -pointsize 20 -fill white -annotate +0+18 'by ZDoom Community' png8:pngs/Realm_of_Cheogsh.png</text:p>
            <text:p>convert background.png -gravity Center -size 270 -pointsize 24 -fill black -annotate +0-14 'Voted #115 mod' -pointsize 20 -fill white -annotate +0+18 'by ZDoom Community' png8:pngs/Reikall_s_Voxels.png</text:p>
            <text:p>convert background.png -gravity Center -size 270 -pointsize 24 -fill black -annotate +0-14 'Voted #115 mod' -pointsize 20 -fill white -annotate +0+18 'by ZDoom Community' png8:pngs/Sbrightmaps.png</text:p>
            <text:p>convert background.png -gravity Center -size 270 -pointsize 24 -fill black -annotate +0-14 'Voted #115 mod' -pointsize 20 -fill white -annotate +0+18 'by ZDoom Community' png8:pngs/scalliano_s_667_Shuffle.png</text:p>
            <text:p>convert background.png -gravity Center -size 270 -pointsize 24 -fill black -annotate +0-14 'Voted #115 mod' -pointsize 20 -fill white -annotate +0+18 'by ZDoom Community' png8:pngs/Simple_Mirrored_Monsters.png</text:p>
            <text:p>convert background.png -gravity Center -size 270 -pointsize 24 -fill black -annotate +0-14 'Voted #115 mod' -pointsize 20 -fill white -annotate +0+18 'by ZDoom Community' png8:pngs/Smooth_Doom.png</text:p>
            <text:p>convert background.png -gravity Center -size 270 -pointsize 24 -fill black -annotate +0-14 'Voted #115 mod' -pointsize 20 -fill white -annotate +0+18 'by ZDoom Community' png8:pngs/Smooth_fluids.png</text:p>
            <text:p>convert background.png -gravity Center -size 270 -pointsize 24 -fill black -annotate +0-14 'Voted #115 mod' -pointsize 20 -fill white -annotate +0+18 'by ZDoom Community' png8:pngs/Sound_Caulking.png</text:p>
            <text:p>convert background.png -gravity Center -size 270 -pointsize 24 -fill black -annotate +0-14 'Voted #115 mod' -pointsize 20 -fill white -annotate +0+18 'by ZDoom Community' png8:pngs/Splatterhouse_3D.png</text:p>
            <text:p>convert background.png -gravity Center -size 270 -pointsize 24 -fill black -annotate +0-14 'Voted #115 mod' -pointsize 20 -fill white -annotate +0+18 'by ZDoom Community' png8:pngs/StatsKeeper.png</text:p>
            <text:p>convert background.png -gravity Center -size 270 -pointsize 24 -fill black -annotate +0-14 'Voted #115 mod' -pointsize 20 -fill white -annotate +0+18 'by ZDoom Community' png8:pngs/Strange_Aeons.png</text:p>
            <text:p>convert background.png -gravity Center -size 270 -pointsize 24 -fill black -annotate +0-14 'Voted #115 mod' -pointsize 20 -fill white -annotate +0+18 'by ZDoom Community' png8:pngs/TGRDM3__Morgenstern_.png</text:p>
            <text:p>convert background.png -gravity Center -size 270 -pointsize 24 -fill black -annotate +0-14 'Voted #115 mod' -pointsize 20 -fill white -annotate +0+18 'by ZDoom Community' png8:pngs/The_City_of_The_Damned_:_Apocalypse.png</text:p>
            <text:p>convert background.png -gravity Center -size 270 -pointsize 24 -fill black -annotate +0-14 'Voted #115 mod' -pointsize 20 -fill white -annotate +0+18 'by ZDoom Community' png8:pngs/The_Trooper.png</text:p>
            <text:p>convert background.png -gravity Center -size 270 -pointsize 24 -fill black -annotate +0-14 'Voted #115 mod' -pointsize 20 -fill white -annotate +0+18 'by ZDoom Community' png8:pngs/Tilt++.png</text:p>
            <text:p>convert background.png -gravity Center -size 270 -pointsize 24 -fill black -annotate +0-14 'Voted #115 mod' -pointsize 20 -fill white -annotate +0+18 'by ZDoom Community' png8:pngs/WARDUST_heretic_Sprites.png</text:p>
            <text:p>convert background.png -gravity Center -size 270 -pointsize 24 -fill black -annotate +0-14 'Voted #115 mod' -pointsize 20 -fill white -annotate +0+18 'by ZDoom Community' png8:pngs/Wolfenstein_3D_TC.png</text:p>
            <text:p>convert background.png -gravity Center -size 270 -pointsize 24 -fill black -annotate +0-14 'Voted #115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12973#p264919]Hideous Destructor[/url][/b] [[b]40[/b]: [size=85]Brohnesorge: 2, Caligari87: 5, phantombeta: 5, Somagu: 1, TriMetall: 1, Olroda: 5, Bigger C: 5, Azba: 3, Eric_: 5, Turbo: 5, Tapwave: 3[/size]]" calcext:value-type="string">
            <text:p>[b]2. [url=https://forum.zdoom.org/viewtopic.php?f=43&amp;t=12973#p264919]Hideous Destructor[/url][/b] [[b]40[/b]: [size=85]Brohnesorge: 2, Caligari87: 5, phantombeta: 5, Somagu: 1, TriMetall: 1, Olroda: 5, Bigger C: 5, Azba: 3, Eric_: 5, Turbo: 5, Tapwave: 3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34[/b]: [size=85]Brohnesorge: 4, Shi No Hime: 2, ZippeyKeys12: 4, HaraSwift: 1, Somagu: 1,  TheNightATK300: 1, kadu522: 2, ZikShadow: 1, D3athStalker: 4, erni945: 5, GeneralDelphox: 3, QuakedoomNukem Cz: 1, Rowsol: 5[/size]]" calcext:value-type="string">
            <text:p>[b]3. [url=https://forum.zdoom.org/viewtopic.php?f=43&amp;t=37066#p703762]Guncaster[/url][/b] [[b]34[/b]: [size=85]Brohnesorge: 4, Shi No Hime: 2, ZippeyKeys12: 4, HaraSwift: 1, Somagu: 1, <text:s/>TheNightATK300: 1, kadu522: 2, ZikShadow: 1, D3athStalker: 4, erni945: 5, GeneralDelphox: 3, QuakedoomNukem Cz: 1, Rowsol: 5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" calcext:value-type="string">
            <text:p>[b]4. [url=https://forum.zdoom.org/viewtopic.php?f=43&amp;t=57098#p1006858]High Noon Drifter[/url][/b] [[b]31[/b]: [size=85]m8f: 1, Matt: 1, GAA1992: 3, phantombeta: 1, Hege Cactus: 3, kadu522: 2, Captain J: 4, Master Medi: 1, Cyanide: 1, D3athStalker: 1, erni945: 3, GeneralDelphox: 3, insightguy: 3, Hellser: 3, QuakedoomNukem Cz: 1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High_Noon_Drifter.png" calcext:value-type="string">
            <text:p>convert background.png -gravity Center -size 270 -pointsize 24 -fill black -annotate +0-14 'Voted #4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4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4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Russian_Overkill.png" calcext:value-type="string">
            <text:p>convert background.png -gravity Center -size 270 -pointsize 24 -fill black -annotate +0-14 'Voted #4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" calcext:value-type="string">
            <text:p>[b]6. [url=https://forum.zdoom.org/viewtopic.php?f=43&amp;t=47494#p805770]The Trailblazer[/url][/b] [[b]28[/b]: [size=85]m8f: 1, Matt: 2, Hege Cactus: 1, lud: 1, ZikShadow: 1, Cyanide: 1, D3athStalker: 2, erni945: 4, insightguy: 3, sycspysycspy: 5, Ikazu-san: 2, Rowsol: 5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The_Trailblazer.png" calcext:value-type="string">
            <text:p>convert background.png -gravity Center -size 270 -pointsize 24 -fill black -annotate +0-14 'Voted #6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t=25836#p492521]Project MSX[/url][/b] [[b]27[/b]: [size=85]Marisa Kirisame: 4, Combine_Kegan: 2, TerminusEst13: 4, wildweasel: 2, ibm5155: 4, Somagu: 1, Azba: 1, Eric_: 5, sycspysycspy: 4[/size]]" calcext:value-type="string">
            <text:p>[b]7. [url=https://forum.zdoom.org/viewtopic.php?t=25836#p492521]Project MSX[/url][/b] [[b]27[/b]: [size=85]Marisa Kirisame: 4, Combine_Kegan: 2, TerminusEst13: 4, wildweasel: 2, ibm5155: 4, Somagu: 1, Azba: 1, Eric_: 5, sycspysycspy: 4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8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GMOTA.png" calcext:value-type="string">
            <text:p>convert background.png -gravity Center -size 270 -pointsize 24 -fill black -annotate +0-14 'Voted #8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8. [url=https://forum.zdoom.org/viewtopic.php?t=51771#p902709]Samsara[/url][/b] [[b]26[/b]: [size=85]Matt: 3, Combine_Kegan: 3, Untitled: 5, Turbo: 3, Crazy Toni: 2, Cyanide: 1, GeneralDelphox: 1, Revae: 5, Hellser: 3[/size]]" calcext:value-type="string">
            <text:p>[b]8. [url=https://forum.zdoom.org/viewtopic.php?t=51771#p902709]Samsara[/url][/b] [[b]26[/b]: [size=85]Matt: 3, Combine_Kegan: 3, Untitled: 5, Turbo: 3, Crazy Toni: 2, Cyanide: 1, GeneralDelphox: 1, Revae: 5, Hellser: 3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Samsara.png" calcext:value-type="string">
            <text:p>convert background.png -gravity Center -size 270 -pointsize 24 -fill black -annotate +0-14 'Voted #8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47980#p818030]Colourful Hell[/url][/b] [[b]24[/b]: [size=85]Brohnesorge: 3, Shadelight: 2, Shi No Hime: 2, Marisa Kirisame: 3, HaraSwift: 3, Somagu: 2, lud: 4, 4thcharacter: 3, D3athStalker: 1, Rowsol: 1[/size]]" calcext:value-type="string">
            <text:p>[b]10. [url=https://forum.zdoom.org/viewtopic.php?f=43&amp;t=47980#p818030]Colourful Hell[/url][/b] [[b]24[/b]: [size=85]Brohnesorge: 3, Shadelight: 2, Shi No Hime: 2, Marisa Kirisame: 3, HaraSwift: 3, Somagu: 2, lud: 4, 4thcharacter: 3, D3athStalker: 1, Rowsol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Colourful_Hell.png" calcext:value-type="string">
            <text:p>convert background.png -gravity Center -size 270 -pointsize 24 -fill black -annotate +0-14 'Voted #10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1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Blade_of_Agony.png" calcext:value-type="string">
            <text:p>convert background.png -gravity Center -size 270 -pointsize 24 -fill black -annotate +0-14 'Voted #11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f=43&amp;t=57964#p1019776]Netronian Chaos[/url][/b] [[b]21[/b]: [size=85]TerminusEst13: 2, DrPyspy: 3, phantombeta: 5,  TheNightATK300: 2, PlayerLin: 5, Turbo: 2, TheLightBad96: 2[/size]]" calcext:value-type="string">
            <text:p>[b]11. [url=https://forum.zdoom.org/viewtopic.php?f=43&amp;t=57964#p1019776]Netronian Chaos[/url][/b] [[b]21[/b]: [size=85]TerminusEst13: 2, DrPyspy: 3, phantombeta: 5, <text:s/>TheNightATK300: 2, PlayerLin: 5, Turbo: 2, TheLightBad96: 2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1. [url=https://forum.zdoom.org/viewtopic.php?t=29304#p557222]Winter's Fury[/url][/b] [[b]21[/b]: [size=85]Rachael: 1, Shadelight: 3, Jaxxoon R: 3, insightguy: 2, Zcat: 3, Zan: 4, QuakedoomNukem Cz: 1, Solmir : 4[/size]]" calcext:value-type="string">
            <text:p>[b]11. [url=https://forum.zdoom.org/viewtopic.php?t=29304#p557222]Winter's Fury[/url][/b] [[b]21[/b]: [size=85]Rachael: 1, Shadelight: 3, Jaxxoon R: 3, insightguy: 2, Zcat: 3, Zan: 4, QuakedoomNukem Cz: 1, Solmir : 4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Winter_s_Fury.png" calcext:value-type="string">
            <text:p>convert background.png -gravity Center -size 270 -pointsize 24 -fill black -annotate +0-14 'Voted #11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t=46787#p786254]Demonsteele[/url][/b] [[b]20[/b]: [size=85]Untitled: 4, Azba: 1, Eric_: 3, Zcat: 5, TheMightyHeracross: 3, sycspysycspy: 3, Ikazu-san: 1[/size]]" calcext:value-type="string">
            <text:p>[b]14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Demonsteele.png" calcext:value-type="string">
            <text:p>convert background.png -gravity Center -size 270 -pointsize 24 -fill black -annotate +0-14 'Voted #1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" calcext:value-type="string">
            <text:p>[b]14. [url=https://forum.zdoom.org/viewtopic.php?f=43&amp;t=55061#p973066]Final Doomer[/url][/b] [[b]20[/b]: [size=85]m8f: 1, Shi No Hime: 2, Marisa Kirisame: 1, Untitled: 1, lil'devil: 1, TriMetall: 3, 4thcharacter: 2, Turbo: 2, Cyanide: 1, Hellser: 2, QuakedoomNukem Cz: 1, Ikazu-san: 2, wolfmanfp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s://forum.zdoom.org/viewtopic.php?f=43&amp;t=53867#p947413]Hearts of Demons - BARON[/url][/b] [[b]20[/b]: [size=85]leodoom85: 1, Shadelight: 4, Shi No Hime: 1, HaraSwift: 5, Somagu: 1, kadu522: 3, lud: 5[/size]]" calcext:value-type="string">
            <text:p>[b]14. [url=https://forum.zdoom.org/viewtopic.php?f=43&amp;t=53867#p947413]Hearts of Demons - BARON[/url][/b] [[b]20[/b]: [size=85]leodoom85: 1, Shadelight: 4, Shi No Hime: 1, HaraSwift: 5, Somagu: 1, kadu522: 3, lud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Hearts_of_Demons_-_BARON.png" calcext:value-type="string">
            <text:p>convert background.png -gravity Center -size 270 -pointsize 24 -fill black -annotate +0-14 'Voted #14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s://forum.zdoom.org/viewtopic.php?t=57817#p1017445]Touhou Doom[/url][/b] [[b]19[/b]: [size=85]ZikShadow: 3, Master Medi: 5, GeneralDelphox: 5, dard22: 4, insightguy: 2[/size]]" calcext:value-type="string">
            <text:p>[b]17. [url=https://forum.zdoom.org/viewtopic.php?t=57817#p1017445]Touhou Doom[/url][/b] [[b]19[/b]: [size=85]ZikShadow: 3, Master Medi: 5, GeneralDelphox: 5, dard22: 4, insightguy: 2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Touhou_Doom.png" calcext:value-type="string">
            <text:p>convert background.png -gravity Center -size 270 -pointsize 24 -fill black -annotate +0-14 'Voted #17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21681#p426527]Psychic[/url][/b] [[b]18[/b]: [size=85]TerminusEst13: 5, phantombeta: 2, Somagu: 1, Marrub: 5, Crazy Toni: 2, Tapwave: 3[/size]]" calcext:value-type="string">
            <text:p>[b]1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Psychic.png" calcext:value-type="string">
            <text:p>convert background.png -gravity Center -size 270 -pointsize 24 -fill black -annotate +0-14 'Voted #1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8343#p1025452]La Tailor Girl[/url][/b] [[b]17[/b]: [size=85]leodoom85: 1, Rachael: 1, Marisa Kirisame: 3, Somagu: 1, lud: 3, 4thcharacter: 1, PlayerLin: 1, insightguy: 2, eharper256: 3, QuakedoomNukem Cz: 1[/size]]" calcext:value-type="string">
            <text:p>[b]19. [url=https://forum.zdoom.org/viewtopic.php?f=43&amp;t=58343#p1025452]La Tailor Girl[/url][/b] [[b]17[/b]: [size=85]leodoom85: 1, Rachael: 1, Marisa Kirisame: 3, Somagu: 1, lud: 3, 4thcharacter: 1, PlayerLin: 1, insightguy: 2, eharper256: 3, QuakedoomNukem Cz: 1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La_Tailor_Girl.png" calcext:value-type="string">
            <text:p>convert background.png -gravity Center -size 270 -pointsize 24 -fill black -annotate +0-14 'Voted #19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33292#p630099]Doom RPG[/url][/b] [[b]16[/b]: [size=85]kadu522: 3, ZikShadow: 1, Sumwunn: 5, Marrub: 2, Master Medi: 3, Ikazu-san: 2[/size]]" calcext:value-type="string">
            <text:p>[b]20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RPG.png" calcext:value-type="string">
            <text:p>convert background.png -gravity Center -size 270 -pointsize 24 -fill black -annotate +0-14 'Voted #20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www.thekinsie.com/reelism/]Reelism[/url][/b] [[b]16[/b]: [size=85]Matt: 1, Marisa Kirisame: 1, Untitled: 3, undeadmonk354: 1, Beed28: 2, Hege Cactus: 2, TriMetall: 1, Captain J: 2, Crazy Toni: 2, QuakedoomNukem Cz: 1[/size]]" calcext:value-type="string">
            <text:p>[b]20. [url=http://www.thekinsie.com/reelism/]Reelism[/url][/b] [[b]16[/b]: [size=85]Matt: 1, Marisa Kirisame: 1, Untitled: 3, undeadmonk354: 1, Beed28: 2, Hege Cactus: 2, TriMetall: 1, Captain J: 2, Crazy Toni: 2, QuakedoomNukem Cz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Reelism.png" calcext:value-type="string">
            <text:p>convert background.png -gravity Center -size 270 -pointsize 24 -fill black -annotate +0-14 'Voted #20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0. [url=http://adventuresofsquare.com/]The Adventures of Square[/url][/b] [[b]16[/b]: [size=85]Combine_Kegan: 3, ZippeyKeys12: 4, TriMetall: 1, Bigger C: 2, TheLightBad96: 2, Revae: 3, QuakedoomNukem Cz: 1[/size]]" calcext:value-type="string">
            <text:p>[b]20. [url=http://adventuresofsquare.com/]The Adventures of Square[/url][/b] [[b]16[/b]: [size=85]Combine_Kegan: 3, ZippeyKeys12: 4, TriMetall: 1, Bigger C: 2, TheLightBad96: 2, Revae: 3, QuakedoomNukem Cz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he_Adventures_of_Square.png" calcext:value-type="string">
            <text:p>convert background.png -gravity Center -size 270 -pointsize 24 -fill black -annotate +0-14 'Voted #20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15[/b]: [size=85]DrPyspy: 3, wildweasel: 4, Captain J: 1, PlayerLin: 1, dard22: 5, QuakedoomNukem Cz: 1[/size]]" calcext:value-type="string">
            <text:p>[b]23. [url=http://action.mancubus.net/ad2free.htm]Urban Brawl: Action Doom 2[/url][/b] [[b]15[/b]: [size=85]DrPyspy: 3, wildweasel: 4, Captain J: 1, PlayerLin: 1, dard22: 5, QuakedoomNukem Cz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4843#p967174]D4D[/url][/b] [[b]14[/b]: [size=85]Caligari87: 3, Shi No Hime: 2, ZippeyKeys12: 1, GAA1992: 1, Beed28: 3, GeneralDelphox: 3, Rowsol: 1[/size]]" calcext:value-type="string">
            <text:p>[b]24. [url=https://forum.zdoom.org/viewtopic.php?f=43&amp;t=54843#p967174]D4D[/url][/b] [[b]14[/b]: [size=85]Caligari87: 3, Shi No Hime: 2, ZippeyKeys12: 1, GAA1992: 1, Beed28: 3, GeneralDelphox: 3, Rowsol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4D.png" calcext:value-type="string">
            <text:p>convert background.png -gravity Center -size 270 -pointsize 24 -fill black -annotate +0-14 'Voted #24 mod' -pointsize 20 -fill white -annotate +0+18 'by ZDoom Community' png8: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1035#p888249]LegenDoom[/url][/b] [[b]14[/b]: [size=85]Hege Cactus: 3, lud: 2, 4thcharacter: 3, ZikShadow: 1, Sumwunn: 3, Crazy Toni: 2[/size]]" calcext:value-type="string">
            <text:p>[b]24. [url=https://forum.zdoom.org/viewtopic.php?f=43&amp;t=51035#p888249]LegenDoom[/url][/b] [[b]14[/b]: [size=85]Hege Cactus: 3, lud: 2, 4thcharacter: 3, ZikShadow: 1, Sumwunn: 3, Crazy Toni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LegenDoom.png" calcext:value-type="string">
            <text:p>convert background.png -gravity Center -size 270 -pointsize 24 -fill black -annotate +0-14 'Voted #2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t=32674#p618450]Pirate Doom[/url][/b] [[b]14[/b]: [size=85]Combine_Kegan: 4, undeadmonk354: 5, Zcat: 4, Ravick: 1[/size]]" calcext:value-type="string">
            <text:p>[b]24. [url=https://forum.zdoom.org/viewtopic.php?t=32674#p618450]Pirate Doom[/url][/b] [[b]14[/b]: [size=85]Combine_Kegan: 4, undeadmonk354: 5, Zcat: 4, Ravick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Pirate_Doom.png" calcext:value-type="string">
            <text:p>convert background.png -gravity Center -size 270 -pointsize 24 -fill black -annotate +0-14 'Voted #24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www.doomworld.com/idgames/levels/doom2/Ports/v-z/zendyn_x]Zen Dynamics[/url][/b] [[b]11[/b]: [size=85]TerminusEst13: 1, Captain J: 5, Crazy Toni: 2, Tapwave: 3[/size]]" calcext:value-type="string">
            <text:p>[b]27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Zen_Dynamics.png" calcext:value-type="string">
            <text:p>convert background.png -gravity Center -size 270 -pointsize 24 -fill black -annotate +0-14 'Voted #2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60054#p1047705]ouch_m 2: abort_m[/url][/b] [[b]9[/b]: [size=85]leodoom85: 1, ZippeyKeys12: 5, Azba: 1, wolfmanfp: 2[/size]]" calcext:value-type="string">
            <text:p>[b]28. [url=https://forum.zdoom.org/viewtopic.php?f=43&amp;t=60054#p1047705]ouch_m 2: abort_m[/url][/b] [[b]9[/b]: [size=85]leodoom85: 1, ZippeyKeys12: 5, Azba: 1, wolfmanfp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ouch_m_2:_abort_m.png" calcext:value-type="string">
            <text:p>convert background.png -gravity Center -size 270 -pointsize 24 -fill black -annotate +0-14 'Voted #28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://www.moddb.com/mods/brutal-doom]Brutal Doom[/url][/b] [[b]8[/b]: [size=85]lil'devil: 1, Olroda: 1, Zcat: 1, Zan: 3, wolfmanfp: 1, Rowsol: 1[/size]]" calcext:value-type="string">
            <text:p>[b]29. [url=http://www.moddb.com/mods/brutal-doom]Brutal Doom[/url][/b] [[b]8[/b]: [size=85]lil'devil: 1, Olroda: 1, Zcat: 1, Zan: 3, wolfmanfp: 1, Rowsol: 1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Brutal_Doom.png" calcext:value-type="string">
            <text:p>convert background.png -gravity Center -size 270 -pointsize 24 -fill black -annotate +0-14 'Voted #29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4904#p969133]Lithium[/url][/b] [[b]8[/b]: [size=85]GAA1992: 1, Somagu: 1, TriMetall: 3, Ikazu-san: 3[/size]]" calcext:value-type="string">
            <text:p>[b]29. [url=https://forum.zdoom.org/viewtopic.php?f=43&amp;t=54904#p969133]Lithium[/url][/b] [[b]8[/b]: [size=85]GAA1992: 1, Somagu: 1, TriMetall: 3, Ikazu-san: 3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Lithium.png" calcext:value-type="string">
            <text:p>convert background.png -gravity Center -size 270 -pointsize 24 -fill black -annotate +0-14 'Voted #29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29. [url=https://www.doomworld.com/forum/topic/57957-psx-doomfinal-doom-tc-version-2135-now-released/]PlayStation Doom TC[/url][/b] [[b]8[/b]: [size=85]leodoom85: 1, lil'devil: 1, Olroda: 5, Ravick: 1[/size]]" calcext:value-type="string">
            <text:p>[b]29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PlayStation_Doom_TC.png" calcext:value-type="string">
            <text:p>convert background.png -gravity Center -size 270 -pointsize 24 -fill black -annotate +0-14 'Voted #29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2. [url=https://forum.zdoom.org/viewtopic.php?f=19&amp;t=47573#p807968]Ashes 2063 TC[/url][/b] [[b]7[/b]: [size=85]Olroda: 2, Bigger C: 3, TheLightBad96: 2[/size]]" calcext:value-type="string">
            <text:p>[b]32. [url=https://forum.zdoom.org/viewtopic.php?f=19&amp;t=47573#p807968]Ashes 2063 TC[/url][/b] [[b]7[/b]: [size=85]Olroda: 2, Bigger C: 3, TheLightBad96: 2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Ashes_2063_TC.png" calcext:value-type="string">
            <text:p>convert background.png -gravity Center -size 270 -pointsize 24 -fill black -annotate +0-14 'Voted #32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2. [url=https://forum.zdoom.org/viewtopic.php?t=54750#p965349]Death Foretold[/url][/b] [[b]7[/b]: [size=85] TheNightATK300: 2, D3athStalker: 2, insightguy: 3[/size]]" calcext:value-type="string">
            <text:p>[b]32. [url=https://forum.zdoom.org/viewtopic.php?t=54750#p965349]Death Foretold[/url][/b] [[b]7[/b]: [size=85] TheNightATK300: 2, D3athStalker: 2, insightguy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eath_Foretold.png" calcext:value-type="string">
            <text:p>convert background.png -gravity Center -size 270 -pointsize 24 -fill black -annotate +0-14 'Voted #32 mod' -pointsize 20 -fill white -annotate +0+18 'by ZDoom Community' png8: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2. [url=https://forum.zdoom.org/viewtopic.php?f=43&amp;t=58594#p1029236]Doom Incarnate[/url][/b] [[b]7[/b]: [size=85]Somagu: 1, ZikShadow: 1, TheLightBad96: 4, Koto: 1[/size]]" calcext:value-type="string">
            <text:p>[b]32. [url=https://forum.zdoom.org/viewtopic.php?f=43&amp;t=58594#p1029236]Doom Incarnate[/url][/b] [[b]7[/b]: [size=85]Somagu: 1, ZikShadow: 1, TheLightBad96: 4, Koto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Doom_Incarnate.png" calcext:value-type="string">
            <text:p>convert background.png -gravity Center -size 270 -pointsize 24 -fill black -annotate +0-14 'Voted #32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2. [url=https://forum.zdoom.org/viewtopic.php?t=22008#p433365]Legacy of Suffering[/url][/b] [[b]7[/b]: [size=85]ibm5155: 5, Ravick: 1, Koto: 1[/size]]" calcext:value-type="string">
            <text:p>[b]32. [url=https://forum.zdoom.org/viewtopic.php?t=22008#p433365]Legacy of Suffering[/url][/b] [[b]7[/b]: [size=85]ibm5155: 5, Ravick: 1, Koto: 1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Legacy_of_Suffering.png" calcext:value-type="string">
            <text:p>convert background.png -gravity Center -size 270 -pointsize 24 -fill black -annotate +0-14 'Voted #32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2. [url=https://forum.zdoom.org/viewtopic.php?t=53010#p928835]MetaDoom[/url][/b] [[b]7[/b]: [size=85]Shadelight: 1, DrPyspy: 3, Sumwunn: 1, Crazy Toni: 2[/size]]" calcext:value-type="string">
            <text:p>[b]32. [url=https://forum.zdoom.org/viewtopic.php?t=53010#p928835]MetaDoom[/url][/b] [[b]7[/b]: [size=85]Shadelight: 1, DrPyspy: 3, Sumwunn: 1, Crazy Toni: 2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MetaDoom.png" calcext:value-type="string">
            <text:p>convert background.png -gravity Center -size 270 -pointsize 24 -fill black -annotate +0-14 'Voted #32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2. [url=https://forum.zdoom.org/viewtopic.php?f=43&amp;t=57716#p1016051]Quake Champions: Doom Edition[/url][/b] [[b]7[/b]: [size=85] TheNightATK300: 3, Cyanide: 1, D3athStalker: 2, Apaul27 : 1[/size]]" calcext:value-type="string">
            <text:p>[b]32. [url=https://forum.zdoom.org/viewtopic.php?f=43&amp;t=57716#p1016051]Quake Champions: Doom Edition[/url][/b] [[b]7[/b]: [size=85] TheNightATK300: 3, Cyanide: 1, D3athStalker: 2, Apaul27 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Quake_Champions:_Doom_Edition.png" calcext:value-type="string">
            <text:p>convert background.png -gravity Center -size 270 -pointsize 24 -fill black -annotate +0-14 'Voted #32 mod' -pointsize 20 -fill white -annotate +0+18 'by ZDoom Community' png8: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2. [url=https://forum.zdoom.org/viewtopic.php?t=56668#p1000996]Rise Of The Wool Ball[/url][/b] [[b]7[/b]: [size=85]TheMightyHeracross: 3, QuakedoomNukem Cz: 1, Apaul27 : 3[/size]]" calcext:value-type="string">
            <text:p>[b]32. [url=https://forum.zdoom.org/viewtopic.php?t=56668#p1000996]Rise Of The Wool Ball[/url][/b] [[b]7[/b]: [size=85]TheMightyHeracross: 3, QuakedoomNukem Cz: 1, Apaul27 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Rise_Of_The_Wool_Ball.png" calcext:value-type="string">
            <text:p>convert background.png -gravity Center -size 270 -pointsize 24 -fill black -annotate +0-14 'Voted #32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2. [url=https://forum.zdoom.org/viewtopic.php?f=45&amp;t=13704#p278356]The Ghoul's Forest 3[/url][/b] [[b]7[/b]: [size=85]ibm5155: 1, undeadmonk354: 4, lil'devil: 2[/size]]" calcext:value-type="string">
            <text:p>[b]32. [url=https://forum.zdoom.org/viewtopic.php?f=45&amp;t=13704#p278356]The Ghoul's Forest 3[/url][/b] [[b]7[/b]: [size=85]ibm5155: 1, undeadmonk354: 4, lil'devil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The_Ghoul_s_Forest_3.png" calcext:value-type="string">
            <text:p>convert background.png -gravity Center -size 270 -pointsize 24 -fill black -annotate +0-14 'Voted #32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2. [url=https://forum.zdoom.org/viewtopic.php?f=43&amp;t=55465#p982269]WW-Cola3[/url][/b] [[b]7[/b]: [size=85]phantombeta: 2, Apaul27 : 2, wolfmanfp: 3[/size]]" calcext:value-type="string">
            <text:p>[b]32. [url=https://forum.zdoom.org/viewtopic.php?f=43&amp;t=55465#p982269]WW-Cola3[/url][/b] [[b]7[/b]: [size=85]phantombeta: 2, Apaul27 : 2, wolfmanfp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8:pngs/WW-Cola3.png" calcext:value-type="string">
            <text:p>convert background.png -gravity Center -size 270 -pointsize 24 -fill black -annotate +0-14 'Voted #32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55387#p980696]Daytime Drama[/url][/b] [[b]6[/b]: [size=85]leodoom85: 1, Marisa Kirisame: 1, lil'devil: 4[/size]]" calcext:value-type="string">
            <text:p>[b]41. [url=https://forum.zdoom.org/viewtopic.php?f=19&amp;t=55387#p980696]Daytime Drama[/url][/b] [[b]6[/b]: [size=85]leodoom85: 1, Marisa Kirisame: 1, lil'devil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aytime_Drama.png" calcext:value-type="string">
            <text:p>convert background.png -gravity Center -size 270 -pointsize 24 -fill black -annotate +0-14 'Voted #4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47229#p798227]JohnnyDoom[/url][/b] [[b]6[/b]: [size=85]Brohnesorge: 4, Matt: 1, Turbo: 1[/size]]" calcext:value-type="string">
            <text:p>[b]41. [url=https://forum.zdoom.org/viewtopic.php?f=43&amp;t=47229#p798227]JohnnyDoom[/url][/b] [[b]6[/b]: [size=85]Brohnesorge: 4, Matt: 1, Turbo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JohnnyDoom.png" calcext:value-type="string">
            <text:p>convert background.png -gravity Center -size 270 -pointsize 24 -fill black -annotate +0-14 'Voted #4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f=19&amp;t=54380#p957591]The Inquisitor III[/url][/b] [[b]6[/b]: [size=85]The Ultimate DooMer: 1, Zan: 5[/size]]" calcext:value-type="string">
            <text:p>[b]41. [url=https://forum.zdoom.org/viewtopic.php?f=19&amp;t=54380#p957591]The Inquisitor III[/url][/b] [[b]6[/b]: [size=85]The Ultimate DooMer: 1, Zan: 5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The_Inquisitor_III.png" calcext:value-type="string">
            <text:p>convert background.png -gravity Center -size 270 -pointsize 24 -fill black -annotate +0-14 'Voted #41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1. [url=https://forum.zdoom.org/viewtopic.php?t=35846#p676444]Wrath of Cronos RPG[/url][/b] [[b]6[/b]: [size=85]Master Medi: 2, Zan: 1, TheMightyHeracross: 3[/size]]" calcext:value-type="string">
            <text:p>[b]41. [url=https://forum.zdoom.org/viewtopic.php?t=35846#p676444]Wrath of Cronos RPG[/url][/b] [[b]6[/b]: [size=85]Master Medi: 2, Zan: 1, TheMightyHeracross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Wrath_of_Cronos_RPG.png" calcext:value-type="string">
            <text:p>convert background.png -gravity Center -size 270 -pointsize 24 -fill black -annotate +0-14 'Voted #41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1. [url=https://forum.zdoom.org/viewtopic.php?t=51000#p887649]Zero Tolerance[/url][/b] [[b]6[/b]: [size=85]Combine_Kegan: 1, Tapwave: 3, Hellser: 2[/size]]" calcext:value-type="string">
            <text:p>[b]41. [url=https://forum.zdoom.org/viewtopic.php?t=51000#p887649]Zero Tolerance[/url][/b] [[b]6[/b]: [size=85]Combine_Kegan: 1, Tapwave: 3, Hellser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Zero_Tolerance.png" calcext:value-type="string">
            <text:p>convert background.png -gravity Center -size 270 -pointsize 24 -fill black -annotate +0-14 'Voted #4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f=19&amp;t=47574#p808023]Doom: The Golden Souls 2[/url][/b] [[b]5[/b]: [size=85]QuakedoomNukem Cz: 1, Apaul27 : 2, wolfmanfp: 2[/size]]" calcext:value-type="string">
            <text:p>[b]46. [url=https://forum.zdoom.org/viewtopic.php?f=19&amp;t=47574#p808023]Doom: The Golden Souls 2[/url][/b] [[b]5[/b]: [size=85]QuakedoomNukem Cz: 1, Apaul27 : 2, wolfmanfp: 2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oom:_The_Golden_Souls_2.png" calcext:value-type="string">
            <text:p>convert background.png -gravity Center -size 270 -pointsize 24 -fill black -annotate +0-14 'Voted #4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t=34430#p651069]DTS-T[/url][/b] [[b]5[/b]: [size=85]Sgt. Shivers: 5[/size]]" calcext:value-type="string">
            <text:p>[b]46. [url=https://forum.zdoom.org/viewtopic.php?t=34430#p651069]DTS-T[/url][/b] [[b]5[/b]: [size=85]Sgt. Shivers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DTS-T.png" calcext:value-type="string">
            <text:p>convert background.png -gravity Center -size 270 -pointsize 24 -fill black -annotate +0-14 'Voted #46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f=43&amp;t=48985#p845608]Faspons[/url][/b] [[b]5[/b]: [size=85]Somagu: 1, Bigger C: 4[/size]]" calcext:value-type="string">
            <text:p>[b]46. [url=https://forum.zdoom.org/viewtopic.php?f=43&amp;t=48985#p845608]Faspons[/url][/b] [[b]5[/b]: [size=85]Somagu: 1, Bigger C: 4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Faspons.png" calcext:value-type="string">
            <text:p>convert background.png -gravity Center -size 270 -pointsize 24 -fill black -annotate +0-14 'Voted #46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6. [url=https://forum.zdoom.org/viewtopic.php?f=43&amp;t=57053#p1006227]Kriegsland: Blutorden[/url][/b] [[b]5[/b]: [size=85]TheLightBad96: 2, erni945: 2, Apaul27 : 1[/size]]" calcext:value-type="string">
            <text:p>[b]46. [url=https://forum.zdoom.org/viewtopic.php?f=43&amp;t=57053#p1006227]Kriegsland: Blutorden[/url][/b] [[b]5[/b]: [size=85]TheLightBad96: 2, erni945: 2, Apaul27 : 1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Kriegsland:_Blutorden.png" calcext:value-type="string">
            <text:p>convert background.png -gravity Center -size 270 -pointsize 24 -fill black -annotate +0-14 'Voted #4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6. [url=https://forum.zdoom.org/viewtopic.php?t=29815#p565772]Nazis![/url][/b] [[b]5[/b]: [size=85]ZikShadow: 1, Sgt. Shivers: 4[/size]]" calcext:value-type="string">
            <text:p>[b]46. [url=https://forum.zdoom.org/viewtopic.php?t=29815#p565772]Nazis![/url][/b] [[b]5[/b]: [size=85]ZikShadow: 1, Sgt. Shivers: 4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Nazis!.png" calcext:value-type="string">
            <text:p>convert background.png -gravity Center -size 270 -pointsize 24 -fill black -annotate +0-14 'Voted #46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6. [url=http://doomworld.com/idgames/?id=12747]RTC-3057 Hub 1[/url][/b] [[b]5[/b]: [size=85]wildweasel: 5[/size]]" calcext:value-type="string">
            <text:p>[b]46. [url=http://doomworld.com/idgames/?id=12747]RTC-3057 Hub 1[/url][/b] [[b]5[/b]: [size=85]wildweasel: 5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RTC-3057_Hub_1.png" calcext:value-type="string">
            <text:p>convert background.png -gravity Center -size 270 -pointsize 24 -fill black -annotate +0-14 'Voted #46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6. [url=https://forum.zdoom.org/viewtopic.php?f=43&amp;t=57310#p1010252]Shades of Doom[/url][/b] [[b]5[/b]: [size=85]GAA1992: 2, eharper256: 3[/size]]" calcext:value-type="string">
            <text:p>[b]46. [url=https://forum.zdoom.org/viewtopic.php?f=43&amp;t=57310#p1010252]Shades of Doom[/url][/b] [[b]5[/b]: [size=85]GAA1992: 2, eharper256: 3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Shades_of_Doom.png" calcext:value-type="string">
            <text:p>convert background.png -gravity Center -size 270 -pointsize 24 -fill black -annotate +0-14 'Voted #46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6. [url=https://forum.zdoom.org/viewtopic.php?t=33330#p630834]Terrorists![/url][/b] [[b]5[/b]: [size=85] TheNightATK300: 2, TriMetall: 2, ZikShadow: 1[/size]]" calcext:value-type="string">
            <text:p>[b]46. [url=https://forum.zdoom.org/viewtopic.php?t=33330#p630834]Terrorists![/url][/b] [[b]5[/b]: [size=85] TheNightATK300: 2, TriMetall: 2, ZikShadow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errorists!.png" calcext:value-type="string">
            <text:p>convert background.png -gravity Center -size 270 -pointsize 24 -fill black -annotate +0-14 'Voted #46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6. [url=https://forum.zdoom.org/viewtopic.php?f=43&amp;t=57655#p1015050]The Soldier Z[/url][/b] [[b]5[/b]: [size=85]Shi No Hime: 5[/size]]" calcext:value-type="string">
            <text:p>[b]46. [url=https://forum.zdoom.org/viewtopic.php?f=43&amp;t=57655#p1015050]The Soldier Z[/url][/b] [[b]5[/b]: [size=85]Shi No Hime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Soldier_Z.png" calcext:value-type="string">
            <text:p>convert background.png -gravity Center -size 270 -pointsize 24 -fill black -annotate +0-14 'Voted #46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6. [url=https://forum.zdoom.org/viewtopic.php?t=14722&amp;#p297378]The Ultimate Torment and Torture[/url][/b] [[b]5[/b]: [size=85]DrPyspy: 3, ibm5155: 2[/size]]" calcext:value-type="string">
            <text:p>[b]46. [url=https://forum.zdoom.org/viewtopic.php?t=14722&amp;#p297378]The Ultimate Torment and Torture[/url][/b] [[b]5[/b]: [size=85]DrPyspy: 3, ibm5155: 2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The_Ultimate_Torment_and_Torture.png" calcext:value-type="string">
            <text:p>convert background.png -gravity Center -size 270 -pointsize 24 -fill black -annotate +0-14 'Voted #4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6. [url=https://zandronum.com/forum/viewtopic.php?t=123]Who Dun It[/url][/b] [[b]5[/b]: [size=85]Matt: 3, Revae: 2[/size]]" calcext:value-type="string">
            <text:p>[b]46. [url=https://zandronum.com/forum/viewtopic.php?t=123]Who Dun It[/url][/b] [[b]5[/b]: [size=85]Matt: 3, Revae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Who_Dun_It.png" calcext:value-type="string">
            <text:p>convert background.png -gravity Center -size 270 -pointsize 24 -fill black -annotate +0-14 'Voted #46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7. [url=https://forum.zdoom.org/viewtopic.php?f=43&amp;t=48872#p842280]10x[/url][/b] [[b]4[/b]: [size=85]Beed28: 4[/size]]" calcext:value-type="string">
            <text:p>[b]57. [url=https://forum.zdoom.org/viewtopic.php?f=43&amp;t=48872#p842280]10x[/url][/b] [[b]4[/b]: [size=85]Beed28: 4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10x.png" calcext:value-type="string">
            <text:p>convert background.png -gravity Center -size 270 -pointsize 24 -fill black -annotate +0-14 'Voted #57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7. [url=https://forum.zdoom.org/viewtopic.php?f=43&amp;t=55487#p982784]AEons Of Death[/url][/b] [[b]4[/b]: [size=85]leodoom85: 1, undeadmonk354: 2, lil'devil: 1[/size]]" calcext:value-type="string">
            <text:p>[b]57. [url=https://forum.zdoom.org/viewtopic.php?f=43&amp;t=55487#p982784]AEons Of Death[/url][/b] [[b]4[/b]: [size=85]leodoom85: 1, undeadmonk354: 2, lil'devil: 1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Eons_Of_Death.png" calcext:value-type="string">
            <text:p>convert background.png -gravity Center -size 270 -pointsize 24 -fill black -annotate +0-14 'Voted #57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7. [url=https://forum.zdoom.org/viewtopic.php?f=43&amp;t=52363#p914958]Argent[/url][/b] [[b]4[/b]: [size=85]Cyanide: 1, eharper256: 3[/size]]" calcext:value-type="string">
            <text:p>[b]57. [url=https://forum.zdoom.org/viewtopic.php?f=43&amp;t=52363#p914958]Argent[/url][/b] [[b]4[/b]: [size=85]Cyanide: 1, eharper256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Argent.png" calcext:value-type="string">
            <text:p>convert background.png -gravity Center -size 270 -pointsize 24 -fill black -annotate +0-14 'Voted #5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7. [url=https://www.doomworld.com/idgames/levels/doom2/Ports/m-o/njbgpabh]BGPA Missions Liberation[/url][/b] [[b]4[/b]: [size=85]Ravick: 1, Koto: 3[/size]]" calcext:value-type="string">
            <text:p>[b]57. [url=https://www.doomworld.com/idgames/levels/doom2/Ports/m-o/njbgpabh]BGPA Missions Liberation[/url][/b] [[b]4[/b]: [size=85]Ravick: 1, Koto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BGPA_Missions_Liberation.png" calcext:value-type="string">
            <text:p>convert background.png -gravity Center -size 270 -pointsize 24 -fill black -annotate +0-14 'Voted #57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7. [url=https://www.doomworld.com/idgames/levels/doom2/Ports/d-f/de-pkg]Demon Eclipse[/url][/b] [[b]4[/b]: [size=85]The Ultimate DooMer: 1, Solmir : 3[/size]]" calcext:value-type="string">
            <text:p>[b]57. [url=https://www.doomworld.com/idgames/levels/doom2/Ports/d-f/de-pkg]Demon Eclipse[/url][/b] [[b]4[/b]: [size=85]The Ultimate DooMer: 1, Solmir 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emon_Eclipse.png" calcext:value-type="string">
            <text:p>convert background.png -gravity Center -size 270 -pointsize 24 -fill black -annotate +0-14 'Voted #57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7. [url=https://www.doomworld.com/vb/wads-mods/91854-wip-doom-64-retribution/]Doom 64: Retribution[/url][/b] [[b]4[/b]: [size=85]leodoom85: 1, Jaxxoon R: 3[/size]]" calcext:value-type="string">
            <text:p>[b]57. [url=https://www.doomworld.com/vb/wads-mods/91854-wip-doom-64-retribution/]Doom 64: Retribution[/url][/b] [[b]4[/b]: [size=85]leodoom85: 1, Jaxxoon R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64:_Retribution.png" calcext:value-type="string">
            <text:p>convert background.png -gravity Center -size 270 -pointsize 24 -fill black -annotate +0-14 'Voted #57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7. [url=https://forum.zdoom.org/viewtopic.php?f=43&amp;t=52262#p912321]Doom Delta[/url][/b] [[b]4[/b]: [size=85]PlayerLin: 2, Hellser: 2[/size]]" calcext:value-type="string">
            <text:p>[b]57. [url=https://forum.zdoom.org/viewtopic.php?f=43&amp;t=52262#p912321]Doom Delta[/url][/b] [[b]4[/b]: [size=85]PlayerLin: 2, Hellser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_Delta.png" calcext:value-type="string">
            <text:p>convert background.png -gravity Center -size 270 -pointsize 24 -fill black -annotate +0-14 'Voted #57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7. [url=https://forum.zdoom.org/viewtopic.php?f=19&amp;t=35135#p661646]Doom: The Golden Souls[/url][/b] [[b]4[/b]: [size=85]The Ultimate DooMer: 1, Koto: 1, Apaul27 : 2[/size]]" calcext:value-type="string">
            <text:p>[b]57. [url=https://forum.zdoom.org/viewtopic.php?f=19&amp;t=35135#p661646]Doom: The Golden Souls[/url][/b] [[b]4[/b]: [size=85]The Ultimate DooMer: 1, Koto: 1, Apaul27 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Doom:_The_Golden_Souls.png" calcext:value-type="string">
            <text:p>convert background.png -gravity Center -size 270 -pointsize 24 -fill black -annotate +0-14 'Voted #5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7. [url=https://forum.zdoom.org/viewtopic.php?t=30942#p586255]Hunter’s Moon[/url][/b] [[b]4[/b]: [size=85]ibm5155: 3, D3athStalker: 1[/size]]" calcext:value-type="string">
            <text:p>[b]57. [url=https://forum.zdoom.org/viewtopic.php?t=30942#p586255]Hunter’s Moon[/url][/b] [[b]4[/b]: [size=85]ibm5155: 3, D3athStalker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Hunter’s_Moon.png" calcext:value-type="string">
            <text:p>convert background.png -gravity Center -size 270 -pointsize 24 -fill black -annotate +0-14 'Voted #57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7. [url=https://forum.zdoom.org/viewtopic.php?f=43&amp;t=57092#p1006758]Juvenile Power Fantasy[/url][/b] [[b]4[/b]: [size=85]Brohnesorge: 2, Rachael: 1, Shi No Hime: 1[/size]]" calcext:value-type="string">
            <text:p>[b]57. [url=https://forum.zdoom.org/viewtopic.php?f=43&amp;t=57092#p1006758]Juvenile Power Fantasy[/url][/b] [[b]4[/b]: [size=85]Brohnesorge: 2, Rachael: 1, Shi No Hime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Juvenile_Power_Fantasy.png" calcext:value-type="string">
            <text:p>convert background.png -gravity Center -size 270 -pointsize 24 -fill black -annotate +0-14 'Voted #57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7. [url=https://forum.zdoom.org/viewtopic.php?t=23024&amp;#p451257]Serpent Resurrection[/url][/b] [[b]4[/b]: [size=85]The Ultimate DooMer: 1, TheMightyHeracross: 3[/size]]" calcext:value-type="string">
            <text:p>[b]57. [url=https://forum.zdoom.org/viewtopic.php?t=23024&amp;#p451257]Serpent Resurrection[/url][/b] [[b]4[/b]: [size=85]The Ultimate DooMer: 1, TheMightyHeracross: 3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erpent_Resurrection.png" calcext:value-type="string">
            <text:p>convert background.png -gravity Center -size 270 -pointsize 24 -fill black -annotate +0-14 'Voted #57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7. [url=https://forum.zdoom.org/viewtopic.php?t=52301#p913612]Shadow Of The Wool Ball[/url][/b] [[b]4[/b]: [size=85]QuakedoomNukem Cz: 1, Apaul27 : 3[/size]]" calcext:value-type="string">
            <text:p>[b]57. [url=https://forum.zdoom.org/viewtopic.php?t=52301#p913612]Shadow Of The Wool Ball[/url][/b] [[b]4[/b]: [size=85]QuakedoomNukem Cz: 1, Apaul27 : 3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hadow_Of_The_Wool_Ball.png" calcext:value-type="string">
            <text:p>convert background.png -gravity Center -size 270 -pointsize 24 -fill black -annotate +0-14 'Voted #57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7. [url=https://forum.zdoom.org/viewtopic.php?f=42&amp;t=60219#p1049804]Soundless Mound[/url][/b] [[b]4[/b]: [size=85]Rachael: 1, dard22: 3[/size]]" calcext:value-type="string">
            <text:p>[b]57. [url=https://forum.zdoom.org/viewtopic.php?f=42&amp;t=60219#p1049804]Soundless Mound[/url][/b] [[b]4[/b]: [size=85]Rachael: 1, dard22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oundless_Mound.png" calcext:value-type="string">
            <text:p>convert background.png -gravity Center -size 270 -pointsize 24 -fill black -annotate +0-14 'Voted #57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7. [url=https://forum.zdoom.org/viewtopic.php?f=105&amp;t=54992#p971348]SpriteShadow[/url][/b] [[b]4[/b]: [size=85]m8f: 1, Caligari87: 1, Hipnotic Rogue: 1, Cyanide: 1[/size]]" calcext:value-type="string">
            <text:p>[b]57. [url=https://forum.zdoom.org/viewtopic.php?f=105&amp;t=54992#p971348]SpriteShadow[/url][/b] [[b]4[/b]: [size=85]m8f: 1, Caligari87: 1, Hipnotic Rogue: 1, Cyanide: 1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priteShadow.png" calcext:value-type="string">
            <text:p>convert background.png -gravity Center -size 270 -pointsize 24 -fill black -annotate +0-14 'Voted #57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57. [url=http://stronghold.drdteam.org/]Stronghold: On the Edge of Chaos[/url][/b] [[b]4[/b]: [size=85]Caligari87: 2, The Ultimate DooMer: 1, Ravick: 1[/size]]" calcext:value-type="string">
            <text:p>[b]57. [url=http://stronghold.drdteam.org/]Stronghold: On the Edge of Chaos[/url][/b] [[b]4[/b]: [size=85]Caligari87: 2, The Ultimate DooMer: 1, Ravick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Stronghold:_On_the_Edge_of_Chaos.png" calcext:value-type="string">
            <text:p>convert background.png -gravity Center -size 270 -pointsize 24 -fill black -annotate +0-14 'Voted #57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57. [url=https://forum.zdoom.org/viewtopic.php?t=55741#p985511]Waterlab GZD[/url][/b] [[b]4[/b]: [size=85]Caligari87: 1, Jaxxoon R: 3[/size]]" calcext:value-type="string">
            <text:p>[b]57. [url=https://forum.zdoom.org/viewtopic.php?t=55741#p985511]Waterlab GZD[/url][/b] [[b]4[/b]: [size=85]Caligari87: 1, Jaxxoon R: 3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7 mod' -pointsize 20 -fill white -annotate +0+18 'by ZDoom Community' png8:pngs/Waterlab_GZD.png" calcext:value-type="string">
            <text:p>convert background.png -gravity Center -size 270 -pointsize 24 -fill black -annotate +0-14 'Voted #57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3. [url=http://action.mancubus.net/actiondoom/]Action Doom[/url][/b] [[b]3[/b]: [size=85]lil'devil: 2, QuakedoomNukem Cz: 1[/size]]" calcext:value-type="string">
            <text:p>[b]73. [url=http://action.mancubus.net/actiondoom/]Action Doom[/url][/b] [[b]3[/b]: [size=85]lil'devil: 2, QuakedoomNukem Cz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Action_Doom.png" calcext:value-type="string">
            <text:p>convert background.png -gravity Center -size 270 -pointsize 24 -fill black -annotate +0-14 'Voted #73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3. [url=https://forum.zdoom.org/viewtopic.php?f=43&amp;t=50004]Beautiful Doom[/url][/b] [[b]3[/b]: [size=85]m8f: 1, ZippeyKeys12: 1, GAA1992: 1[/size]]" calcext:value-type="string">
            <text:p>[b]73. [url=https://forum.zdoom.org/viewtopic.php?f=43&amp;t=50004]Beautiful Doom[/url][/b] [[b]3[/b]: [size=85]m8f: 1, ZippeyKeys12: 1, GAA1992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eautiful_Doom.png" calcext:value-type="string">
            <text:p>convert background.png -gravity Center -size 270 -pointsize 24 -fill black -annotate +0-14 'Voted #7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3. [url=https://forum.zdoom.org/viewtopic.php?f=43&amp;t=54322#p956169]Bullet-Eye[/url][/b] [[b]3[/b]: [size=85]Ikazu-san: 3[/size]]" calcext:value-type="string">
            <text:p>[b]73. [url=https://forum.zdoom.org/viewtopic.php?f=43&amp;t=54322#p956169]Bullet-Eye[/url][/b] [[b]3[/b]: [size=85]Ikazu-san: 3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ullet-Eye.png" calcext:value-type="string">
            <text:p>convert background.png -gravity Center -size 270 -pointsize 24 -fill black -annotate +0-14 'Voted #73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3. [url=https://forum.zdoom.org/viewtopic.php?f=19&amp;t=35458#p668203]Burl Tumd[/url][/b] [[b]3[/b]: [size=85]Combine_Kegan: 2, Azba: 1[/size]]" calcext:value-type="string">
            <text:p>[b]73. [url=https://forum.zdoom.org/viewtopic.php?f=19&amp;t=35458#p668203]Burl Tumd[/url][/b] [[b]3[/b]: [size=85]Combine_Kegan: 2, Azba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Burl_Tumd.png" calcext:value-type="string">
            <text:p>convert background.png -gravity Center -size 270 -pointsize 24 -fill black -annotate +0-14 'Voted #73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3. [url=https://zdoom.org/wiki/Cold_as_Hell]Cold as Hell[/url][/b] [[b]3[/b]: [size=85]Ravick: 1, Solmir : 2[/size]]" calcext:value-type="string">
            <text:p>[b]73. [url=https://zdoom.org/wiki/Cold_as_Hell]Cold as Hell[/url][/b] [[b]3[/b]: [size=85]Ravick: 1, Solmir 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Cold_as_Hell.png" calcext:value-type="string">
            <text:p>convert background.png -gravity Center -size 270 -pointsize 24 -fill black -annotate +0-14 'Voted #73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3. [url=https://www.doomworld.com/idgames/combos/wwhcdiaz]Diaz: Last Hours of Purity[/url][/b] [[b]3[/b]: [size=85]TheMightyHeracross: 3[/size]]" calcext:value-type="string">
            <text:p>[b]73. [url=https://www.doomworld.com/idgames/combos/wwhcdiaz]Diaz: Last Hours of Purity[/url][/b] [[b]3[/b]: [size=85]TheMightyHeracross: 3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Diaz:_Last_Hours_of_Purity.png" calcext:value-type="string">
            <text:p>convert background.png -gravity Center -size 270 -pointsize 24 -fill black -annotate +0-14 'Voted #73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3. [url=https://forum.zdoom.org/viewtopic.php?f=43&amp;t=56762]Heretical Doom[/url][/b] [[b]3[/b]: [size=85]eharper256: 3[/size]]" calcext:value-type="string">
            <text:p>[b]73. [url=https://forum.zdoom.org/viewtopic.php?f=43&amp;t=56762]Heretical Doom[/url][/b] [[b]3[/b]: [size=85]eharper256: 3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Heretical_Doom.png" calcext:value-type="string">
            <text:p>convert background.png -gravity Center -size 270 -pointsize 24 -fill black -annotate +0-14 'Voted #73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3. [url=https://forum.zdoom.org/viewtopic.php?f=46&amp;t=29117#p553405]Jimmy’s Jukebox[/url][/b] [[b]3[/b]: [size=85]Tapwave: 3[/size]]" calcext:value-type="string">
            <text:p>[b]73. [url=https://forum.zdoom.org/viewtopic.php?f=46&amp;t=29117#p553405]Jimmy’s Jukebox[/url][/b] [[b]3[/b]: [size=85]Tapwave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Jimmy’s_Jukebox.png" calcext:value-type="string">
            <text:p>convert background.png -gravity Center -size 270 -pointsize 24 -fill black -annotate +0-14 'Voted #73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3. [url=https://www.moddb.com/mods/brutal-doom/addons/project-brutality]Project Brutality[/url][/b] [[b]3[/b]: [size=85]Koto: 3[/size]]" calcext:value-type="string">
            <text:p>[b]73. [url=https://www.moddb.com/mods/brutal-doom/addons/project-brutality]Project Brutality[/url][/b] [[b]3[/b]: [size=85]Koto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Project_Brutality.png" calcext:value-type="string">
            <text:p>convert background.png -gravity Center -size 270 -pointsize 24 -fill black -annotate +0-14 'Voted #7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3. [url=https://forum.zdoom.org/viewtopic.php?f=19&amp;t=52867#p925329]Project Einherjar[/url][/b] [[b]3[/b]: [size=85]Rachael: 1, TheLightBad96: 2[/size]]" calcext:value-type="string">
            <text:p>[b]73. [url=https://forum.zdoom.org/viewtopic.php?f=19&amp;t=52867#p925329]Project Einherjar[/url][/b] [[b]3[/b]: [size=85]Rachael: 1, TheLightBad96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Project_Einherjar.png" calcext:value-type="string">
            <text:p>convert background.png -gravity Center -size 270 -pointsize 24 -fill black -annotate +0-14 'Voted #73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3. [url=http://www.prodigal-game.com/doomwads.html]Redux E2M4[/url][/b] [[b]3[/b]: [size=85]Jaxxoon R: 3[/size]]" calcext:value-type="string">
            <text:p>[b]73. [url=http://www.prodigal-game.com/doomwads.html]Redux E2M4[/url][/b] [[b]3[/b]: [size=85]Jaxxoon R: 3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Redux_E2M4.png" calcext:value-type="string">
            <text:p>convert background.png -gravity Center -size 270 -pointsize 24 -fill black -annotate +0-14 'Voted #73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3. [url=https://forum.zdoom.org/viewtopic.php?t=47302#p800865]Shut up and Bleed[/url][/b] [[b]3[/b]: [size=85]GAA1992: 1, Somagu: 1, Azba: 1[/size]]" calcext:value-type="string">
            <text:p>[b]73. [url=https://forum.zdoom.org/viewtopic.php?t=47302#p800865]Shut up and Bleed[/url][/b] [[b]3[/b]: [size=85]GAA1992: 1, Somagu: 1, Azba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hut_up_and_Bleed.png" calcext:value-type="string">
            <text:p>convert background.png -gravity Center -size 270 -pointsize 24 -fill black -annotate +0-14 'Voted #73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3. [url=https://www.doomworld.com/idgames/levels/doom2/Ports/megawads/sonic]Super Sonic DooM[/url][/b] [[b]3[/b]: [size=85]PlayerLin: 3[/size]]" calcext:value-type="string">
            <text:p>[b]73. [url=https://www.doomworld.com/idgames/levels/doom2/Ports/megawads/sonic]Super Sonic DooM[/url][/b] [[b]3[/b]: [size=85]PlayerLin: 3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Super_Sonic_DooM.png" calcext:value-type="string">
            <text:p>convert background.png -gravity Center -size 270 -pointsize 24 -fill black -annotate +0-14 'Voted #73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3. [url=http://waltersgameboy.tripod.com/simpdoom/]The Ultimate Simpsons Doom [/url][/b] [[b]3[/b]: [size=85]undeadmonk354: 3[/size]]" calcext:value-type="string">
            <text:p>[b]73. [url=http://waltersgameboy.tripod.com/simpdoom/]The Ultimate Simpsons Doom [/url][/b] [[b]3[/b]: [size=85]undeadmonk354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The_Ultimate_Simpsons_Doom_.png" calcext:value-type="string">
            <text:p>convert background.png -gravity Center -size 270 -pointsize 24 -fill black -annotate +0-14 'Voted #73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3. [url=https://www.doomworld.com/idgames/levels/doom2/Ports/v-z/void]Void[/url][/b] [[b]3[/b]: [size=85]Jaxxoon R: 3[/size]]" calcext:value-type="string">
            <text:p>[b]73. [url=https://www.doomworld.com/idgames/levels/doom2/Ports/v-z/void]Void[/url][/b] [[b]3[/b]: [size=85]Jaxxoon R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Void.png" calcext:value-type="string">
            <text:p>convert background.png -gravity Center -size 270 -pointsize 24 -fill black -annotate +0-14 'Voted #73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3. [url=http://lazrojas.com/wolfendoom/arctic_2.html]WolfenDOOM: Operation: Arctic Wolf[/url][/b] [[b]3[/b]: [size=85]Sgt. Shivers: 3[/size]]" calcext:value-type="string">
            <text:p>[b]73. [url=http://lazrojas.com/wolfendoom/arctic_2.html]WolfenDOOM: Operation: Arctic Wolf[/url][/b] [[b]3[/b]: [size=85]Sgt. Shivers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3 mod' -pointsize 20 -fill white -annotate +0+18 'by ZDoom Community' png8:pngs/WolfenDOOM:_Operation:_Arctic_Wolf.png" calcext:value-type="string">
            <text:p>convert background.png -gravity Center -size 270 -pointsize 24 -fill black -annotate +0-14 'Voted #73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9. [url=https://forum.zdoom.org/viewtopic.php?f=43&amp;t=54914#p969409]Aetherius[/url][/b] [[b]2[/b]: [size=85]PlayerLin: 2[/size]]" calcext:value-type="string">
            <text:p>[b]89. [url=https://forum.zdoom.org/viewtopic.php?f=43&amp;t=54914#p969409]Aetherius[/url][/b] [[b]2[/b]: [size=85]PlayerLin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etherius.png" calcext:value-type="string">
            <text:p>convert background.png -gravity Center -size 270 -pointsize 24 -fill black -annotate +0-14 'Voted #89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9. [url=https://forum.zdoom.org/viewtopic.php?f=19&amp;t=50299#p874982]Aracnocide[/url][/b] [[b]2[/b]: [size=85]TheLightBad96: 1, erni945: 1[/size]]" calcext:value-type="string">
            <text:p>[b]89. [url=https://forum.zdoom.org/viewtopic.php?f=19&amp;t=50299#p874982]Aracnocide[/url][/b] [[b]2[/b]: [size=85]TheLightBad96: 1, erni945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acnocide.png" calcext:value-type="string">
            <text:p>convert background.png -gravity Center -size 270 -pointsize 24 -fill black -annotate +0-14 'Voted #89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9. [url=https://forum.zdoom.org/viewtopic.php?f=43&amp;t=53545#p940527]BlackWarrior[/url][/b] [[b]2[/b]: [size=85]Somagu: 1, PlayerLin: 1[/size]]" calcext:value-type="string">
            <text:p>[b]89. [url=https://forum.zdoom.org/viewtopic.php?f=43&amp;t=53545#p940527]BlackWarrior[/url][/b] [[b]2[/b]: [size=85]Somagu: 1, PlayerLin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BlackWarrior.png" calcext:value-type="string">
            <text:p>convert background.png -gravity Center -size 270 -pointsize 24 -fill black -annotate +0-14 'Voted #89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9. [url=https://forum.zdoom.org/viewtopic.php?f=19&amp;t=57800#p1017196]Castlevania - Simon's Destiny[/url][/b] [[b]2[/b]: [size=85]Rachael: 1, QuakedoomNukem Cz: 1[/size]]" calcext:value-type="string">
            <text:p>[b]89. [url=https://forum.zdoom.org/viewtopic.php?f=19&amp;t=57800#p1017196]Castlevania - Simon's Destiny[/url][/b] [[b]2[/b]: [size=85]Rachael: 1, QuakedoomNukem Cz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astlevania_-_Simon_s_Destiny.png" calcext:value-type="string">
            <text:p>convert background.png -gravity Center -size 270 -pointsize 24 -fill black -annotate +0-14 'Voted #89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9. [url=https://forum.zdoom.org/viewtopic.php?f=43&amp;t=58535#p1028376]Complex Doom[/url][/b] [[b]2[/b]: [size=85]leodoom85: 1, Rowsol: 1[/size]]" calcext:value-type="string">
            <text:p>[b]89. [url=https://forum.zdoom.org/viewtopic.php?f=43&amp;t=58535#p1028376]Complex Doom[/url][/b] [[b]2[/b]: [size=85]leodoom85: 1, Rowsol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mplex_Doom.png" calcext:value-type="string">
            <text:p>convert background.png -gravity Center -size 270 -pointsize 24 -fill black -annotate +0-14 'Voted #89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9. [url=https://forum.zdoom.org/viewtopic.php?t=36667#p694653]Crossfire[/url][/b] [[b]2[/b]: [size=85]Somagu: 1, Marrub: 1[/size]]" calcext:value-type="string">
            <text:p>[b]89. [url=https://forum.zdoom.org/viewtopic.php?t=36667#p694653]Crossfire[/url][/b] [[b]2[/b]: [size=85]Somagu: 1, Marrub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rossfire.png" calcext:value-type="string">
            <text:p>convert background.png -gravity Center -size 270 -pointsize 24 -fill black -annotate +0-14 'Voted #89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9. [url=https://forum.zdoom.org/viewtopic.php?f=19&amp;t=36608]Cyberrunner[/url][/b] [[b]2[/b]: [size=85]Revae: 2[/size]]" calcext:value-type="string">
            <text:p>[b]89. [url=https://forum.zdoom.org/viewtopic.php?f=19&amp;t=36608]Cyberrunner[/url][/b] [[b]2[/b]: [size=85]Revae: 2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yberrunner.png" calcext:value-type="string">
            <text:p>convert background.png -gravity Center -size 270 -pointsize 24 -fill black -annotate +0-14 'Voted #89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9. [url=https://forum.zdoom.org/viewtopic.php?f=43&amp;t=58521#p1028226]Dead Marine[/url][/b] [[b]2[/b]: [size=85]m8f: 1, GAA1992: 1[/size]]" calcext:value-type="string">
            <text:p>[b]89. [url=https://forum.zdoom.org/viewtopic.php?f=43&amp;t=58521#p1028226]Dead Marine[/url][/b] [[b]2[/b]: [size=85]m8f: 1, GAA1992: 1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ad_Marine.png" calcext:value-type="string">
            <text:p>convert background.png -gravity Center -size 270 -pointsize 24 -fill black -annotate +0-14 'Voted #89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9. [url=https://forum.zdoom.org/viewtopic.php?f=43&amp;t=59887#p1045489]Demon CounterStrike[/url][/b] [[b]2[/b]: [size=85]Shadelight: 2[/size]]" calcext:value-type="string">
            <text:p>[b]89. [url=https://forum.zdoom.org/viewtopic.php?f=43&amp;t=59887#p1045489]Demon CounterStrike[/url][/b] [[b]2[/b]: [size=85]Shadelight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emon_CounterStrike.png" calcext:value-type="string">
            <text:p>convert background.png -gravity Center -size 270 -pointsize 24 -fill black -annotate +0-14 'Voted #89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9. [url=https://forum.zdoom.org/viewtopic.php?f=19&amp;t=46509#p778245]Droplets: Simulated Blood[/url][/b] [[b]2[/b]: [size=85]Hipnotic Rogue: 1, GAA1992: 1[/size]]" calcext:value-type="string">
            <text:p>[b]89. [url=https://forum.zdoom.org/viewtopic.php?f=19&amp;t=46509#p778245]Droplets: Simulated Blood[/url][/b] [[b]2[/b]: [size=85]Hipnotic Rogue: 1, GAA1992: 1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roplets:_Simulated_Blood.png" calcext:value-type="string">
            <text:p>convert background.png -gravity Center -size 270 -pointsize 24 -fill black -annotate +0-14 'Voted #8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9. [url=https://forum.zdoom.org/viewtopic.php?f=19&amp;t=48208#p824651]Eriguns 2[/url][/b] [[b]2[/b]: [size=85]Hipnotic Rogue: 1, Cyanide: 1[/size]]" calcext:value-type="string">
            <text:p>[b]89. [url=https://forum.zdoom.org/viewtopic.php?f=19&amp;t=48208#p824651]Eriguns 2[/url][/b] [[b]2[/b]: [size=85]Hipnotic Rogue: 1, Cyanide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iguns_2.png" calcext:value-type="string">
            <text:p>convert background.png -gravity Center -size 270 -pointsize 24 -fill black -annotate +0-14 'Voted #89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9. [url=https://forum.zdoom.org/viewtopic.php?t=31034#p587707]Error: Doom[/url][/b] [[b]2[/b]: [size=85]Marrub: 2[/size]]" calcext:value-type="string">
            <text:p>[b]89. [url=https://forum.zdoom.org/viewtopic.php?t=31034#p587707]Error: Doom[/url][/b] [[b]2[/b]: [size=85]Marrub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Error:_Doom.png" calcext:value-type="string">
            <text:p>convert background.png -gravity Center -size 270 -pointsize 24 -fill black -annotate +0-14 'Voted #89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9. [url=http://www.moddb.com/mods/final-neodoom]Final NeoDoom[/url][/b] [[b]2[/b]: [size=85]The Ultimate DooMer: 1, Ravick: 1[/size]]" calcext:value-type="string">
            <text:p>[b]89. [url=http://www.moddb.com/mods/final-neodoom]Final NeoDoom[/url][/b] [[b]2[/b]: [size=85]The Ultimate DooMer: 1, Ravick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inal_NeoDoom.png" calcext:value-type="string">
            <text:p>convert background.png -gravity Center -size 270 -pointsize 24 -fill black -annotate +0-14 'Voted #89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9. [url=https://forum.zdoom.org/viewtopic.php?f=43&amp;t=46413#p775648]FragTrak[/url][/b] [[b]2[/b]: [size=85]Ikazu-san: 2[/size]]" calcext:value-type="string">
            <text:p>[b]89. [url=https://forum.zdoom.org/viewtopic.php?f=43&amp;t=46413#p775648]FragTrak[/url][/b] [[b]2[/b]: [size=85]Ikazu-san: 2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ragTrak.png" calcext:value-type="string">
            <text:p>convert background.png -gravity Center -size 270 -pointsize 24 -fill black -annotate +0-14 'Voted #89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9. [url=https://forum.zdoom.org/viewtopic.php?f=19&amp;t=46718#p784166]Gene-Tech: Before the Storm[/url][/b] [[b]2[/b]: [size=85]Rachael: 1, Ravick: 1[/size]]" calcext:value-type="string">
            <text:p>[b]89. [url=https://forum.zdoom.org/viewtopic.php?f=19&amp;t=46718#p784166]Gene-Tech: Before the Storm[/url][/b] [[b]2[/b]: [size=85]Rachael: 1, Ravick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Gene-Tech:_Before_the_Storm.png" calcext:value-type="string">
            <text:p>convert background.png -gravity Center -size 270 -pointsize 24 -fill black -annotate +0-14 'Voted #89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9. [url=https://forum.zdoom.org/viewtopic.php?t=58009#p1020405]HeXeReTiC Fantasy[/url][/b] [[b]2[/b]: [size=85]Sumwunn: 2[/size]]" calcext:value-type="string">
            <text:p>[b]89. [url=https://forum.zdoom.org/viewtopic.php?t=58009#p1020405]HeXeReTiC Fantasy[/url][/b] [[b]2[/b]: [size=85]Sumwunn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eXeReTiC_Fantasy.png" calcext:value-type="string">
            <text:p>convert background.png -gravity Center -size 270 -pointsize 24 -fill black -annotate +0-14 'Voted #89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9. [url=https://forum.zdoom.org/viewtopic.php?t=45804#p760002]Hocusdoom[/url][/b] [[b]2[/b]: [size=85]Master Medi: 2[/size]]" calcext:value-type="string">
            <text:p>[b]89. [url=https://forum.zdoom.org/viewtopic.php?t=45804#p760002]Hocusdoom[/url][/b] [[b]2[/b]: [size=85]Master Medi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ocusdoom.png" calcext:value-type="string">
            <text:p>convert background.png -gravity Center -size 270 -pointsize 24 -fill black -annotate +0-14 'Voted #89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89. [url=https://forum.zdoom.org/viewtopic.php?f=43&amp;t=37130#p705156]Insanity's Requiem[/url][/b] [[b]2[/b]: [size=85]D3athStalker: 2[/size]]" calcext:value-type="string">
            <text:p>[b]89. [url=https://forum.zdoom.org/viewtopic.php?f=43&amp;t=37130#p705156]Insanity's Requiem[/url][/b] [[b]2[/b]: [size=85]D3athStalker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Insanity_s_Requiem.png" calcext:value-type="string">
            <text:p>convert background.png -gravity Center -size 270 -pointsize 24 -fill black -annotate +0-14 'Voted #89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89. [url=https://forum.zdoom.org/viewtopic.php?f=3&amp;t=13117#p267820]Queen's Crusade[/url][/b] [[b]2[/b]: [size=85]Matt: 2[/size]]" calcext:value-type="string">
            <text:p>[b]89. [url=https://forum.zdoom.org/viewtopic.php?f=3&amp;t=13117#p267820]Queen's Crusade[/url][/b] [[b]2[/b]: [size=85]Matt: 2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een_s_Crusade.png" calcext:value-type="string">
            <text:p>convert background.png -gravity Center -size 270 -pointsize 24 -fill black -annotate +0-14 'Voted #8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89. [url=https://www.joshuaosullivan.co.uk/skulldash/]Skulldash[/url][/b] [[b]2[/b]: [size=85]The Ultimate DooMer: 1, QuakedoomNukem Cz: 1[/size]]" calcext:value-type="string">
            <text:p>[b]89. [url=https://www.joshuaosullivan.co.uk/skulldash/]Skulldash[/url][/b] [[b]2[/b]: [size=85]The Ultimate DooMer: 1, QuakedoomNukem Cz: 1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kulldash.png" calcext:value-type="string">
            <text:p>convert background.png -gravity Center -size 270 -pointsize 24 -fill black -annotate +0-14 'Voted #89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89. [url=https://forum.zdoom.org/viewtopic.php?f=43&amp;t=46174#p769209]Sneaky Doom[/url][/b] [[b]2[/b]: [size=85]sycspysycspy: 2[/size]]" calcext:value-type="string">
            <text:p>[b]89. [url=https://forum.zdoom.org/viewtopic.php?f=43&amp;t=46174#p769209]Sneaky Doom[/url][/b] [[b]2[/b]: [size=85]sycspysycspy: 2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neaky_Doom.png" calcext:value-type="string">
            <text:p>convert background.png -gravity Center -size 270 -pointsize 24 -fill black -annotate +0-14 'Voted #89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89. [url=https://forum.zdoom.org/viewtopic.php?f=43&amp;t=57902#p1018827]Sun Damage Omen[/url][/b] [[b]2[/b]: [size=85]Matt: 2[/size]]" calcext:value-type="string">
            <text:p>[b]89. [url=https://forum.zdoom.org/viewtopic.php?f=43&amp;t=57902#p1018827]Sun Damage Omen[/url][/b] [[b]2[/b]: [size=85]Matt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un_Damage_Omen.png" calcext:value-type="string">
            <text:p>convert background.png -gravity Center -size 270 -pointsize 24 -fill black -annotate +0-14 'Voted #89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89. [url=https://forum.zdoom.org/viewtopic.php?t=37064#p703739]The Space Pirate[/url][/b] [[b]2[/b]: [size=85]Olroda: 2[/size]]" calcext:value-type="string">
            <text:p>[b]89. [url=https://forum.zdoom.org/viewtopic.php?t=37064#p703739]The Space Pirate[/url][/b] [[b]2[/b]: [size=85]Olroda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Space_Pirate.png" calcext:value-type="string">
            <text:p>convert background.png -gravity Center -size 270 -pointsize 24 -fill black -annotate +0-14 'Voted #89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89. [url=https://forum.zdoom.org/viewtopic.php?f=42&amp;t=25358#p484506]Unloved[/url][/b] [[b]2[/b]: [size=85]Rachael: 1, Ravick: 1[/size]]" calcext:value-type="string">
            <text:p>[b]89. [url=https://forum.zdoom.org/viewtopic.php?f=42&amp;t=25358#p484506]Unloved[/url][/b] [[b]2[/b]: [size=85]Rachael: 1, Ravick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Unloved.png" calcext:value-type="string">
            <text:p>convert background.png -gravity Center -size 270 -pointsize 24 -fill black -annotate +0-14 'Voted #89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89. [url=https://forum.zdoom.org/viewtopic.php?f=19&amp;t=36821#p698354]Weapons of Saturn[/url][/b] [[b]2[/b]: [size=85]m8f: 1, Cyanide: 1[/size]]" calcext:value-type="string">
            <text:p>[b]89. [url=https://forum.zdoom.org/viewtopic.php?f=19&amp;t=36821#p698354]Weapons of Saturn[/url][/b] [[b]2[/b]: [size=85]m8f: 1, Cyanide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eapons_of_Saturn.png" calcext:value-type="string">
            <text:p>convert background.png -gravity Center -size 270 -pointsize 24 -fill black -annotate +0-14 'Voted #89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89. [url=http://lazrojas.com/wolfendoom/astrostein_2.html]WolfenDOOM:  Astrostein[/url][/b] [[b]2[/b]: [size=85]Sgt. Shivers: 2[/size]]" calcext:value-type="string">
            <text:p>[b]89. [url=http://lazrojas.com/wolfendoom/astrostein_2.html]WolfenDOOM: <text:s/>Astrostein[/url][/b] [[b]2[/b]: [size=85]Sgt. Shivers: 2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olfenDOOM:__Astrostein.png" calcext:value-type="string">
            <text:p>convert background.png -gravity Center -size 270 -pointsize 24 -fill black -annotate +0-14 'Voted #89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5. [url=https://www.doomworld.com/idgames/levels/doom/Ports/0-9/007ltsd]007: Licence to Spell DooM[/url][/b] [[b]1[/b]: [size=85]The Ultimate DooMer: 1[/size]]" calcext:value-type="string">
            <text:p>[b]115. [url=https://www.doomworld.com/idgames/levels/doom/Ports/0-9/007ltsd]007: Licence to Spell DooM[/url][/b] [[b]1[/b]: [size=85]The Ultimate DooMer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007:_Licence_to_Spell_DooM.png" calcext:value-type="string">
            <text:p>convert background.png -gravity Center -size 270 -pointsize 24 -fill black -annotate +0-14 'Voted #115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5. [url=https://forum.zdoom.org/viewtopic.php?f=42&amp;t=54247#p954473]20 Monsters Challenge[/url][/b] [[b]1[/b]: [size=85]Rachael: 1[/size]]" calcext:value-type="string">
            <text:p>[b]115. [url=https://forum.zdoom.org/viewtopic.php?f=42&amp;t=54247#p954473]20 Monsters Challenge[/url][/b] [[b]1[/b]: [size=85]Rachael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20_Monsters_Challenge.png" calcext:value-type="string">
            <text:p>convert background.png -gravity Center -size 270 -pointsize 24 -fill black -annotate +0-14 'Voted #115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5. [url=https://forum.zdoom.org/viewtopic.php?t=36877#p699326]Accessories to Murder[/url][/b] [[b]1[/b]: [size=85]Cyanide: 1[/size]]" calcext:value-type="string">
            <text:p>[b]115. [url=https://forum.zdoom.org/viewtopic.php?t=36877#p699326]Accessories to Murder[/url][/b] [[b]1[/b]: [size=85]Cyanide: 1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ccessories_to_Murder.png" calcext:value-type="string">
            <text:p>convert background.png -gravity Center -size 270 -pointsize 24 -fill black -annotate +0-14 'Voted #115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5. [url=https://www.doomworld.com/idgames/combos/alanguns]Alandoguns[/url][/b] [[b]1[/b]: [size=85]lil'devil: 1[/size]]" calcext:value-type="string">
            <text:p>[b]115. [url=https://www.doomworld.com/idgames/combos/alanguns]Alandoguns[/url][/b] [[b]1[/b]: [size=85]lil'devil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landoguns.png" calcext:value-type="string">
            <text:p>convert background.png -gravity Center -size 270 -pointsize 24 -fill black -annotate +0-14 'Voted #115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5. [url=https://forum.zdoom.org/viewtopic.php?t=58501#p1027895]Alfonzone[/url][/b] [[b]1[/b]: [size=85]The Ultimate DooMer: 1[/size]]" calcext:value-type="string">
            <text:p>[b]115. [url=https://forum.zdoom.org/viewtopic.php?t=58501#p1027895]Alfonzone[/url][/b] [[b]1[/b]: [size=85]The Ultimate DooMer: 1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lfonzone.png" calcext:value-type="string">
            <text:p>convert background.png -gravity Center -size 270 -pointsize 24 -fill black -annotate +0-14 'Voted #115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5. [url=https://www.moddb.com/mods/acm-2014]Aliens: Colonial Marines TC[/url][/b] [[b]1[/b]: [size=85]Ravick: 1[/size]]" calcext:value-type="string">
            <text:p>[b]115. [url=https://www.moddb.com/mods/acm-2014]Aliens: Colonial Marines TC[/url][/b] [[b]1[/b]: [size=85]Ravick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liens:_Colonial_Marines_TC.png" calcext:value-type="string">
            <text:p>convert background.png -gravity Center -size 270 -pointsize 24 -fill black -annotate +0-14 'Voted #115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5. [url=https://forum.zdoom.org/viewtopic.php?t=56483#p998194]All Clear Message[/url][/b] [[b]1[/b]: [size=85]Cyanide: 1[/size]]" calcext:value-type="string">
            <text:p>[b]115. [url=https://forum.zdoom.org/viewtopic.php?t=56483#p998194]All Clear Message[/url][/b] [[b]1[/b]: [size=85]Cyanide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All_Clear_Message.png" calcext:value-type="string">
            <text:p>convert background.png -gravity Center -size 270 -pointsize 24 -fill black -annotate +0-14 'Voted #115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5. [url=https://forum.zdoom.org/viewtopic.php?f=43&amp;t=57464#p1012472]Banhammer[/url][/b] [[b]1[/b]: [size=85]leodoom85: 1[/size]]" calcext:value-type="string">
            <text:p>[b]115. [url=https://forum.zdoom.org/viewtopic.php?f=43&amp;t=57464#p1012472]Banhammer[/url][/b] [[b]1[/b]: [size=85]leodoom85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Banhammer.png" calcext:value-type="string">
            <text:p>convert background.png -gravity Center -size 270 -pointsize 24 -fill black -annotate +0-14 'Voted #115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5. [url=https://forum.zdoom.org/viewtopic.php?f=3&amp;t=37949#p722987]Brutalkick[/url][/b] [[b]1[/b]: [size=85]Hipnotic Rogue: 1[/size]]" calcext:value-type="string">
            <text:p>[b]115. [url=https://forum.zdoom.org/viewtopic.php?f=3&amp;t=37949#p722987]Brutalkick[/url][/b] [[b]1[/b]: [size=85]Hipnotic Rogue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Brutalkick.png" calcext:value-type="string">
            <text:p>convert background.png -gravity Center -size 270 -pointsize 24 -fill black -annotate +0-14 'Voted #115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5. [url=https://forum.zdoom.org/viewtopic.php?t=34569#p653208]Call of Dooty[/url][/b] [[b]1[/b]: [size=85]wolfmanfp: 1[/size]]" calcext:value-type="string">
            <text:p>[b]115. [url=https://forum.zdoom.org/viewtopic.php?t=34569#p653208]Call of Dooty[/url][/b] [[b]1[/b]: [size=85]wolfmanfp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all_of_Dooty.png" calcext:value-type="string">
            <text:p>convert background.png -gravity Center -size 270 -pointsize 24 -fill black -annotate +0-14 'Voted #115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5. [url=https://www.doomworld.com/idgames/?id=12363]Chosen[/url][/b] [[b]1[/b]: [size=85]Bigger C: 1[/size]]" calcext:value-type="string">
            <text:p>[b]115. [url=https://www.doomworld.com/idgames/?id=12363]Chosen[/url][/b] [[b]1[/b]: [size=85]Bigger C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hosen.png" calcext:value-type="string">
            <text:p>convert background.png -gravity Center -size 270 -pointsize 24 -fill black -annotate +0-14 'Voted #115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5. [url=https://forum.zdoom.org/viewtopic.php?f=61&amp;t=57834#p1017698]Complex Doom: LCA[/url][/b] [[b]1[/b]: [size=85]leodoom85: 1[/size]]" calcext:value-type="string">
            <text:p>[b]115. [url=https://forum.zdoom.org/viewtopic.php?f=61&amp;t=57834#p1017698]Complex Doom: LCA[/url][/b] [[b]1[/b]: [size=85]leodoom85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omplex_Doom:_LCA.png" calcext:value-type="string">
            <text:p>convert background.png -gravity Center -size 270 -pointsize 24 -fill black -annotate +0-14 'Voted #115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5. [url=https://forum.zdoom.org/viewtopic.php?f=19&amp;t=55298#p978283]Consolation Prize: The PSX Doom TC[/url][/b] [[b]1[/b]: [size=85]GAA1992: 1[/size]]" calcext:value-type="string">
            <text:p>[b]115. [url=https://forum.zdoom.org/viewtopic.php?f=19&amp;t=55298#p978283]Consolation Prize: The PSX Doom TC[/url][/b] [[b]1[/b]: [size=85]GAA1992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onsolation_Prize:_The_PSX_Doom_TC.png" calcext:value-type="string">
            <text:p>convert background.png -gravity Center -size 270 -pointsize 24 -fill black -annotate +0-14 'Voted #115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5. [url=https://forum.zdoom.org/viewtopic.php?f=43&amp;t=51446]CustomDoom[/url][/b] [[b]1[/b]: [size=85]m8f: 1[/size]]" calcext:value-type="string">
            <text:p>[b]115. [url=https://forum.zdoom.org/viewtopic.php?f=43&amp;t=51446]CustomDoom[/url][/b] [[b]1[/b]: [size=85]m8f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CustomDoom.png" calcext:value-type="string">
            <text:p>convert background.png -gravity Center -size 270 -pointsize 24 -fill black -annotate +0-14 'Voted #115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5. [url=https://forum.zdoom.org/viewtopic.php?t=55048#p972862]DamNums[/url][/b] [[b]1[/b]: [size=85]Hipnotic Rogue: 1[/size]]" calcext:value-type="string">
            <text:p>[b]115. [url=https://forum.zdoom.org/viewtopic.php?t=55048#p972862]DamNums[/url][/b] [[b]1[/b]: [size=85]Hipnotic Rogue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amNums.png" calcext:value-type="string">
            <text:p>convert background.png -gravity Center -size 270 -pointsize 24 -fill black -annotate +0-14 'Voted #115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5. [url=https://www.doomworld.com/idgames/levels/doom2/Ports/d-f/dark7]Dark 7 (with Mission Pack)[/url][/b] [[b]1[/b]: [size=85]The Ultimate DooMer: 1[/size]]" calcext:value-type="string">
            <text:p>[b]115. [url=https://www.doomworld.com/idgames/levels/doom2/Ports/d-f/dark7]Dark 7 (with Mission Pack)[/url][/b] [[b]1[/b]: [size=85]The Ultimate DooMer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ark_7__with_Mission_Pack_.png" calcext:value-type="string">
            <text:p>convert background.png -gravity Center -size 270 -pointsize 24 -fill black -annotate +0-14 'Voted #115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5. [url=https://forum.zdoom.org/viewtopic.php?t=58375#p1025963]Dark Encounters[/url][/b] [[b]1[/b]: [size=85]The Ultimate DooMer: 1[/size]]" calcext:value-type="string">
            <text:p>[b]115. [url=https://forum.zdoom.org/viewtopic.php?t=58375#p1025963]Dark Encounters[/url][/b] [[b]1[/b]: [size=85]The Ultimate DooMer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ark_Encounters.png" calcext:value-type="string">
            <text:p>convert background.png -gravity Center -size 270 -pointsize 24 -fill black -annotate +0-14 'Voted #115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5. [url=https://forum.zdoom.org/viewtopic.php?f=42&amp;t=54708#p964549]dead.air[/url][/b] [[b]1[/b]: [size=85]Rachael: 1[/size]]" calcext:value-type="string">
            <text:p>[b]115. [url=https://forum.zdoom.org/viewtopic.php?f=42&amp;t=54708#p964549]dead.air[/url][/b] [[b]1[/b]: [size=85]Rachael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ead.air.png" calcext:value-type="string">
            <text:p>convert background.png -gravity Center -size 270 -pointsize 24 -fill black -annotate +0-14 'Voted #115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5. [url=https://forum.zdoom.org/viewtopic.php?t=46787#p786254]Demonsteele: NowThatsWhatICallMIDI[/url][/b] [[b]1[/b]: [size=85]HaraSwift: 1[/size]]" calcext:value-type="string">
            <text:p>[b]115. [url=https://forum.zdoom.org/viewtopic.php?t=46787#p786254]Demonsteele: NowThatsWhatICallMIDI[/url][/b] [[b]1[/b]: [size=85]HaraSwift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emonsteele:_NowThatsWhatICallMIDI.png" calcext:value-type="string">
            <text:p>convert background.png -gravity Center -size 270 -pointsize 24 -fill black -annotate +0-14 'Voted #115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5. [url=https://www.moddb.com/mods/dont-play-with-hell-black-edition]Don`t play with HELL – Black Edition[/url][/b] [[b]1[/b]: [size=85]Ravick: 1[/size]]" calcext:value-type="string">
            <text:p>[b]115. [url=https://www.moddb.com/mods/dont-play-with-hell-black-edition]Don`t play with HELL – Black Edition[/url][/b] [[b]1[/b]: [size=85]Ravick: 1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on-t_play_with_HELL_–_Black_Edition.png" calcext:value-type="string">
            <text:p>convert background.png -gravity Center -size 270 -pointsize 24 -fill black -annotate +0-14 'Voted #115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5. [url=https://www.doomworld.com/forum/topic/62403-doom-2-minor-sprite-fixing-project-v19-release-updated-12718/]Doom 2 Minor Sprite Fixing Project[/url][/b] [[b]1[/b]: [size=85]m8f: 1[/size]]" calcext:value-type="string">
            <text:p>[b]115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oom_2_Minor_Sprite_Fixing_Project.png" calcext:value-type="string">
            <text:p>convert background.png -gravity Center -size 270 -pointsize 24 -fill black -annotate +0-14 'Voted #115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5. [url=https://forum.zdoom.org/viewtopic.php?f=43&amp;t=51596]Doom 64 'weapons only'[/url][/b] [[b]1[/b]: [size=85]Hipnotic Rogue: 1[/size]]" calcext:value-type="string">
            <text:p>[b]115. [url=https://forum.zdoom.org/viewtopic.php?f=43&amp;t=51596]Doom 64 'weapons only'[/url][/b] [[b]1[/b]: [size=85]Hipnotic Rogue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Doom_64__weapons_only_.png" calcext:value-type="string">
            <text:p>convert background.png -gravity Center -size 270 -pointsize 24 -fill black -annotate +0-14 'Voted #115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5. [url=https://forum.zdoom.org/viewtopic.php?f=19&amp;t=48208#p824651]Eriguns 1[/url][/b] [[b]1[/b]: [size=85]Cyanide: 1[/size]]" calcext:value-type="string">
            <text:p>[b]115. [url=https://forum.zdoom.org/viewtopic.php?f=19&amp;t=48208#p824651]Eriguns 1[/url][/b] [[b]1[/b]: [size=85]Cyanide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Eriguns_1.png" calcext:value-type="string">
            <text:p>convert background.png -gravity Center -size 270 -pointsize 24 -fill black -annotate +0-14 'Voted #115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5. [url=https://forum.zdoom.org/viewtopic.php?f=43&amp;t=58486#p1027620]Factotum[/url][/b] [[b]1[/b]: [size=85]kadu522: 1[/size]]" calcext:value-type="string">
            <text:p>[b]115. [url=https://forum.zdoom.org/viewtopic.php?f=43&amp;t=58486#p1027620]Factotum[/url][/b] [[b]1[/b]: [size=85]kadu522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Factotum.png" calcext:value-type="string">
            <text:p>convert background.png -gravity Center -size 270 -pointsize 24 -fill black -annotate +0-14 'Voted #115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5. [url=https://forum.zdoom.org/viewtopic.php?f=19&amp;t=52631#p920489]Fading Corpses Universal[/url][/b] [[b]1[/b]: [size=85]m8f: 1[/size]]" calcext:value-type="string">
            <text:p>[b]115. [url=https://forum.zdoom.org/viewtopic.php?f=19&amp;t=52631#p920489]Fading Corpses Universal[/url][/b] [[b]1[/b]: [size=85]m8f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Fading_Corpses_Universal.png" calcext:value-type="string">
            <text:p>convert background.png -gravity Center -size 270 -pointsize 24 -fill black -annotate +0-14 'Voted #115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5. [url=https://forum.zdoom.org/viewtopic.php?f=43&amp;t=58923#p1033516]FamiliarDoom[/url][/b] [[b]1[/b]: [size=85]kadu522: 1[/size]]" calcext:value-type="string">
            <text:p>[b]115. [url=https://forum.zdoom.org/viewtopic.php?f=43&amp;t=58923#p1033516]FamiliarDoom[/url][/b] [[b]1[/b]: [size=85]kadu522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FamiliarDoom.png" calcext:value-type="string">
            <text:p>convert background.png -gravity Center -size 270 -pointsize 24 -fill black -annotate +0-14 'Voted #115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5. [url=https://forum.zdoom.org/viewtopic.php?f=105&amp;t=35388#p666921]Footsteps[/url][/b] [[b]1[/b]: [size=85]m8f: 1[/size]]" calcext:value-type="string">
            <text:p>[b]115. [url=https://forum.zdoom.org/viewtopic.php?f=105&amp;t=35388#p666921]Footsteps[/url][/b] [[b]1[/b]: [size=85]m8f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Footsteps.png" calcext:value-type="string">
            <text:p>convert background.png -gravity Center -size 270 -pointsize 24 -fill black -annotate +0-14 'Voted #115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5. [url=https://forum.zdoom.org/viewtopic.php?f=19&amp;t=57252#p1009564]Ghoul School 3D[/url][/b] [[b]1[/b]: [size=85]Rachael: 1[/size]]" calcext:value-type="string">
            <text:p>[b]115. [url=https://forum.zdoom.org/viewtopic.php?f=19&amp;t=57252#p1009564]Ghoul School 3D[/url][/b] [[b]1[/b]: [size=85]Rachael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Ghoul_School_3D.png" calcext:value-type="string">
            <text:p>convert background.png -gravity Center -size 270 -pointsize 24 -fill black -annotate +0-14 'Voted #115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5. [url=https://forum.zdoom.org/viewtopic.php?f=46&amp;t=56148#p994037]GZSHud[/url][/b] [[b]1[/b]: [size=85]Hipnotic Rogue: 1[/size]]" calcext:value-type="string">
            <text:p>[b]115. [url=https://forum.zdoom.org/viewtopic.php?f=46&amp;t=56148#p994037]GZSHud[/url][/b] [[b]1[/b]: [size=85]Hipnotic Rogu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GZSHud.png" calcext:value-type="string">
            <text:p>convert background.png -gravity Center -size 270 -pointsize 24 -fill black -annotate +0-14 'Voted #115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5. [url=https://www.doomworld.com/idgames/levels/doom2/Ports/a-c/circus2]Happy Time Circus ][[/url][/b] [[b]1[/b]: [size=85]Ravick: 1[/size]]" calcext:value-type="string">
            <text:p>[b]115. [url=https://www.doomworld.com/idgames/levels/doom2/Ports/a-c/circus2]Happy Time Circus ][[/url][/b] [[b]1[/b]: [size=85]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appy_Time_Circus_][.png" calcext:value-type="string">
            <text:p>convert background.png -gravity Center -size 270 -pointsize 24 -fill black -annotate +0-14 'Voted #115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5. [url=https://forum.zdoom.org/viewtopic.php?f=37&amp;t=47973#p817851]Heretic Widescreened HUD[/url][/b] [[b]1[/b]: [size=85]Hipnotic Rogue: 1[/size]]" calcext:value-type="string">
            <text:p>[b]115. [url=https://forum.zdoom.org/viewtopic.php?f=37&amp;t=47973#p817851]Heretic Widescreened HUD[/url][/b] [[b]1[/b]: [size=85]Hipnotic Rogu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eretic_Widescreened_HUD.png" calcext:value-type="string">
            <text:p>convert background.png -gravity Center -size 270 -pointsize 24 -fill black -annotate +0-14 'Voted #115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15. [url=https://www.doomworld.com/idgames/levels/hexen/v-z/viscerus]Hexen: Scourge of Viscerus[/url][/b] [[b]1[/b]: [size=85]Solmir : 1[/size]]" calcext:value-type="string">
            <text:p>[b]115. [url=https://www.doomworld.com/idgames/levels/hexen/v-z/viscerus]Hexen: Scourge of Viscerus[/url][/b] [[b]1[/b]: [size=85]Solmir 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exen:_Scourge_of_Viscerus.png" calcext:value-type="string">
            <text:p>convert background.png -gravity Center -size 270 -pointsize 24 -fill black -annotate +0-14 'Voted #115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15. [url=https://forum.zdoom.org/viewtopic.php?f=43&amp;t=33766#p638587]HeXercise[/url][/b] [[b]1[/b]: [size=85]Eric_: 1[/size]]" calcext:value-type="string">
            <text:p>[b]115. [url=https://forum.zdoom.org/viewtopic.php?f=43&amp;t=33766#p638587]HeXercise[/url][/b] [[b]1[/b]: [size=85]Eric_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eXercise.png" calcext:value-type="string">
            <text:p>convert background.png -gravity Center -size 270 -pointsize 24 -fill black -annotate +0-14 'Voted #115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15. [url=https://forum.zdoom.org/viewtopic.php?f=43&amp;t=57522#p1013338]Highway to Hell[/url][/b] [[b]1[/b]: [size=85]GAA1992: 1[/size]]" calcext:value-type="string">
            <text:p>[b]115. [url=https://forum.zdoom.org/viewtopic.php?f=43&amp;t=57522#p1013338]Highway to Hell[/url][/b] [[b]1[/b]: [size=85]GAA1992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ighway_to_Hell.png" calcext:value-type="string">
            <text:p>convert background.png -gravity Center -size 270 -pointsize 24 -fill black -annotate +0-14 'Voted #115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15. [url=https://www.doomworld.com/idgames/levels/heretic/Ports/hocx]Hordes of Chaos[/url][/b] [[b]1[/b]: [size=85]The Ultimate DooMer: 1[/size]]" calcext:value-type="string">
            <text:p>[b]115. [url=https://www.doomworld.com/idgames/levels/heretic/Ports/hocx]Hordes of Chaos[/url][/b] [[b]1[/b]: [size=85]The Ultimate DooMer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ordes_of_Chaos.png" calcext:value-type="string">
            <text:p>convert background.png -gravity Center -size 270 -pointsize 24 -fill black -annotate +0-14 'Voted #115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15. [url=https://forum.zdoom.org/viewtopic.php?f=43&amp;t=48074#p820532]HXRTC Project[/url][/b] [[b]1[/b]: [size=85]leodoom85: 1[/size]]" calcext:value-type="string">
            <text:p>[b]115. [url=https://forum.zdoom.org/viewtopic.php?f=43&amp;t=48074#p820532]HXRTC Project[/url][/b] [[b]1[/b]: [size=85]leodoom85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HXRTC_Project.png" calcext:value-type="string">
            <text:p>convert background.png -gravity Center -size 270 -pointsize 24 -fill black -annotate +0-14 'Voted #115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15. [url=https://forum.zdoom.org/viewtopic.php?t=37786#p719312]Lasting Light[/url][/b] [[b]1[/b]: [size=85]Ravick: 1[/size]]" calcext:value-type="string">
            <text:p>[b]115. [url=https://forum.zdoom.org/viewtopic.php?t=37786#p719312]Lasting Light[/url][/b] [[b]1[/b]: [size=85]Ravick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Lasting_Light.png" calcext:value-type="string">
            <text:p>convert background.png -gravity Center -size 270 -pointsize 24 -fill black -annotate +0-14 'Voted #115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15. [url=https://forum.zdoom.org/viewtopic.php?f=19&amp;t=28589&amp;start=2490#p925995]MAIS[/url][/b] [[b]1[/b]: [size=85]Sgt. Shivers: 1[/size]]" calcext:value-type="string">
            <text:p>[b]115. [url=https://forum.zdoom.org/viewtopic.php?f=19&amp;t=28589&amp;start=2490#p925995]MAIS[/url][/b] [[b]1[/b]: [size=85]Sgt. Shivers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AIS.png" calcext:value-type="string">
            <text:p>convert background.png -gravity Center -size 270 -pointsize 24 -fill black -annotate +0-14 'Voted #115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15. [url=https://www.doomworld.com/idgames/levels/doom2/Ports/m-o/massm2]MassMouth 2[/url][/b] [[b]1[/b]: [size=85]The Ultimate DooMer: 1[/size]]" calcext:value-type="string">
            <text:p>[b]115. [url=https://www.doomworld.com/idgames/levels/doom2/Ports/m-o/massm2]MassMouth 2[/url][/b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assMouth_2.png" calcext:value-type="string">
            <text:p>convert background.png -gravity Center -size 270 -pointsize 24 -fill black -annotate +0-14 'Voted #115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15. [url=https://forum.zdoom.org/viewtopic.php?t=48924#p843884]Megabounce[/url][/b] [[b]1[/b]: [size=85]Beed28: 1[/size]]" calcext:value-type="string">
            <text:p>[b]115. [url=https://forum.zdoom.org/viewtopic.php?t=48924#p843884]Megabounce[/url][/b] [[b]1[/b]: [size=85]Beed28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egabounce.png" calcext:value-type="string">
            <text:p>convert background.png -gravity Center -size 270 -pointsize 24 -fill black -annotate +0-14 'Voted #115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15. [url=https://forum.zdoom.org/viewtopic.php?t=45872#p761776]Metroid: Dreadnought[/url][/b] [[b]1[/b]: [size=85]Cyanide: 1[/size]]" calcext:value-type="string">
            <text:p>[b]115. [url=https://forum.zdoom.org/viewtopic.php?t=45872#p761776]Metroid: Dreadnought[/url][/b] [[b]1[/b]: [size=85]Cyanide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etroid:_Dreadnought.png" calcext:value-type="string">
            <text:p>convert background.png -gravity Center -size 270 -pointsize 24 -fill black -annotate +0-14 'Voted #115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15. [url=https://forum.zdoom.org/viewtopic.php?t=56838#p1003369]Monster Scouter[/url][/b] [[b]1[/b]: [size=85]Cyanide: 1[/size]]" calcext:value-type="string">
            <text:p>[b]115. [url=https://forum.zdoom.org/viewtopic.php?t=56838#p1003369]Monster Scouter[/url][/b] [[b]1[/b]: [size=85]Cyanid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Monster_Scouter.png" calcext:value-type="string">
            <text:p>convert background.png -gravity Center -size 270 -pointsize 24 -fill black -annotate +0-14 'Voted #115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15. [url=https://forum.zdoom.org/viewtopic.php?f=45&amp;t=11545#p237676]Nash's Gore Mod[/url][/b] [[b]1[/b]: [size=85]Hipnotic Rogue: 1[/size]]" calcext:value-type="string">
            <text:p>[b]115. [url=https://forum.zdoom.org/viewtopic.php?f=45&amp;t=11545#p237676]Nash's Gore Mod[/url][/b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Nash_s_Gore_Mod.png" calcext:value-type="string">
            <text:p>convert background.png -gravity Center -size 270 -pointsize 24 -fill black -annotate +0-14 'Voted #11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15. [url=https://forum.zdoom.org/viewtopic.php?f=46&amp;t=33079#p626384]NC HUD[/url][/b] [[b]1[/b]: [size=85]m8f: 1[/size]]" calcext:value-type="string">
            <text:p>[b]115. [url=https://forum.zdoom.org/viewtopic.php?f=46&amp;t=33079#p626384]NC HUD[/url][/b] [[b]1[/b]: [size=85]m8f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NC_HUD.png" calcext:value-type="string">
            <text:p>convert background.png -gravity Center -size 270 -pointsize 24 -fill black -annotate +0-14 'Voted #115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15. [url=http://web.archive.org/web/20100527012514/http://members.multimania.co.uk/Enjay001/]njsplash[/url][/b] [[b]1[/b]: [size=85]Hipnotic Rogue: 1[/size]]" calcext:value-type="string">
            <text:p>[b]115. [url=http://web.archive.org/web/20100527012514/http://members.multimania.co.uk/Enjay001/]njsplash[/url][/b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njsplash.png" calcext:value-type="string">
            <text:p>convert background.png -gravity Center -size 270 -pointsize 24 -fill black -annotate +0-14 'Voted #115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15. [url=https://forum.zdoom.org/viewtopic.php?t=47988#p818163]Paranoid and Paranoiac[/url][/b] [[b]1[/b]: [size=85]The Ultimate DooMer: 1[/size]]" calcext:value-type="string">
            <text:p>[b]115. [url=https://forum.zdoom.org/viewtopic.php?t=47988#p818163]Paranoid and Paranoiac[/url][/b] [[b]1[/b]: [size=85]The Ultimate DooMer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Paranoid_and_Paranoiac.png" calcext:value-type="string">
            <text:p>convert background.png -gravity Center -size 270 -pointsize 24 -fill black -annotate +0-14 'Voted #115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15. [url=http://www.perkristian.net/game_doom-sfx.shtml]Perkristan's HD Sounds[/url][/b] [[b]1[/b]: [size=85]Caligari87: 1[/size]]" calcext:value-type="string">
            <text:p>[b]115. [url=http://www.perkristian.net/game_doom-sfx.shtml]Perkristan's HD Sounds[/url][/b] [[b]1[/b]: [size=85]Caligari87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Perkristan_s_HD_Sounds.png" calcext:value-type="string">
            <text:p>convert background.png -gravity Center -size 270 -pointsize 24 -fill black -annotate +0-14 'Voted #115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15. [url=https://forum.zdoom.org/viewtopic.php?f=19&amp;t=27649#p529231]Pokémon Doom[/url][/b] [[b]1[/b]: [size=85]Marrub: 1[/size]]" calcext:value-type="string">
            <text:p>[b]115. [url=https://forum.zdoom.org/viewtopic.php?f=19&amp;t=27649#p529231]Pokémon Doom[/url][/b] [[b]1[/b]: [size=85]Marrub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Pokémon_Doom.png" calcext:value-type="string">
            <text:p>convert background.png -gravity Center -size 270 -pointsize 24 -fill black -annotate +0-14 'Voted #115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15. [url=https://forum.zdoom.org/viewtopic.php?f=43&amp;t=53876#p947619]Project Ironclad[/url][/b] [[b]1[/b]: [size=85]Rachael: 1[/size]]" calcext:value-type="string">
            <text:p>[b]115. [url=https://forum.zdoom.org/viewtopic.php?f=43&amp;t=53876#p947619]Project Ironclad[/url][/b] [[b]1[/b]: [size=85]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Project_Ironclad.png" calcext:value-type="string">
            <text:p>convert background.png -gravity Center -size 270 -pointsize 24 -fill black -annotate +0-14 'Voted #115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15. [url=https://forum.zdoom.org/viewtopic.php?f=19&amp;t=46438#p776148]QUAKE: Descent into Heresy[/url][/b] [[b]1[/b]: [size=85]GAA1992: 1[/size]]" calcext:value-type="string">
            <text:p>[b]115. [url=https://forum.zdoom.org/viewtopic.php?f=19&amp;t=46438#p776148]QUAKE: Descent into Heresy[/url][/b] [[b]1[/b]: [size=85]GAA1992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QUAKE:_Descent_into_Heresy.png" calcext:value-type="string">
            <text:p>convert background.png -gravity Center -size 270 -pointsize 24 -fill black -annotate +0-14 'Voted #115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15. [url=https://sites.google.com/site/realgunshardcore/]Real Guns Hardcore[/url][/b] [[b]1[/b]: [size=85]Koto: 1[/size]]" calcext:value-type="string">
            <text:p>[b]115. [url=https://sites.google.com/site/realgunshardcore/]Real Guns Hardcore[/url][/b] [[b]1[/b]: [size=85]Koto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Real_Guns_Hardcore.png" calcext:value-type="string">
            <text:p>convert background.png -gravity Center -size 270 -pointsize 24 -fill black -annotate +0-14 'Voted #115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15. [url=https://www.doomworld.com/idgames/levels/doom2/Ports/p-r/roch]Realm of Cheogsh[/url][/b] [[b]1[/b]: [size=85]Ravick: 1[/size]]" calcext:value-type="string">
            <text:p>[b]115. [url=https://www.doomworld.com/idgames/levels/doom2/Ports/p-r/roch]Realm of Cheogsh[/url][/b] [[b]1[/b]: [size=85]Ravick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Realm_of_Cheogsh.png" calcext:value-type="string">
            <text:p>convert background.png -gravity Center -size 270 -pointsize 24 -fill black -annotate +0-14 'Voted #115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15. [url=https://forum.zdoom.org/viewtopic.php?f=46&amp;t=58340#p1025419]Reikall's Voxels[/url][/b] [[b]1[/b]: [size=85]m8f: 1[/size]]" calcext:value-type="string">
            <text:p>[b]115. [url=https://forum.zdoom.org/viewtopic.php?f=46&amp;t=58340#p1025419]Reikall's Voxels[/url][/b] [[b]1[/b]: [size=85]m8f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Reikall_s_Voxels.png" calcext:value-type="string">
            <text:p>convert background.png -gravity Center -size 270 -pointsize 24 -fill black -annotate +0-14 'Voted #115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15. [url=https://forum.zdoom.org/viewtopic.php?t=29792#p565461]Sbrightmaps[/url][/b] [[b]1[/b]: [size=85]Hipnotic Rogue: 1[/size]]" calcext:value-type="string">
            <text:p>[b]115. [url=https://forum.zdoom.org/viewtopic.php?t=29792#p565461]Sbrightmaps[/url][/b] [[b]1[/b]: [size=85]Hipnotic Rogue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brightmaps.png" calcext:value-type="string">
            <text:p>convert background.png -gravity Center -size 270 -pointsize 24 -fill black -annotate +0-14 'Voted #115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15. [url=https://forum.zdoom.org/viewtopic.php?f=45&amp;t=24974#p479313]scalliano's 667 Shuffle[/url][/b] [[b]1[/b]: [size=85]leodoom85: 1[/size]]" calcext:value-type="string">
            <text:p>[b]115. [url=https://forum.zdoom.org/viewtopic.php?f=45&amp;t=24974#p479313]scalliano's 667 Shuffle[/url][/b] [[b]1[/b]: [size=85]leodoom85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calliano_s_667_Shuffle.png" calcext:value-type="string">
            <text:p>convert background.png -gravity Center -size 270 -pointsize 24 -fill black -annotate +0-14 'Voted #115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15. [url=https://www.doomworld.com/idgames/graphics/smm4doom]Simple Mirrored Monsters[/url][/b] [[b]1[/b]: [size=85]m8f: 1[/size]]" calcext:value-type="string">
            <text:p>[b]115. [url=https://www.doomworld.com/idgames/graphics/smm4doom]Simple Mirrored Monsters[/url][/b] [[b]1[/b]: [size=85]m8f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imple_Mirrored_Monsters.png" calcext:value-type="string">
            <text:p>convert background.png -gravity Center -size 270 -pointsize 24 -fill black -annotate +0-14 'Voted #115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15. [url=https://forum.zdoom.org/viewtopic.php?t=45550#p753192]Smooth Doom[/url][/b] [[b]1[/b]: [size=85]GAA1992: 1[/size]]" calcext:value-type="string">
            <text:p>[b]115. [url=https://forum.zdoom.org/viewtopic.php?t=45550#p753192]Smooth Doom[/url][/b] [[b]1[/b]: [size=85]GAA1992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mooth_Doom.png" calcext:value-type="string">
            <text:p>convert background.png -gravity Center -size 270 -pointsize 24 -fill black -annotate +0-14 'Voted #115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15. [url=https://forum.zdoom.org/viewtopic.php?f=37&amp;t=55161#p975126]Smooth fluids[/url][/b] [[b]1[/b]: [size=85]Hipnotic Rogue: 1[/size]]" calcext:value-type="string">
            <text:p>[b]115. [url=https://forum.zdoom.org/viewtopic.php?f=37&amp;t=55161#p975126]Smooth fluids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mooth_fluids.png" calcext:value-type="string">
            <text:p>convert background.png -gravity Center -size 270 -pointsize 24 -fill black -annotate +0-14 'Voted #115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15. [url=https://www.doomworld.com/forum/topic/71133-sound-caulking-now-on-idgames/]Sound Caulking[/url][/b] [[b]1[/b]: [size=85]m8f: 1[/size]]" calcext:value-type="string">
            <text:p>[b]115. [url=https://www.doomworld.com/forum/topic/71133-sound-caulking-now-on-idgames/]Sound Caulking[/url][/b] [[b]1[/b]: [size=85]m8f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ound_Caulking.png" calcext:value-type="string">
            <text:p>convert background.png -gravity Center -size 270 -pointsize 24 -fill black -annotate +0-14 'Voted #115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15. [url=https://forum.zdoom.org/viewtopic.php?f=19&amp;t=60104#p1048348]Splatterhouse 3D[/url][/b] [[b]1[/b]: [size=85]Rachael: 1[/size]]" calcext:value-type="string">
            <text:p>[b]115. [url=https://forum.zdoom.org/viewtopic.php?f=19&amp;t=60104#p1048348]Splatterhouse 3D[/url][/b] [[b]1[/b]: [size=85]Rachael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platterhouse_3D.png" calcext:value-type="string">
            <text:p>convert background.png -gravity Center -size 270 -pointsize 24 -fill black -annotate +0-14 'Voted #115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15. [url=https://forum.zdoom.org/viewtopic.php?t=56600#p1000024]StatsKeeper[/url][/b] [[b]1[/b]: [size=85]Cyanide: 1[/size]]" calcext:value-type="string">
            <text:p>[b]115. [url=https://forum.zdoom.org/viewtopic.php?t=56600#p1000024]StatsKeeper[/url][/b] [[b]1[/b]: [size=85]Cyanid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tatsKeeper.png" calcext:value-type="string">
            <text:p>convert background.png -gravity Center -size 270 -pointsize 24 -fill black -annotate +0-14 'Voted #115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15. [url=https://forum.zdoom.org/viewtopic.php?t=49369#p854693]Strange Aeons[/url][/b] [[b]1[/b]: [size=85]Rachael: 1[/size]]" calcext:value-type="string">
            <text:p>[b]115. [url=https://forum.zdoom.org/viewtopic.php?t=49369#p854693]Strange Aeons[/url][/b] [[b]1[/b]: [size=85]Rachael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Strange_Aeons.png" calcext:value-type="string">
            <text:p>convert background.png -gravity Center -size 270 -pointsize 24 -fill black -annotate +0-14 'Voted #115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15. [url=https://forum.zdoom.org/viewtopic.php?p=883878#p883878]TGRDM3 (Morgenstern)[/url][/b] [[b]1[/b]: [size=85]Rachael: 1[/size]]" calcext:value-type="string">
            <text:p>[b]115. [url=https://forum.zdoom.org/viewtopic.php?p=883878#p883878]TGRDM3 (Morgenstern)[/url][/b] [[b]1[/b]: [size=85]Rachael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TGRDM3__Morgenstern_.png" calcext:value-type="string">
            <text:p>convert background.png -gravity Center -size 270 -pointsize 24 -fill black -annotate +0-14 'Voted #115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15. [url=https://www.doomworld.com/idgames/levels/doom2/Ports/s-u/tcotd21me]The City of The Damned : Apocalypse[/url][/b] [[b]1[/b]: [size=85]Zan: 1[/size]]" calcext:value-type="string">
            <text:p>[b]115. [url=https://www.doomworld.com/idgames/levels/doom2/Ports/s-u/tcotd21me]The City of The Damned : Apocalypse[/url][/b] [[b]1[/b]: [size=85]Zan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The_City_of_The_Damned_:_Apocalypse.png" calcext:value-type="string">
            <text:p>convert background.png -gravity Center -size 270 -pointsize 24 -fill black -annotate +0-14 'Voted #115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15. [url=https://forum.zdoom.org/viewtopic.php?f=43&amp;t=55321#p978965]The Trooper[/url][/b] [[b]1[/b]: [size=85]lil'devil: 1[/size]]" calcext:value-type="string">
            <text:p>[b]115. [url=https://forum.zdoom.org/viewtopic.php?f=43&amp;t=55321#p978965]The Trooper[/url][/b] [[b]1[/b]: [size=85]lil'devil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The_Trooper.png" calcext:value-type="string">
            <text:p>convert background.png -gravity Center -size 270 -pointsize 24 -fill black -annotate +0-14 'Voted #115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15. [url=https://forum.zdoom.org/viewtopic.php?f=105&amp;t=55413#p981192]Tilt++[/url][/b] [[b]1[/b]: [size=85]Hipnotic Rogue: 1[/size]]" calcext:value-type="string">
            <text:p>[b]115. [url=https://forum.zdoom.org/viewtopic.php?f=105&amp;t=55413#p981192]Tilt++[/url][/b] [[b]1[/b]: [size=85]Hipnotic Rogu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Tilt++.png" calcext:value-type="string">
            <text:p>convert background.png -gravity Center -size 270 -pointsize 24 -fill black -annotate +0-14 'Voted #115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15. [url=http://www.moddb.com/addons/na132689]WARDUST heretic Sprites[/url][/b] [[b]1[/b]: [size=85]Hipnotic Rogue: 1[/size]]" calcext:value-type="string">
            <text:p>[b]115. [url=http://www.moddb.com/addons/na132689]WARDUST heretic Sprites[/url][/b] [[b]1[/b]: [size=85]Hipnotic Rogu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WARDUST_heretic_Sprites.png" calcext:value-type="string">
            <text:p>convert background.png -gravity Center -size 270 -pointsize 24 -fill black -annotate +0-14 'Voted #115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15. [url=https://www.afadoomer.com/wolf3d/default.php]Wolfenstein 3D TC[/url][/b] [[b]1[/b]: [size=85]sycspysycspy: 1[/size]]" calcext:value-type="string">
            <text:p>[b]115. [url=https://www.afadoomer.com/wolf3d/default.php]Wolfenstein 3D TC[/url][/b] [[b]1[/b]: [size=85]sycspysycspy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Wolfenstein_3D_TC.png" calcext:value-type="string">
            <text:p>convert background.png -gravity Center -size 270 -pointsize 24 -fill black -annotate +0-14 'Voted #115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15. [url=https://forum.zdoom.org/viewtopic.php?f=43&amp;t=50744#p882979]Zion[/url][/b] [[b]1[/b]: [size=85]Apaul27 : 1[/size]]" calcext:value-type="string">
            <text:p>[b]115. [url=https://forum.zdoom.org/viewtopic.php?f=43&amp;t=50744#p882979]Zion[/url][/b] [[b]1[/b]: [size=85]Apaul27 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5 mod' -pointsize 20 -fill white -annotate +0+18 'by ZDoom Community' png8:pngs/Zion.png" calcext:value-type="string">
            <text:p>convert background.png -gravity Center -size 270 -pointsize 24 -fill black -annotate +0-14 'Voted #115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html" table:style-name="ta1">
        <office:forms form:automatic-focus="false" form:apply-design-mode="false"/>
        <table:table-column table:style-name="co9" table:default-cell-style-name="ce7"/>
        <table:table-row table:style-name="ro3">
          <table:table-cell table:formula="of:=&quot;&lt;br&gt;&lt;a href=&quot; &amp; &quot;&quot;&quot;&quot; &amp; [Numbers.E4] &amp; &quot;&quot;&quot;&quot; &amp; &quot; title=&quot; &amp; &quot;&quot;&quot;&quot; &amp; [Numbers.C4] &amp; &quot;: &quot; &amp; [Numbers.F4] &amp; &quot;&quot;&quot;&quot; &amp; &quot;&gt;&quot; &amp; [Numbers.B4] &amp; &quot;. &quot;  &amp; [Numbers.D4] &amp; &quot;&lt;/a&gt;&quot;" office:value-type="string" office:string-value="&lt;br&gt;&lt;a href=&quot;https://forum.zdoom.org/viewtopic.php?t=37044#p703341&quot; title=&quot;43: wildweasel: 3,  TheNightATK300: 2, lil'devil: 1, Hege Cactus: 3, TriMetall: 3, kadu522: 3, Azba: 3, 4thcharacter: 3, ZikShadow: 2, Sumwunn: 4, Marrub: 3, Master Medi: 2, Turbo: 2, Crazy Toni: 3, eharper256: 3, Hellser: 3&quot;&gt;1. DoomRL Arsenal&lt;/a&gt;" calcext:value-type="string">
            <text:p>&lt;br&gt;&lt;a href="https://forum.zdoom.org/viewtopic.php?t=37044#p703341" title="43: wildweasel: 3, <text:s/>TheNightATK300: 2, lil'devil: 1, Hege Cactus: 3, TriMetall: 3, kadu522: 3, Azba: 3, 4thcharacter: 3, ZikShadow: 2, Sumwunn: 4, Marrub: 3, Master Medi: 2, Turbo: 2, Crazy Toni: 3, eharper256: 3, Hellser: 3"&gt;1. DoomRL Arsenal&lt;/a&gt;</text:p>
          </table:table-cell>
        </table:table-row>
        <table:table-row table:style-name="ro3">
          <table:table-cell table:formula="of:=&quot;&lt;br&gt;&lt;a href=&quot; &amp; &quot;&quot;&quot;&quot; &amp; [Numbers.E5] &amp; &quot;&quot;&quot;&quot; &amp; &quot; title=&quot; &amp; &quot;&quot;&quot;&quot; &amp; [Numbers.C5] &amp; &quot;: &quot; &amp; [Numbers.F5] &amp; &quot;&quot;&quot;&quot; &amp; &quot;&gt;&quot; &amp; [Numbers.B5] &amp; &quot;. &quot;  &amp; [Numbers.D5] &amp; &quot;&lt;/a&gt;&quot;" office:value-type="string" office:string-value="&lt;br&gt;&lt;a href=&quot;https://forum.zdoom.org/viewtopic.php?f=43&amp;t=12973#p264919&quot; title=&quot;40: Brohnesorge: 2, Caligari87: 5, phantombeta: 5, Somagu: 1, TriMetall: 1, Olroda: 5, Bigger C: 5, Azba: 3, Eric_: 5, Turbo: 5, Tapwave: 3&quot;&gt;2. Hideous Destructor&lt;/a&gt;" calcext:value-type="string">
            <text:p>&lt;br&gt;&lt;a href="https://forum.zdoom.org/viewtopic.php?f=43&amp;t=12973#p264919" title="40: Brohnesorge: 2, Caligari87: 5, phantombeta: 5, Somagu: 1, TriMetall: 1, Olroda: 5, Bigger C: 5, Azba: 3, Eric_: 5, Turbo: 5, Tapwave: 3"&gt;2. Hideous Destructor&lt;/a&gt;</text:p>
          </table:table-cell>
        </table:table-row>
        <table:table-row table:style-name="ro3">
          <table:table-cell table:formula="of:=&quot;&lt;br&gt;&lt;a href=&quot; &amp; &quot;&quot;&quot;&quot; &amp; [Numbers.E6] &amp; &quot;&quot;&quot;&quot; &amp; &quot; title=&quot; &amp; &quot;&quot;&quot;&quot; &amp; [Numbers.C6] &amp; &quot;: &quot; &amp; [Numbers.F6] &amp; &quot;&quot;&quot;&quot; &amp; &quot;&gt;&quot; &amp; [Numbers.B6] &amp; &quot;. &quot;  &amp; [Numbers.D6] &amp; &quot;&lt;/a&gt;&quot;" office:value-type="string" office:string-value="&lt;br&gt;&lt;a href=&quot;https://forum.zdoom.org/viewtopic.php?f=43&amp;t=37066#p703762&quot; title=&quot;34: Brohnesorge: 4, Shi No Hime: 2, ZippeyKeys12: 4, HaraSwift: 1, Somagu: 1,  TheNightATK300: 1, kadu522: 2, ZikShadow: 1, D3athStalker: 4, erni945: 5, GeneralDelphox: 3, QuakedoomNukem Cz: 1, Rowsol: 5&quot;&gt;3. Guncaster&lt;/a&gt;" calcext:value-type="string">
            <text:p>&lt;br&gt;&lt;a href="https://forum.zdoom.org/viewtopic.php?f=43&amp;t=37066#p703762" title="34: Brohnesorge: 4, Shi No Hime: 2, ZippeyKeys12: 4, HaraSwift: 1, Somagu: 1, <text:s/>TheNightATK300: 1, kadu522: 2, ZikShadow: 1, D3athStalker: 4, erni945: 5, GeneralDelphox: 3, QuakedoomNukem Cz: 1, Rowsol: 5"&gt;3. Guncaster&lt;/a&gt;</text:p>
          </table:table-cell>
        </table:table-row>
        <table:table-row table:style-name="ro3">
          <table:table-cell table:formula="of:=&quot;&lt;br&gt;&lt;a href=&quot; &amp; &quot;&quot;&quot;&quot; &amp; [Numbers.E7] &amp; &quot;&quot;&quot;&quot; &amp; &quot; title=&quot; &amp; &quot;&quot;&quot;&quot; &amp; [Numbers.C7] &amp; &quot;: &quot; &amp; [Numbers.F7] &amp; &quot;&quot;&quot;&quot; &amp; &quot;&gt;&quot; &amp; [Numbers.B7] &amp; &quot;. &quot;  &amp; [Numbers.D7] &amp; &quot;&lt;/a&gt;&quot;" office:value-type="string" office:string-value="&lt;br&gt;&lt;a href=&quot;https://forum.zdoom.org/viewtopic.php?f=43&amp;t=57098#p1006858&quot; title=&quot;31: m8f: 1, Matt: 1, GAA1992: 3, phantombeta: 1, Hege Cactus: 3, kadu522: 2, Captain J: 4, Master Medi: 1, Cyanide: 1, D3athStalker: 1, erni945: 3, GeneralDelphox: 3, insightguy: 3, Hellser: 3, QuakedoomNukem Cz: 1&quot;&gt;4. High Noon Drifter&lt;/a&gt;" calcext:value-type="string">
            <text:p>&lt;br&gt;&lt;a href="https://forum.zdoom.org/viewtopic.php?f=43&amp;t=57098#p1006858" title="31: m8f: 1, Matt: 1, GAA1992: 3, phantombeta: 1, Hege Cactus: 3, kadu522: 2, Captain J: 4, Master Medi: 1, Cyanide: 1, D3athStalker: 1, erni945: 3, GeneralDelphox: 3, insightguy: 3, Hellser: 3, QuakedoomNukem Cz: 1"&gt;4. High Noon Drifter&lt;/a&gt;</text:p>
          </table:table-cell>
        </table:table-row>
        <table:table-row table:style-name="ro3">
          <table:table-cell table:formula="of:=&quot;&lt;br&gt;&lt;a href=&quot; &amp; &quot;&quot;&quot;&quot; &amp; [Numbers.E8] &amp; &quot;&quot;&quot;&quot; &amp; &quot; title=&quot; &amp; &quot;&quot;&quot;&quot; &amp; [Numbers.C8] &amp; &quot;: &quot; &amp; [Numbers.F8] &amp; &quot;&quot;&quot;&quot; &amp; &quot;&gt;&quot; &amp; [Numbers.B8] &amp; &quot;. &quot;  &amp; [Numbers.D8] &amp; &quot;&lt;/a&gt;&quot;" office:value-type="string" office:string-value="&lt;br&gt;&lt;a href=&quot;https://forum.zdoom.org/viewtopic.php?f=43&amp;t=29915#p567421&quot; title=&quot;31: leodoom85: 1, Marisa Kirisame: 2, Untitled: 2, HaraSwift: 5, wildweasel: 1,  TheNightATK300: 1, Beed28: 5, Hege Cactus: 1, TriMetall: 1, Azba: 1, 4thcharacter: 3, dard22: 1, Koto: 1, wolfmanfp: 5, Rowsol: 1&quot;&gt;4. Russian Overkill&lt;/a&gt;" calcext:value-type="string">
            <text:p>&lt;br&gt;&lt;a href="https://forum.zdoom.org/viewtopic.php?f=43&amp;t=29915#p567421" title="31: leodoom85: 1, Marisa Kirisame: 2, Untitled: 2, HaraSwift: 5, wildweasel: 1, <text:s/>TheNightATK300: 1, Beed28: 5, Hege Cactus: 1, TriMetall: 1, Azba: 1, 4thcharacter: 3, dard22: 1, Koto: 1, wolfmanfp: 5, Rowsol: 1"&gt;4. Russian Overkill&lt;/a&gt;</text:p>
          </table:table-cell>
        </table:table-row>
        <table:table-row table:style-name="ro3">
          <table:table-cell table:formula="of:=&quot;&lt;br&gt;&lt;a href=&quot; &amp; &quot;&quot;&quot;&quot; &amp; [Numbers.E9] &amp; &quot;&quot;&quot;&quot; &amp; &quot; title=&quot; &amp; &quot;&quot;&quot;&quot; &amp; [Numbers.C9] &amp; &quot;: &quot; &amp; [Numbers.F9] &amp; &quot;&quot;&quot;&quot; &amp; &quot;&gt;&quot; &amp; [Numbers.B9] &amp; &quot;. &quot;  &amp; [Numbers.D9] &amp; &quot;&lt;/a&gt;&quot;" office:value-type="string" office:string-value="&lt;br&gt;&lt;a href=&quot;https://forum.zdoom.org/viewtopic.php?f=43&amp;t=47494#p805770&quot; title=&quot;28: m8f: 1, Matt: 2, Hege Cactus: 1, lud: 1, ZikShadow: 1, Cyanide: 1, D3athStalker: 2, erni945: 4, insightguy: 3, sycspysycspy: 5, Ikazu-san: 2, Rowsol: 5&quot;&gt;6. The Trailblazer&lt;/a&gt;" calcext:value-type="string">
            <text:p>&lt;br&gt;&lt;a href="https://forum.zdoom.org/viewtopic.php?f=43&amp;t=47494#p805770" title="28: m8f: 1, Matt: 2, Hege Cactus: 1, lud: 1, ZikShadow: 1, Cyanide: 1, D3athStalker: 2, erni945: 4, insightguy: 3, sycspysycspy: 5, Ikazu-san: 2, Rowsol: 5"&gt;6. The Trailblazer&lt;/a&gt;</text:p>
          </table:table-cell>
        </table:table-row>
        <table:table-row table:style-name="ro3">
          <table:table-cell table:formula="of:=&quot;&lt;br&gt;&lt;a href=&quot; &amp; &quot;&quot;&quot;&quot; &amp; [Numbers.E10] &amp; &quot;&quot;&quot;&quot; &amp; &quot; title=&quot; &amp; &quot;&quot;&quot;&quot; &amp; [Numbers.C10] &amp; &quot;: &quot; &amp; [Numbers.F10] &amp; &quot;&quot;&quot;&quot; &amp; &quot;&gt;&quot; &amp; [Numbers.B10] &amp; &quot;. &quot;  &amp; [Numbers.D10] &amp; &quot;&lt;/a&gt;&quot;" office:value-type="string" office:string-value="&lt;br&gt;&lt;a href=&quot;https://forum.zdoom.org/viewtopic.php?t=25836#p492521&quot; title=&quot;27: Marisa Kirisame: 4, Combine_Kegan: 2, TerminusEst13: 4, wildweasel: 2, ibm5155: 4, Somagu: 1, Azba: 1, Eric_: 5, sycspysycspy: 4&quot;&gt;7. Project MSX&lt;/a&gt;" calcext:value-type="string">
            <text:p>&lt;br&gt;&lt;a href="https://forum.zdoom.org/viewtopic.php?t=25836#p492521" title="27: Marisa Kirisame: 4, Combine_Kegan: 2, TerminusEst13: 4, wildweasel: 2, ibm5155: 4, Somagu: 1, Azba: 1, Eric_: 5, sycspysycspy: 4"&gt;7. Project MSX&lt;/a&gt;</text:p>
          </table:table-cell>
        </table:table-row>
        <table:table-row table:style-name="ro3">
          <table:table-cell table:formula="of:=&quot;&lt;br&gt;&lt;a href=&quot; &amp; &quot;&quot;&quot;&quot; &amp; [Numbers.E11] &amp; &quot;&quot;&quot;&quot; &amp; &quot; title=&quot; &amp; &quot;&quot;&quot;&quot; &amp; [Numbers.C11] &amp; &quot;: &quot; &amp; [Numbers.F11] &amp; &quot;&quot;&quot;&quot; &amp; &quot;&gt;&quot; &amp; [Numbers.B11] &amp; &quot;. &quot;  &amp; [Numbers.D11] &amp; &quot;&lt;/a&gt;&quot;" office:value-type="string" office:string-value="&lt;br&gt;&lt;a href=&quot;https://forum.zdoom.org/viewtopic.php?f=43&amp;t=45115#p742401&quot; title=&quot;26: Shadelight: 3, TerminusEst13: 3, DrPyspy: 3, Somagu: 1,  TheNightATK300: 2, Hege Cactus: 2, Captain J: 3, Azba: 3, Eric_: 1, Marrub: 1, Revae: 3, QuakedoomNukem Cz: 1&quot;&gt;8. GMOTA&lt;/a&gt;" calcext:value-type="string">
            <text:p>&lt;br&gt;&lt;a href="https://forum.zdoom.org/viewtopic.php?f=43&amp;t=45115#p742401" title="26: Shadelight: 3, TerminusEst13: 3, DrPyspy: 3, Somagu: 1, <text:s/>TheNightATK300: 2, Hege Cactus: 2, Captain J: 3, Azba: 3, Eric_: 1, Marrub: 1, Revae: 3, QuakedoomNukem Cz: 1"&gt;8. GMOTA&lt;/a&gt;</text:p>
          </table:table-cell>
        </table:table-row>
        <table:table-row table:style-name="ro3">
          <table:table-cell table:formula="of:=&quot;&lt;br&gt;&lt;a href=&quot; &amp; &quot;&quot;&quot;&quot; &amp; [Numbers.E12] &amp; &quot;&quot;&quot;&quot; &amp; &quot; title=&quot; &amp; &quot;&quot;&quot;&quot; &amp; [Numbers.C12] &amp; &quot;: &quot; &amp; [Numbers.F12] &amp; &quot;&quot;&quot;&quot; &amp; &quot;&gt;&quot; &amp; [Numbers.B12] &amp; &quot;. &quot;  &amp; [Numbers.D12] &amp; &quot;&lt;/a&gt;&quot;" office:value-type="string" office:string-value="&lt;br&gt;&lt;a href=&quot;https://forum.zdoom.org/viewtopic.php?t=51771#p902709&quot; title=&quot;26: Matt: 3, Combine_Kegan: 3, Untitled: 5, Turbo: 3, Crazy Toni: 2, Cyanide: 1, GeneralDelphox: 1, Revae: 5, Hellser: 3&quot;&gt;8. Samsara&lt;/a&gt;" calcext:value-type="string">
            <text:p>&lt;br&gt;&lt;a href="https://forum.zdoom.org/viewtopic.php?t=51771#p902709" title="26: Matt: 3, Combine_Kegan: 3, Untitled: 5, Turbo: 3, Crazy Toni: 2, Cyanide: 1, GeneralDelphox: 1, Revae: 5, Hellser: 3"&gt;8. Samsara&lt;/a&gt;</text:p>
          </table:table-cell>
        </table:table-row>
        <table:table-row table:style-name="ro3">
          <table:table-cell table:formula="of:=&quot;&lt;br&gt;&lt;a href=&quot; &amp; &quot;&quot;&quot;&quot; &amp; [Numbers.E13] &amp; &quot;&quot;&quot;&quot; &amp; &quot; title=&quot; &amp; &quot;&quot;&quot;&quot; &amp; [Numbers.C13] &amp; &quot;: &quot; &amp; [Numbers.F13] &amp; &quot;&quot;&quot;&quot; &amp; &quot;&gt;&quot; &amp; [Numbers.B13] &amp; &quot;. &quot;  &amp; [Numbers.D13] &amp; &quot;&lt;/a&gt;&quot;" office:value-type="string" office:string-value="&lt;br&gt;&lt;a href=&quot;https://forum.zdoom.org/viewtopic.php?f=43&amp;t=47980#p818030&quot; title=&quot;24: Brohnesorge: 3, Shadelight: 2, Shi No Hime: 2, Marisa Kirisame: 3, HaraSwift: 3, Somagu: 2, lud: 4, 4thcharacter: 3, D3athStalker: 1, Rowsol: 1&quot;&gt;10. Colourful Hell&lt;/a&gt;" calcext:value-type="string">
            <text:p>&lt;br&gt;&lt;a href="https://forum.zdoom.org/viewtopic.php?f=43&amp;t=47980#p818030" title="24: Brohnesorge: 3, Shadelight: 2, Shi No Hime: 2, Marisa Kirisame: 3, HaraSwift: 3, Somagu: 2, lud: 4, 4thcharacter: 3, D3athStalker: 1, Rowsol: 1"&gt;10. Colourful Hell&lt;/a&gt;</text:p>
          </table:table-cell>
        </table:table-row>
        <table:table-row table:style-name="ro3">
          <table:table-cell table:formula="of:=&quot;&lt;br&gt;&lt;a href=&quot; &amp; &quot;&quot;&quot;&quot; &amp; [Numbers.E14] &amp; &quot;&quot;&quot;&quot; &amp; &quot; title=&quot; &amp; &quot;&quot;&quot;&quot; &amp; [Numbers.C14] &amp; &quot;: &quot; &amp; [Numbers.F14] &amp; &quot;&quot;&quot;&quot; &amp; &quot;&gt;&quot; &amp; [Numbers.B14] &amp; &quot;. &quot;  &amp; [Numbers.D14] &amp; &quot;&lt;/a&gt;&quot;" office:value-type="string" office:string-value="&lt;br&gt;&lt;a href=&quot;https://forum.zdoom.org/viewtopic.php?f=19&amp;t=47801#p813367&quot; title=&quot;21: Caligari87: 2, ZikShadow: 3, The Ultimate DooMer: 1, dard22: 2, Zcat: 2, Zan: 1, Ravick: 1, Koto: 4, Solmir : 5&quot;&gt;11. Blade of Agony&lt;/a&gt;" calcext:value-type="string">
            <text:p>&lt;br&gt;&lt;a href="https://forum.zdoom.org/viewtopic.php?f=19&amp;t=47801#p813367" title="21: Caligari87: 2, ZikShadow: 3, The Ultimate DooMer: 1, dard22: 2, Zcat: 2, Zan: 1, Ravick: 1, Koto: 4, Solmir : 5"&gt;11. Blade of Agony&lt;/a&gt;</text:p>
          </table:table-cell>
        </table:table-row>
        <table:table-row table:style-name="ro3">
          <table:table-cell table:formula="of:=&quot;&lt;br&gt;&lt;a href=&quot; &amp; &quot;&quot;&quot;&quot; &amp; [Numbers.E15] &amp; &quot;&quot;&quot;&quot; &amp; &quot; title=&quot; &amp; &quot;&quot;&quot;&quot; &amp; [Numbers.C15] &amp; &quot;: &quot; &amp; [Numbers.F15] &amp; &quot;&quot;&quot;&quot; &amp; &quot;&gt;&quot; &amp; [Numbers.B15] &amp; &quot;. &quot;  &amp; [Numbers.D15] &amp; &quot;&lt;/a&gt;&quot;" office:value-type="string" office:string-value="&lt;br&gt;&lt;a href=&quot;https://forum.zdoom.org/viewtopic.php?f=43&amp;t=57964#p1019776&quot; title=&quot;21: TerminusEst13: 2, DrPyspy: 3, phantombeta: 5,  TheNightATK300: 2, PlayerLin: 5, Turbo: 2, TheLightBad96: 2&quot;&gt;11. Netronian Chaos&lt;/a&gt;" calcext:value-type="string">
            <text:p>&lt;br&gt;&lt;a href="https://forum.zdoom.org/viewtopic.php?f=43&amp;t=57964#p1019776" title="21: TerminusEst13: 2, DrPyspy: 3, phantombeta: 5, <text:s/>TheNightATK300: 2, PlayerLin: 5, Turbo: 2, TheLightBad96: 2"&gt;11. Netronian Chaos&lt;/a&gt;</text:p>
          </table:table-cell>
        </table:table-row>
        <table:table-row table:style-name="ro3">
          <table:table-cell table:formula="of:=&quot;&lt;br&gt;&lt;a href=&quot; &amp; &quot;&quot;&quot;&quot; &amp; [Numbers.E16] &amp; &quot;&quot;&quot;&quot; &amp; &quot; title=&quot; &amp; &quot;&quot;&quot;&quot; &amp; [Numbers.C16] &amp; &quot;: &quot; &amp; [Numbers.F16] &amp; &quot;&quot;&quot;&quot; &amp; &quot;&gt;&quot; &amp; [Numbers.B16] &amp; &quot;. &quot;  &amp; [Numbers.D16] &amp; &quot;&lt;/a&gt;&quot;" office:value-type="string" office:string-value="&lt;br&gt;&lt;a href=&quot;https://forum.zdoom.org/viewtopic.php?t=29304#p557222&quot; title=&quot;21: Rachael: 1, Shadelight: 3, Jaxxoon R: 3, insightguy: 2, Zcat: 3, Zan: 4, QuakedoomNukem Cz: 1, Solmir : 4&quot;&gt;11. Winter's Fury&lt;/a&gt;" calcext:value-type="string">
            <text:p>&lt;br&gt;&lt;a href="https://forum.zdoom.org/viewtopic.php?t=29304#p557222" title="21: Rachael: 1, Shadelight: 3, Jaxxoon R: 3, insightguy: 2, Zcat: 3, Zan: 4, QuakedoomNukem Cz: 1, Solmir : 4"&gt;11. Winter's Fury&lt;/a&gt;</text:p>
          </table:table-cell>
        </table:table-row>
        <table:table-row table:style-name="ro3">
          <table:table-cell table:formula="of:=&quot;&lt;br&gt;&lt;a href=&quot; &amp; &quot;&quot;&quot;&quot; &amp; [Numbers.E17] &amp; &quot;&quot;&quot;&quot; &amp; &quot; title=&quot; &amp; &quot;&quot;&quot;&quot; &amp; [Numbers.C17] &amp; &quot;: &quot; &amp; [Numbers.F17] &amp; &quot;&quot;&quot;&quot; &amp; &quot;&gt;&quot; &amp; [Numbers.B17] &amp; &quot;. &quot;  &amp; [Numbers.D17] &amp; &quot;&lt;/a&gt;&quot;" office:value-type="string" office:string-value="&lt;br&gt;&lt;a href=&quot;https://forum.zdoom.org/viewtopic.php?t=46787#p786254&quot; title=&quot;20: Untitled: 4, Azba: 1, Eric_: 3, Zcat: 5, TheMightyHeracross: 3, sycspysycspy: 3, Ikazu-san: 1&quot;&gt;14. Demonsteele&lt;/a&gt;" calcext:value-type="string">
            <text:p>&lt;br&gt;&lt;a href="https://forum.zdoom.org/viewtopic.php?t=46787#p786254" title="20: Untitled: 4, Azba: 1, Eric_: 3, Zcat: 5, TheMightyHeracross: 3, sycspysycspy: 3, Ikazu-san: 1"&gt;14. Demonsteele&lt;/a&gt;</text:p>
          </table:table-cell>
        </table:table-row>
        <table:table-row table:style-name="ro3">
          <table:table-cell table:formula="of:=&quot;&lt;br&gt;&lt;a href=&quot; &amp; &quot;&quot;&quot;&quot; &amp; [Numbers.E18] &amp; &quot;&quot;&quot;&quot; &amp; &quot; title=&quot; &amp; &quot;&quot;&quot;&quot; &amp; [Numbers.C18] &amp; &quot;: &quot; &amp; [Numbers.F18] &amp; &quot;&quot;&quot;&quot; &amp; &quot;&gt;&quot; &amp; [Numbers.B18] &amp; &quot;. &quot;  &amp; [Numbers.D18] &amp; &quot;&lt;/a&gt;&quot;" office:value-type="string" office:string-value="&lt;br&gt;&lt;a href=&quot;https://forum.zdoom.org/viewtopic.php?f=43&amp;t=55061#p973066&quot; title=&quot;20: m8f: 1, Shi No Hime: 2, Marisa Kirisame: 1, Untitled: 1, lil'devil: 1, TriMetall: 3, 4thcharacter: 2, Turbo: 2, Cyanide: 1, Hellser: 2, QuakedoomNukem Cz: 1, Ikazu-san: 2, wolfmanfp: 1&quot;&gt;14. Final Doomer&lt;/a&gt;" calcext:value-type="string">
            <text:p>&lt;br&gt;&lt;a href="https://forum.zdoom.org/viewtopic.php?f=43&amp;t=55061#p973066" title="20: m8f: 1, Shi No Hime: 2, Marisa Kirisame: 1, Untitled: 1, lil'devil: 1, TriMetall: 3, 4thcharacter: 2, Turbo: 2, Cyanide: 1, Hellser: 2, QuakedoomNukem Cz: 1, Ikazu-san: 2, wolfmanfp: 1"&gt;14. Final Doomer&lt;/a&gt;</text:p>
          </table:table-cell>
        </table:table-row>
        <table:table-row table:style-name="ro3">
          <table:table-cell table:formula="of:=&quot;&lt;br&gt;&lt;a href=&quot; &amp; &quot;&quot;&quot;&quot; &amp; [Numbers.E19] &amp; &quot;&quot;&quot;&quot; &amp; &quot; title=&quot; &amp; &quot;&quot;&quot;&quot; &amp; [Numbers.C19] &amp; &quot;: &quot; &amp; [Numbers.F19] &amp; &quot;&quot;&quot;&quot; &amp; &quot;&gt;&quot; &amp; [Numbers.B19] &amp; &quot;. &quot;  &amp; [Numbers.D19] &amp; &quot;&lt;/a&gt;&quot;" office:value-type="string" office:string-value="&lt;br&gt;&lt;a href=&quot;https://forum.zdoom.org/viewtopic.php?f=43&amp;t=53867#p947413&quot; title=&quot;20: leodoom85: 1, Shadelight: 4, Shi No Hime: 1, HaraSwift: 5, Somagu: 1, kadu522: 3, lud: 5&quot;&gt;14. Hearts of Demons - BARON&lt;/a&gt;" calcext:value-type="string">
            <text:p>&lt;br&gt;&lt;a href="https://forum.zdoom.org/viewtopic.php?f=43&amp;t=53867#p947413" title="20: leodoom85: 1, Shadelight: 4, Shi No Hime: 1, HaraSwift: 5, Somagu: 1, kadu522: 3, lud: 5"&gt;14. Hearts of Demons - BARON&lt;/a&gt;</text:p>
          </table:table-cell>
        </table:table-row>
        <table:table-row table:style-name="ro3">
          <table:table-cell table:formula="of:=&quot;&lt;br&gt;&lt;a href=&quot; &amp; &quot;&quot;&quot;&quot; &amp; [Numbers.E20] &amp; &quot;&quot;&quot;&quot; &amp; &quot; title=&quot; &amp; &quot;&quot;&quot;&quot; &amp; [Numbers.C20] &amp; &quot;: &quot; &amp; [Numbers.F20] &amp; &quot;&quot;&quot;&quot; &amp; &quot;&gt;&quot; &amp; [Numbers.B20] &amp; &quot;. &quot;  &amp; [Numbers.D20] &amp; &quot;&lt;/a&gt;&quot;" office:value-type="string" office:string-value="&lt;br&gt;&lt;a href=&quot;https://forum.zdoom.org/viewtopic.php?t=57817#p1017445&quot; title=&quot;19: ZikShadow: 3, Master Medi: 5, GeneralDelphox: 5, dard22: 4, insightguy: 2&quot;&gt;17. Touhou Doom&lt;/a&gt;" calcext:value-type="string">
            <text:p>&lt;br&gt;&lt;a href="https://forum.zdoom.org/viewtopic.php?t=57817#p1017445" title="19: ZikShadow: 3, Master Medi: 5, GeneralDelphox: 5, dard22: 4, insightguy: 2"&gt;17. Touhou Doom&lt;/a&gt;</text:p>
          </table:table-cell>
        </table:table-row>
        <table:table-row table:style-name="ro3">
          <table:table-cell table:formula="of:=&quot;&lt;br&gt;&lt;a href=&quot; &amp; &quot;&quot;&quot;&quot; &amp; [Numbers.E21] &amp; &quot;&quot;&quot;&quot; &amp; &quot; title=&quot; &amp; &quot;&quot;&quot;&quot; &amp; [Numbers.C21] &amp; &quot;: &quot; &amp; [Numbers.F21] &amp; &quot;&quot;&quot;&quot; &amp; &quot;&gt;&quot; &amp; [Numbers.B21] &amp; &quot;. &quot;  &amp; [Numbers.D21] &amp; &quot;&lt;/a&gt;&quot;" office:value-type="string" office:string-value="&lt;br&gt;&lt;a href=&quot;https://forum.zdoom.org/viewtopic.php?f=19&amp;t=21681#p426527&quot; title=&quot;18: TerminusEst13: 5, phantombeta: 2, Somagu: 1, Marrub: 5, Crazy Toni: 2, Tapwave: 3&quot;&gt;18. Psychic&lt;/a&gt;" calcext:value-type="string">
            <text:p>&lt;br&gt;&lt;a href="https://forum.zdoom.org/viewtopic.php?f=19&amp;t=21681#p426527" title="18: TerminusEst13: 5, phantombeta: 2, Somagu: 1, Marrub: 5, Crazy Toni: 2, Tapwave: 3"&gt;18. Psychic&lt;/a&gt;</text:p>
          </table:table-cell>
        </table:table-row>
        <table:table-row table:style-name="ro3">
          <table:table-cell table:formula="of:=&quot;&lt;br&gt;&lt;a href=&quot; &amp; &quot;&quot;&quot;&quot; &amp; [Numbers.E22] &amp; &quot;&quot;&quot;&quot; &amp; &quot; title=&quot; &amp; &quot;&quot;&quot;&quot; &amp; [Numbers.C22] &amp; &quot;: &quot; &amp; [Numbers.F22] &amp; &quot;&quot;&quot;&quot; &amp; &quot;&gt;&quot; &amp; [Numbers.B22] &amp; &quot;. &quot;  &amp; [Numbers.D22] &amp; &quot;&lt;/a&gt;&quot;" office:value-type="string" office:string-value="&lt;br&gt;&lt;a href=&quot;https://forum.zdoom.org/viewtopic.php?f=43&amp;t=58343#p1025452&quot; title=&quot;17: leodoom85: 1, Rachael: 1, Marisa Kirisame: 3, Somagu: 1, lud: 3, 4thcharacter: 1, PlayerLin: 1, insightguy: 2, eharper256: 3, QuakedoomNukem Cz: 1&quot;&gt;19. La Tailor Girl&lt;/a&gt;" calcext:value-type="string">
            <text:p>&lt;br&gt;&lt;a href="https://forum.zdoom.org/viewtopic.php?f=43&amp;t=58343#p1025452" title="17: leodoom85: 1, Rachael: 1, Marisa Kirisame: 3, Somagu: 1, lud: 3, 4thcharacter: 1, PlayerLin: 1, insightguy: 2, eharper256: 3, QuakedoomNukem Cz: 1"&gt;19. La Tailor Girl&lt;/a&gt;</text:p>
          </table:table-cell>
        </table:table-row>
        <table:table-row table:style-name="ro3">
          <table:table-cell table:formula="of:=&quot;&lt;br&gt;&lt;a href=&quot; &amp; &quot;&quot;&quot;&quot; &amp; [Numbers.E23] &amp; &quot;&quot;&quot;&quot; &amp; &quot; title=&quot; &amp; &quot;&quot;&quot;&quot; &amp; [Numbers.C23] &amp; &quot;: &quot; &amp; [Numbers.F23] &amp; &quot;&quot;&quot;&quot; &amp; &quot;&gt;&quot; &amp; [Numbers.B23] &amp; &quot;. &quot;  &amp; [Numbers.D23] &amp; &quot;&lt;/a&gt;&quot;" office:value-type="string" office:string-value="&lt;br&gt;&lt;a href=&quot;https://forum.zdoom.org/viewtopic.php?f=19&amp;t=33292#p630099&quot; title=&quot;16: kadu522: 3, ZikShadow: 1, Sumwunn: 5, Marrub: 2, Master Medi: 3, Ikazu-san: 2&quot;&gt;20. Doom RPG&lt;/a&gt;" calcext:value-type="string">
            <text:p>&lt;br&gt;&lt;a href="https://forum.zdoom.org/viewtopic.php?f=19&amp;t=33292#p630099" title="16: kadu522: 3, ZikShadow: 1, Sumwunn: 5, Marrub: 2, Master Medi: 3, Ikazu-san: 2"&gt;20. Doom RPG&lt;/a&gt;</text:p>
          </table:table-cell>
        </table:table-row>
        <table:table-row table:style-name="ro3">
          <table:table-cell table:formula="of:=&quot;&lt;br&gt;&lt;a href=&quot; &amp; &quot;&quot;&quot;&quot; &amp; [Numbers.E24] &amp; &quot;&quot;&quot;&quot; &amp; &quot; title=&quot; &amp; &quot;&quot;&quot;&quot; &amp; [Numbers.C24] &amp; &quot;: &quot; &amp; [Numbers.F24] &amp; &quot;&quot;&quot;&quot; &amp; &quot;&gt;&quot; &amp; [Numbers.B24] &amp; &quot;. &quot;  &amp; [Numbers.D24] &amp; &quot;&lt;/a&gt;&quot;" office:value-type="string" office:string-value="&lt;br&gt;&lt;a href=&quot;http://www.thekinsie.com/reelism/&quot; title=&quot;16: Matt: 1, Marisa Kirisame: 1, Untitled: 3, undeadmonk354: 1, Beed28: 2, Hege Cactus: 2, TriMetall: 1, Captain J: 2, Crazy Toni: 2, QuakedoomNukem Cz: 1&quot;&gt;20. Reelism&lt;/a&gt;" calcext:value-type="string">
            <text:p>&lt;br&gt;&lt;a href="http://www.thekinsie.com/reelism/" title="16: Matt: 1, Marisa Kirisame: 1, Untitled: 3, undeadmonk354: 1, Beed28: 2, Hege Cactus: 2, TriMetall: 1, Captain J: 2, Crazy Toni: 2, QuakedoomNukem Cz: 1"&gt;20. Reelism&lt;/a&gt;</text:p>
          </table:table-cell>
        </table:table-row>
        <table:table-row table:style-name="ro3">
          <table:table-cell table:formula="of:=&quot;&lt;br&gt;&lt;a href=&quot; &amp; &quot;&quot;&quot;&quot; &amp; [Numbers.E25] &amp; &quot;&quot;&quot;&quot; &amp; &quot; title=&quot; &amp; &quot;&quot;&quot;&quot; &amp; [Numbers.C25] &amp; &quot;: &quot; &amp; [Numbers.F25] &amp; &quot;&quot;&quot;&quot; &amp; &quot;&gt;&quot; &amp; [Numbers.B25] &amp; &quot;. &quot;  &amp; [Numbers.D25] &amp; &quot;&lt;/a&gt;&quot;" office:value-type="string" office:string-value="&lt;br&gt;&lt;a href=&quot;http://adventuresofsquare.com/&quot; title=&quot;16: Combine_Kegan: 3, ZippeyKeys12: 4, TriMetall: 1, Bigger C: 2, TheLightBad96: 2, Revae: 3, QuakedoomNukem Cz: 1&quot;&gt;20. The Adventures of Square&lt;/a&gt;" calcext:value-type="string">
            <text:p>&lt;br&gt;&lt;a href="http://adventuresofsquare.com/" title="16: Combine_Kegan: 3, ZippeyKeys12: 4, TriMetall: 1, Bigger C: 2, TheLightBad96: 2, Revae: 3, QuakedoomNukem Cz: 1"&gt;20. The Adventures of Square&lt;/a&gt;</text:p>
          </table:table-cell>
        </table:table-row>
        <table:table-row table:style-name="ro3">
          <table:table-cell table:formula="of:=&quot;&lt;br&gt;&lt;a href=&quot; &amp; &quot;&quot;&quot;&quot; &amp; [Numbers.E26] &amp; &quot;&quot;&quot;&quot; &amp; &quot; title=&quot; &amp; &quot;&quot;&quot;&quot; &amp; [Numbers.C26] &amp; &quot;: &quot; &amp; [Numbers.F26] &amp; &quot;&quot;&quot;&quot; &amp; &quot;&gt;&quot; &amp; [Numbers.B26] &amp; &quot;. &quot;  &amp; [Numbers.D26] &amp; &quot;&lt;/a&gt;&quot;" office:value-type="string" office:string-value="&lt;br&gt;&lt;a href=&quot;http://action.mancubus.net/ad2free.htm&quot; title=&quot;15: DrPyspy: 3, wildweasel: 4, Captain J: 1, PlayerLin: 1, dard22: 5, QuakedoomNukem Cz: 1&quot;&gt;23. Urban Brawl: Action Doom 2&lt;/a&gt;" calcext:value-type="string">
            <text:p>&lt;br&gt;&lt;a href="http://action.mancubus.net/ad2free.htm" title="15: DrPyspy: 3, wildweasel: 4, Captain J: 1, PlayerLin: 1, dard22: 5, QuakedoomNukem Cz: 1"&gt;23. Urban Brawl: Action Doom 2&lt;/a&gt;</text:p>
          </table:table-cell>
        </table:table-row>
        <table:table-row table:style-name="ro3">
          <table:table-cell table:formula="of:=&quot;&lt;br&gt;&lt;a href=&quot; &amp; &quot;&quot;&quot;&quot; &amp; [Numbers.E27] &amp; &quot;&quot;&quot;&quot; &amp; &quot; title=&quot; &amp; &quot;&quot;&quot;&quot; &amp; [Numbers.C27] &amp; &quot;: &quot; &amp; [Numbers.F27] &amp; &quot;&quot;&quot;&quot; &amp; &quot;&gt;&quot; &amp; [Numbers.B27] &amp; &quot;. &quot;  &amp; [Numbers.D27] &amp; &quot;&lt;/a&gt;&quot;" office:value-type="string" office:string-value="&lt;br&gt;&lt;a href=&quot;https://forum.zdoom.org/viewtopic.php?f=43&amp;t=54843#p967174&quot; title=&quot;14: Caligari87: 3, Shi No Hime: 2, ZippeyKeys12: 1, GAA1992: 1, Beed28: 3, GeneralDelphox: 3, Rowsol: 1&quot;&gt;24. D4D&lt;/a&gt;" calcext:value-type="string">
            <text:p>&lt;br&gt;&lt;a href="https://forum.zdoom.org/viewtopic.php?f=43&amp;t=54843#p967174" title="14: Caligari87: 3, Shi No Hime: 2, ZippeyKeys12: 1, GAA1992: 1, Beed28: 3, GeneralDelphox: 3, Rowsol: 1"&gt;24. D4D&lt;/a&gt;</text:p>
          </table:table-cell>
        </table:table-row>
        <table:table-row table:style-name="ro3">
          <table:table-cell table:formula="of:=&quot;&lt;br&gt;&lt;a href=&quot; &amp; &quot;&quot;&quot;&quot; &amp; [Numbers.E28] &amp; &quot;&quot;&quot;&quot; &amp; &quot; title=&quot; &amp; &quot;&quot;&quot;&quot; &amp; [Numbers.C28] &amp; &quot;: &quot; &amp; [Numbers.F28] &amp; &quot;&quot;&quot;&quot; &amp; &quot;&gt;&quot; &amp; [Numbers.B28] &amp; &quot;. &quot;  &amp; [Numbers.D28] &amp; &quot;&lt;/a&gt;&quot;" office:value-type="string" office:string-value="&lt;br&gt;&lt;a href=&quot;https://forum.zdoom.org/viewtopic.php?f=43&amp;t=51035#p888249&quot; title=&quot;14: Hege Cactus: 3, lud: 2, 4thcharacter: 3, ZikShadow: 1, Sumwunn: 3, Crazy Toni: 2&quot;&gt;24. LegenDoom&lt;/a&gt;" calcext:value-type="string">
            <text:p>&lt;br&gt;&lt;a href="https://forum.zdoom.org/viewtopic.php?f=43&amp;t=51035#p888249" title="14: Hege Cactus: 3, lud: 2, 4thcharacter: 3, ZikShadow: 1, Sumwunn: 3, Crazy Toni: 2"&gt;24. LegenDoom&lt;/a&gt;</text:p>
          </table:table-cell>
        </table:table-row>
        <table:table-row table:style-name="ro3">
          <table:table-cell table:formula="of:=&quot;&lt;br&gt;&lt;a href=&quot; &amp; &quot;&quot;&quot;&quot; &amp; [Numbers.E29] &amp; &quot;&quot;&quot;&quot; &amp; &quot; title=&quot; &amp; &quot;&quot;&quot;&quot; &amp; [Numbers.C29] &amp; &quot;: &quot; &amp; [Numbers.F29] &amp; &quot;&quot;&quot;&quot; &amp; &quot;&gt;&quot; &amp; [Numbers.B29] &amp; &quot;. &quot;  &amp; [Numbers.D29] &amp; &quot;&lt;/a&gt;&quot;" office:value-type="string" office:string-value="&lt;br&gt;&lt;a href=&quot;https://forum.zdoom.org/viewtopic.php?t=32674#p618450&quot; title=&quot;14: Combine_Kegan: 4, undeadmonk354: 5, Zcat: 4, Ravick: 1&quot;&gt;24. Pirate Doom&lt;/a&gt;" calcext:value-type="string">
            <text:p>&lt;br&gt;&lt;a href="https://forum.zdoom.org/viewtopic.php?t=32674#p618450" title="14: Combine_Kegan: 4, undeadmonk354: 5, Zcat: 4, Ravick: 1"&gt;24. Pirate Doom&lt;/a&gt;</text:p>
          </table:table-cell>
        </table:table-row>
        <table:table-row table:style-name="ro3">
          <table:table-cell table:formula="of:=&quot;&lt;br&gt;&lt;a href=&quot; &amp; &quot;&quot;&quot;&quot; &amp; [Numbers.E30] &amp; &quot;&quot;&quot;&quot; &amp; &quot; title=&quot; &amp; &quot;&quot;&quot;&quot; &amp; [Numbers.C30] &amp; &quot;: &quot; &amp; [Numbers.F30] &amp; &quot;&quot;&quot;&quot; &amp; &quot;&gt;&quot; &amp; [Numbers.B30] &amp; &quot;. &quot;  &amp; [Numbers.D30] &amp; &quot;&lt;/a&gt;&quot;" office:value-type="string" office:string-value="&lt;br&gt;&lt;a href=&quot;https://www.doomworld.com/idgames/levels/doom2/Ports/v-z/zendyn_x&quot; title=&quot;11: TerminusEst13: 1, Captain J: 5, Crazy Toni: 2, Tapwave: 3&quot;&gt;27. Zen Dynamics&lt;/a&gt;" calcext:value-type="string">
            <text:p>&lt;br&gt;&lt;a href="https://www.doomworld.com/idgames/levels/doom2/Ports/v-z/zendyn_x" title="11: TerminusEst13: 1, Captain J: 5, Crazy Toni: 2, Tapwave: 3"&gt;27. Zen Dynamics&lt;/a&gt;</text:p>
          </table:table-cell>
        </table:table-row>
        <table:table-row table:style-name="ro3">
          <table:table-cell table:formula="of:=&quot;&lt;br&gt;&lt;a href=&quot; &amp; &quot;&quot;&quot;&quot; &amp; [Numbers.E31] &amp; &quot;&quot;&quot;&quot; &amp; &quot; title=&quot; &amp; &quot;&quot;&quot;&quot; &amp; [Numbers.C31] &amp; &quot;: &quot; &amp; [Numbers.F31] &amp; &quot;&quot;&quot;&quot; &amp; &quot;&gt;&quot; &amp; [Numbers.B31] &amp; &quot;. &quot;  &amp; [Numbers.D31] &amp; &quot;&lt;/a&gt;&quot;" office:value-type="string" office:string-value="&lt;br&gt;&lt;a href=&quot;https://forum.zdoom.org/viewtopic.php?f=43&amp;t=60054#p1047705&quot; title=&quot;9: leodoom85: 1, ZippeyKeys12: 5, Azba: 1, wolfmanfp: 2&quot;&gt;28. ouch_m 2: abort_m&lt;/a&gt;" calcext:value-type="string">
            <text:p>&lt;br&gt;&lt;a href="https://forum.zdoom.org/viewtopic.php?f=43&amp;t=60054#p1047705" title="9: leodoom85: 1, ZippeyKeys12: 5, Azba: 1, wolfmanfp: 2"&gt;28. ouch_m 2: abort_m&lt;/a&gt;</text:p>
          </table:table-cell>
        </table:table-row>
        <table:table-row table:style-name="ro3">
          <table:table-cell table:formula="of:=&quot;&lt;br&gt;&lt;a href=&quot; &amp; &quot;&quot;&quot;&quot; &amp; [Numbers.E32] &amp; &quot;&quot;&quot;&quot; &amp; &quot; title=&quot; &amp; &quot;&quot;&quot;&quot; &amp; [Numbers.C32] &amp; &quot;: &quot; &amp; [Numbers.F32] &amp; &quot;&quot;&quot;&quot; &amp; &quot;&gt;&quot; &amp; [Numbers.B32] &amp; &quot;. &quot;  &amp; [Numbers.D32] &amp; &quot;&lt;/a&gt;&quot;" office:value-type="string" office:string-value="&lt;br&gt;&lt;a href=&quot;http://www.moddb.com/mods/brutal-doom&quot; title=&quot;8: lil'devil: 1, Olroda: 1, Zcat: 1, Zan: 3, wolfmanfp: 1, Rowsol: 1&quot;&gt;29. Brutal Doom&lt;/a&gt;" calcext:value-type="string">
            <text:p>&lt;br&gt;&lt;a href="http://www.moddb.com/mods/brutal-doom" title="8: lil'devil: 1, Olroda: 1, Zcat: 1, Zan: 3, wolfmanfp: 1, Rowsol: 1"&gt;29. Brutal Doom&lt;/a&gt;</text:p>
          </table:table-cell>
        </table:table-row>
        <table:table-row table:style-name="ro3">
          <table:table-cell table:formula="of:=&quot;&lt;br&gt;&lt;a href=&quot; &amp; &quot;&quot;&quot;&quot; &amp; [Numbers.E33] &amp; &quot;&quot;&quot;&quot; &amp; &quot; title=&quot; &amp; &quot;&quot;&quot;&quot; &amp; [Numbers.C33] &amp; &quot;: &quot; &amp; [Numbers.F33] &amp; &quot;&quot;&quot;&quot; &amp; &quot;&gt;&quot; &amp; [Numbers.B33] &amp; &quot;. &quot;  &amp; [Numbers.D33] &amp; &quot;&lt;/a&gt;&quot;" office:value-type="string" office:string-value="&lt;br&gt;&lt;a href=&quot;https://forum.zdoom.org/viewtopic.php?f=43&amp;t=54904#p969133&quot; title=&quot;8: GAA1992: 1, Somagu: 1, TriMetall: 3, Ikazu-san: 3&quot;&gt;29. Lithium&lt;/a&gt;" calcext:value-type="string">
            <text:p>&lt;br&gt;&lt;a href="https://forum.zdoom.org/viewtopic.php?f=43&amp;t=54904#p969133" title="8: GAA1992: 1, Somagu: 1, TriMetall: 3, Ikazu-san: 3"&gt;29. Lithium&lt;/a&gt;</text:p>
          </table:table-cell>
        </table:table-row>
        <table:table-row table:style-name="ro3">
          <table:table-cell table:formula="of:=&quot;&lt;br&gt;&lt;a href=&quot; &amp; &quot;&quot;&quot;&quot; &amp; [Numbers.E34] &amp; &quot;&quot;&quot;&quot; &amp; &quot; title=&quot; &amp; &quot;&quot;&quot;&quot; &amp; [Numbers.C34] &amp; &quot;: &quot; &amp; [Numbers.F34] &amp; &quot;&quot;&quot;&quot; &amp; &quot;&gt;&quot; &amp; [Numbers.B34] &amp; &quot;. &quot;  &amp; [Numbers.D34] &amp; &quot;&lt;/a&gt;&quot;" office:value-type="string" office:string-value="&lt;br&gt;&lt;a href=&quot;https://www.doomworld.com/forum/topic/57957-psx-doomfinal-doom-tc-version-2135-now-released/&quot; title=&quot;8: leodoom85: 1, lil'devil: 1, Olroda: 5, Ravick: 1&quot;&gt;29. PlayStation Doom TC&lt;/a&gt;" calcext:value-type="string">
            <text:p>&lt;br&gt;&lt;a href="https://www.doomworld.com/forum/topic/57957-psx-doomfinal-doom-tc-version-2135-now-released/" title="8: leodoom85: 1, lil'devil: 1, Olroda: 5, Ravick: 1"&gt;29. PlayStation Doom TC&lt;/a&gt;</text:p>
          </table:table-cell>
        </table:table-row>
        <table:table-row table:style-name="ro3">
          <table:table-cell table:formula="of:=&quot;&lt;br&gt;&lt;a href=&quot; &amp; &quot;&quot;&quot;&quot; &amp; [Numbers.E35] &amp; &quot;&quot;&quot;&quot; &amp; &quot; title=&quot; &amp; &quot;&quot;&quot;&quot; &amp; [Numbers.C35] &amp; &quot;: &quot; &amp; [Numbers.F35] &amp; &quot;&quot;&quot;&quot; &amp; &quot;&gt;&quot; &amp; [Numbers.B35] &amp; &quot;. &quot;  &amp; [Numbers.D35] &amp; &quot;&lt;/a&gt;&quot;" office:value-type="string" office:string-value="&lt;br&gt;&lt;a href=&quot;https://forum.zdoom.org/viewtopic.php?f=19&amp;t=47573#p807968&quot; title=&quot;7: Olroda: 2, Bigger C: 3, TheLightBad96: 2&quot;&gt;32. Ashes 2063 TC&lt;/a&gt;" calcext:value-type="string">
            <text:p>&lt;br&gt;&lt;a href="https://forum.zdoom.org/viewtopic.php?f=19&amp;t=47573#p807968" title="7: Olroda: 2, Bigger C: 3, TheLightBad96: 2"&gt;32. Ashes 2063 TC&lt;/a&gt;</text:p>
          </table:table-cell>
        </table:table-row>
        <table:table-row table:style-name="ro3">
          <table:table-cell table:formula="of:=&quot;&lt;br&gt;&lt;a href=&quot; &amp; &quot;&quot;&quot;&quot; &amp; [Numbers.E36] &amp; &quot;&quot;&quot;&quot; &amp; &quot; title=&quot; &amp; &quot;&quot;&quot;&quot; &amp; [Numbers.C36] &amp; &quot;: &quot; &amp; [Numbers.F36] &amp; &quot;&quot;&quot;&quot; &amp; &quot;&gt;&quot; &amp; [Numbers.B36] &amp; &quot;. &quot;  &amp; [Numbers.D36] &amp; &quot;&lt;/a&gt;&quot;" office:value-type="string" office:string-value="&lt;br&gt;&lt;a href=&quot;https://forum.zdoom.org/viewtopic.php?t=54750#p965349&quot; title=&quot;7:  TheNightATK300: 2, D3athStalker: 2, insightguy: 3&quot;&gt;32. Death Foretold&lt;/a&gt;" calcext:value-type="string">
            <text:p>&lt;br&gt;&lt;a href="https://forum.zdoom.org/viewtopic.php?t=54750#p965349" title="7: <text:s/>TheNightATK300: 2, D3athStalker: 2, insightguy: 3"&gt;32. Death Foretold&lt;/a&gt;</text:p>
          </table:table-cell>
        </table:table-row>
        <table:table-row table:style-name="ro3">
          <table:table-cell table:formula="of:=&quot;&lt;br&gt;&lt;a href=&quot; &amp; &quot;&quot;&quot;&quot; &amp; [Numbers.E37] &amp; &quot;&quot;&quot;&quot; &amp; &quot; title=&quot; &amp; &quot;&quot;&quot;&quot; &amp; [Numbers.C37] &amp; &quot;: &quot; &amp; [Numbers.F37] &amp; &quot;&quot;&quot;&quot; &amp; &quot;&gt;&quot; &amp; [Numbers.B37] &amp; &quot;. &quot;  &amp; [Numbers.D37] &amp; &quot;&lt;/a&gt;&quot;" office:value-type="string" office:string-value="&lt;br&gt;&lt;a href=&quot;https://forum.zdoom.org/viewtopic.php?f=43&amp;t=58594#p1029236&quot; title=&quot;7: Somagu: 1, ZikShadow: 1, TheLightBad96: 4, Koto: 1&quot;&gt;32. Doom Incarnate&lt;/a&gt;" calcext:value-type="string">
            <text:p>&lt;br&gt;&lt;a href="https://forum.zdoom.org/viewtopic.php?f=43&amp;t=58594#p1029236" title="7: Somagu: 1, ZikShadow: 1, TheLightBad96: 4, Koto: 1"&gt;32. Doom Incarnate&lt;/a&gt;</text:p>
          </table:table-cell>
        </table:table-row>
        <table:table-row table:style-name="ro3">
          <table:table-cell table:formula="of:=&quot;&lt;br&gt;&lt;a href=&quot; &amp; &quot;&quot;&quot;&quot; &amp; [Numbers.E38] &amp; &quot;&quot;&quot;&quot; &amp; &quot; title=&quot; &amp; &quot;&quot;&quot;&quot; &amp; [Numbers.C38] &amp; &quot;: &quot; &amp; [Numbers.F38] &amp; &quot;&quot;&quot;&quot; &amp; &quot;&gt;&quot; &amp; [Numbers.B38] &amp; &quot;. &quot;  &amp; [Numbers.D38] &amp; &quot;&lt;/a&gt;&quot;" office:value-type="string" office:string-value="&lt;br&gt;&lt;a href=&quot;https://forum.zdoom.org/viewtopic.php?t=22008#p433365&quot; title=&quot;7: ibm5155: 5, Ravick: 1, Koto: 1&quot;&gt;32. Legacy of Suffering&lt;/a&gt;" calcext:value-type="string">
            <text:p>&lt;br&gt;&lt;a href="https://forum.zdoom.org/viewtopic.php?t=22008#p433365" title="7: ibm5155: 5, Ravick: 1, Koto: 1"&gt;32. Legacy of Suffering&lt;/a&gt;</text:p>
          </table:table-cell>
        </table:table-row>
        <table:table-row table:style-name="ro3">
          <table:table-cell table:formula="of:=&quot;&lt;br&gt;&lt;a href=&quot; &amp; &quot;&quot;&quot;&quot; &amp; [Numbers.E39] &amp; &quot;&quot;&quot;&quot; &amp; &quot; title=&quot; &amp; &quot;&quot;&quot;&quot; &amp; [Numbers.C39] &amp; &quot;: &quot; &amp; [Numbers.F39] &amp; &quot;&quot;&quot;&quot; &amp; &quot;&gt;&quot; &amp; [Numbers.B39] &amp; &quot;. &quot;  &amp; [Numbers.D39] &amp; &quot;&lt;/a&gt;&quot;" office:value-type="string" office:string-value="&lt;br&gt;&lt;a href=&quot;https://forum.zdoom.org/viewtopic.php?t=53010#p928835&quot; title=&quot;7: Shadelight: 1, DrPyspy: 3, Sumwunn: 1, Crazy Toni: 2&quot;&gt;32. MetaDoom&lt;/a&gt;" calcext:value-type="string">
            <text:p>&lt;br&gt;&lt;a href="https://forum.zdoom.org/viewtopic.php?t=53010#p928835" title="7: Shadelight: 1, DrPyspy: 3, Sumwunn: 1, Crazy Toni: 2"&gt;32. MetaDoom&lt;/a&gt;</text:p>
          </table:table-cell>
        </table:table-row>
        <table:table-row table:style-name="ro3">
          <table:table-cell table:formula="of:=&quot;&lt;br&gt;&lt;a href=&quot; &amp; &quot;&quot;&quot;&quot; &amp; [Numbers.E40] &amp; &quot;&quot;&quot;&quot; &amp; &quot; title=&quot; &amp; &quot;&quot;&quot;&quot; &amp; [Numbers.C40] &amp; &quot;: &quot; &amp; [Numbers.F40] &amp; &quot;&quot;&quot;&quot; &amp; &quot;&gt;&quot; &amp; [Numbers.B40] &amp; &quot;. &quot;  &amp; [Numbers.D40] &amp; &quot;&lt;/a&gt;&quot;" office:value-type="string" office:string-value="&lt;br&gt;&lt;a href=&quot;https://forum.zdoom.org/viewtopic.php?f=43&amp;t=57716#p1016051&quot; title=&quot;7:  TheNightATK300: 3, Cyanide: 1, D3athStalker: 2, Apaul27 : 1&quot;&gt;32. Quake Champions: Doom Edition&lt;/a&gt;" calcext:value-type="string">
            <text:p>&lt;br&gt;&lt;a href="https://forum.zdoom.org/viewtopic.php?f=43&amp;t=57716#p1016051" title="7: <text:s/>TheNightATK300: 3, Cyanide: 1, D3athStalker: 2, Apaul27 : 1"&gt;32. Quake Champions: Doom Edition&lt;/a&gt;</text:p>
          </table:table-cell>
        </table:table-row>
        <table:table-row table:style-name="ro3">
          <table:table-cell table:formula="of:=&quot;&lt;br&gt;&lt;a href=&quot; &amp; &quot;&quot;&quot;&quot; &amp; [Numbers.E41] &amp; &quot;&quot;&quot;&quot; &amp; &quot; title=&quot; &amp; &quot;&quot;&quot;&quot; &amp; [Numbers.C41] &amp; &quot;: &quot; &amp; [Numbers.F41] &amp; &quot;&quot;&quot;&quot; &amp; &quot;&gt;&quot; &amp; [Numbers.B41] &amp; &quot;. &quot;  &amp; [Numbers.D41] &amp; &quot;&lt;/a&gt;&quot;" office:value-type="string" office:string-value="&lt;br&gt;&lt;a href=&quot;https://forum.zdoom.org/viewtopic.php?t=56668#p1000996&quot; title=&quot;7: TheMightyHeracross: 3, QuakedoomNukem Cz: 1, Apaul27 : 3&quot;&gt;32. Rise Of The Wool Ball&lt;/a&gt;" calcext:value-type="string">
            <text:p>&lt;br&gt;&lt;a href="https://forum.zdoom.org/viewtopic.php?t=56668#p1000996" title="7: TheMightyHeracross: 3, QuakedoomNukem Cz: 1, Apaul27 : 3"&gt;32. Rise Of The Wool Ball&lt;/a&gt;</text:p>
          </table:table-cell>
        </table:table-row>
        <table:table-row table:style-name="ro3">
          <table:table-cell table:formula="of:=&quot;&lt;br&gt;&lt;a href=&quot; &amp; &quot;&quot;&quot;&quot; &amp; [Numbers.E42] &amp; &quot;&quot;&quot;&quot; &amp; &quot; title=&quot; &amp; &quot;&quot;&quot;&quot; &amp; [Numbers.C42] &amp; &quot;: &quot; &amp; [Numbers.F42] &amp; &quot;&quot;&quot;&quot; &amp; &quot;&gt;&quot; &amp; [Numbers.B42] &amp; &quot;. &quot;  &amp; [Numbers.D42] &amp; &quot;&lt;/a&gt;&quot;" office:value-type="string" office:string-value="&lt;br&gt;&lt;a href=&quot;https://forum.zdoom.org/viewtopic.php?f=45&amp;t=13704#p278356&quot; title=&quot;7: ibm5155: 1, undeadmonk354: 4, lil'devil: 2&quot;&gt;32. The Ghoul's Forest 3&lt;/a&gt;" calcext:value-type="string">
            <text:p>&lt;br&gt;&lt;a href="https://forum.zdoom.org/viewtopic.php?f=45&amp;t=13704#p278356" title="7: ibm5155: 1, undeadmonk354: 4, lil'devil: 2"&gt;32. The Ghoul's Forest 3&lt;/a&gt;</text:p>
          </table:table-cell>
        </table:table-row>
        <table:table-row table:style-name="ro3">
          <table:table-cell table:formula="of:=&quot;&lt;br&gt;&lt;a href=&quot; &amp; &quot;&quot;&quot;&quot; &amp; [Numbers.E43] &amp; &quot;&quot;&quot;&quot; &amp; &quot; title=&quot; &amp; &quot;&quot;&quot;&quot; &amp; [Numbers.C43] &amp; &quot;: &quot; &amp; [Numbers.F43] &amp; &quot;&quot;&quot;&quot; &amp; &quot;&gt;&quot; &amp; [Numbers.B43] &amp; &quot;. &quot;  &amp; [Numbers.D43] &amp; &quot;&lt;/a&gt;&quot;" office:value-type="string" office:string-value="&lt;br&gt;&lt;a href=&quot;https://forum.zdoom.org/viewtopic.php?f=43&amp;t=55465#p982269&quot; title=&quot;7: phantombeta: 2, Apaul27 : 2, wolfmanfp: 3&quot;&gt;32. WW-Cola3&lt;/a&gt;" calcext:value-type="string">
            <text:p>&lt;br&gt;&lt;a href="https://forum.zdoom.org/viewtopic.php?f=43&amp;t=55465#p982269" title="7: phantombeta: 2, Apaul27 : 2, wolfmanfp: 3"&gt;32. WW-Cola3&lt;/a&gt;</text:p>
          </table:table-cell>
        </table:table-row>
        <table:table-row table:style-name="ro3">
          <table:table-cell table:formula="of:=&quot;&lt;br&gt;&lt;a href=&quot; &amp; &quot;&quot;&quot;&quot; &amp; [Numbers.E44] &amp; &quot;&quot;&quot;&quot; &amp; &quot; title=&quot; &amp; &quot;&quot;&quot;&quot; &amp; [Numbers.C44] &amp; &quot;: &quot; &amp; [Numbers.F44] &amp; &quot;&quot;&quot;&quot; &amp; &quot;&gt;&quot; &amp; [Numbers.B44] &amp; &quot;. &quot;  &amp; [Numbers.D44] &amp; &quot;&lt;/a&gt;&quot;" office:value-type="string" office:string-value="&lt;br&gt;&lt;a href=&quot;https://forum.zdoom.org/viewtopic.php?f=19&amp;t=55387#p980696&quot; title=&quot;6: leodoom85: 1, Marisa Kirisame: 1, lil'devil: 4&quot;&gt;41. Daytime Drama&lt;/a&gt;" calcext:value-type="string">
            <text:p>&lt;br&gt;&lt;a href="https://forum.zdoom.org/viewtopic.php?f=19&amp;t=55387#p980696" title="6: leodoom85: 1, Marisa Kirisame: 1, lil'devil: 4"&gt;41. Daytime Drama&lt;/a&gt;</text:p>
          </table:table-cell>
        </table:table-row>
        <table:table-row table:style-name="ro3">
          <table:table-cell table:formula="of:=&quot;&lt;br&gt;&lt;a href=&quot; &amp; &quot;&quot;&quot;&quot; &amp; [Numbers.E45] &amp; &quot;&quot;&quot;&quot; &amp; &quot; title=&quot; &amp; &quot;&quot;&quot;&quot; &amp; [Numbers.C45] &amp; &quot;: &quot; &amp; [Numbers.F45] &amp; &quot;&quot;&quot;&quot; &amp; &quot;&gt;&quot; &amp; [Numbers.B45] &amp; &quot;. &quot;  &amp; [Numbers.D45] &amp; &quot;&lt;/a&gt;&quot;" office:value-type="string" office:string-value="&lt;br&gt;&lt;a href=&quot;https://forum.zdoom.org/viewtopic.php?f=43&amp;t=47229#p798227&quot; title=&quot;6: Brohnesorge: 4, Matt: 1, Turbo: 1&quot;&gt;41. JohnnyDoom&lt;/a&gt;" calcext:value-type="string">
            <text:p>&lt;br&gt;&lt;a href="https://forum.zdoom.org/viewtopic.php?f=43&amp;t=47229#p798227" title="6: Brohnesorge: 4, Matt: 1, Turbo: 1"&gt;41. JohnnyDoom&lt;/a&gt;</text:p>
          </table:table-cell>
        </table:table-row>
        <table:table-row table:style-name="ro3">
          <table:table-cell table:formula="of:=&quot;&lt;br&gt;&lt;a href=&quot; &amp; &quot;&quot;&quot;&quot; &amp; [Numbers.E46] &amp; &quot;&quot;&quot;&quot; &amp; &quot; title=&quot; &amp; &quot;&quot;&quot;&quot; &amp; [Numbers.C46] &amp; &quot;: &quot; &amp; [Numbers.F46] &amp; &quot;&quot;&quot;&quot; &amp; &quot;&gt;&quot; &amp; [Numbers.B46] &amp; &quot;. &quot;  &amp; [Numbers.D46] &amp; &quot;&lt;/a&gt;&quot;" office:value-type="string" office:string-value="&lt;br&gt;&lt;a href=&quot;https://forum.zdoom.org/viewtopic.php?f=19&amp;t=54380#p957591&quot; title=&quot;6: The Ultimate DooMer: 1, Zan: 5&quot;&gt;41. The Inquisitor III&lt;/a&gt;" calcext:value-type="string">
            <text:p>&lt;br&gt;&lt;a href="https://forum.zdoom.org/viewtopic.php?f=19&amp;t=54380#p957591" title="6: The Ultimate DooMer: 1, Zan: 5"&gt;41. The Inquisitor III&lt;/a&gt;</text:p>
          </table:table-cell>
        </table:table-row>
        <table:table-row table:style-name="ro3">
          <table:table-cell table:formula="of:=&quot;&lt;br&gt;&lt;a href=&quot; &amp; &quot;&quot;&quot;&quot; &amp; [Numbers.E47] &amp; &quot;&quot;&quot;&quot; &amp; &quot; title=&quot; &amp; &quot;&quot;&quot;&quot; &amp; [Numbers.C47] &amp; &quot;: &quot; &amp; [Numbers.F47] &amp; &quot;&quot;&quot;&quot; &amp; &quot;&gt;&quot; &amp; [Numbers.B47] &amp; &quot;. &quot;  &amp; [Numbers.D47] &amp; &quot;&lt;/a&gt;&quot;" office:value-type="string" office:string-value="&lt;br&gt;&lt;a href=&quot;https://forum.zdoom.org/viewtopic.php?t=35846#p676444&quot; title=&quot;6: Master Medi: 2, Zan: 1, TheMightyHeracross: 3&quot;&gt;41. Wrath of Cronos RPG&lt;/a&gt;" calcext:value-type="string">
            <text:p>&lt;br&gt;&lt;a href="https://forum.zdoom.org/viewtopic.php?t=35846#p676444" title="6: Master Medi: 2, Zan: 1, TheMightyHeracross: 3"&gt;41. Wrath of Cronos RPG&lt;/a&gt;</text:p>
          </table:table-cell>
        </table:table-row>
        <table:table-row table:style-name="ro3">
          <table:table-cell table:formula="of:=&quot;&lt;br&gt;&lt;a href=&quot; &amp; &quot;&quot;&quot;&quot; &amp; [Numbers.E48] &amp; &quot;&quot;&quot;&quot; &amp; &quot; title=&quot; &amp; &quot;&quot;&quot;&quot; &amp; [Numbers.C48] &amp; &quot;: &quot; &amp; [Numbers.F48] &amp; &quot;&quot;&quot;&quot; &amp; &quot;&gt;&quot; &amp; [Numbers.B48] &amp; &quot;. &quot;  &amp; [Numbers.D48] &amp; &quot;&lt;/a&gt;&quot;" office:value-type="string" office:string-value="&lt;br&gt;&lt;a href=&quot;https://forum.zdoom.org/viewtopic.php?t=51000#p887649&quot; title=&quot;6: Combine_Kegan: 1, Tapwave: 3, Hellser: 2&quot;&gt;41. Zero Tolerance&lt;/a&gt;" calcext:value-type="string">
            <text:p>&lt;br&gt;&lt;a href="https://forum.zdoom.org/viewtopic.php?t=51000#p887649" title="6: Combine_Kegan: 1, Tapwave: 3, Hellser: 2"&gt;41. Zero Tolerance&lt;/a&gt;</text:p>
          </table:table-cell>
        </table:table-row>
        <table:table-row table:style-name="ro3">
          <table:table-cell table:formula="of:=&quot;&lt;br&gt;&lt;a href=&quot; &amp; &quot;&quot;&quot;&quot; &amp; [Numbers.E49] &amp; &quot;&quot;&quot;&quot; &amp; &quot; title=&quot; &amp; &quot;&quot;&quot;&quot; &amp; [Numbers.C49] &amp; &quot;: &quot; &amp; [Numbers.F49] &amp; &quot;&quot;&quot;&quot; &amp; &quot;&gt;&quot; &amp; [Numbers.B49] &amp; &quot;. &quot;  &amp; [Numbers.D49] &amp; &quot;&lt;/a&gt;&quot;" office:value-type="string" office:string-value="&lt;br&gt;&lt;a href=&quot;https://forum.zdoom.org/viewtopic.php?f=19&amp;t=47574#p808023&quot; title=&quot;5: QuakedoomNukem Cz: 1, Apaul27 : 2, wolfmanfp: 2&quot;&gt;46. Doom: The Golden Souls 2&lt;/a&gt;" calcext:value-type="string">
            <text:p>&lt;br&gt;&lt;a href="https://forum.zdoom.org/viewtopic.php?f=19&amp;t=47574#p808023" title="5: QuakedoomNukem Cz: 1, Apaul27 : 2, wolfmanfp: 2"&gt;46. Doom: The Golden Souls 2&lt;/a&gt;</text:p>
          </table:table-cell>
        </table:table-row>
        <table:table-row table:style-name="ro3">
          <table:table-cell table:formula="of:=&quot;&lt;br&gt;&lt;a href=&quot; &amp; &quot;&quot;&quot;&quot; &amp; [Numbers.E50] &amp; &quot;&quot;&quot;&quot; &amp; &quot; title=&quot; &amp; &quot;&quot;&quot;&quot; &amp; [Numbers.C50] &amp; &quot;: &quot; &amp; [Numbers.F50] &amp; &quot;&quot;&quot;&quot; &amp; &quot;&gt;&quot; &amp; [Numbers.B50] &amp; &quot;. &quot;  &amp; [Numbers.D50] &amp; &quot;&lt;/a&gt;&quot;" office:value-type="string" office:string-value="&lt;br&gt;&lt;a href=&quot;https://forum.zdoom.org/viewtopic.php?t=34430#p651069&quot; title=&quot;5: Sgt. Shivers: 5&quot;&gt;46. DTS-T&lt;/a&gt;" calcext:value-type="string">
            <text:p>&lt;br&gt;&lt;a href="https://forum.zdoom.org/viewtopic.php?t=34430#p651069" title="5: Sgt. Shivers: 5"&gt;46. DTS-T&lt;/a&gt;</text:p>
          </table:table-cell>
        </table:table-row>
        <table:table-row table:style-name="ro3">
          <table:table-cell table:formula="of:=&quot;&lt;br&gt;&lt;a href=&quot; &amp; &quot;&quot;&quot;&quot; &amp; [Numbers.E51] &amp; &quot;&quot;&quot;&quot; &amp; &quot; title=&quot; &amp; &quot;&quot;&quot;&quot; &amp; [Numbers.C51] &amp; &quot;: &quot; &amp; [Numbers.F51] &amp; &quot;&quot;&quot;&quot; &amp; &quot;&gt;&quot; &amp; [Numbers.B51] &amp; &quot;. &quot;  &amp; [Numbers.D51] &amp; &quot;&lt;/a&gt;&quot;" office:value-type="string" office:string-value="&lt;br&gt;&lt;a href=&quot;https://forum.zdoom.org/viewtopic.php?f=43&amp;t=48985#p845608&quot; title=&quot;5: Somagu: 1, Bigger C: 4&quot;&gt;46. Faspons&lt;/a&gt;" calcext:value-type="string">
            <text:p>&lt;br&gt;&lt;a href="https://forum.zdoom.org/viewtopic.php?f=43&amp;t=48985#p845608" title="5: Somagu: 1, Bigger C: 4"&gt;46. Faspons&lt;/a&gt;</text:p>
          </table:table-cell>
        </table:table-row>
        <table:table-row table:style-name="ro3">
          <table:table-cell table:formula="of:=&quot;&lt;br&gt;&lt;a href=&quot; &amp; &quot;&quot;&quot;&quot; &amp; [Numbers.E52] &amp; &quot;&quot;&quot;&quot; &amp; &quot; title=&quot; &amp; &quot;&quot;&quot;&quot; &amp; [Numbers.C52] &amp; &quot;: &quot; &amp; [Numbers.F52] &amp; &quot;&quot;&quot;&quot; &amp; &quot;&gt;&quot; &amp; [Numbers.B52] &amp; &quot;. &quot;  &amp; [Numbers.D52] &amp; &quot;&lt;/a&gt;&quot;" office:value-type="string" office:string-value="&lt;br&gt;&lt;a href=&quot;https://forum.zdoom.org/viewtopic.php?f=43&amp;t=57053#p1006227&quot; title=&quot;5: TheLightBad96: 2, erni945: 2, Apaul27 : 1&quot;&gt;46. Kriegsland: Blutorden&lt;/a&gt;" calcext:value-type="string">
            <text:p>&lt;br&gt;&lt;a href="https://forum.zdoom.org/viewtopic.php?f=43&amp;t=57053#p1006227" title="5: TheLightBad96: 2, erni945: 2, Apaul27 : 1"&gt;46. Kriegsland: Blutorden&lt;/a&gt;</text:p>
          </table:table-cell>
        </table:table-row>
        <table:table-row table:style-name="ro3">
          <table:table-cell table:formula="of:=&quot;&lt;br&gt;&lt;a href=&quot; &amp; &quot;&quot;&quot;&quot; &amp; [Numbers.E53] &amp; &quot;&quot;&quot;&quot; &amp; &quot; title=&quot; &amp; &quot;&quot;&quot;&quot; &amp; [Numbers.C53] &amp; &quot;: &quot; &amp; [Numbers.F53] &amp; &quot;&quot;&quot;&quot; &amp; &quot;&gt;&quot; &amp; [Numbers.B53] &amp; &quot;. &quot;  &amp; [Numbers.D53] &amp; &quot;&lt;/a&gt;&quot;" office:value-type="string" office:string-value="&lt;br&gt;&lt;a href=&quot;https://forum.zdoom.org/viewtopic.php?t=29815#p565772&quot; title=&quot;5: ZikShadow: 1, Sgt. Shivers: 4&quot;&gt;46. Nazis!&lt;/a&gt;" calcext:value-type="string">
            <text:p>&lt;br&gt;&lt;a href="https://forum.zdoom.org/viewtopic.php?t=29815#p565772" title="5: ZikShadow: 1, Sgt. Shivers: 4"&gt;46. Nazis!&lt;/a&gt;</text:p>
          </table:table-cell>
        </table:table-row>
        <table:table-row table:style-name="ro3">
          <table:table-cell table:formula="of:=&quot;&lt;br&gt;&lt;a href=&quot; &amp; &quot;&quot;&quot;&quot; &amp; [Numbers.E54] &amp; &quot;&quot;&quot;&quot; &amp; &quot; title=&quot; &amp; &quot;&quot;&quot;&quot; &amp; [Numbers.C54] &amp; &quot;: &quot; &amp; [Numbers.F54] &amp; &quot;&quot;&quot;&quot; &amp; &quot;&gt;&quot; &amp; [Numbers.B54] &amp; &quot;. &quot;  &amp; [Numbers.D54] &amp; &quot;&lt;/a&gt;&quot;" office:value-type="string" office:string-value="&lt;br&gt;&lt;a href=&quot;http://doomworld.com/idgames/?id=12747&quot; title=&quot;5: wildweasel: 5&quot;&gt;46. RTC-3057 Hub 1&lt;/a&gt;" calcext:value-type="string">
            <text:p>&lt;br&gt;&lt;a href="http://doomworld.com/idgames/?id=12747" title="5: wildweasel: 5"&gt;46. RTC-3057 Hub 1&lt;/a&gt;</text:p>
          </table:table-cell>
        </table:table-row>
        <table:table-row table:style-name="ro3">
          <table:table-cell table:formula="of:=&quot;&lt;br&gt;&lt;a href=&quot; &amp; &quot;&quot;&quot;&quot; &amp; [Numbers.E55] &amp; &quot;&quot;&quot;&quot; &amp; &quot; title=&quot; &amp; &quot;&quot;&quot;&quot; &amp; [Numbers.C55] &amp; &quot;: &quot; &amp; [Numbers.F55] &amp; &quot;&quot;&quot;&quot; &amp; &quot;&gt;&quot; &amp; [Numbers.B55] &amp; &quot;. &quot;  &amp; [Numbers.D55] &amp; &quot;&lt;/a&gt;&quot;" office:value-type="string" office:string-value="&lt;br&gt;&lt;a href=&quot;https://forum.zdoom.org/viewtopic.php?f=43&amp;t=57310#p1010252&quot; title=&quot;5: GAA1992: 2, eharper256: 3&quot;&gt;46. Shades of Doom&lt;/a&gt;" calcext:value-type="string">
            <text:p>&lt;br&gt;&lt;a href="https://forum.zdoom.org/viewtopic.php?f=43&amp;t=57310#p1010252" title="5: GAA1992: 2, eharper256: 3"&gt;46. Shades of Doom&lt;/a&gt;</text:p>
          </table:table-cell>
        </table:table-row>
        <table:table-row table:style-name="ro3">
          <table:table-cell table:formula="of:=&quot;&lt;br&gt;&lt;a href=&quot; &amp; &quot;&quot;&quot;&quot; &amp; [Numbers.E56] &amp; &quot;&quot;&quot;&quot; &amp; &quot; title=&quot; &amp; &quot;&quot;&quot;&quot; &amp; [Numbers.C56] &amp; &quot;: &quot; &amp; [Numbers.F56] &amp; &quot;&quot;&quot;&quot; &amp; &quot;&gt;&quot; &amp; [Numbers.B56] &amp; &quot;. &quot;  &amp; [Numbers.D56] &amp; &quot;&lt;/a&gt;&quot;" office:value-type="string" office:string-value="&lt;br&gt;&lt;a href=&quot;https://forum.zdoom.org/viewtopic.php?t=33330#p630834&quot; title=&quot;5:  TheNightATK300: 2, TriMetall: 2, ZikShadow: 1&quot;&gt;46. Terrorists!&lt;/a&gt;" calcext:value-type="string">
            <text:p>&lt;br&gt;&lt;a href="https://forum.zdoom.org/viewtopic.php?t=33330#p630834" title="5: <text:s/>TheNightATK300: 2, TriMetall: 2, ZikShadow: 1"&gt;46. Terrorists!&lt;/a&gt;</text:p>
          </table:table-cell>
        </table:table-row>
        <table:table-row table:style-name="ro3">
          <table:table-cell table:formula="of:=&quot;&lt;br&gt;&lt;a href=&quot; &amp; &quot;&quot;&quot;&quot; &amp; [Numbers.E57] &amp; &quot;&quot;&quot;&quot; &amp; &quot; title=&quot; &amp; &quot;&quot;&quot;&quot; &amp; [Numbers.C57] &amp; &quot;: &quot; &amp; [Numbers.F57] &amp; &quot;&quot;&quot;&quot; &amp; &quot;&gt;&quot; &amp; [Numbers.B57] &amp; &quot;. &quot;  &amp; [Numbers.D57] &amp; &quot;&lt;/a&gt;&quot;" office:value-type="string" office:string-value="&lt;br&gt;&lt;a href=&quot;https://forum.zdoom.org/viewtopic.php?f=43&amp;t=57655#p1015050&quot; title=&quot;5: Shi No Hime: 5&quot;&gt;46. The Soldier Z&lt;/a&gt;" calcext:value-type="string">
            <text:p>&lt;br&gt;&lt;a href="https://forum.zdoom.org/viewtopic.php?f=43&amp;t=57655#p1015050" title="5: Shi No Hime: 5"&gt;46. The Soldier Z&lt;/a&gt;</text:p>
          </table:table-cell>
        </table:table-row>
        <table:table-row table:style-name="ro3">
          <table:table-cell table:formula="of:=&quot;&lt;br&gt;&lt;a href=&quot; &amp; &quot;&quot;&quot;&quot; &amp; [Numbers.E58] &amp; &quot;&quot;&quot;&quot; &amp; &quot; title=&quot; &amp; &quot;&quot;&quot;&quot; &amp; [Numbers.C58] &amp; &quot;: &quot; &amp; [Numbers.F58] &amp; &quot;&quot;&quot;&quot; &amp; &quot;&gt;&quot; &amp; [Numbers.B58] &amp; &quot;. &quot;  &amp; [Numbers.D58] &amp; &quot;&lt;/a&gt;&quot;" office:value-type="string" office:string-value="&lt;br&gt;&lt;a href=&quot;https://forum.zdoom.org/viewtopic.php?t=14722&amp;#p297378&quot; title=&quot;5: DrPyspy: 3, ibm5155: 2&quot;&gt;46. The Ultimate Torment and Torture&lt;/a&gt;" calcext:value-type="string">
            <text:p>&lt;br&gt;&lt;a href="https://forum.zdoom.org/viewtopic.php?t=14722&amp;#p297378" title="5: DrPyspy: 3, ibm5155: 2"&gt;46. The Ultimate Torment and Torture&lt;/a&gt;</text:p>
          </table:table-cell>
        </table:table-row>
        <table:table-row table:style-name="ro3">
          <table:table-cell table:formula="of:=&quot;&lt;br&gt;&lt;a href=&quot; &amp; &quot;&quot;&quot;&quot; &amp; [Numbers.E59] &amp; &quot;&quot;&quot;&quot; &amp; &quot; title=&quot; &amp; &quot;&quot;&quot;&quot; &amp; [Numbers.C59] &amp; &quot;: &quot; &amp; [Numbers.F59] &amp; &quot;&quot;&quot;&quot; &amp; &quot;&gt;&quot; &amp; [Numbers.B59] &amp; &quot;. &quot;  &amp; [Numbers.D59] &amp; &quot;&lt;/a&gt;&quot;" office:value-type="string" office:string-value="&lt;br&gt;&lt;a href=&quot;https://zandronum.com/forum/viewtopic.php?t=123&quot; title=&quot;5: Matt: 3, Revae: 2&quot;&gt;46. Who Dun It&lt;/a&gt;" calcext:value-type="string">
            <text:p>&lt;br&gt;&lt;a href="https://zandronum.com/forum/viewtopic.php?t=123" title="5: Matt: 3, Revae: 2"&gt;46. Who Dun It&lt;/a&gt;</text:p>
          </table:table-cell>
        </table:table-row>
        <table:table-row table:style-name="ro3">
          <table:table-cell table:formula="of:=&quot;&lt;br&gt;&lt;a href=&quot; &amp; &quot;&quot;&quot;&quot; &amp; [Numbers.E60] &amp; &quot;&quot;&quot;&quot; &amp; &quot; title=&quot; &amp; &quot;&quot;&quot;&quot; &amp; [Numbers.C60] &amp; &quot;: &quot; &amp; [Numbers.F60] &amp; &quot;&quot;&quot;&quot; &amp; &quot;&gt;&quot; &amp; [Numbers.B60] &amp; &quot;. &quot;  &amp; [Numbers.D60] &amp; &quot;&lt;/a&gt;&quot;" office:value-type="string" office:string-value="&lt;br&gt;&lt;a href=&quot;https://forum.zdoom.org/viewtopic.php?f=43&amp;t=48872#p842280&quot; title=&quot;4: Beed28: 4&quot;&gt;57. 10x&lt;/a&gt;" calcext:value-type="string">
            <text:p>&lt;br&gt;&lt;a href="https://forum.zdoom.org/viewtopic.php?f=43&amp;t=48872#p842280" title="4: Beed28: 4"&gt;57. 10x&lt;/a&gt;</text:p>
          </table:table-cell>
        </table:table-row>
        <table:table-row table:style-name="ro3">
          <table:table-cell table:formula="of:=&quot;&lt;br&gt;&lt;a href=&quot; &amp; &quot;&quot;&quot;&quot; &amp; [Numbers.E61] &amp; &quot;&quot;&quot;&quot; &amp; &quot; title=&quot; &amp; &quot;&quot;&quot;&quot; &amp; [Numbers.C61] &amp; &quot;: &quot; &amp; [Numbers.F61] &amp; &quot;&quot;&quot;&quot; &amp; &quot;&gt;&quot; &amp; [Numbers.B61] &amp; &quot;. &quot;  &amp; [Numbers.D61] &amp; &quot;&lt;/a&gt;&quot;" office:value-type="string" office:string-value="&lt;br&gt;&lt;a href=&quot;https://forum.zdoom.org/viewtopic.php?f=43&amp;t=55487#p982784&quot; title=&quot;4: leodoom85: 1, undeadmonk354: 2, lil'devil: 1&quot;&gt;57. AEons Of Death&lt;/a&gt;" calcext:value-type="string">
            <text:p>&lt;br&gt;&lt;a href="https://forum.zdoom.org/viewtopic.php?f=43&amp;t=55487#p982784" title="4: leodoom85: 1, undeadmonk354: 2, lil'devil: 1"&gt;57. AEons Of Death&lt;/a&gt;</text:p>
          </table:table-cell>
        </table:table-row>
        <table:table-row table:style-name="ro3">
          <table:table-cell table:formula="of:=&quot;&lt;br&gt;&lt;a href=&quot; &amp; &quot;&quot;&quot;&quot; &amp; [Numbers.E62] &amp; &quot;&quot;&quot;&quot; &amp; &quot; title=&quot; &amp; &quot;&quot;&quot;&quot; &amp; [Numbers.C62] &amp; &quot;: &quot; &amp; [Numbers.F62] &amp; &quot;&quot;&quot;&quot; &amp; &quot;&gt;&quot; &amp; [Numbers.B62] &amp; &quot;. &quot;  &amp; [Numbers.D62] &amp; &quot;&lt;/a&gt;&quot;" office:value-type="string" office:string-value="&lt;br&gt;&lt;a href=&quot;https://forum.zdoom.org/viewtopic.php?f=43&amp;t=52363#p914958&quot; title=&quot;4: Cyanide: 1, eharper256: 3&quot;&gt;57. Argent&lt;/a&gt;" calcext:value-type="string">
            <text:p>&lt;br&gt;&lt;a href="https://forum.zdoom.org/viewtopic.php?f=43&amp;t=52363#p914958" title="4: Cyanide: 1, eharper256: 3"&gt;57. Argent&lt;/a&gt;</text:p>
          </table:table-cell>
        </table:table-row>
        <table:table-row table:style-name="ro3">
          <table:table-cell table:formula="of:=&quot;&lt;br&gt;&lt;a href=&quot; &amp; &quot;&quot;&quot;&quot; &amp; [Numbers.E63] &amp; &quot;&quot;&quot;&quot; &amp; &quot; title=&quot; &amp; &quot;&quot;&quot;&quot; &amp; [Numbers.C63] &amp; &quot;: &quot; &amp; [Numbers.F63] &amp; &quot;&quot;&quot;&quot; &amp; &quot;&gt;&quot; &amp; [Numbers.B63] &amp; &quot;. &quot;  &amp; [Numbers.D63] &amp; &quot;&lt;/a&gt;&quot;" office:value-type="string" office:string-value="&lt;br&gt;&lt;a href=&quot;https://www.doomworld.com/idgames/levels/doom2/Ports/m-o/njbgpabh&quot; title=&quot;4: Ravick: 1, Koto: 3&quot;&gt;57. BGPA Missions Liberation&lt;/a&gt;" calcext:value-type="string">
            <text:p>&lt;br&gt;&lt;a href="https://www.doomworld.com/idgames/levels/doom2/Ports/m-o/njbgpabh" title="4: Ravick: 1, Koto: 3"&gt;57. BGPA Missions Liberation&lt;/a&gt;</text:p>
          </table:table-cell>
        </table:table-row>
        <table:table-row table:style-name="ro3">
          <table:table-cell table:formula="of:=&quot;&lt;br&gt;&lt;a href=&quot; &amp; &quot;&quot;&quot;&quot; &amp; [Numbers.E64] &amp; &quot;&quot;&quot;&quot; &amp; &quot; title=&quot; &amp; &quot;&quot;&quot;&quot; &amp; [Numbers.C64] &amp; &quot;: &quot; &amp; [Numbers.F64] &amp; &quot;&quot;&quot;&quot; &amp; &quot;&gt;&quot; &amp; [Numbers.B64] &amp; &quot;. &quot;  &amp; [Numbers.D64] &amp; &quot;&lt;/a&gt;&quot;" office:value-type="string" office:string-value="&lt;br&gt;&lt;a href=&quot;https://www.doomworld.com/idgames/levels/doom2/Ports/d-f/de-pkg&quot; title=&quot;4: The Ultimate DooMer: 1, Solmir : 3&quot;&gt;57. Demon Eclipse&lt;/a&gt;" calcext:value-type="string">
            <text:p>&lt;br&gt;&lt;a href="https://www.doomworld.com/idgames/levels/doom2/Ports/d-f/de-pkg" title="4: The Ultimate DooMer: 1, Solmir : 3"&gt;57. Demon Eclipse&lt;/a&gt;</text:p>
          </table:table-cell>
        </table:table-row>
        <table:table-row table:style-name="ro3">
          <table:table-cell table:formula="of:=&quot;&lt;br&gt;&lt;a href=&quot; &amp; &quot;&quot;&quot;&quot; &amp; [Numbers.E65] &amp; &quot;&quot;&quot;&quot; &amp; &quot; title=&quot; &amp; &quot;&quot;&quot;&quot; &amp; [Numbers.C65] &amp; &quot;: &quot; &amp; [Numbers.F65] &amp; &quot;&quot;&quot;&quot; &amp; &quot;&gt;&quot; &amp; [Numbers.B65] &amp; &quot;. &quot;  &amp; [Numbers.D65] &amp; &quot;&lt;/a&gt;&quot;" office:value-type="string" office:string-value="&lt;br&gt;&lt;a href=&quot;https://www.doomworld.com/vb/wads-mods/91854-wip-doom-64-retribution/&quot; title=&quot;4: leodoom85: 1, Jaxxoon R: 3&quot;&gt;57. Doom 64: Retribution&lt;/a&gt;" calcext:value-type="string">
            <text:p>&lt;br&gt;&lt;a href="https://www.doomworld.com/vb/wads-mods/91854-wip-doom-64-retribution/" title="4: leodoom85: 1, Jaxxoon R: 3"&gt;57. Doom 64: Retribution&lt;/a&gt;</text:p>
          </table:table-cell>
        </table:table-row>
        <table:table-row table:style-name="ro3">
          <table:table-cell table:formula="of:=&quot;&lt;br&gt;&lt;a href=&quot; &amp; &quot;&quot;&quot;&quot; &amp; [Numbers.E66] &amp; &quot;&quot;&quot;&quot; &amp; &quot; title=&quot; &amp; &quot;&quot;&quot;&quot; &amp; [Numbers.C66] &amp; &quot;: &quot; &amp; [Numbers.F66] &amp; &quot;&quot;&quot;&quot; &amp; &quot;&gt;&quot; &amp; [Numbers.B66] &amp; &quot;. &quot;  &amp; [Numbers.D66] &amp; &quot;&lt;/a&gt;&quot;" office:value-type="string" office:string-value="&lt;br&gt;&lt;a href=&quot;https://forum.zdoom.org/viewtopic.php?f=43&amp;t=52262#p912321&quot; title=&quot;4: PlayerLin: 2, Hellser: 2&quot;&gt;57. Doom Delta&lt;/a&gt;" calcext:value-type="string">
            <text:p>&lt;br&gt;&lt;a href="https://forum.zdoom.org/viewtopic.php?f=43&amp;t=52262#p912321" title="4: PlayerLin: 2, Hellser: 2"&gt;57. Doom Delta&lt;/a&gt;</text:p>
          </table:table-cell>
        </table:table-row>
        <table:table-row table:style-name="ro3">
          <table:table-cell table:formula="of:=&quot;&lt;br&gt;&lt;a href=&quot; &amp; &quot;&quot;&quot;&quot; &amp; [Numbers.E67] &amp; &quot;&quot;&quot;&quot; &amp; &quot; title=&quot; &amp; &quot;&quot;&quot;&quot; &amp; [Numbers.C67] &amp; &quot;: &quot; &amp; [Numbers.F67] &amp; &quot;&quot;&quot;&quot; &amp; &quot;&gt;&quot; &amp; [Numbers.B67] &amp; &quot;. &quot;  &amp; [Numbers.D67] &amp; &quot;&lt;/a&gt;&quot;" office:value-type="string" office:string-value="&lt;br&gt;&lt;a href=&quot;https://forum.zdoom.org/viewtopic.php?f=19&amp;t=35135#p661646&quot; title=&quot;4: The Ultimate DooMer: 1, Koto: 1, Apaul27 : 2&quot;&gt;57. Doom: The Golden Souls&lt;/a&gt;" calcext:value-type="string">
            <text:p>&lt;br&gt;&lt;a href="https://forum.zdoom.org/viewtopic.php?f=19&amp;t=35135#p661646" title="4: The Ultimate DooMer: 1, Koto: 1, Apaul27 : 2"&gt;57. Doom: The Golden Souls&lt;/a&gt;</text:p>
          </table:table-cell>
        </table:table-row>
        <table:table-row table:style-name="ro3">
          <table:table-cell table:formula="of:=&quot;&lt;br&gt;&lt;a href=&quot; &amp; &quot;&quot;&quot;&quot; &amp; [Numbers.E68] &amp; &quot;&quot;&quot;&quot; &amp; &quot; title=&quot; &amp; &quot;&quot;&quot;&quot; &amp; [Numbers.C68] &amp; &quot;: &quot; &amp; [Numbers.F68] &amp; &quot;&quot;&quot;&quot; &amp; &quot;&gt;&quot; &amp; [Numbers.B68] &amp; &quot;. &quot;  &amp; [Numbers.D68] &amp; &quot;&lt;/a&gt;&quot;" office:value-type="string" office:string-value="&lt;br&gt;&lt;a href=&quot;https://forum.zdoom.org/viewtopic.php?t=30942#p586255&quot; title=&quot;4: ibm5155: 3, D3athStalker: 1&quot;&gt;57. Hunter’s Moon&lt;/a&gt;" calcext:value-type="string">
            <text:p>&lt;br&gt;&lt;a href="https://forum.zdoom.org/viewtopic.php?t=30942#p586255" title="4: ibm5155: 3, D3athStalker: 1"&gt;57. Hunter’s Moon&lt;/a&gt;</text:p>
          </table:table-cell>
        </table:table-row>
        <table:table-row table:style-name="ro3">
          <table:table-cell table:formula="of:=&quot;&lt;br&gt;&lt;a href=&quot; &amp; &quot;&quot;&quot;&quot; &amp; [Numbers.E69] &amp; &quot;&quot;&quot;&quot; &amp; &quot; title=&quot; &amp; &quot;&quot;&quot;&quot; &amp; [Numbers.C69] &amp; &quot;: &quot; &amp; [Numbers.F69] &amp; &quot;&quot;&quot;&quot; &amp; &quot;&gt;&quot; &amp; [Numbers.B69] &amp; &quot;. &quot;  &amp; [Numbers.D69] &amp; &quot;&lt;/a&gt;&quot;" office:value-type="string" office:string-value="&lt;br&gt;&lt;a href=&quot;https://forum.zdoom.org/viewtopic.php?f=43&amp;t=57092#p1006758&quot; title=&quot;4: Brohnesorge: 2, Rachael: 1, Shi No Hime: 1&quot;&gt;57. Juvenile Power Fantasy&lt;/a&gt;" calcext:value-type="string">
            <text:p>&lt;br&gt;&lt;a href="https://forum.zdoom.org/viewtopic.php?f=43&amp;t=57092#p1006758" title="4: Brohnesorge: 2, Rachael: 1, Shi No Hime: 1"&gt;57. Juvenile Power Fantasy&lt;/a&gt;</text:p>
          </table:table-cell>
        </table:table-row>
        <table:table-row table:style-name="ro3">
          <table:table-cell table:formula="of:=&quot;&lt;br&gt;&lt;a href=&quot; &amp; &quot;&quot;&quot;&quot; &amp; [Numbers.E70] &amp; &quot;&quot;&quot;&quot; &amp; &quot; title=&quot; &amp; &quot;&quot;&quot;&quot; &amp; [Numbers.C70] &amp; &quot;: &quot; &amp; [Numbers.F70] &amp; &quot;&quot;&quot;&quot; &amp; &quot;&gt;&quot; &amp; [Numbers.B70] &amp; &quot;. &quot;  &amp; [Numbers.D70] &amp; &quot;&lt;/a&gt;&quot;" office:value-type="string" office:string-value="&lt;br&gt;&lt;a href=&quot;https://forum.zdoom.org/viewtopic.php?t=23024&amp;#p451257&quot; title=&quot;4: The Ultimate DooMer: 1, TheMightyHeracross: 3&quot;&gt;57. Serpent Resurrection&lt;/a&gt;" calcext:value-type="string">
            <text:p>&lt;br&gt;&lt;a href="https://forum.zdoom.org/viewtopic.php?t=23024&amp;#p451257" title="4: The Ultimate DooMer: 1, TheMightyHeracross: 3"&gt;57. Serpent Resurrection&lt;/a&gt;</text:p>
          </table:table-cell>
        </table:table-row>
        <table:table-row table:style-name="ro3">
          <table:table-cell table:formula="of:=&quot;&lt;br&gt;&lt;a href=&quot; &amp; &quot;&quot;&quot;&quot; &amp; [Numbers.E71] &amp; &quot;&quot;&quot;&quot; &amp; &quot; title=&quot; &amp; &quot;&quot;&quot;&quot; &amp; [Numbers.C71] &amp; &quot;: &quot; &amp; [Numbers.F71] &amp; &quot;&quot;&quot;&quot; &amp; &quot;&gt;&quot; &amp; [Numbers.B71] &amp; &quot;. &quot;  &amp; [Numbers.D71] &amp; &quot;&lt;/a&gt;&quot;" office:value-type="string" office:string-value="&lt;br&gt;&lt;a href=&quot;https://forum.zdoom.org/viewtopic.php?t=52301#p913612&quot; title=&quot;4: QuakedoomNukem Cz: 1, Apaul27 : 3&quot;&gt;57. Shadow Of The Wool Ball&lt;/a&gt;" calcext:value-type="string">
            <text:p>&lt;br&gt;&lt;a href="https://forum.zdoom.org/viewtopic.php?t=52301#p913612" title="4: QuakedoomNukem Cz: 1, Apaul27 : 3"&gt;57. Shadow Of The Wool Ball&lt;/a&gt;</text:p>
          </table:table-cell>
        </table:table-row>
        <table:table-row table:style-name="ro3">
          <table:table-cell table:formula="of:=&quot;&lt;br&gt;&lt;a href=&quot; &amp; &quot;&quot;&quot;&quot; &amp; [Numbers.E72] &amp; &quot;&quot;&quot;&quot; &amp; &quot; title=&quot; &amp; &quot;&quot;&quot;&quot; &amp; [Numbers.C72] &amp; &quot;: &quot; &amp; [Numbers.F72] &amp; &quot;&quot;&quot;&quot; &amp; &quot;&gt;&quot; &amp; [Numbers.B72] &amp; &quot;. &quot;  &amp; [Numbers.D72] &amp; &quot;&lt;/a&gt;&quot;" office:value-type="string" office:string-value="&lt;br&gt;&lt;a href=&quot;https://forum.zdoom.org/viewtopic.php?f=42&amp;t=60219#p1049804&quot; title=&quot;4: Rachael: 1, dard22: 3&quot;&gt;57. Soundless Mound&lt;/a&gt;" calcext:value-type="string">
            <text:p>&lt;br&gt;&lt;a href="https://forum.zdoom.org/viewtopic.php?f=42&amp;t=60219#p1049804" title="4: Rachael: 1, dard22: 3"&gt;57. Soundless Mound&lt;/a&gt;</text:p>
          </table:table-cell>
        </table:table-row>
        <table:table-row table:style-name="ro3">
          <table:table-cell table:formula="of:=&quot;&lt;br&gt;&lt;a href=&quot; &amp; &quot;&quot;&quot;&quot; &amp; [Numbers.E73] &amp; &quot;&quot;&quot;&quot; &amp; &quot; title=&quot; &amp; &quot;&quot;&quot;&quot; &amp; [Numbers.C73] &amp; &quot;: &quot; &amp; [Numbers.F73] &amp; &quot;&quot;&quot;&quot; &amp; &quot;&gt;&quot; &amp; [Numbers.B73] &amp; &quot;. &quot;  &amp; [Numbers.D73] &amp; &quot;&lt;/a&gt;&quot;" office:value-type="string" office:string-value="&lt;br&gt;&lt;a href=&quot;https://forum.zdoom.org/viewtopic.php?f=105&amp;t=54992#p971348&quot; title=&quot;4: m8f: 1, Caligari87: 1, Hipnotic Rogue: 1, Cyanide: 1&quot;&gt;57. SpriteShadow&lt;/a&gt;" calcext:value-type="string">
            <text:p>&lt;br&gt;&lt;a href="https://forum.zdoom.org/viewtopic.php?f=105&amp;t=54992#p971348" title="4: m8f: 1, Caligari87: 1, Hipnotic Rogue: 1, Cyanide: 1"&gt;57. SpriteShadow&lt;/a&gt;</text:p>
          </table:table-cell>
        </table:table-row>
        <table:table-row table:style-name="ro3">
          <table:table-cell table:formula="of:=&quot;&lt;br&gt;&lt;a href=&quot; &amp; &quot;&quot;&quot;&quot; &amp; [Numbers.E74] &amp; &quot;&quot;&quot;&quot; &amp; &quot; title=&quot; &amp; &quot;&quot;&quot;&quot; &amp; [Numbers.C74] &amp; &quot;: &quot; &amp; [Numbers.F74] &amp; &quot;&quot;&quot;&quot; &amp; &quot;&gt;&quot; &amp; [Numbers.B74] &amp; &quot;. &quot;  &amp; [Numbers.D74] &amp; &quot;&lt;/a&gt;&quot;" office:value-type="string" office:string-value="&lt;br&gt;&lt;a href=&quot;http://stronghold.drdteam.org/&quot; title=&quot;4: Caligari87: 2, The Ultimate DooMer: 1, Ravick: 1&quot;&gt;57. Stronghold: On the Edge of Chaos&lt;/a&gt;" calcext:value-type="string">
            <text:p>&lt;br&gt;&lt;a href="http://stronghold.drdteam.org/" title="4: Caligari87: 2, The Ultimate DooMer: 1, Ravick: 1"&gt;57. Stronghold: On the Edge of Chaos&lt;/a&gt;</text:p>
          </table:table-cell>
        </table:table-row>
        <table:table-row table:style-name="ro3">
          <table:table-cell table:formula="of:=&quot;&lt;br&gt;&lt;a href=&quot; &amp; &quot;&quot;&quot;&quot; &amp; [Numbers.E75] &amp; &quot;&quot;&quot;&quot; &amp; &quot; title=&quot; &amp; &quot;&quot;&quot;&quot; &amp; [Numbers.C75] &amp; &quot;: &quot; &amp; [Numbers.F75] &amp; &quot;&quot;&quot;&quot; &amp; &quot;&gt;&quot; &amp; [Numbers.B75] &amp; &quot;. &quot;  &amp; [Numbers.D75] &amp; &quot;&lt;/a&gt;&quot;" office:value-type="string" office:string-value="&lt;br&gt;&lt;a href=&quot;https://forum.zdoom.org/viewtopic.php?t=55741#p985511&quot; title=&quot;4: Caligari87: 1, Jaxxoon R: 3&quot;&gt;57. Waterlab GZD&lt;/a&gt;" calcext:value-type="string">
            <text:p>&lt;br&gt;&lt;a href="https://forum.zdoom.org/viewtopic.php?t=55741#p985511" title="4: Caligari87: 1, Jaxxoon R: 3"&gt;57. Waterlab GZD&lt;/a&gt;</text:p>
          </table:table-cell>
        </table:table-row>
        <table:table-row table:style-name="ro3">
          <table:table-cell table:formula="of:=&quot;&lt;br&gt;&lt;a href=&quot; &amp; &quot;&quot;&quot;&quot; &amp; [Numbers.E76] &amp; &quot;&quot;&quot;&quot; &amp; &quot; title=&quot; &amp; &quot;&quot;&quot;&quot; &amp; [Numbers.C76] &amp; &quot;: &quot; &amp; [Numbers.F76] &amp; &quot;&quot;&quot;&quot; &amp; &quot;&gt;&quot; &amp; [Numbers.B76] &amp; &quot;. &quot;  &amp; [Numbers.D76] &amp; &quot;&lt;/a&gt;&quot;" office:value-type="string" office:string-value="&lt;br&gt;&lt;a href=&quot;http://action.mancubus.net/actiondoom/&quot; title=&quot;3: lil'devil: 2, QuakedoomNukem Cz: 1&quot;&gt;73. Action Doom&lt;/a&gt;" calcext:value-type="string">
            <text:p>&lt;br&gt;&lt;a href="http://action.mancubus.net/actiondoom/" title="3: lil'devil: 2, QuakedoomNukem Cz: 1"&gt;73. Action Doom&lt;/a&gt;</text:p>
          </table:table-cell>
        </table:table-row>
        <table:table-row table:style-name="ro3">
          <table:table-cell table:formula="of:=&quot;&lt;br&gt;&lt;a href=&quot; &amp; &quot;&quot;&quot;&quot; &amp; [Numbers.E77] &amp; &quot;&quot;&quot;&quot; &amp; &quot; title=&quot; &amp; &quot;&quot;&quot;&quot; &amp; [Numbers.C77] &amp; &quot;: &quot; &amp; [Numbers.F77] &amp; &quot;&quot;&quot;&quot; &amp; &quot;&gt;&quot; &amp; [Numbers.B77] &amp; &quot;. &quot;  &amp; [Numbers.D77] &amp; &quot;&lt;/a&gt;&quot;" office:value-type="string" office:string-value="&lt;br&gt;&lt;a href=&quot;https://forum.zdoom.org/viewtopic.php?f=43&amp;t=50004&quot; title=&quot;3: m8f: 1, ZippeyKeys12: 1, GAA1992: 1&quot;&gt;73. Beautiful Doom&lt;/a&gt;" calcext:value-type="string">
            <text:p>&lt;br&gt;&lt;a href="https://forum.zdoom.org/viewtopic.php?f=43&amp;t=50004" title="3: m8f: 1, ZippeyKeys12: 1, GAA1992: 1"&gt;73. Beautiful Doom&lt;/a&gt;</text:p>
          </table:table-cell>
        </table:table-row>
        <table:table-row table:style-name="ro3">
          <table:table-cell table:formula="of:=&quot;&lt;br&gt;&lt;a href=&quot; &amp; &quot;&quot;&quot;&quot; &amp; [Numbers.E78] &amp; &quot;&quot;&quot;&quot; &amp; &quot; title=&quot; &amp; &quot;&quot;&quot;&quot; &amp; [Numbers.C78] &amp; &quot;: &quot; &amp; [Numbers.F78] &amp; &quot;&quot;&quot;&quot; &amp; &quot;&gt;&quot; &amp; [Numbers.B78] &amp; &quot;. &quot;  &amp; [Numbers.D78] &amp; &quot;&lt;/a&gt;&quot;" office:value-type="string" office:string-value="&lt;br&gt;&lt;a href=&quot;https://forum.zdoom.org/viewtopic.php?f=43&amp;t=54322#p956169&quot; title=&quot;3: Ikazu-san: 3&quot;&gt;73. Bullet-Eye&lt;/a&gt;" calcext:value-type="string">
            <text:p>&lt;br&gt;&lt;a href="https://forum.zdoom.org/viewtopic.php?f=43&amp;t=54322#p956169" title="3: Ikazu-san: 3"&gt;73. Bullet-Eye&lt;/a&gt;</text:p>
          </table:table-cell>
        </table:table-row>
        <table:table-row table:style-name="ro3">
          <table:table-cell table:formula="of:=&quot;&lt;br&gt;&lt;a href=&quot; &amp; &quot;&quot;&quot;&quot; &amp; [Numbers.E79] &amp; &quot;&quot;&quot;&quot; &amp; &quot; title=&quot; &amp; &quot;&quot;&quot;&quot; &amp; [Numbers.C79] &amp; &quot;: &quot; &amp; [Numbers.F79] &amp; &quot;&quot;&quot;&quot; &amp; &quot;&gt;&quot; &amp; [Numbers.B79] &amp; &quot;. &quot;  &amp; [Numbers.D79] &amp; &quot;&lt;/a&gt;&quot;" office:value-type="string" office:string-value="&lt;br&gt;&lt;a href=&quot;https://forum.zdoom.org/viewtopic.php?f=19&amp;t=35458#p668203&quot; title=&quot;3: Combine_Kegan: 2, Azba: 1&quot;&gt;73. Burl Tumd&lt;/a&gt;" calcext:value-type="string">
            <text:p>&lt;br&gt;&lt;a href="https://forum.zdoom.org/viewtopic.php?f=19&amp;t=35458#p668203" title="3: Combine_Kegan: 2, Azba: 1"&gt;73. Burl Tumd&lt;/a&gt;</text:p>
          </table:table-cell>
        </table:table-row>
        <table:table-row table:style-name="ro3">
          <table:table-cell table:formula="of:=&quot;&lt;br&gt;&lt;a href=&quot; &amp; &quot;&quot;&quot;&quot; &amp; [Numbers.E80] &amp; &quot;&quot;&quot;&quot; &amp; &quot; title=&quot; &amp; &quot;&quot;&quot;&quot; &amp; [Numbers.C80] &amp; &quot;: &quot; &amp; [Numbers.F80] &amp; &quot;&quot;&quot;&quot; &amp; &quot;&gt;&quot; &amp; [Numbers.B80] &amp; &quot;. &quot;  &amp; [Numbers.D80] &amp; &quot;&lt;/a&gt;&quot;" office:value-type="string" office:string-value="&lt;br&gt;&lt;a href=&quot;https://zdoom.org/wiki/Cold_as_Hell&quot; title=&quot;3: Ravick: 1, Solmir : 2&quot;&gt;73. Cold as Hell&lt;/a&gt;" calcext:value-type="string">
            <text:p>&lt;br&gt;&lt;a href="https://zdoom.org/wiki/Cold_as_Hell" title="3: Ravick: 1, Solmir : 2"&gt;73. Cold as Hell&lt;/a&gt;</text:p>
          </table:table-cell>
        </table:table-row>
        <table:table-row table:style-name="ro3">
          <table:table-cell table:formula="of:=&quot;&lt;br&gt;&lt;a href=&quot; &amp; &quot;&quot;&quot;&quot; &amp; [Numbers.E81] &amp; &quot;&quot;&quot;&quot; &amp; &quot; title=&quot; &amp; &quot;&quot;&quot;&quot; &amp; [Numbers.C81] &amp; &quot;: &quot; &amp; [Numbers.F81] &amp; &quot;&quot;&quot;&quot; &amp; &quot;&gt;&quot; &amp; [Numbers.B81] &amp; &quot;. &quot;  &amp; [Numbers.D81] &amp; &quot;&lt;/a&gt;&quot;" office:value-type="string" office:string-value="&lt;br&gt;&lt;a href=&quot;https://www.doomworld.com/idgames/combos/wwhcdiaz&quot; title=&quot;3: TheMightyHeracross: 3&quot;&gt;73. Diaz: Last Hours of Purity&lt;/a&gt;" calcext:value-type="string">
            <text:p>&lt;br&gt;&lt;a href="https://www.doomworld.com/idgames/combos/wwhcdiaz" title="3: TheMightyHeracross: 3"&gt;73. Diaz: Last Hours of Purity&lt;/a&gt;</text:p>
          </table:table-cell>
        </table:table-row>
        <table:table-row table:style-name="ro3">
          <table:table-cell table:formula="of:=&quot;&lt;br&gt;&lt;a href=&quot; &amp; &quot;&quot;&quot;&quot; &amp; [Numbers.E82] &amp; &quot;&quot;&quot;&quot; &amp; &quot; title=&quot; &amp; &quot;&quot;&quot;&quot; &amp; [Numbers.C82] &amp; &quot;: &quot; &amp; [Numbers.F82] &amp; &quot;&quot;&quot;&quot; &amp; &quot;&gt;&quot; &amp; [Numbers.B82] &amp; &quot;. &quot;  &amp; [Numbers.D82] &amp; &quot;&lt;/a&gt;&quot;" office:value-type="string" office:string-value="&lt;br&gt;&lt;a href=&quot;https://forum.zdoom.org/viewtopic.php?f=43&amp;t=56762&quot; title=&quot;3: eharper256: 3&quot;&gt;73. Heretical Doom&lt;/a&gt;" calcext:value-type="string">
            <text:p>&lt;br&gt;&lt;a href="https://forum.zdoom.org/viewtopic.php?f=43&amp;t=56762" title="3: eharper256: 3"&gt;73. Heretical Doom&lt;/a&gt;</text:p>
          </table:table-cell>
        </table:table-row>
        <table:table-row table:style-name="ro3">
          <table:table-cell table:formula="of:=&quot;&lt;br&gt;&lt;a href=&quot; &amp; &quot;&quot;&quot;&quot; &amp; [Numbers.E83] &amp; &quot;&quot;&quot;&quot; &amp; &quot; title=&quot; &amp; &quot;&quot;&quot;&quot; &amp; [Numbers.C83] &amp; &quot;: &quot; &amp; [Numbers.F83] &amp; &quot;&quot;&quot;&quot; &amp; &quot;&gt;&quot; &amp; [Numbers.B83] &amp; &quot;. &quot;  &amp; [Numbers.D83] &amp; &quot;&lt;/a&gt;&quot;" office:value-type="string" office:string-value="&lt;br&gt;&lt;a href=&quot;https://forum.zdoom.org/viewtopic.php?f=46&amp;t=29117#p553405&quot; title=&quot;3: Tapwave: 3&quot;&gt;73. Jimmy’s Jukebox&lt;/a&gt;" calcext:value-type="string">
            <text:p>&lt;br&gt;&lt;a href="https://forum.zdoom.org/viewtopic.php?f=46&amp;t=29117#p553405" title="3: Tapwave: 3"&gt;73. Jimmy’s Jukebox&lt;/a&gt;</text:p>
          </table:table-cell>
        </table:table-row>
        <table:table-row table:style-name="ro3">
          <table:table-cell table:formula="of:=&quot;&lt;br&gt;&lt;a href=&quot; &amp; &quot;&quot;&quot;&quot; &amp; [Numbers.E84] &amp; &quot;&quot;&quot;&quot; &amp; &quot; title=&quot; &amp; &quot;&quot;&quot;&quot; &amp; [Numbers.C84] &amp; &quot;: &quot; &amp; [Numbers.F84] &amp; &quot;&quot;&quot;&quot; &amp; &quot;&gt;&quot; &amp; [Numbers.B84] &amp; &quot;. &quot;  &amp; [Numbers.D84] &amp; &quot;&lt;/a&gt;&quot;" office:value-type="string" office:string-value="&lt;br&gt;&lt;a href=&quot;https://www.moddb.com/mods/brutal-doom/addons/project-brutality&quot; title=&quot;3: Koto: 3&quot;&gt;73. Project Brutality&lt;/a&gt;" calcext:value-type="string">
            <text:p>&lt;br&gt;&lt;a href="https://www.moddb.com/mods/brutal-doom/addons/project-brutality" title="3: Koto: 3"&gt;73. Project Brutality&lt;/a&gt;</text:p>
          </table:table-cell>
        </table:table-row>
        <table:table-row table:style-name="ro3">
          <table:table-cell table:formula="of:=&quot;&lt;br&gt;&lt;a href=&quot; &amp; &quot;&quot;&quot;&quot; &amp; [Numbers.E85] &amp; &quot;&quot;&quot;&quot; &amp; &quot; title=&quot; &amp; &quot;&quot;&quot;&quot; &amp; [Numbers.C85] &amp; &quot;: &quot; &amp; [Numbers.F85] &amp; &quot;&quot;&quot;&quot; &amp; &quot;&gt;&quot; &amp; [Numbers.B85] &amp; &quot;. &quot;  &amp; [Numbers.D85] &amp; &quot;&lt;/a&gt;&quot;" office:value-type="string" office:string-value="&lt;br&gt;&lt;a href=&quot;https://forum.zdoom.org/viewtopic.php?f=19&amp;t=52867#p925329&quot; title=&quot;3: Rachael: 1, TheLightBad96: 2&quot;&gt;73. Project Einherjar&lt;/a&gt;" calcext:value-type="string">
            <text:p>&lt;br&gt;&lt;a href="https://forum.zdoom.org/viewtopic.php?f=19&amp;t=52867#p925329" title="3: Rachael: 1, TheLightBad96: 2"&gt;73. Project Einherjar&lt;/a&gt;</text:p>
          </table:table-cell>
        </table:table-row>
        <table:table-row table:style-name="ro3">
          <table:table-cell table:formula="of:=&quot;&lt;br&gt;&lt;a href=&quot; &amp; &quot;&quot;&quot;&quot; &amp; [Numbers.E86] &amp; &quot;&quot;&quot;&quot; &amp; &quot; title=&quot; &amp; &quot;&quot;&quot;&quot; &amp; [Numbers.C86] &amp; &quot;: &quot; &amp; [Numbers.F86] &amp; &quot;&quot;&quot;&quot; &amp; &quot;&gt;&quot; &amp; [Numbers.B86] &amp; &quot;. &quot;  &amp; [Numbers.D86] &amp; &quot;&lt;/a&gt;&quot;" office:value-type="string" office:string-value="&lt;br&gt;&lt;a href=&quot;http://www.prodigal-game.com/doomwads.html&quot; title=&quot;3: Jaxxoon R: 3&quot;&gt;73. Redux E2M4&lt;/a&gt;" calcext:value-type="string">
            <text:p>&lt;br&gt;&lt;a href="http://www.prodigal-game.com/doomwads.html" title="3: Jaxxoon R: 3"&gt;73. Redux E2M4&lt;/a&gt;</text:p>
          </table:table-cell>
        </table:table-row>
        <table:table-row table:style-name="ro3">
          <table:table-cell table:formula="of:=&quot;&lt;br&gt;&lt;a href=&quot; &amp; &quot;&quot;&quot;&quot; &amp; [Numbers.E87] &amp; &quot;&quot;&quot;&quot; &amp; &quot; title=&quot; &amp; &quot;&quot;&quot;&quot; &amp; [Numbers.C87] &amp; &quot;: &quot; &amp; [Numbers.F87] &amp; &quot;&quot;&quot;&quot; &amp; &quot;&gt;&quot; &amp; [Numbers.B87] &amp; &quot;. &quot;  &amp; [Numbers.D87] &amp; &quot;&lt;/a&gt;&quot;" office:value-type="string" office:string-value="&lt;br&gt;&lt;a href=&quot;https://forum.zdoom.org/viewtopic.php?t=47302#p800865&quot; title=&quot;3: GAA1992: 1, Somagu: 1, Azba: 1&quot;&gt;73. Shut up and Bleed&lt;/a&gt;" calcext:value-type="string">
            <text:p>&lt;br&gt;&lt;a href="https://forum.zdoom.org/viewtopic.php?t=47302#p800865" title="3: GAA1992: 1, Somagu: 1, Azba: 1"&gt;73. Shut up and Bleed&lt;/a&gt;</text:p>
          </table:table-cell>
        </table:table-row>
        <table:table-row table:style-name="ro3">
          <table:table-cell table:formula="of:=&quot;&lt;br&gt;&lt;a href=&quot; &amp; &quot;&quot;&quot;&quot; &amp; [Numbers.E88] &amp; &quot;&quot;&quot;&quot; &amp; &quot; title=&quot; &amp; &quot;&quot;&quot;&quot; &amp; [Numbers.C88] &amp; &quot;: &quot; &amp; [Numbers.F88] &amp; &quot;&quot;&quot;&quot; &amp; &quot;&gt;&quot; &amp; [Numbers.B88] &amp; &quot;. &quot;  &amp; [Numbers.D88] &amp; &quot;&lt;/a&gt;&quot;" office:value-type="string" office:string-value="&lt;br&gt;&lt;a href=&quot;https://www.doomworld.com/idgames/levels/doom2/Ports/megawads/sonic&quot; title=&quot;3: PlayerLin: 3&quot;&gt;73. Super Sonic DooM&lt;/a&gt;" calcext:value-type="string">
            <text:p>&lt;br&gt;&lt;a href="https://www.doomworld.com/idgames/levels/doom2/Ports/megawads/sonic" title="3: PlayerLin: 3"&gt;73. Super Sonic DooM&lt;/a&gt;</text:p>
          </table:table-cell>
        </table:table-row>
        <table:table-row table:style-name="ro3">
          <table:table-cell table:formula="of:=&quot;&lt;br&gt;&lt;a href=&quot; &amp; &quot;&quot;&quot;&quot; &amp; [Numbers.E89] &amp; &quot;&quot;&quot;&quot; &amp; &quot; title=&quot; &amp; &quot;&quot;&quot;&quot; &amp; [Numbers.C89] &amp; &quot;: &quot; &amp; [Numbers.F89] &amp; &quot;&quot;&quot;&quot; &amp; &quot;&gt;&quot; &amp; [Numbers.B89] &amp; &quot;. &quot;  &amp; [Numbers.D89] &amp; &quot;&lt;/a&gt;&quot;" office:value-type="string" office:string-value="&lt;br&gt;&lt;a href=&quot;http://waltersgameboy.tripod.com/simpdoom/&quot; title=&quot;3: undeadmonk354: 3&quot;&gt;73. The Ultimate Simpsons Doom &lt;/a&gt;" calcext:value-type="string">
            <text:p>&lt;br&gt;&lt;a href="http://waltersgameboy.tripod.com/simpdoom/" title="3: undeadmonk354: 3"&gt;73. The Ultimate Simpsons Doom &lt;/a&gt;</text:p>
          </table:table-cell>
        </table:table-row>
        <table:table-row table:style-name="ro3">
          <table:table-cell table:formula="of:=&quot;&lt;br&gt;&lt;a href=&quot; &amp; &quot;&quot;&quot;&quot; &amp; [Numbers.E90] &amp; &quot;&quot;&quot;&quot; &amp; &quot; title=&quot; &amp; &quot;&quot;&quot;&quot; &amp; [Numbers.C90] &amp; &quot;: &quot; &amp; [Numbers.F90] &amp; &quot;&quot;&quot;&quot; &amp; &quot;&gt;&quot; &amp; [Numbers.B90] &amp; &quot;. &quot;  &amp; [Numbers.D90] &amp; &quot;&lt;/a&gt;&quot;" office:value-type="string" office:string-value="&lt;br&gt;&lt;a href=&quot;https://www.doomworld.com/idgames/levels/doom2/Ports/v-z/void&quot; title=&quot;3: Jaxxoon R: 3&quot;&gt;73. Void&lt;/a&gt;" calcext:value-type="string">
            <text:p>&lt;br&gt;&lt;a href="https://www.doomworld.com/idgames/levels/doom2/Ports/v-z/void" title="3: Jaxxoon R: 3"&gt;73. Void&lt;/a&gt;</text:p>
          </table:table-cell>
        </table:table-row>
        <table:table-row table:style-name="ro3">
          <table:table-cell table:formula="of:=&quot;&lt;br&gt;&lt;a href=&quot; &amp; &quot;&quot;&quot;&quot; &amp; [Numbers.E91] &amp; &quot;&quot;&quot;&quot; &amp; &quot; title=&quot; &amp; &quot;&quot;&quot;&quot; &amp; [Numbers.C91] &amp; &quot;: &quot; &amp; [Numbers.F91] &amp; &quot;&quot;&quot;&quot; &amp; &quot;&gt;&quot; &amp; [Numbers.B91] &amp; &quot;. &quot;  &amp; [Numbers.D91] &amp; &quot;&lt;/a&gt;&quot;" office:value-type="string" office:string-value="&lt;br&gt;&lt;a href=&quot;http://lazrojas.com/wolfendoom/arctic_2.html&quot; title=&quot;3: Sgt. Shivers: 3&quot;&gt;73. WolfenDOOM: Operation: Arctic Wolf&lt;/a&gt;" calcext:value-type="string">
            <text:p>&lt;br&gt;&lt;a href="http://lazrojas.com/wolfendoom/arctic_2.html" title="3: Sgt. Shivers: 3"&gt;73. WolfenDOOM: Operation: Arctic Wolf&lt;/a&gt;</text:p>
          </table:table-cell>
        </table:table-row>
        <table:table-row table:style-name="ro3">
          <table:table-cell table:formula="of:=&quot;&lt;br&gt;&lt;a href=&quot; &amp; &quot;&quot;&quot;&quot; &amp; [Numbers.E92] &amp; &quot;&quot;&quot;&quot; &amp; &quot; title=&quot; &amp; &quot;&quot;&quot;&quot; &amp; [Numbers.C92] &amp; &quot;: &quot; &amp; [Numbers.F92] &amp; &quot;&quot;&quot;&quot; &amp; &quot;&gt;&quot; &amp; [Numbers.B92] &amp; &quot;. &quot;  &amp; [Numbers.D92] &amp; &quot;&lt;/a&gt;&quot;" office:value-type="string" office:string-value="&lt;br&gt;&lt;a href=&quot;https://forum.zdoom.org/viewtopic.php?f=43&amp;t=54914#p969409&quot; title=&quot;2: PlayerLin: 2&quot;&gt;89. Aetherius&lt;/a&gt;" calcext:value-type="string">
            <text:p>&lt;br&gt;&lt;a href="https://forum.zdoom.org/viewtopic.php?f=43&amp;t=54914#p969409" title="2: PlayerLin: 2"&gt;89. Aetherius&lt;/a&gt;</text:p>
          </table:table-cell>
        </table:table-row>
        <table:table-row table:style-name="ro3">
          <table:table-cell table:formula="of:=&quot;&lt;br&gt;&lt;a href=&quot; &amp; &quot;&quot;&quot;&quot; &amp; [Numbers.E93] &amp; &quot;&quot;&quot;&quot; &amp; &quot; title=&quot; &amp; &quot;&quot;&quot;&quot; &amp; [Numbers.C93] &amp; &quot;: &quot; &amp; [Numbers.F93] &amp; &quot;&quot;&quot;&quot; &amp; &quot;&gt;&quot; &amp; [Numbers.B93] &amp; &quot;. &quot;  &amp; [Numbers.D93] &amp; &quot;&lt;/a&gt;&quot;" office:value-type="string" office:string-value="&lt;br&gt;&lt;a href=&quot;https://forum.zdoom.org/viewtopic.php?f=19&amp;t=50299#p874982&quot; title=&quot;2: TheLightBad96: 1, erni945: 1&quot;&gt;89. Aracnocide&lt;/a&gt;" calcext:value-type="string">
            <text:p>&lt;br&gt;&lt;a href="https://forum.zdoom.org/viewtopic.php?f=19&amp;t=50299#p874982" title="2: TheLightBad96: 1, erni945: 1"&gt;89. Aracnocide&lt;/a&gt;</text:p>
          </table:table-cell>
        </table:table-row>
        <table:table-row table:style-name="ro3">
          <table:table-cell table:formula="of:=&quot;&lt;br&gt;&lt;a href=&quot; &amp; &quot;&quot;&quot;&quot; &amp; [Numbers.E94] &amp; &quot;&quot;&quot;&quot; &amp; &quot; title=&quot; &amp; &quot;&quot;&quot;&quot; &amp; [Numbers.C94] &amp; &quot;: &quot; &amp; [Numbers.F94] &amp; &quot;&quot;&quot;&quot; &amp; &quot;&gt;&quot; &amp; [Numbers.B94] &amp; &quot;. &quot;  &amp; [Numbers.D94] &amp; &quot;&lt;/a&gt;&quot;" office:value-type="string" office:string-value="&lt;br&gt;&lt;a href=&quot;https://forum.zdoom.org/viewtopic.php?f=43&amp;t=53545#p940527&quot; title=&quot;2: Somagu: 1, PlayerLin: 1&quot;&gt;89. BlackWarrior&lt;/a&gt;" calcext:value-type="string">
            <text:p>&lt;br&gt;&lt;a href="https://forum.zdoom.org/viewtopic.php?f=43&amp;t=53545#p940527" title="2: Somagu: 1, PlayerLin: 1"&gt;89. BlackWarrior&lt;/a&gt;</text:p>
          </table:table-cell>
        </table:table-row>
        <table:table-row table:style-name="ro3">
          <table:table-cell table:formula="of:=&quot;&lt;br&gt;&lt;a href=&quot; &amp; &quot;&quot;&quot;&quot; &amp; [Numbers.E95] &amp; &quot;&quot;&quot;&quot; &amp; &quot; title=&quot; &amp; &quot;&quot;&quot;&quot; &amp; [Numbers.C95] &amp; &quot;: &quot; &amp; [Numbers.F95] &amp; &quot;&quot;&quot;&quot; &amp; &quot;&gt;&quot; &amp; [Numbers.B95] &amp; &quot;. &quot;  &amp; [Numbers.D95] &amp; &quot;&lt;/a&gt;&quot;" office:value-type="string" office:string-value="&lt;br&gt;&lt;a href=&quot;https://forum.zdoom.org/viewtopic.php?f=19&amp;t=57800#p1017196&quot; title=&quot;2: Rachael: 1, QuakedoomNukem Cz: 1&quot;&gt;89. Castlevania - Simon's Destiny&lt;/a&gt;" calcext:value-type="string">
            <text:p>&lt;br&gt;&lt;a href="https://forum.zdoom.org/viewtopic.php?f=19&amp;t=57800#p1017196" title="2: Rachael: 1, QuakedoomNukem Cz: 1"&gt;89. Castlevania - Simon's Destiny&lt;/a&gt;</text:p>
          </table:table-cell>
        </table:table-row>
        <table:table-row table:style-name="ro3">
          <table:table-cell table:formula="of:=&quot;&lt;br&gt;&lt;a href=&quot; &amp; &quot;&quot;&quot;&quot; &amp; [Numbers.E96] &amp; &quot;&quot;&quot;&quot; &amp; &quot; title=&quot; &amp; &quot;&quot;&quot;&quot; &amp; [Numbers.C96] &amp; &quot;: &quot; &amp; [Numbers.F96] &amp; &quot;&quot;&quot;&quot; &amp; &quot;&gt;&quot; &amp; [Numbers.B96] &amp; &quot;. &quot;  &amp; [Numbers.D96] &amp; &quot;&lt;/a&gt;&quot;" office:value-type="string" office:string-value="&lt;br&gt;&lt;a href=&quot;https://forum.zdoom.org/viewtopic.php?f=43&amp;t=58535#p1028376&quot; title=&quot;2: leodoom85: 1, Rowsol: 1&quot;&gt;89. Complex Doom&lt;/a&gt;" calcext:value-type="string">
            <text:p>&lt;br&gt;&lt;a href="https://forum.zdoom.org/viewtopic.php?f=43&amp;t=58535#p1028376" title="2: leodoom85: 1, Rowsol: 1"&gt;89. Complex Doom&lt;/a&gt;</text:p>
          </table:table-cell>
        </table:table-row>
        <table:table-row table:style-name="ro3">
          <table:table-cell table:formula="of:=&quot;&lt;br&gt;&lt;a href=&quot; &amp; &quot;&quot;&quot;&quot; &amp; [Numbers.E97] &amp; &quot;&quot;&quot;&quot; &amp; &quot; title=&quot; &amp; &quot;&quot;&quot;&quot; &amp; [Numbers.C97] &amp; &quot;: &quot; &amp; [Numbers.F97] &amp; &quot;&quot;&quot;&quot; &amp; &quot;&gt;&quot; &amp; [Numbers.B97] &amp; &quot;. &quot;  &amp; [Numbers.D97] &amp; &quot;&lt;/a&gt;&quot;" office:value-type="string" office:string-value="&lt;br&gt;&lt;a href=&quot;https://forum.zdoom.org/viewtopic.php?t=36667#p694653&quot; title=&quot;2: Somagu: 1, Marrub: 1&quot;&gt;89. Crossfire&lt;/a&gt;" calcext:value-type="string">
            <text:p>&lt;br&gt;&lt;a href="https://forum.zdoom.org/viewtopic.php?t=36667#p694653" title="2: Somagu: 1, Marrub: 1"&gt;89. Crossfire&lt;/a&gt;</text:p>
          </table:table-cell>
        </table:table-row>
        <table:table-row table:style-name="ro3">
          <table:table-cell table:formula="of:=&quot;&lt;br&gt;&lt;a href=&quot; &amp; &quot;&quot;&quot;&quot; &amp; [Numbers.E98] &amp; &quot;&quot;&quot;&quot; &amp; &quot; title=&quot; &amp; &quot;&quot;&quot;&quot; &amp; [Numbers.C98] &amp; &quot;: &quot; &amp; [Numbers.F98] &amp; &quot;&quot;&quot;&quot; &amp; &quot;&gt;&quot; &amp; [Numbers.B98] &amp; &quot;. &quot;  &amp; [Numbers.D98] &amp; &quot;&lt;/a&gt;&quot;" office:value-type="string" office:string-value="&lt;br&gt;&lt;a href=&quot;https://forum.zdoom.org/viewtopic.php?f=19&amp;t=36608&quot; title=&quot;2: Revae: 2&quot;&gt;89. Cyberrunner&lt;/a&gt;" calcext:value-type="string">
            <text:p>&lt;br&gt;&lt;a href="https://forum.zdoom.org/viewtopic.php?f=19&amp;t=36608" title="2: Revae: 2"&gt;89. Cyberrunner&lt;/a&gt;</text:p>
          </table:table-cell>
        </table:table-row>
        <table:table-row table:style-name="ro3">
          <table:table-cell table:formula="of:=&quot;&lt;br&gt;&lt;a href=&quot; &amp; &quot;&quot;&quot;&quot; &amp; [Numbers.E99] &amp; &quot;&quot;&quot;&quot; &amp; &quot; title=&quot; &amp; &quot;&quot;&quot;&quot; &amp; [Numbers.C99] &amp; &quot;: &quot; &amp; [Numbers.F99] &amp; &quot;&quot;&quot;&quot; &amp; &quot;&gt;&quot; &amp; [Numbers.B99] &amp; &quot;. &quot;  &amp; [Numbers.D99] &amp; &quot;&lt;/a&gt;&quot;" office:value-type="string" office:string-value="&lt;br&gt;&lt;a href=&quot;https://forum.zdoom.org/viewtopic.php?f=43&amp;t=58521#p1028226&quot; title=&quot;2: m8f: 1, GAA1992: 1&quot;&gt;89. Dead Marine&lt;/a&gt;" calcext:value-type="string">
            <text:p>&lt;br&gt;&lt;a href="https://forum.zdoom.org/viewtopic.php?f=43&amp;t=58521#p1028226" title="2: m8f: 1, GAA1992: 1"&gt;89. Dead Marine&lt;/a&gt;</text:p>
          </table:table-cell>
        </table:table-row>
        <table:table-row table:style-name="ro3">
          <table:table-cell table:formula="of:=&quot;&lt;br&gt;&lt;a href=&quot; &amp; &quot;&quot;&quot;&quot; &amp; [Numbers.E100] &amp; &quot;&quot;&quot;&quot; &amp; &quot; title=&quot; &amp; &quot;&quot;&quot;&quot; &amp; [Numbers.C100] &amp; &quot;: &quot; &amp; [Numbers.F100] &amp; &quot;&quot;&quot;&quot; &amp; &quot;&gt;&quot; &amp; [Numbers.B100] &amp; &quot;. &quot;  &amp; [Numbers.D100] &amp; &quot;&lt;/a&gt;&quot;" office:value-type="string" office:string-value="&lt;br&gt;&lt;a href=&quot;https://forum.zdoom.org/viewtopic.php?f=43&amp;t=59887#p1045489&quot; title=&quot;2: Shadelight: 2&quot;&gt;89. Demon CounterStrike&lt;/a&gt;" calcext:value-type="string">
            <text:p>&lt;br&gt;&lt;a href="https://forum.zdoom.org/viewtopic.php?f=43&amp;t=59887#p1045489" title="2: Shadelight: 2"&gt;89. Demon CounterStrike&lt;/a&gt;</text:p>
          </table:table-cell>
        </table:table-row>
        <table:table-row table:style-name="ro3">
          <table:table-cell table:formula="of:=&quot;&lt;br&gt;&lt;a href=&quot; &amp; &quot;&quot;&quot;&quot; &amp; [Numbers.E101] &amp; &quot;&quot;&quot;&quot; &amp; &quot; title=&quot; &amp; &quot;&quot;&quot;&quot; &amp; [Numbers.C101] &amp; &quot;: &quot; &amp; [Numbers.F101] &amp; &quot;&quot;&quot;&quot; &amp; &quot;&gt;&quot; &amp; [Numbers.B101] &amp; &quot;. &quot;  &amp; [Numbers.D101] &amp; &quot;&lt;/a&gt;&quot;" office:value-type="string" office:string-value="&lt;br&gt;&lt;a href=&quot;https://forum.zdoom.org/viewtopic.php?f=19&amp;t=46509#p778245&quot; title=&quot;2: Hipnotic Rogue: 1, GAA1992: 1&quot;&gt;89. Droplets: Simulated Blood&lt;/a&gt;" calcext:value-type="string">
            <text:p>&lt;br&gt;&lt;a href="https://forum.zdoom.org/viewtopic.php?f=19&amp;t=46509#p778245" title="2: Hipnotic Rogue: 1, GAA1992: 1"&gt;89. Droplets: Simulated Blood&lt;/a&gt;</text:p>
          </table:table-cell>
        </table:table-row>
        <table:table-row table:style-name="ro3">
          <table:table-cell table:formula="of:=&quot;&lt;br&gt;&lt;a href=&quot; &amp; &quot;&quot;&quot;&quot; &amp; [Numbers.E102] &amp; &quot;&quot;&quot;&quot; &amp; &quot; title=&quot; &amp; &quot;&quot;&quot;&quot; &amp; [Numbers.C102] &amp; &quot;: &quot; &amp; [Numbers.F102] &amp; &quot;&quot;&quot;&quot; &amp; &quot;&gt;&quot; &amp; [Numbers.B102] &amp; &quot;. &quot;  &amp; [Numbers.D102] &amp; &quot;&lt;/a&gt;&quot;" office:value-type="string" office:string-value="&lt;br&gt;&lt;a href=&quot;https://forum.zdoom.org/viewtopic.php?f=19&amp;t=48208#p824651&quot; title=&quot;2: Hipnotic Rogue: 1, Cyanide: 1&quot;&gt;89. Eriguns 2&lt;/a&gt;" calcext:value-type="string">
            <text:p>&lt;br&gt;&lt;a href="https://forum.zdoom.org/viewtopic.php?f=19&amp;t=48208#p824651" title="2: Hipnotic Rogue: 1, Cyanide: 1"&gt;89. Eriguns 2&lt;/a&gt;</text:p>
          </table:table-cell>
        </table:table-row>
        <table:table-row table:style-name="ro3">
          <table:table-cell table:formula="of:=&quot;&lt;br&gt;&lt;a href=&quot; &amp; &quot;&quot;&quot;&quot; &amp; [Numbers.E103] &amp; &quot;&quot;&quot;&quot; &amp; &quot; title=&quot; &amp; &quot;&quot;&quot;&quot; &amp; [Numbers.C103] &amp; &quot;: &quot; &amp; [Numbers.F103] &amp; &quot;&quot;&quot;&quot; &amp; &quot;&gt;&quot; &amp; [Numbers.B103] &amp; &quot;. &quot;  &amp; [Numbers.D103] &amp; &quot;&lt;/a&gt;&quot;" office:value-type="string" office:string-value="&lt;br&gt;&lt;a href=&quot;https://forum.zdoom.org/viewtopic.php?t=31034#p587707&quot; title=&quot;2: Marrub: 2&quot;&gt;89. Error: Doom&lt;/a&gt;" calcext:value-type="string">
            <text:p>&lt;br&gt;&lt;a href="https://forum.zdoom.org/viewtopic.php?t=31034#p587707" title="2: Marrub: 2"&gt;89. Error: Doom&lt;/a&gt;</text:p>
          </table:table-cell>
        </table:table-row>
        <table:table-row table:style-name="ro3">
          <table:table-cell table:formula="of:=&quot;&lt;br&gt;&lt;a href=&quot; &amp; &quot;&quot;&quot;&quot; &amp; [Numbers.E104] &amp; &quot;&quot;&quot;&quot; &amp; &quot; title=&quot; &amp; &quot;&quot;&quot;&quot; &amp; [Numbers.C104] &amp; &quot;: &quot; &amp; [Numbers.F104] &amp; &quot;&quot;&quot;&quot; &amp; &quot;&gt;&quot; &amp; [Numbers.B104] &amp; &quot;. &quot;  &amp; [Numbers.D104] &amp; &quot;&lt;/a&gt;&quot;" office:value-type="string" office:string-value="&lt;br&gt;&lt;a href=&quot;http://www.moddb.com/mods/final-neodoom&quot; title=&quot;2: The Ultimate DooMer: 1, Ravick: 1&quot;&gt;89. Final NeoDoom&lt;/a&gt;" calcext:value-type="string">
            <text:p>&lt;br&gt;&lt;a href="http://www.moddb.com/mods/final-neodoom" title="2: The Ultimate DooMer: 1, Ravick: 1"&gt;89. Final NeoDoom&lt;/a&gt;</text:p>
          </table:table-cell>
        </table:table-row>
        <table:table-row table:style-name="ro3">
          <table:table-cell table:formula="of:=&quot;&lt;br&gt;&lt;a href=&quot; &amp; &quot;&quot;&quot;&quot; &amp; [Numbers.E105] &amp; &quot;&quot;&quot;&quot; &amp; &quot; title=&quot; &amp; &quot;&quot;&quot;&quot; &amp; [Numbers.C105] &amp; &quot;: &quot; &amp; [Numbers.F105] &amp; &quot;&quot;&quot;&quot; &amp; &quot;&gt;&quot; &amp; [Numbers.B105] &amp; &quot;. &quot;  &amp; [Numbers.D105] &amp; &quot;&lt;/a&gt;&quot;" office:value-type="string" office:string-value="&lt;br&gt;&lt;a href=&quot;https://forum.zdoom.org/viewtopic.php?f=43&amp;t=46413#p775648&quot; title=&quot;2: Ikazu-san: 2&quot;&gt;89. FragTrak&lt;/a&gt;" calcext:value-type="string">
            <text:p>&lt;br&gt;&lt;a href="https://forum.zdoom.org/viewtopic.php?f=43&amp;t=46413#p775648" title="2: Ikazu-san: 2"&gt;89. FragTrak&lt;/a&gt;</text:p>
          </table:table-cell>
        </table:table-row>
        <table:table-row table:style-name="ro3">
          <table:table-cell table:formula="of:=&quot;&lt;br&gt;&lt;a href=&quot; &amp; &quot;&quot;&quot;&quot; &amp; [Numbers.E106] &amp; &quot;&quot;&quot;&quot; &amp; &quot; title=&quot; &amp; &quot;&quot;&quot;&quot; &amp; [Numbers.C106] &amp; &quot;: &quot; &amp; [Numbers.F106] &amp; &quot;&quot;&quot;&quot; &amp; &quot;&gt;&quot; &amp; [Numbers.B106] &amp; &quot;. &quot;  &amp; [Numbers.D106] &amp; &quot;&lt;/a&gt;&quot;" office:value-type="string" office:string-value="&lt;br&gt;&lt;a href=&quot;https://forum.zdoom.org/viewtopic.php?f=19&amp;t=46718#p784166&quot; title=&quot;2: Rachael: 1, Ravick: 1&quot;&gt;89. Gene-Tech: Before the Storm&lt;/a&gt;" calcext:value-type="string">
            <text:p>&lt;br&gt;&lt;a href="https://forum.zdoom.org/viewtopic.php?f=19&amp;t=46718#p784166" title="2: Rachael: 1, Ravick: 1"&gt;89. Gene-Tech: Before the Storm&lt;/a&gt;</text:p>
          </table:table-cell>
        </table:table-row>
        <table:table-row table:style-name="ro3">
          <table:table-cell table:formula="of:=&quot;&lt;br&gt;&lt;a href=&quot; &amp; &quot;&quot;&quot;&quot; &amp; [Numbers.E107] &amp; &quot;&quot;&quot;&quot; &amp; &quot; title=&quot; &amp; &quot;&quot;&quot;&quot; &amp; [Numbers.C107] &amp; &quot;: &quot; &amp; [Numbers.F107] &amp; &quot;&quot;&quot;&quot; &amp; &quot;&gt;&quot; &amp; [Numbers.B107] &amp; &quot;. &quot;  &amp; [Numbers.D107] &amp; &quot;&lt;/a&gt;&quot;" office:value-type="string" office:string-value="&lt;br&gt;&lt;a href=&quot;https://forum.zdoom.org/viewtopic.php?t=58009#p1020405&quot; title=&quot;2: Sumwunn: 2&quot;&gt;89. HeXeReTiC Fantasy&lt;/a&gt;" calcext:value-type="string">
            <text:p>&lt;br&gt;&lt;a href="https://forum.zdoom.org/viewtopic.php?t=58009#p1020405" title="2: Sumwunn: 2"&gt;89. HeXeReTiC Fantasy&lt;/a&gt;</text:p>
          </table:table-cell>
        </table:table-row>
        <table:table-row table:style-name="ro3">
          <table:table-cell table:formula="of:=&quot;&lt;br&gt;&lt;a href=&quot; &amp; &quot;&quot;&quot;&quot; &amp; [Numbers.E108] &amp; &quot;&quot;&quot;&quot; &amp; &quot; title=&quot; &amp; &quot;&quot;&quot;&quot; &amp; [Numbers.C108] &amp; &quot;: &quot; &amp; [Numbers.F108] &amp; &quot;&quot;&quot;&quot; &amp; &quot;&gt;&quot; &amp; [Numbers.B108] &amp; &quot;. &quot;  &amp; [Numbers.D108] &amp; &quot;&lt;/a&gt;&quot;" office:value-type="string" office:string-value="&lt;br&gt;&lt;a href=&quot;https://forum.zdoom.org/viewtopic.php?t=45804#p760002&quot; title=&quot;2: Master Medi: 2&quot;&gt;89. Hocusdoom&lt;/a&gt;" calcext:value-type="string">
            <text:p>&lt;br&gt;&lt;a href="https://forum.zdoom.org/viewtopic.php?t=45804#p760002" title="2: Master Medi: 2"&gt;89. Hocusdoom&lt;/a&gt;</text:p>
          </table:table-cell>
        </table:table-row>
        <table:table-row table:style-name="ro3">
          <table:table-cell table:formula="of:=&quot;&lt;br&gt;&lt;a href=&quot; &amp; &quot;&quot;&quot;&quot; &amp; [Numbers.E109] &amp; &quot;&quot;&quot;&quot; &amp; &quot; title=&quot; &amp; &quot;&quot;&quot;&quot; &amp; [Numbers.C109] &amp; &quot;: &quot; &amp; [Numbers.F109] &amp; &quot;&quot;&quot;&quot; &amp; &quot;&gt;&quot; &amp; [Numbers.B109] &amp; &quot;. &quot;  &amp; [Numbers.D109] &amp; &quot;&lt;/a&gt;&quot;" office:value-type="string" office:string-value="&lt;br&gt;&lt;a href=&quot;https://forum.zdoom.org/viewtopic.php?f=43&amp;t=37130#p705156&quot; title=&quot;2: D3athStalker: 2&quot;&gt;89. Insanity's Requiem&lt;/a&gt;" calcext:value-type="string">
            <text:p>&lt;br&gt;&lt;a href="https://forum.zdoom.org/viewtopic.php?f=43&amp;t=37130#p705156" title="2: D3athStalker: 2"&gt;89. Insanity's Requiem&lt;/a&gt;</text:p>
          </table:table-cell>
        </table:table-row>
        <table:table-row table:style-name="ro3">
          <table:table-cell table:formula="of:=&quot;&lt;br&gt;&lt;a href=&quot; &amp; &quot;&quot;&quot;&quot; &amp; [Numbers.E110] &amp; &quot;&quot;&quot;&quot; &amp; &quot; title=&quot; &amp; &quot;&quot;&quot;&quot; &amp; [Numbers.C110] &amp; &quot;: &quot; &amp; [Numbers.F110] &amp; &quot;&quot;&quot;&quot; &amp; &quot;&gt;&quot; &amp; [Numbers.B110] &amp; &quot;. &quot;  &amp; [Numbers.D110] &amp; &quot;&lt;/a&gt;&quot;" office:value-type="string" office:string-value="&lt;br&gt;&lt;a href=&quot;https://forum.zdoom.org/viewtopic.php?f=3&amp;t=13117#p267820&quot; title=&quot;2: Matt: 2&quot;&gt;89. Queen's Crusade&lt;/a&gt;" calcext:value-type="string">
            <text:p>&lt;br&gt;&lt;a href="https://forum.zdoom.org/viewtopic.php?f=3&amp;t=13117#p267820" title="2: Matt: 2"&gt;89. Queen's Crusade&lt;/a&gt;</text:p>
          </table:table-cell>
        </table:table-row>
        <table:table-row table:style-name="ro3">
          <table:table-cell table:formula="of:=&quot;&lt;br&gt;&lt;a href=&quot; &amp; &quot;&quot;&quot;&quot; &amp; [Numbers.E111] &amp; &quot;&quot;&quot;&quot; &amp; &quot; title=&quot; &amp; &quot;&quot;&quot;&quot; &amp; [Numbers.C111] &amp; &quot;: &quot; &amp; [Numbers.F111] &amp; &quot;&quot;&quot;&quot; &amp; &quot;&gt;&quot; &amp; [Numbers.B111] &amp; &quot;. &quot;  &amp; [Numbers.D111] &amp; &quot;&lt;/a&gt;&quot;" office:value-type="string" office:string-value="&lt;br&gt;&lt;a href=&quot;https://www.joshuaosullivan.co.uk/skulldash/&quot; title=&quot;2: The Ultimate DooMer: 1, QuakedoomNukem Cz: 1&quot;&gt;89. Skulldash&lt;/a&gt;" calcext:value-type="string">
            <text:p>&lt;br&gt;&lt;a href="https://www.joshuaosullivan.co.uk/skulldash/" title="2: The Ultimate DooMer: 1, QuakedoomNukem Cz: 1"&gt;89. Skulldash&lt;/a&gt;</text:p>
          </table:table-cell>
        </table:table-row>
        <table:table-row table:style-name="ro3">
          <table:table-cell table:formula="of:=&quot;&lt;br&gt;&lt;a href=&quot; &amp; &quot;&quot;&quot;&quot; &amp; [Numbers.E112] &amp; &quot;&quot;&quot;&quot; &amp; &quot; title=&quot; &amp; &quot;&quot;&quot;&quot; &amp; [Numbers.C112] &amp; &quot;: &quot; &amp; [Numbers.F112] &amp; &quot;&quot;&quot;&quot; &amp; &quot;&gt;&quot; &amp; [Numbers.B112] &amp; &quot;. &quot;  &amp; [Numbers.D112] &amp; &quot;&lt;/a&gt;&quot;" office:value-type="string" office:string-value="&lt;br&gt;&lt;a href=&quot;https://forum.zdoom.org/viewtopic.php?f=43&amp;t=46174#p769209&quot; title=&quot;2: sycspysycspy: 2&quot;&gt;89. Sneaky Doom&lt;/a&gt;" calcext:value-type="string">
            <text:p>&lt;br&gt;&lt;a href="https://forum.zdoom.org/viewtopic.php?f=43&amp;t=46174#p769209" title="2: sycspysycspy: 2"&gt;89. Sneaky Doom&lt;/a&gt;</text:p>
          </table:table-cell>
        </table:table-row>
        <table:table-row table:style-name="ro3">
          <table:table-cell table:formula="of:=&quot;&lt;br&gt;&lt;a href=&quot; &amp; &quot;&quot;&quot;&quot; &amp; [Numbers.E113] &amp; &quot;&quot;&quot;&quot; &amp; &quot; title=&quot; &amp; &quot;&quot;&quot;&quot; &amp; [Numbers.C113] &amp; &quot;: &quot; &amp; [Numbers.F113] &amp; &quot;&quot;&quot;&quot; &amp; &quot;&gt;&quot; &amp; [Numbers.B113] &amp; &quot;. &quot;  &amp; [Numbers.D113] &amp; &quot;&lt;/a&gt;&quot;" office:value-type="string" office:string-value="&lt;br&gt;&lt;a href=&quot;https://forum.zdoom.org/viewtopic.php?f=43&amp;t=57902#p1018827&quot; title=&quot;2: Matt: 2&quot;&gt;89. Sun Damage Omen&lt;/a&gt;" calcext:value-type="string">
            <text:p>&lt;br&gt;&lt;a href="https://forum.zdoom.org/viewtopic.php?f=43&amp;t=57902#p1018827" title="2: Matt: 2"&gt;89. Sun Damage Omen&lt;/a&gt;</text:p>
          </table:table-cell>
        </table:table-row>
        <table:table-row table:style-name="ro3">
          <table:table-cell table:formula="of:=&quot;&lt;br&gt;&lt;a href=&quot; &amp; &quot;&quot;&quot;&quot; &amp; [Numbers.E114] &amp; &quot;&quot;&quot;&quot; &amp; &quot; title=&quot; &amp; &quot;&quot;&quot;&quot; &amp; [Numbers.C114] &amp; &quot;: &quot; &amp; [Numbers.F114] &amp; &quot;&quot;&quot;&quot; &amp; &quot;&gt;&quot; &amp; [Numbers.B114] &amp; &quot;. &quot;  &amp; [Numbers.D114] &amp; &quot;&lt;/a&gt;&quot;" office:value-type="string" office:string-value="&lt;br&gt;&lt;a href=&quot;https://forum.zdoom.org/viewtopic.php?t=37064#p703739&quot; title=&quot;2: Olroda: 2&quot;&gt;89. The Space Pirate&lt;/a&gt;" calcext:value-type="string">
            <text:p>&lt;br&gt;&lt;a href="https://forum.zdoom.org/viewtopic.php?t=37064#p703739" title="2: Olroda: 2"&gt;89. The Space Pirate&lt;/a&gt;</text:p>
          </table:table-cell>
        </table:table-row>
        <table:table-row table:style-name="ro3">
          <table:table-cell table:formula="of:=&quot;&lt;br&gt;&lt;a href=&quot; &amp; &quot;&quot;&quot;&quot; &amp; [Numbers.E115] &amp; &quot;&quot;&quot;&quot; &amp; &quot; title=&quot; &amp; &quot;&quot;&quot;&quot; &amp; [Numbers.C115] &amp; &quot;: &quot; &amp; [Numbers.F115] &amp; &quot;&quot;&quot;&quot; &amp; &quot;&gt;&quot; &amp; [Numbers.B115] &amp; &quot;. &quot;  &amp; [Numbers.D115] &amp; &quot;&lt;/a&gt;&quot;" office:value-type="string" office:string-value="&lt;br&gt;&lt;a href=&quot;https://forum.zdoom.org/viewtopic.php?f=42&amp;t=25358#p484506&quot; title=&quot;2: Rachael: 1, Ravick: 1&quot;&gt;89. Unloved&lt;/a&gt;" calcext:value-type="string">
            <text:p>&lt;br&gt;&lt;a href="https://forum.zdoom.org/viewtopic.php?f=42&amp;t=25358#p484506" title="2: Rachael: 1, Ravick: 1"&gt;89. Unloved&lt;/a&gt;</text:p>
          </table:table-cell>
        </table:table-row>
        <table:table-row table:style-name="ro3">
          <table:table-cell table:formula="of:=&quot;&lt;br&gt;&lt;a href=&quot; &amp; &quot;&quot;&quot;&quot; &amp; [Numbers.E116] &amp; &quot;&quot;&quot;&quot; &amp; &quot; title=&quot; &amp; &quot;&quot;&quot;&quot; &amp; [Numbers.C116] &amp; &quot;: &quot; &amp; [Numbers.F116] &amp; &quot;&quot;&quot;&quot; &amp; &quot;&gt;&quot; &amp; [Numbers.B116] &amp; &quot;. &quot;  &amp; [Numbers.D116] &amp; &quot;&lt;/a&gt;&quot;" office:value-type="string" office:string-value="&lt;br&gt;&lt;a href=&quot;https://forum.zdoom.org/viewtopic.php?f=19&amp;t=36821#p698354&quot; title=&quot;2: m8f: 1, Cyanide: 1&quot;&gt;89. Weapons of Saturn&lt;/a&gt;" calcext:value-type="string">
            <text:p>&lt;br&gt;&lt;a href="https://forum.zdoom.org/viewtopic.php?f=19&amp;t=36821#p698354" title="2: m8f: 1, Cyanide: 1"&gt;89. Weapons of Saturn&lt;/a&gt;</text:p>
          </table:table-cell>
        </table:table-row>
        <table:table-row table:style-name="ro3">
          <table:table-cell table:formula="of:=&quot;&lt;br&gt;&lt;a href=&quot; &amp; &quot;&quot;&quot;&quot; &amp; [Numbers.E117] &amp; &quot;&quot;&quot;&quot; &amp; &quot; title=&quot; &amp; &quot;&quot;&quot;&quot; &amp; [Numbers.C117] &amp; &quot;: &quot; &amp; [Numbers.F117] &amp; &quot;&quot;&quot;&quot; &amp; &quot;&gt;&quot; &amp; [Numbers.B117] &amp; &quot;. &quot;  &amp; [Numbers.D117] &amp; &quot;&lt;/a&gt;&quot;" office:value-type="string" office:string-value="&lt;br&gt;&lt;a href=&quot;http://lazrojas.com/wolfendoom/astrostein_2.html&quot; title=&quot;2: Sgt. Shivers: 2&quot;&gt;89. WolfenDOOM:  Astrostein&lt;/a&gt;" calcext:value-type="string">
            <text:p>&lt;br&gt;&lt;a href="http://lazrojas.com/wolfendoom/astrostein_2.html" title="2: Sgt. Shivers: 2"&gt;89. WolfenDOOM: <text:s/>Astrostein&lt;/a&gt;</text:p>
          </table:table-cell>
        </table:table-row>
        <table:table-row table:style-name="ro3">
          <table:table-cell table:formula="of:=&quot;&lt;br&gt;&lt;a href=&quot; &amp; &quot;&quot;&quot;&quot; &amp; [Numbers.E118] &amp; &quot;&quot;&quot;&quot; &amp; &quot; title=&quot; &amp; &quot;&quot;&quot;&quot; &amp; [Numbers.C118] &amp; &quot;: &quot; &amp; [Numbers.F118] &amp; &quot;&quot;&quot;&quot; &amp; &quot;&gt;&quot; &amp; [Numbers.B118] &amp; &quot;. &quot;  &amp; [Numbers.D118] &amp; &quot;&lt;/a&gt;&quot;" office:value-type="string" office:string-value="&lt;br&gt;&lt;a href=&quot;https://www.doomworld.com/idgames/levels/doom/Ports/0-9/007ltsd&quot; title=&quot;1: The Ultimate DooMer: 1&quot;&gt;115. 007: Licence to Spell DooM&lt;/a&gt;" calcext:value-type="string">
            <text:p>&lt;br&gt;&lt;a href="https://www.doomworld.com/idgames/levels/doom/Ports/0-9/007ltsd" title="1: The Ultimate DooMer: 1"&gt;115. 007: Licence to Spell DooM&lt;/a&gt;</text:p>
          </table:table-cell>
        </table:table-row>
        <table:table-row table:style-name="ro3">
          <table:table-cell table:formula="of:=&quot;&lt;br&gt;&lt;a href=&quot; &amp; &quot;&quot;&quot;&quot; &amp; [Numbers.E119] &amp; &quot;&quot;&quot;&quot; &amp; &quot; title=&quot; &amp; &quot;&quot;&quot;&quot; &amp; [Numbers.C119] &amp; &quot;: &quot; &amp; [Numbers.F119] &amp; &quot;&quot;&quot;&quot; &amp; &quot;&gt;&quot; &amp; [Numbers.B119] &amp; &quot;. &quot;  &amp; [Numbers.D119] &amp; &quot;&lt;/a&gt;&quot;" office:value-type="string" office:string-value="&lt;br&gt;&lt;a href=&quot;https://forum.zdoom.org/viewtopic.php?f=42&amp;t=54247#p954473&quot; title=&quot;1: Rachael: 1&quot;&gt;115. 20 Monsters Challenge&lt;/a&gt;" calcext:value-type="string">
            <text:p>&lt;br&gt;&lt;a href="https://forum.zdoom.org/viewtopic.php?f=42&amp;t=54247#p954473" title="1: Rachael: 1"&gt;115. 20 Monsters Challenge&lt;/a&gt;</text:p>
          </table:table-cell>
        </table:table-row>
        <table:table-row table:style-name="ro3">
          <table:table-cell table:formula="of:=&quot;&lt;br&gt;&lt;a href=&quot; &amp; &quot;&quot;&quot;&quot; &amp; [Numbers.E120] &amp; &quot;&quot;&quot;&quot; &amp; &quot; title=&quot; &amp; &quot;&quot;&quot;&quot; &amp; [Numbers.C120] &amp; &quot;: &quot; &amp; [Numbers.F120] &amp; &quot;&quot;&quot;&quot; &amp; &quot;&gt;&quot; &amp; [Numbers.B120] &amp; &quot;. &quot;  &amp; [Numbers.D120] &amp; &quot;&lt;/a&gt;&quot;" office:value-type="string" office:string-value="&lt;br&gt;&lt;a href=&quot;https://forum.zdoom.org/viewtopic.php?t=36877#p699326&quot; title=&quot;1: Cyanide: 1&quot;&gt;115. Accessories to Murder&lt;/a&gt;" calcext:value-type="string">
            <text:p>&lt;br&gt;&lt;a href="https://forum.zdoom.org/viewtopic.php?t=36877#p699326" title="1: Cyanide: 1"&gt;115. Accessories to Murder&lt;/a&gt;</text:p>
          </table:table-cell>
        </table:table-row>
        <table:table-row table:style-name="ro3">
          <table:table-cell table:formula="of:=&quot;&lt;br&gt;&lt;a href=&quot; &amp; &quot;&quot;&quot;&quot; &amp; [Numbers.E121] &amp; &quot;&quot;&quot;&quot; &amp; &quot; title=&quot; &amp; &quot;&quot;&quot;&quot; &amp; [Numbers.C121] &amp; &quot;: &quot; &amp; [Numbers.F121] &amp; &quot;&quot;&quot;&quot; &amp; &quot;&gt;&quot; &amp; [Numbers.B121] &amp; &quot;. &quot;  &amp; [Numbers.D121] &amp; &quot;&lt;/a&gt;&quot;" office:value-type="string" office:string-value="&lt;br&gt;&lt;a href=&quot;https://www.doomworld.com/idgames/combos/alanguns&quot; title=&quot;1: lil'devil: 1&quot;&gt;115. Alandoguns&lt;/a&gt;" calcext:value-type="string">
            <text:p>&lt;br&gt;&lt;a href="https://www.doomworld.com/idgames/combos/alanguns" title="1: lil'devil: 1"&gt;115. Alandoguns&lt;/a&gt;</text:p>
          </table:table-cell>
        </table:table-row>
        <table:table-row table:style-name="ro3">
          <table:table-cell table:formula="of:=&quot;&lt;br&gt;&lt;a href=&quot; &amp; &quot;&quot;&quot;&quot; &amp; [Numbers.E122] &amp; &quot;&quot;&quot;&quot; &amp; &quot; title=&quot; &amp; &quot;&quot;&quot;&quot; &amp; [Numbers.C122] &amp; &quot;: &quot; &amp; [Numbers.F122] &amp; &quot;&quot;&quot;&quot; &amp; &quot;&gt;&quot; &amp; [Numbers.B122] &amp; &quot;. &quot;  &amp; [Numbers.D122] &amp; &quot;&lt;/a&gt;&quot;" office:value-type="string" office:string-value="&lt;br&gt;&lt;a href=&quot;https://forum.zdoom.org/viewtopic.php?t=58501#p1027895&quot; title=&quot;1: The Ultimate DooMer: 1&quot;&gt;115. Alfonzone&lt;/a&gt;" calcext:value-type="string">
            <text:p>&lt;br&gt;&lt;a href="https://forum.zdoom.org/viewtopic.php?t=58501#p1027895" title="1: The Ultimate DooMer: 1"&gt;115. Alfonzone&lt;/a&gt;</text:p>
          </table:table-cell>
        </table:table-row>
        <table:table-row table:style-name="ro3">
          <table:table-cell table:formula="of:=&quot;&lt;br&gt;&lt;a href=&quot; &amp; &quot;&quot;&quot;&quot; &amp; [Numbers.E123] &amp; &quot;&quot;&quot;&quot; &amp; &quot; title=&quot; &amp; &quot;&quot;&quot;&quot; &amp; [Numbers.C123] &amp; &quot;: &quot; &amp; [Numbers.F123] &amp; &quot;&quot;&quot;&quot; &amp; &quot;&gt;&quot; &amp; [Numbers.B123] &amp; &quot;. &quot;  &amp; [Numbers.D123] &amp; &quot;&lt;/a&gt;&quot;" office:value-type="string" office:string-value="&lt;br&gt;&lt;a href=&quot;https://www.moddb.com/mods/acm-2014&quot; title=&quot;1: Ravick: 1&quot;&gt;115. Aliens: Colonial Marines TC&lt;/a&gt;" calcext:value-type="string">
            <text:p>&lt;br&gt;&lt;a href="https://www.moddb.com/mods/acm-2014" title="1: Ravick: 1"&gt;115. Aliens: Colonial Marines TC&lt;/a&gt;</text:p>
          </table:table-cell>
        </table:table-row>
        <table:table-row table:style-name="ro3">
          <table:table-cell table:formula="of:=&quot;&lt;br&gt;&lt;a href=&quot; &amp; &quot;&quot;&quot;&quot; &amp; [Numbers.E124] &amp; &quot;&quot;&quot;&quot; &amp; &quot; title=&quot; &amp; &quot;&quot;&quot;&quot; &amp; [Numbers.C124] &amp; &quot;: &quot; &amp; [Numbers.F124] &amp; &quot;&quot;&quot;&quot; &amp; &quot;&gt;&quot; &amp; [Numbers.B124] &amp; &quot;. &quot;  &amp; [Numbers.D124] &amp; &quot;&lt;/a&gt;&quot;" office:value-type="string" office:string-value="&lt;br&gt;&lt;a href=&quot;https://forum.zdoom.org/viewtopic.php?t=56483#p998194&quot; title=&quot;1: Cyanide: 1&quot;&gt;115. All Clear Message&lt;/a&gt;" calcext:value-type="string">
            <text:p>&lt;br&gt;&lt;a href="https://forum.zdoom.org/viewtopic.php?t=56483#p998194" title="1: Cyanide: 1"&gt;115. All Clear Message&lt;/a&gt;</text:p>
          </table:table-cell>
        </table:table-row>
        <table:table-row table:style-name="ro3">
          <table:table-cell table:formula="of:=&quot;&lt;br&gt;&lt;a href=&quot; &amp; &quot;&quot;&quot;&quot; &amp; [Numbers.E125] &amp; &quot;&quot;&quot;&quot; &amp; &quot; title=&quot; &amp; &quot;&quot;&quot;&quot; &amp; [Numbers.C125] &amp; &quot;: &quot; &amp; [Numbers.F125] &amp; &quot;&quot;&quot;&quot; &amp; &quot;&gt;&quot; &amp; [Numbers.B125] &amp; &quot;. &quot;  &amp; [Numbers.D125] &amp; &quot;&lt;/a&gt;&quot;" office:value-type="string" office:string-value="&lt;br&gt;&lt;a href=&quot;https://forum.zdoom.org/viewtopic.php?f=43&amp;t=57464#p1012472&quot; title=&quot;1: leodoom85: 1&quot;&gt;115. Banhammer&lt;/a&gt;" calcext:value-type="string">
            <text:p>&lt;br&gt;&lt;a href="https://forum.zdoom.org/viewtopic.php?f=43&amp;t=57464#p1012472" title="1: leodoom85: 1"&gt;115. Banhammer&lt;/a&gt;</text:p>
          </table:table-cell>
        </table:table-row>
        <table:table-row table:style-name="ro3">
          <table:table-cell table:formula="of:=&quot;&lt;br&gt;&lt;a href=&quot; &amp; &quot;&quot;&quot;&quot; &amp; [Numbers.E126] &amp; &quot;&quot;&quot;&quot; &amp; &quot; title=&quot; &amp; &quot;&quot;&quot;&quot; &amp; [Numbers.C126] &amp; &quot;: &quot; &amp; [Numbers.F126] &amp; &quot;&quot;&quot;&quot; &amp; &quot;&gt;&quot; &amp; [Numbers.B126] &amp; &quot;. &quot;  &amp; [Numbers.D126] &amp; &quot;&lt;/a&gt;&quot;" office:value-type="string" office:string-value="&lt;br&gt;&lt;a href=&quot;https://forum.zdoom.org/viewtopic.php?f=3&amp;t=37949#p722987&quot; title=&quot;1: Hipnotic Rogue: 1&quot;&gt;115. Brutalkick&lt;/a&gt;" calcext:value-type="string">
            <text:p>&lt;br&gt;&lt;a href="https://forum.zdoom.org/viewtopic.php?f=3&amp;t=37949#p722987" title="1: Hipnotic Rogue: 1"&gt;115. Brutalkick&lt;/a&gt;</text:p>
          </table:table-cell>
        </table:table-row>
        <table:table-row table:style-name="ro3">
          <table:table-cell table:formula="of:=&quot;&lt;br&gt;&lt;a href=&quot; &amp; &quot;&quot;&quot;&quot; &amp; [Numbers.E127] &amp; &quot;&quot;&quot;&quot; &amp; &quot; title=&quot; &amp; &quot;&quot;&quot;&quot; &amp; [Numbers.C127] &amp; &quot;: &quot; &amp; [Numbers.F127] &amp; &quot;&quot;&quot;&quot; &amp; &quot;&gt;&quot; &amp; [Numbers.B127] &amp; &quot;. &quot;  &amp; [Numbers.D127] &amp; &quot;&lt;/a&gt;&quot;" office:value-type="string" office:string-value="&lt;br&gt;&lt;a href=&quot;https://forum.zdoom.org/viewtopic.php?t=34569#p653208&quot; title=&quot;1: wolfmanfp: 1&quot;&gt;115. Call of Dooty&lt;/a&gt;" calcext:value-type="string">
            <text:p>&lt;br&gt;&lt;a href="https://forum.zdoom.org/viewtopic.php?t=34569#p653208" title="1: wolfmanfp: 1"&gt;115. Call of Dooty&lt;/a&gt;</text:p>
          </table:table-cell>
        </table:table-row>
        <table:table-row table:style-name="ro3">
          <table:table-cell table:formula="of:=&quot;&lt;br&gt;&lt;a href=&quot; &amp; &quot;&quot;&quot;&quot; &amp; [Numbers.E128] &amp; &quot;&quot;&quot;&quot; &amp; &quot; title=&quot; &amp; &quot;&quot;&quot;&quot; &amp; [Numbers.C128] &amp; &quot;: &quot; &amp; [Numbers.F128] &amp; &quot;&quot;&quot;&quot; &amp; &quot;&gt;&quot; &amp; [Numbers.B128] &amp; &quot;. &quot;  &amp; [Numbers.D128] &amp; &quot;&lt;/a&gt;&quot;" office:value-type="string" office:string-value="&lt;br&gt;&lt;a href=&quot;https://www.doomworld.com/idgames/?id=12363&quot; title=&quot;1: Bigger C: 1&quot;&gt;115. Chosen&lt;/a&gt;" calcext:value-type="string">
            <text:p>&lt;br&gt;&lt;a href="https://www.doomworld.com/idgames/?id=12363" title="1: Bigger C: 1"&gt;115. Chosen&lt;/a&gt;</text:p>
          </table:table-cell>
        </table:table-row>
        <table:table-row table:style-name="ro3">
          <table:table-cell table:formula="of:=&quot;&lt;br&gt;&lt;a href=&quot; &amp; &quot;&quot;&quot;&quot; &amp; [Numbers.E129] &amp; &quot;&quot;&quot;&quot; &amp; &quot; title=&quot; &amp; &quot;&quot;&quot;&quot; &amp; [Numbers.C129] &amp; &quot;: &quot; &amp; [Numbers.F129] &amp; &quot;&quot;&quot;&quot; &amp; &quot;&gt;&quot; &amp; [Numbers.B129] &amp; &quot;. &quot;  &amp; [Numbers.D129] &amp; &quot;&lt;/a&gt;&quot;" office:value-type="string" office:string-value="&lt;br&gt;&lt;a href=&quot;https://forum.zdoom.org/viewtopic.php?f=61&amp;t=57834#p1017698&quot; title=&quot;1: leodoom85: 1&quot;&gt;115. Complex Doom: LCA&lt;/a&gt;" calcext:value-type="string">
            <text:p>&lt;br&gt;&lt;a href="https://forum.zdoom.org/viewtopic.php?f=61&amp;t=57834#p1017698" title="1: leodoom85: 1"&gt;115. Complex Doom: LCA&lt;/a&gt;</text:p>
          </table:table-cell>
        </table:table-row>
        <table:table-row table:style-name="ro3">
          <table:table-cell table:formula="of:=&quot;&lt;br&gt;&lt;a href=&quot; &amp; &quot;&quot;&quot;&quot; &amp; [Numbers.E130] &amp; &quot;&quot;&quot;&quot; &amp; &quot; title=&quot; &amp; &quot;&quot;&quot;&quot; &amp; [Numbers.C130] &amp; &quot;: &quot; &amp; [Numbers.F130] &amp; &quot;&quot;&quot;&quot; &amp; &quot;&gt;&quot; &amp; [Numbers.B130] &amp; &quot;. &quot;  &amp; [Numbers.D130] &amp; &quot;&lt;/a&gt;&quot;" office:value-type="string" office:string-value="&lt;br&gt;&lt;a href=&quot;https://forum.zdoom.org/viewtopic.php?f=19&amp;t=55298#p978283&quot; title=&quot;1: GAA1992: 1&quot;&gt;115. Consolation Prize: The PSX Doom TC&lt;/a&gt;" calcext:value-type="string">
            <text:p>&lt;br&gt;&lt;a href="https://forum.zdoom.org/viewtopic.php?f=19&amp;t=55298#p978283" title="1: GAA1992: 1"&gt;115. Consolation Prize: The PSX Doom TC&lt;/a&gt;</text:p>
          </table:table-cell>
        </table:table-row>
        <table:table-row table:style-name="ro3">
          <table:table-cell table:formula="of:=&quot;&lt;br&gt;&lt;a href=&quot; &amp; &quot;&quot;&quot;&quot; &amp; [Numbers.E131] &amp; &quot;&quot;&quot;&quot; &amp; &quot; title=&quot; &amp; &quot;&quot;&quot;&quot; &amp; [Numbers.C131] &amp; &quot;: &quot; &amp; [Numbers.F131] &amp; &quot;&quot;&quot;&quot; &amp; &quot;&gt;&quot; &amp; [Numbers.B131] &amp; &quot;. &quot;  &amp; [Numbers.D131] &amp; &quot;&lt;/a&gt;&quot;" office:value-type="string" office:string-value="&lt;br&gt;&lt;a href=&quot;https://forum.zdoom.org/viewtopic.php?f=43&amp;t=51446&quot; title=&quot;1: m8f: 1&quot;&gt;115. CustomDoom&lt;/a&gt;" calcext:value-type="string">
            <text:p>&lt;br&gt;&lt;a href="https://forum.zdoom.org/viewtopic.php?f=43&amp;t=51446" title="1: m8f: 1"&gt;115. CustomDoom&lt;/a&gt;</text:p>
          </table:table-cell>
        </table:table-row>
        <table:table-row table:style-name="ro3">
          <table:table-cell table:formula="of:=&quot;&lt;br&gt;&lt;a href=&quot; &amp; &quot;&quot;&quot;&quot; &amp; [Numbers.E132] &amp; &quot;&quot;&quot;&quot; &amp; &quot; title=&quot; &amp; &quot;&quot;&quot;&quot; &amp; [Numbers.C132] &amp; &quot;: &quot; &amp; [Numbers.F132] &amp; &quot;&quot;&quot;&quot; &amp; &quot;&gt;&quot; &amp; [Numbers.B132] &amp; &quot;. &quot;  &amp; [Numbers.D132] &amp; &quot;&lt;/a&gt;&quot;" office:value-type="string" office:string-value="&lt;br&gt;&lt;a href=&quot;https://forum.zdoom.org/viewtopic.php?t=55048#p972862&quot; title=&quot;1: Hipnotic Rogue: 1&quot;&gt;115. DamNums&lt;/a&gt;" calcext:value-type="string">
            <text:p>&lt;br&gt;&lt;a href="https://forum.zdoom.org/viewtopic.php?t=55048#p972862" title="1: Hipnotic Rogue: 1"&gt;115. DamNums&lt;/a&gt;</text:p>
          </table:table-cell>
        </table:table-row>
        <table:table-row table:style-name="ro3">
          <table:table-cell table:formula="of:=&quot;&lt;br&gt;&lt;a href=&quot; &amp; &quot;&quot;&quot;&quot; &amp; [Numbers.E133] &amp; &quot;&quot;&quot;&quot; &amp; &quot; title=&quot; &amp; &quot;&quot;&quot;&quot; &amp; [Numbers.C133] &amp; &quot;: &quot; &amp; [Numbers.F133] &amp; &quot;&quot;&quot;&quot; &amp; &quot;&gt;&quot; &amp; [Numbers.B133] &amp; &quot;. &quot;  &amp; [Numbers.D133] &amp; &quot;&lt;/a&gt;&quot;" office:value-type="string" office:string-value="&lt;br&gt;&lt;a href=&quot;https://www.doomworld.com/idgames/levels/doom2/Ports/d-f/dark7&quot; title=&quot;1: The Ultimate DooMer: 1&quot;&gt;115. Dark 7 (with Mission Pack)&lt;/a&gt;" calcext:value-type="string">
            <text:p>&lt;br&gt;&lt;a href="https://www.doomworld.com/idgames/levels/doom2/Ports/d-f/dark7" title="1: The Ultimate DooMer: 1"&gt;115. Dark 7 (with Mission Pack)&lt;/a&gt;</text:p>
          </table:table-cell>
        </table:table-row>
        <table:table-row table:style-name="ro3">
          <table:table-cell table:formula="of:=&quot;&lt;br&gt;&lt;a href=&quot; &amp; &quot;&quot;&quot;&quot; &amp; [Numbers.E134] &amp; &quot;&quot;&quot;&quot; &amp; &quot; title=&quot; &amp; &quot;&quot;&quot;&quot; &amp; [Numbers.C134] &amp; &quot;: &quot; &amp; [Numbers.F134] &amp; &quot;&quot;&quot;&quot; &amp; &quot;&gt;&quot; &amp; [Numbers.B134] &amp; &quot;. &quot;  &amp; [Numbers.D134] &amp; &quot;&lt;/a&gt;&quot;" office:value-type="string" office:string-value="&lt;br&gt;&lt;a href=&quot;https://forum.zdoom.org/viewtopic.php?t=58375#p1025963&quot; title=&quot;1: The Ultimate DooMer: 1&quot;&gt;115. Dark Encounters&lt;/a&gt;" calcext:value-type="string">
            <text:p>&lt;br&gt;&lt;a href="https://forum.zdoom.org/viewtopic.php?t=58375#p1025963" title="1: The Ultimate DooMer: 1"&gt;115. Dark Encounters&lt;/a&gt;</text:p>
          </table:table-cell>
        </table:table-row>
        <table:table-row table:style-name="ro3">
          <table:table-cell table:formula="of:=&quot;&lt;br&gt;&lt;a href=&quot; &amp; &quot;&quot;&quot;&quot; &amp; [Numbers.E135] &amp; &quot;&quot;&quot;&quot; &amp; &quot; title=&quot; &amp; &quot;&quot;&quot;&quot; &amp; [Numbers.C135] &amp; &quot;: &quot; &amp; [Numbers.F135] &amp; &quot;&quot;&quot;&quot; &amp; &quot;&gt;&quot; &amp; [Numbers.B135] &amp; &quot;. &quot;  &amp; [Numbers.D135] &amp; &quot;&lt;/a&gt;&quot;" office:value-type="string" office:string-value="&lt;br&gt;&lt;a href=&quot;https://forum.zdoom.org/viewtopic.php?f=42&amp;t=54708#p964549&quot; title=&quot;1: Rachael: 1&quot;&gt;115. dead.air&lt;/a&gt;" calcext:value-type="string">
            <text:p>&lt;br&gt;&lt;a href="https://forum.zdoom.org/viewtopic.php?f=42&amp;t=54708#p964549" title="1: Rachael: 1"&gt;115. dead.air&lt;/a&gt;</text:p>
          </table:table-cell>
        </table:table-row>
        <table:table-row table:style-name="ro3">
          <table:table-cell table:formula="of:=&quot;&lt;br&gt;&lt;a href=&quot; &amp; &quot;&quot;&quot;&quot; &amp; [Numbers.E136] &amp; &quot;&quot;&quot;&quot; &amp; &quot; title=&quot; &amp; &quot;&quot;&quot;&quot; &amp; [Numbers.C136] &amp; &quot;: &quot; &amp; [Numbers.F136] &amp; &quot;&quot;&quot;&quot; &amp; &quot;&gt;&quot; &amp; [Numbers.B136] &amp; &quot;. &quot;  &amp; [Numbers.D136] &amp; &quot;&lt;/a&gt;&quot;" office:value-type="string" office:string-value="&lt;br&gt;&lt;a href=&quot;https://forum.zdoom.org/viewtopic.php?t=46787#p786254&quot; title=&quot;1: HaraSwift: 1&quot;&gt;115. Demonsteele: NowThatsWhatICallMIDI&lt;/a&gt;" calcext:value-type="string">
            <text:p>&lt;br&gt;&lt;a href="https://forum.zdoom.org/viewtopic.php?t=46787#p786254" title="1: HaraSwift: 1"&gt;115. Demonsteele: NowThatsWhatICallMIDI&lt;/a&gt;</text:p>
          </table:table-cell>
        </table:table-row>
        <table:table-row table:style-name="ro3">
          <table:table-cell table:formula="of:=&quot;&lt;br&gt;&lt;a href=&quot; &amp; &quot;&quot;&quot;&quot; &amp; [Numbers.E137] &amp; &quot;&quot;&quot;&quot; &amp; &quot; title=&quot; &amp; &quot;&quot;&quot;&quot; &amp; [Numbers.C137] &amp; &quot;: &quot; &amp; [Numbers.F137] &amp; &quot;&quot;&quot;&quot; &amp; &quot;&gt;&quot; &amp; [Numbers.B137] &amp; &quot;. &quot;  &amp; [Numbers.D137] &amp; &quot;&lt;/a&gt;&quot;" office:value-type="string" office:string-value="&lt;br&gt;&lt;a href=&quot;https://www.moddb.com/mods/dont-play-with-hell-black-edition&quot; title=&quot;1: Ravick: 1&quot;&gt;115. Don`t play with HELL – Black Edition&lt;/a&gt;" calcext:value-type="string">
            <text:p>&lt;br&gt;&lt;a href="https://www.moddb.com/mods/dont-play-with-hell-black-edition" title="1: Ravick: 1"&gt;115. Don`t play with HELL – Black Edition&lt;/a&gt;</text:p>
          </table:table-cell>
        </table:table-row>
        <table:table-row table:style-name="ro3">
          <table:table-cell table:formula="of:=&quot;&lt;br&gt;&lt;a href=&quot; &amp; &quot;&quot;&quot;&quot; &amp; [Numbers.E138] &amp; &quot;&quot;&quot;&quot; &amp; &quot; title=&quot; &amp; &quot;&quot;&quot;&quot; &amp; [Numbers.C138] &amp; &quot;: &quot; &amp; [Numbers.F138] &amp; &quot;&quot;&quot;&quot; &amp; &quot;&gt;&quot; &amp; [Numbers.B138] &amp; &quot;. &quot;  &amp; [Numbers.D138] &amp; &quot;&lt;/a&gt;&quot;" office:value-type="string" office:string-value="&lt;br&gt;&lt;a href=&quot;https://www.doomworld.com/forum/topic/62403-doom-2-minor-sprite-fixing-project-v19-release-updated-12718/&quot; title=&quot;1: m8f: 1&quot;&gt;115. Doom 2 Minor Sprite Fixing Project&lt;/a&gt;" calcext:value-type="string">
            <text:p>&lt;br&gt;&lt;a href="https://www.doomworld.com/forum/topic/62403-doom-2-minor-sprite-fixing-project-v19-release-updated-12718/" title="1: m8f: 1"&gt;115. Doom 2 Minor Sprite Fixing Project&lt;/a&gt;</text:p>
          </table:table-cell>
        </table:table-row>
        <table:table-row table:style-name="ro3">
          <table:table-cell table:formula="of:=&quot;&lt;br&gt;&lt;a href=&quot; &amp; &quot;&quot;&quot;&quot; &amp; [Numbers.E139] &amp; &quot;&quot;&quot;&quot; &amp; &quot; title=&quot; &amp; &quot;&quot;&quot;&quot; &amp; [Numbers.C139] &amp; &quot;: &quot; &amp; [Numbers.F139] &amp; &quot;&quot;&quot;&quot; &amp; &quot;&gt;&quot; &amp; [Numbers.B139] &amp; &quot;. &quot;  &amp; [Numbers.D139] &amp; &quot;&lt;/a&gt;&quot;" office:value-type="string" office:string-value="&lt;br&gt;&lt;a href=&quot;https://forum.zdoom.org/viewtopic.php?f=43&amp;t=51596&quot; title=&quot;1: Hipnotic Rogue: 1&quot;&gt;115. Doom 64 'weapons only'&lt;/a&gt;" calcext:value-type="string">
            <text:p>&lt;br&gt;&lt;a href="https://forum.zdoom.org/viewtopic.php?f=43&amp;t=51596" title="1: Hipnotic Rogue: 1"&gt;115. Doom 64 'weapons only'&lt;/a&gt;</text:p>
          </table:table-cell>
        </table:table-row>
        <table:table-row table:style-name="ro3">
          <table:table-cell table:formula="of:=&quot;&lt;br&gt;&lt;a href=&quot; &amp; &quot;&quot;&quot;&quot; &amp; [Numbers.E140] &amp; &quot;&quot;&quot;&quot; &amp; &quot; title=&quot; &amp; &quot;&quot;&quot;&quot; &amp; [Numbers.C140] &amp; &quot;: &quot; &amp; [Numbers.F140] &amp; &quot;&quot;&quot;&quot; &amp; &quot;&gt;&quot; &amp; [Numbers.B140] &amp; &quot;. &quot;  &amp; [Numbers.D140] &amp; &quot;&lt;/a&gt;&quot;" office:value-type="string" office:string-value="&lt;br&gt;&lt;a href=&quot;https://forum.zdoom.org/viewtopic.php?f=19&amp;t=48208#p824651&quot; title=&quot;1: Cyanide: 1&quot;&gt;115. Eriguns 1&lt;/a&gt;" calcext:value-type="string">
            <text:p>&lt;br&gt;&lt;a href="https://forum.zdoom.org/viewtopic.php?f=19&amp;t=48208#p824651" title="1: Cyanide: 1"&gt;115. Eriguns 1&lt;/a&gt;</text:p>
          </table:table-cell>
        </table:table-row>
        <table:table-row table:style-name="ro3">
          <table:table-cell table:formula="of:=&quot;&lt;br&gt;&lt;a href=&quot; &amp; &quot;&quot;&quot;&quot; &amp; [Numbers.E141] &amp; &quot;&quot;&quot;&quot; &amp; &quot; title=&quot; &amp; &quot;&quot;&quot;&quot; &amp; [Numbers.C141] &amp; &quot;: &quot; &amp; [Numbers.F141] &amp; &quot;&quot;&quot;&quot; &amp; &quot;&gt;&quot; &amp; [Numbers.B141] &amp; &quot;. &quot;  &amp; [Numbers.D141] &amp; &quot;&lt;/a&gt;&quot;" office:value-type="string" office:string-value="&lt;br&gt;&lt;a href=&quot;https://forum.zdoom.org/viewtopic.php?f=43&amp;t=58486#p1027620&quot; title=&quot;1: kadu522: 1&quot;&gt;115. Factotum&lt;/a&gt;" calcext:value-type="string">
            <text:p>&lt;br&gt;&lt;a href="https://forum.zdoom.org/viewtopic.php?f=43&amp;t=58486#p1027620" title="1: kadu522: 1"&gt;115. Factotum&lt;/a&gt;</text:p>
          </table:table-cell>
        </table:table-row>
        <table:table-row table:style-name="ro3">
          <table:table-cell table:formula="of:=&quot;&lt;br&gt;&lt;a href=&quot; &amp; &quot;&quot;&quot;&quot; &amp; [Numbers.E142] &amp; &quot;&quot;&quot;&quot; &amp; &quot; title=&quot; &amp; &quot;&quot;&quot;&quot; &amp; [Numbers.C142] &amp; &quot;: &quot; &amp; [Numbers.F142] &amp; &quot;&quot;&quot;&quot; &amp; &quot;&gt;&quot; &amp; [Numbers.B142] &amp; &quot;. &quot;  &amp; [Numbers.D142] &amp; &quot;&lt;/a&gt;&quot;" office:value-type="string" office:string-value="&lt;br&gt;&lt;a href=&quot;https://forum.zdoom.org/viewtopic.php?f=19&amp;t=52631#p920489&quot; title=&quot;1: m8f: 1&quot;&gt;115. Fading Corpses Universal&lt;/a&gt;" calcext:value-type="string">
            <text:p>&lt;br&gt;&lt;a href="https://forum.zdoom.org/viewtopic.php?f=19&amp;t=52631#p920489" title="1: m8f: 1"&gt;115. Fading Corpses Universal&lt;/a&gt;</text:p>
          </table:table-cell>
        </table:table-row>
        <table:table-row table:style-name="ro3">
          <table:table-cell table:formula="of:=&quot;&lt;br&gt;&lt;a href=&quot; &amp; &quot;&quot;&quot;&quot; &amp; [Numbers.E143] &amp; &quot;&quot;&quot;&quot; &amp; &quot; title=&quot; &amp; &quot;&quot;&quot;&quot; &amp; [Numbers.C143] &amp; &quot;: &quot; &amp; [Numbers.F143] &amp; &quot;&quot;&quot;&quot; &amp; &quot;&gt;&quot; &amp; [Numbers.B143] &amp; &quot;. &quot;  &amp; [Numbers.D143] &amp; &quot;&lt;/a&gt;&quot;" office:value-type="string" office:string-value="&lt;br&gt;&lt;a href=&quot;https://forum.zdoom.org/viewtopic.php?f=43&amp;t=58923#p1033516&quot; title=&quot;1: kadu522: 1&quot;&gt;115. FamiliarDoom&lt;/a&gt;" calcext:value-type="string">
            <text:p>&lt;br&gt;&lt;a href="https://forum.zdoom.org/viewtopic.php?f=43&amp;t=58923#p1033516" title="1: kadu522: 1"&gt;115. FamiliarDoom&lt;/a&gt;</text:p>
          </table:table-cell>
        </table:table-row>
        <table:table-row table:style-name="ro3">
          <table:table-cell table:formula="of:=&quot;&lt;br&gt;&lt;a href=&quot; &amp; &quot;&quot;&quot;&quot; &amp; [Numbers.E144] &amp; &quot;&quot;&quot;&quot; &amp; &quot; title=&quot; &amp; &quot;&quot;&quot;&quot; &amp; [Numbers.C144] &amp; &quot;: &quot; &amp; [Numbers.F144] &amp; &quot;&quot;&quot;&quot; &amp; &quot;&gt;&quot; &amp; [Numbers.B144] &amp; &quot;. &quot;  &amp; [Numbers.D144] &amp; &quot;&lt;/a&gt;&quot;" office:value-type="string" office:string-value="&lt;br&gt;&lt;a href=&quot;https://forum.zdoom.org/viewtopic.php?f=105&amp;t=35388#p666921&quot; title=&quot;1: m8f: 1&quot;&gt;115. Footsteps&lt;/a&gt;" calcext:value-type="string">
            <text:p>&lt;br&gt;&lt;a href="https://forum.zdoom.org/viewtopic.php?f=105&amp;t=35388#p666921" title="1: m8f: 1"&gt;115. Footsteps&lt;/a&gt;</text:p>
          </table:table-cell>
        </table:table-row>
        <table:table-row table:style-name="ro3">
          <table:table-cell table:formula="of:=&quot;&lt;br&gt;&lt;a href=&quot; &amp; &quot;&quot;&quot;&quot; &amp; [Numbers.E145] &amp; &quot;&quot;&quot;&quot; &amp; &quot; title=&quot; &amp; &quot;&quot;&quot;&quot; &amp; [Numbers.C145] &amp; &quot;: &quot; &amp; [Numbers.F145] &amp; &quot;&quot;&quot;&quot; &amp; &quot;&gt;&quot; &amp; [Numbers.B145] &amp; &quot;. &quot;  &amp; [Numbers.D145] &amp; &quot;&lt;/a&gt;&quot;" office:value-type="string" office:string-value="&lt;br&gt;&lt;a href=&quot;https://forum.zdoom.org/viewtopic.php?f=19&amp;t=57252#p1009564&quot; title=&quot;1: Rachael: 1&quot;&gt;115. Ghoul School 3D&lt;/a&gt;" calcext:value-type="string">
            <text:p>&lt;br&gt;&lt;a href="https://forum.zdoom.org/viewtopic.php?f=19&amp;t=57252#p1009564" title="1: Rachael: 1"&gt;115. Ghoul School 3D&lt;/a&gt;</text:p>
          </table:table-cell>
        </table:table-row>
        <table:table-row table:style-name="ro3">
          <table:table-cell table:formula="of:=&quot;&lt;br&gt;&lt;a href=&quot; &amp; &quot;&quot;&quot;&quot; &amp; [Numbers.E146] &amp; &quot;&quot;&quot;&quot; &amp; &quot; title=&quot; &amp; &quot;&quot;&quot;&quot; &amp; [Numbers.C146] &amp; &quot;: &quot; &amp; [Numbers.F146] &amp; &quot;&quot;&quot;&quot; &amp; &quot;&gt;&quot; &amp; [Numbers.B146] &amp; &quot;. &quot;  &amp; [Numbers.D146] &amp; &quot;&lt;/a&gt;&quot;" office:value-type="string" office:string-value="&lt;br&gt;&lt;a href=&quot;https://forum.zdoom.org/viewtopic.php?f=46&amp;t=56148#p994037&quot; title=&quot;1: Hipnotic Rogue: 1&quot;&gt;115. GZSHud&lt;/a&gt;" calcext:value-type="string">
            <text:p>&lt;br&gt;&lt;a href="https://forum.zdoom.org/viewtopic.php?f=46&amp;t=56148#p994037" title="1: Hipnotic Rogue: 1"&gt;115. GZSHud&lt;/a&gt;</text:p>
          </table:table-cell>
        </table:table-row>
        <table:table-row table:style-name="ro3">
          <table:table-cell table:formula="of:=&quot;&lt;br&gt;&lt;a href=&quot; &amp; &quot;&quot;&quot;&quot; &amp; [Numbers.E147] &amp; &quot;&quot;&quot;&quot; &amp; &quot; title=&quot; &amp; &quot;&quot;&quot;&quot; &amp; [Numbers.C147] &amp; &quot;: &quot; &amp; [Numbers.F147] &amp; &quot;&quot;&quot;&quot; &amp; &quot;&gt;&quot; &amp; [Numbers.B147] &amp; &quot;. &quot;  &amp; [Numbers.D147] &amp; &quot;&lt;/a&gt;&quot;" office:value-type="string" office:string-value="&lt;br&gt;&lt;a href=&quot;https://www.doomworld.com/idgames/levels/doom2/Ports/a-c/circus2&quot; title=&quot;1: Ravick: 1&quot;&gt;115. Happy Time Circus ][&lt;/a&gt;" calcext:value-type="string">
            <text:p>&lt;br&gt;&lt;a href="https://www.doomworld.com/idgames/levels/doom2/Ports/a-c/circus2" title="1: Ravick: 1"&gt;115. Happy Time Circus ][&lt;/a&gt;</text:p>
          </table:table-cell>
        </table:table-row>
        <table:table-row table:style-name="ro3">
          <table:table-cell table:formula="of:=&quot;&lt;br&gt;&lt;a href=&quot; &amp; &quot;&quot;&quot;&quot; &amp; [Numbers.E148] &amp; &quot;&quot;&quot;&quot; &amp; &quot; title=&quot; &amp; &quot;&quot;&quot;&quot; &amp; [Numbers.C148] &amp; &quot;: &quot; &amp; [Numbers.F148] &amp; &quot;&quot;&quot;&quot; &amp; &quot;&gt;&quot; &amp; [Numbers.B148] &amp; &quot;. &quot;  &amp; [Numbers.D148] &amp; &quot;&lt;/a&gt;&quot;" office:value-type="string" office:string-value="&lt;br&gt;&lt;a href=&quot;https://forum.zdoom.org/viewtopic.php?f=37&amp;t=47973#p817851&quot; title=&quot;1: Hipnotic Rogue: 1&quot;&gt;115. Heretic Widescreened HUD&lt;/a&gt;" calcext:value-type="string">
            <text:p>&lt;br&gt;&lt;a href="https://forum.zdoom.org/viewtopic.php?f=37&amp;t=47973#p817851" title="1: Hipnotic Rogue: 1"&gt;115. Heretic Widescreened HUD&lt;/a&gt;</text:p>
          </table:table-cell>
        </table:table-row>
        <table:table-row table:style-name="ro3">
          <table:table-cell table:formula="of:=&quot;&lt;br&gt;&lt;a href=&quot; &amp; &quot;&quot;&quot;&quot; &amp; [Numbers.E149] &amp; &quot;&quot;&quot;&quot; &amp; &quot; title=&quot; &amp; &quot;&quot;&quot;&quot; &amp; [Numbers.C149] &amp; &quot;: &quot; &amp; [Numbers.F149] &amp; &quot;&quot;&quot;&quot; &amp; &quot;&gt;&quot; &amp; [Numbers.B149] &amp; &quot;. &quot;  &amp; [Numbers.D149] &amp; &quot;&lt;/a&gt;&quot;" office:value-type="string" office:string-value="&lt;br&gt;&lt;a href=&quot;https://www.doomworld.com/idgames/levels/hexen/v-z/viscerus&quot; title=&quot;1: Solmir : 1&quot;&gt;115. Hexen: Scourge of Viscerus&lt;/a&gt;" calcext:value-type="string">
            <text:p>&lt;br&gt;&lt;a href="https://www.doomworld.com/idgames/levels/hexen/v-z/viscerus" title="1: Solmir : 1"&gt;115. Hexen: Scourge of Viscerus&lt;/a&gt;</text:p>
          </table:table-cell>
        </table:table-row>
        <table:table-row table:style-name="ro3">
          <table:table-cell table:formula="of:=&quot;&lt;br&gt;&lt;a href=&quot; &amp; &quot;&quot;&quot;&quot; &amp; [Numbers.E150] &amp; &quot;&quot;&quot;&quot; &amp; &quot; title=&quot; &amp; &quot;&quot;&quot;&quot; &amp; [Numbers.C150] &amp; &quot;: &quot; &amp; [Numbers.F150] &amp; &quot;&quot;&quot;&quot; &amp; &quot;&gt;&quot; &amp; [Numbers.B150] &amp; &quot;. &quot;  &amp; [Numbers.D150] &amp; &quot;&lt;/a&gt;&quot;" office:value-type="string" office:string-value="&lt;br&gt;&lt;a href=&quot;https://forum.zdoom.org/viewtopic.php?f=43&amp;t=33766#p638587&quot; title=&quot;1: Eric_: 1&quot;&gt;115. HeXercise&lt;/a&gt;" calcext:value-type="string">
            <text:p>&lt;br&gt;&lt;a href="https://forum.zdoom.org/viewtopic.php?f=43&amp;t=33766#p638587" title="1: Eric_: 1"&gt;115. HeXercise&lt;/a&gt;</text:p>
          </table:table-cell>
        </table:table-row>
        <table:table-row table:style-name="ro3">
          <table:table-cell table:formula="of:=&quot;&lt;br&gt;&lt;a href=&quot; &amp; &quot;&quot;&quot;&quot; &amp; [Numbers.E151] &amp; &quot;&quot;&quot;&quot; &amp; &quot; title=&quot; &amp; &quot;&quot;&quot;&quot; &amp; [Numbers.C151] &amp; &quot;: &quot; &amp; [Numbers.F151] &amp; &quot;&quot;&quot;&quot; &amp; &quot;&gt;&quot; &amp; [Numbers.B151] &amp; &quot;. &quot;  &amp; [Numbers.D151] &amp; &quot;&lt;/a&gt;&quot;" office:value-type="string" office:string-value="&lt;br&gt;&lt;a href=&quot;https://forum.zdoom.org/viewtopic.php?f=43&amp;t=57522#p1013338&quot; title=&quot;1: GAA1992: 1&quot;&gt;115. Highway to Hell&lt;/a&gt;" calcext:value-type="string">
            <text:p>&lt;br&gt;&lt;a href="https://forum.zdoom.org/viewtopic.php?f=43&amp;t=57522#p1013338" title="1: GAA1992: 1"&gt;115. Highway to Hell&lt;/a&gt;</text:p>
          </table:table-cell>
        </table:table-row>
        <table:table-row table:style-name="ro3">
          <table:table-cell table:formula="of:=&quot;&lt;br&gt;&lt;a href=&quot; &amp; &quot;&quot;&quot;&quot; &amp; [Numbers.E152] &amp; &quot;&quot;&quot;&quot; &amp; &quot; title=&quot; &amp; &quot;&quot;&quot;&quot; &amp; [Numbers.C152] &amp; &quot;: &quot; &amp; [Numbers.F152] &amp; &quot;&quot;&quot;&quot; &amp; &quot;&gt;&quot; &amp; [Numbers.B152] &amp; &quot;. &quot;  &amp; [Numbers.D152] &amp; &quot;&lt;/a&gt;&quot;" office:value-type="string" office:string-value="&lt;br&gt;&lt;a href=&quot;https://www.doomworld.com/idgames/levels/heretic/Ports/hocx&quot; title=&quot;1: The Ultimate DooMer: 1&quot;&gt;115. Hordes of Chaos&lt;/a&gt;" calcext:value-type="string">
            <text:p>&lt;br&gt;&lt;a href="https://www.doomworld.com/idgames/levels/heretic/Ports/hocx" title="1: The Ultimate DooMer: 1"&gt;115. Hordes of Chaos&lt;/a&gt;</text:p>
          </table:table-cell>
        </table:table-row>
        <table:table-row table:style-name="ro3">
          <table:table-cell table:formula="of:=&quot;&lt;br&gt;&lt;a href=&quot; &amp; &quot;&quot;&quot;&quot; &amp; [Numbers.E153] &amp; &quot;&quot;&quot;&quot; &amp; &quot; title=&quot; &amp; &quot;&quot;&quot;&quot; &amp; [Numbers.C153] &amp; &quot;: &quot; &amp; [Numbers.F153] &amp; &quot;&quot;&quot;&quot; &amp; &quot;&gt;&quot; &amp; [Numbers.B153] &amp; &quot;. &quot;  &amp; [Numbers.D153] &amp; &quot;&lt;/a&gt;&quot;" office:value-type="string" office:string-value="&lt;br&gt;&lt;a href=&quot;https://forum.zdoom.org/viewtopic.php?f=43&amp;t=48074#p820532&quot; title=&quot;1: leodoom85: 1&quot;&gt;115. HXRTC Project&lt;/a&gt;" calcext:value-type="string">
            <text:p>&lt;br&gt;&lt;a href="https://forum.zdoom.org/viewtopic.php?f=43&amp;t=48074#p820532" title="1: leodoom85: 1"&gt;115. HXRTC Project&lt;/a&gt;</text:p>
          </table:table-cell>
        </table:table-row>
        <table:table-row table:style-name="ro3">
          <table:table-cell table:formula="of:=&quot;&lt;br&gt;&lt;a href=&quot; &amp; &quot;&quot;&quot;&quot; &amp; [Numbers.E154] &amp; &quot;&quot;&quot;&quot; &amp; &quot; title=&quot; &amp; &quot;&quot;&quot;&quot; &amp; [Numbers.C154] &amp; &quot;: &quot; &amp; [Numbers.F154] &amp; &quot;&quot;&quot;&quot; &amp; &quot;&gt;&quot; &amp; [Numbers.B154] &amp; &quot;. &quot;  &amp; [Numbers.D154] &amp; &quot;&lt;/a&gt;&quot;" office:value-type="string" office:string-value="&lt;br&gt;&lt;a href=&quot;https://forum.zdoom.org/viewtopic.php?t=37786#p719312&quot; title=&quot;1: Ravick: 1&quot;&gt;115. Lasting Light&lt;/a&gt;" calcext:value-type="string">
            <text:p>&lt;br&gt;&lt;a href="https://forum.zdoom.org/viewtopic.php?t=37786#p719312" title="1: Ravick: 1"&gt;115. Lasting Light&lt;/a&gt;</text:p>
          </table:table-cell>
        </table:table-row>
        <table:table-row table:style-name="ro3">
          <table:table-cell table:formula="of:=&quot;&lt;br&gt;&lt;a href=&quot; &amp; &quot;&quot;&quot;&quot; &amp; [Numbers.E155] &amp; &quot;&quot;&quot;&quot; &amp; &quot; title=&quot; &amp; &quot;&quot;&quot;&quot; &amp; [Numbers.C155] &amp; &quot;: &quot; &amp; [Numbers.F155] &amp; &quot;&quot;&quot;&quot; &amp; &quot;&gt;&quot; &amp; [Numbers.B155] &amp; &quot;. &quot;  &amp; [Numbers.D155] &amp; &quot;&lt;/a&gt;&quot;" office:value-type="string" office:string-value="&lt;br&gt;&lt;a href=&quot;https://forum.zdoom.org/viewtopic.php?f=19&amp;t=28589&amp;start=2490#p925995&quot; title=&quot;1: Sgt. Shivers: 1&quot;&gt;115. MAIS&lt;/a&gt;" calcext:value-type="string">
            <text:p>&lt;br&gt;&lt;a href="https://forum.zdoom.org/viewtopic.php?f=19&amp;t=28589&amp;start=2490#p925995" title="1: Sgt. Shivers: 1"&gt;115. MAIS&lt;/a&gt;</text:p>
          </table:table-cell>
        </table:table-row>
        <table:table-row table:style-name="ro3">
          <table:table-cell table:formula="of:=&quot;&lt;br&gt;&lt;a href=&quot; &amp; &quot;&quot;&quot;&quot; &amp; [Numbers.E156] &amp; &quot;&quot;&quot;&quot; &amp; &quot; title=&quot; &amp; &quot;&quot;&quot;&quot; &amp; [Numbers.C156] &amp; &quot;: &quot; &amp; [Numbers.F156] &amp; &quot;&quot;&quot;&quot; &amp; &quot;&gt;&quot; &amp; [Numbers.B156] &amp; &quot;. &quot;  &amp; [Numbers.D156] &amp; &quot;&lt;/a&gt;&quot;" office:value-type="string" office:string-value="&lt;br&gt;&lt;a href=&quot;https://www.doomworld.com/idgames/levels/doom2/Ports/m-o/massm2&quot; title=&quot;1: The Ultimate DooMer: 1&quot;&gt;115. MassMouth 2&lt;/a&gt;" calcext:value-type="string">
            <text:p>&lt;br&gt;&lt;a href="https://www.doomworld.com/idgames/levels/doom2/Ports/m-o/massm2" title="1: The Ultimate DooMer: 1"&gt;115. MassMouth 2&lt;/a&gt;</text:p>
          </table:table-cell>
        </table:table-row>
        <table:table-row table:style-name="ro3">
          <table:table-cell table:formula="of:=&quot;&lt;br&gt;&lt;a href=&quot; &amp; &quot;&quot;&quot;&quot; &amp; [Numbers.E157] &amp; &quot;&quot;&quot;&quot; &amp; &quot; title=&quot; &amp; &quot;&quot;&quot;&quot; &amp; [Numbers.C157] &amp; &quot;: &quot; &amp; [Numbers.F157] &amp; &quot;&quot;&quot;&quot; &amp; &quot;&gt;&quot; &amp; [Numbers.B157] &amp; &quot;. &quot;  &amp; [Numbers.D157] &amp; &quot;&lt;/a&gt;&quot;" office:value-type="string" office:string-value="&lt;br&gt;&lt;a href=&quot;https://forum.zdoom.org/viewtopic.php?t=48924#p843884&quot; title=&quot;1: Beed28: 1&quot;&gt;115. Megabounce&lt;/a&gt;" calcext:value-type="string">
            <text:p>&lt;br&gt;&lt;a href="https://forum.zdoom.org/viewtopic.php?t=48924#p843884" title="1: Beed28: 1"&gt;115. Megabounce&lt;/a&gt;</text:p>
          </table:table-cell>
        </table:table-row>
        <table:table-row table:style-name="ro3">
          <table:table-cell table:formula="of:=&quot;&lt;br&gt;&lt;a href=&quot; &amp; &quot;&quot;&quot;&quot; &amp; [Numbers.E158] &amp; &quot;&quot;&quot;&quot; &amp; &quot; title=&quot; &amp; &quot;&quot;&quot;&quot; &amp; [Numbers.C158] &amp; &quot;: &quot; &amp; [Numbers.F158] &amp; &quot;&quot;&quot;&quot; &amp; &quot;&gt;&quot; &amp; [Numbers.B158] &amp; &quot;. &quot;  &amp; [Numbers.D158] &amp; &quot;&lt;/a&gt;&quot;" office:value-type="string" office:string-value="&lt;br&gt;&lt;a href=&quot;https://forum.zdoom.org/viewtopic.php?t=45872#p761776&quot; title=&quot;1: Cyanide: 1&quot;&gt;115. Metroid: Dreadnought&lt;/a&gt;" calcext:value-type="string">
            <text:p>&lt;br&gt;&lt;a href="https://forum.zdoom.org/viewtopic.php?t=45872#p761776" title="1: Cyanide: 1"&gt;115. Metroid: Dreadnought&lt;/a&gt;</text:p>
          </table:table-cell>
        </table:table-row>
        <table:table-row table:style-name="ro3">
          <table:table-cell table:formula="of:=&quot;&lt;br&gt;&lt;a href=&quot; &amp; &quot;&quot;&quot;&quot; &amp; [Numbers.E159] &amp; &quot;&quot;&quot;&quot; &amp; &quot; title=&quot; &amp; &quot;&quot;&quot;&quot; &amp; [Numbers.C159] &amp; &quot;: &quot; &amp; [Numbers.F159] &amp; &quot;&quot;&quot;&quot; &amp; &quot;&gt;&quot; &amp; [Numbers.B159] &amp; &quot;. &quot;  &amp; [Numbers.D159] &amp; &quot;&lt;/a&gt;&quot;" office:value-type="string" office:string-value="&lt;br&gt;&lt;a href=&quot;https://forum.zdoom.org/viewtopic.php?t=56838#p1003369&quot; title=&quot;1: Cyanide: 1&quot;&gt;115. Monster Scouter&lt;/a&gt;" calcext:value-type="string">
            <text:p>&lt;br&gt;&lt;a href="https://forum.zdoom.org/viewtopic.php?t=56838#p1003369" title="1: Cyanide: 1"&gt;115. Monster Scouter&lt;/a&gt;</text:p>
          </table:table-cell>
        </table:table-row>
        <table:table-row table:style-name="ro3">
          <table:table-cell table:formula="of:=&quot;&lt;br&gt;&lt;a href=&quot; &amp; &quot;&quot;&quot;&quot; &amp; [Numbers.E160] &amp; &quot;&quot;&quot;&quot; &amp; &quot; title=&quot; &amp; &quot;&quot;&quot;&quot; &amp; [Numbers.C160] &amp; &quot;: &quot; &amp; [Numbers.F160] &amp; &quot;&quot;&quot;&quot; &amp; &quot;&gt;&quot; &amp; [Numbers.B160] &amp; &quot;. &quot;  &amp; [Numbers.D160] &amp; &quot;&lt;/a&gt;&quot;" office:value-type="string" office:string-value="&lt;br&gt;&lt;a href=&quot;https://forum.zdoom.org/viewtopic.php?f=45&amp;t=11545#p237676&quot; title=&quot;1: Hipnotic Rogue: 1&quot;&gt;115. Nash's Gore Mod&lt;/a&gt;" calcext:value-type="string">
            <text:p>&lt;br&gt;&lt;a href="https://forum.zdoom.org/viewtopic.php?f=45&amp;t=11545#p237676" title="1: Hipnotic Rogue: 1"&gt;115. Nash's Gore Mod&lt;/a&gt;</text:p>
          </table:table-cell>
        </table:table-row>
        <table:table-row table:style-name="ro3">
          <table:table-cell table:formula="of:=&quot;&lt;br&gt;&lt;a href=&quot; &amp; &quot;&quot;&quot;&quot; &amp; [Numbers.E161] &amp; &quot;&quot;&quot;&quot; &amp; &quot; title=&quot; &amp; &quot;&quot;&quot;&quot; &amp; [Numbers.C161] &amp; &quot;: &quot; &amp; [Numbers.F161] &amp; &quot;&quot;&quot;&quot; &amp; &quot;&gt;&quot; &amp; [Numbers.B161] &amp; &quot;. &quot;  &amp; [Numbers.D161] &amp; &quot;&lt;/a&gt;&quot;" office:value-type="string" office:string-value="&lt;br&gt;&lt;a href=&quot;https://forum.zdoom.org/viewtopic.php?f=46&amp;t=33079#p626384&quot; title=&quot;1: m8f: 1&quot;&gt;115. NC HUD&lt;/a&gt;" calcext:value-type="string">
            <text:p>&lt;br&gt;&lt;a href="https://forum.zdoom.org/viewtopic.php?f=46&amp;t=33079#p626384" title="1: m8f: 1"&gt;115. NC HUD&lt;/a&gt;</text:p>
          </table:table-cell>
        </table:table-row>
        <table:table-row table:style-name="ro3">
          <table:table-cell table:formula="of:=&quot;&lt;br&gt;&lt;a href=&quot; &amp; &quot;&quot;&quot;&quot; &amp; [Numbers.E162] &amp; &quot;&quot;&quot;&quot; &amp; &quot; title=&quot; &amp; &quot;&quot;&quot;&quot; &amp; [Numbers.C162] &amp; &quot;: &quot; &amp; [Numbers.F162] &amp; &quot;&quot;&quot;&quot; &amp; &quot;&gt;&quot; &amp; [Numbers.B162] &amp; &quot;. &quot;  &amp; [Numbers.D162] &amp; &quot;&lt;/a&gt;&quot;" office:value-type="string" office:string-value="&lt;br&gt;&lt;a href=&quot;http://web.archive.org/web/20100527012514/http://members.multimania.co.uk/Enjay001/&quot; title=&quot;1: Hipnotic Rogue: 1&quot;&gt;115. njsplash&lt;/a&gt;" calcext:value-type="string">
            <text:p>&lt;br&gt;&lt;a href="http://web.archive.org/web/20100527012514/http://members.multimania.co.uk/Enjay001/" title="1: Hipnotic Rogue: 1"&gt;115. njsplash&lt;/a&gt;</text:p>
          </table:table-cell>
        </table:table-row>
        <table:table-row table:style-name="ro3">
          <table:table-cell table:formula="of:=&quot;&lt;br&gt;&lt;a href=&quot; &amp; &quot;&quot;&quot;&quot; &amp; [Numbers.E163] &amp; &quot;&quot;&quot;&quot; &amp; &quot; title=&quot; &amp; &quot;&quot;&quot;&quot; &amp; [Numbers.C163] &amp; &quot;: &quot; &amp; [Numbers.F163] &amp; &quot;&quot;&quot;&quot; &amp; &quot;&gt;&quot; &amp; [Numbers.B163] &amp; &quot;. &quot;  &amp; [Numbers.D163] &amp; &quot;&lt;/a&gt;&quot;" office:value-type="string" office:string-value="&lt;br&gt;&lt;a href=&quot;https://forum.zdoom.org/viewtopic.php?t=47988#p818163&quot; title=&quot;1: The Ultimate DooMer: 1&quot;&gt;115. Paranoid and Paranoiac&lt;/a&gt;" calcext:value-type="string">
            <text:p>&lt;br&gt;&lt;a href="https://forum.zdoom.org/viewtopic.php?t=47988#p818163" title="1: The Ultimate DooMer: 1"&gt;115. Paranoid and Paranoiac&lt;/a&gt;</text:p>
          </table:table-cell>
        </table:table-row>
        <table:table-row table:style-name="ro3">
          <table:table-cell table:formula="of:=&quot;&lt;br&gt;&lt;a href=&quot; &amp; &quot;&quot;&quot;&quot; &amp; [Numbers.E164] &amp; &quot;&quot;&quot;&quot; &amp; &quot; title=&quot; &amp; &quot;&quot;&quot;&quot; &amp; [Numbers.C164] &amp; &quot;: &quot; &amp; [Numbers.F164] &amp; &quot;&quot;&quot;&quot; &amp; &quot;&gt;&quot; &amp; [Numbers.B164] &amp; &quot;. &quot;  &amp; [Numbers.D164] &amp; &quot;&lt;/a&gt;&quot;" office:value-type="string" office:string-value="&lt;br&gt;&lt;a href=&quot;http://www.perkristian.net/game_doom-sfx.shtml&quot; title=&quot;1: Caligari87: 1&quot;&gt;115. Perkristan's HD Sounds&lt;/a&gt;" calcext:value-type="string">
            <text:p>&lt;br&gt;&lt;a href="http://www.perkristian.net/game_doom-sfx.shtml" title="1: Caligari87: 1"&gt;115. Perkristan's HD Sounds&lt;/a&gt;</text:p>
          </table:table-cell>
        </table:table-row>
        <table:table-row table:style-name="ro3">
          <table:table-cell table:formula="of:=&quot;&lt;br&gt;&lt;a href=&quot; &amp; &quot;&quot;&quot;&quot; &amp; [Numbers.E165] &amp; &quot;&quot;&quot;&quot; &amp; &quot; title=&quot; &amp; &quot;&quot;&quot;&quot; &amp; [Numbers.C165] &amp; &quot;: &quot; &amp; [Numbers.F165] &amp; &quot;&quot;&quot;&quot; &amp; &quot;&gt;&quot; &amp; [Numbers.B165] &amp; &quot;. &quot;  &amp; [Numbers.D165] &amp; &quot;&lt;/a&gt;&quot;" office:value-type="string" office:string-value="&lt;br&gt;&lt;a href=&quot;https://forum.zdoom.org/viewtopic.php?f=19&amp;t=27649#p529231&quot; title=&quot;1: Marrub: 1&quot;&gt;115. Pokémon Doom&lt;/a&gt;" calcext:value-type="string">
            <text:p>&lt;br&gt;&lt;a href="https://forum.zdoom.org/viewtopic.php?f=19&amp;t=27649#p529231" title="1: Marrub: 1"&gt;115. Pokémon Doom&lt;/a&gt;</text:p>
          </table:table-cell>
        </table:table-row>
        <table:table-row table:style-name="ro3">
          <table:table-cell table:formula="of:=&quot;&lt;br&gt;&lt;a href=&quot; &amp; &quot;&quot;&quot;&quot; &amp; [Numbers.E166] &amp; &quot;&quot;&quot;&quot; &amp; &quot; title=&quot; &amp; &quot;&quot;&quot;&quot; &amp; [Numbers.C166] &amp; &quot;: &quot; &amp; [Numbers.F166] &amp; &quot;&quot;&quot;&quot; &amp; &quot;&gt;&quot; &amp; [Numbers.B166] &amp; &quot;. &quot;  &amp; [Numbers.D166] &amp; &quot;&lt;/a&gt;&quot;" office:value-type="string" office:string-value="&lt;br&gt;&lt;a href=&quot;https://forum.zdoom.org/viewtopic.php?f=43&amp;t=53876#p947619&quot; title=&quot;1: Rachael: 1&quot;&gt;115. Project Ironclad&lt;/a&gt;" calcext:value-type="string">
            <text:p>&lt;br&gt;&lt;a href="https://forum.zdoom.org/viewtopic.php?f=43&amp;t=53876#p947619" title="1: Rachael: 1"&gt;115. Project Ironclad&lt;/a&gt;</text:p>
          </table:table-cell>
        </table:table-row>
        <table:table-row table:style-name="ro3">
          <table:table-cell table:formula="of:=&quot;&lt;br&gt;&lt;a href=&quot; &amp; &quot;&quot;&quot;&quot; &amp; [Numbers.E167] &amp; &quot;&quot;&quot;&quot; &amp; &quot; title=&quot; &amp; &quot;&quot;&quot;&quot; &amp; [Numbers.C167] &amp; &quot;: &quot; &amp; [Numbers.F167] &amp; &quot;&quot;&quot;&quot; &amp; &quot;&gt;&quot; &amp; [Numbers.B167] &amp; &quot;. &quot;  &amp; [Numbers.D167] &amp; &quot;&lt;/a&gt;&quot;" office:value-type="string" office:string-value="&lt;br&gt;&lt;a href=&quot;https://forum.zdoom.org/viewtopic.php?f=19&amp;t=46438#p776148&quot; title=&quot;1: GAA1992: 1&quot;&gt;115. QUAKE: Descent into Heresy&lt;/a&gt;" calcext:value-type="string">
            <text:p>&lt;br&gt;&lt;a href="https://forum.zdoom.org/viewtopic.php?f=19&amp;t=46438#p776148" title="1: GAA1992: 1"&gt;115. QUAKE: Descent into Heresy&lt;/a&gt;</text:p>
          </table:table-cell>
        </table:table-row>
        <table:table-row table:style-name="ro3">
          <table:table-cell table:formula="of:=&quot;&lt;br&gt;&lt;a href=&quot; &amp; &quot;&quot;&quot;&quot; &amp; [Numbers.E168] &amp; &quot;&quot;&quot;&quot; &amp; &quot; title=&quot; &amp; &quot;&quot;&quot;&quot; &amp; [Numbers.C168] &amp; &quot;: &quot; &amp; [Numbers.F168] &amp; &quot;&quot;&quot;&quot; &amp; &quot;&gt;&quot; &amp; [Numbers.B168] &amp; &quot;. &quot;  &amp; [Numbers.D168] &amp; &quot;&lt;/a&gt;&quot;" office:value-type="string" office:string-value="&lt;br&gt;&lt;a href=&quot;https://sites.google.com/site/realgunshardcore/&quot; title=&quot;1: Koto: 1&quot;&gt;115. Real Guns Hardcore&lt;/a&gt;" calcext:value-type="string">
            <text:p>&lt;br&gt;&lt;a href="https://sites.google.com/site/realgunshardcore/" title="1: Koto: 1"&gt;115. Real Guns Hardcore&lt;/a&gt;</text:p>
          </table:table-cell>
        </table:table-row>
        <table:table-row table:style-name="ro3">
          <table:table-cell table:formula="of:=&quot;&lt;br&gt;&lt;a href=&quot; &amp; &quot;&quot;&quot;&quot; &amp; [Numbers.E169] &amp; &quot;&quot;&quot;&quot; &amp; &quot; title=&quot; &amp; &quot;&quot;&quot;&quot; &amp; [Numbers.C169] &amp; &quot;: &quot; &amp; [Numbers.F169] &amp; &quot;&quot;&quot;&quot; &amp; &quot;&gt;&quot; &amp; [Numbers.B169] &amp; &quot;. &quot;  &amp; [Numbers.D169] &amp; &quot;&lt;/a&gt;&quot;" office:value-type="string" office:string-value="&lt;br&gt;&lt;a href=&quot;https://www.doomworld.com/idgames/levels/doom2/Ports/p-r/roch&quot; title=&quot;1: Ravick: 1&quot;&gt;115. Realm of Cheogsh&lt;/a&gt;" calcext:value-type="string">
            <text:p>&lt;br&gt;&lt;a href="https://www.doomworld.com/idgames/levels/doom2/Ports/p-r/roch" title="1: Ravick: 1"&gt;115. Realm of Cheogsh&lt;/a&gt;</text:p>
          </table:table-cell>
        </table:table-row>
        <table:table-row table:style-name="ro3">
          <table:table-cell table:formula="of:=&quot;&lt;br&gt;&lt;a href=&quot; &amp; &quot;&quot;&quot;&quot; &amp; [Numbers.E170] &amp; &quot;&quot;&quot;&quot; &amp; &quot; title=&quot; &amp; &quot;&quot;&quot;&quot; &amp; [Numbers.C170] &amp; &quot;: &quot; &amp; [Numbers.F170] &amp; &quot;&quot;&quot;&quot; &amp; &quot;&gt;&quot; &amp; [Numbers.B170] &amp; &quot;. &quot;  &amp; [Numbers.D170] &amp; &quot;&lt;/a&gt;&quot;" office:value-type="string" office:string-value="&lt;br&gt;&lt;a href=&quot;https://forum.zdoom.org/viewtopic.php?f=46&amp;t=58340#p1025419&quot; title=&quot;1: m8f: 1&quot;&gt;115. Reikall's Voxels&lt;/a&gt;" calcext:value-type="string">
            <text:p>&lt;br&gt;&lt;a href="https://forum.zdoom.org/viewtopic.php?f=46&amp;t=58340#p1025419" title="1: m8f: 1"&gt;115. Reikall's Voxels&lt;/a&gt;</text:p>
          </table:table-cell>
        </table:table-row>
        <table:table-row table:style-name="ro3">
          <table:table-cell table:formula="of:=&quot;&lt;br&gt;&lt;a href=&quot; &amp; &quot;&quot;&quot;&quot; &amp; [Numbers.E171] &amp; &quot;&quot;&quot;&quot; &amp; &quot; title=&quot; &amp; &quot;&quot;&quot;&quot; &amp; [Numbers.C171] &amp; &quot;: &quot; &amp; [Numbers.F171] &amp; &quot;&quot;&quot;&quot; &amp; &quot;&gt;&quot; &amp; [Numbers.B171] &amp; &quot;. &quot;  &amp; [Numbers.D171] &amp; &quot;&lt;/a&gt;&quot;" office:value-type="string" office:string-value="&lt;br&gt;&lt;a href=&quot;https://forum.zdoom.org/viewtopic.php?t=29792#p565461&quot; title=&quot;1: Hipnotic Rogue: 1&quot;&gt;115. Sbrightmaps&lt;/a&gt;" calcext:value-type="string">
            <text:p>&lt;br&gt;&lt;a href="https://forum.zdoom.org/viewtopic.php?t=29792#p565461" title="1: Hipnotic Rogue: 1"&gt;115. Sbrightmaps&lt;/a&gt;</text:p>
          </table:table-cell>
        </table:table-row>
        <table:table-row table:style-name="ro3">
          <table:table-cell table:formula="of:=&quot;&lt;br&gt;&lt;a href=&quot; &amp; &quot;&quot;&quot;&quot; &amp; [Numbers.E172] &amp; &quot;&quot;&quot;&quot; &amp; &quot; title=&quot; &amp; &quot;&quot;&quot;&quot; &amp; [Numbers.C172] &amp; &quot;: &quot; &amp; [Numbers.F172] &amp; &quot;&quot;&quot;&quot; &amp; &quot;&gt;&quot; &amp; [Numbers.B172] &amp; &quot;. &quot;  &amp; [Numbers.D172] &amp; &quot;&lt;/a&gt;&quot;" office:value-type="string" office:string-value="&lt;br&gt;&lt;a href=&quot;https://forum.zdoom.org/viewtopic.php?f=45&amp;t=24974#p479313&quot; title=&quot;1: leodoom85: 1&quot;&gt;115. scalliano's 667 Shuffle&lt;/a&gt;" calcext:value-type="string">
            <text:p>&lt;br&gt;&lt;a href="https://forum.zdoom.org/viewtopic.php?f=45&amp;t=24974#p479313" title="1: leodoom85: 1"&gt;115. scalliano's 667 Shuffle&lt;/a&gt;</text:p>
          </table:table-cell>
        </table:table-row>
        <table:table-row table:style-name="ro3">
          <table:table-cell table:formula="of:=&quot;&lt;br&gt;&lt;a href=&quot; &amp; &quot;&quot;&quot;&quot; &amp; [Numbers.E173] &amp; &quot;&quot;&quot;&quot; &amp; &quot; title=&quot; &amp; &quot;&quot;&quot;&quot; &amp; [Numbers.C173] &amp; &quot;: &quot; &amp; [Numbers.F173] &amp; &quot;&quot;&quot;&quot; &amp; &quot;&gt;&quot; &amp; [Numbers.B173] &amp; &quot;. &quot;  &amp; [Numbers.D173] &amp; &quot;&lt;/a&gt;&quot;" office:value-type="string" office:string-value="&lt;br&gt;&lt;a href=&quot;https://www.doomworld.com/idgames/graphics/smm4doom&quot; title=&quot;1: m8f: 1&quot;&gt;115. Simple Mirrored Monsters&lt;/a&gt;" calcext:value-type="string">
            <text:p>&lt;br&gt;&lt;a href="https://www.doomworld.com/idgames/graphics/smm4doom" title="1: m8f: 1"&gt;115. Simple Mirrored Monsters&lt;/a&gt;</text:p>
          </table:table-cell>
        </table:table-row>
        <table:table-row table:style-name="ro3">
          <table:table-cell table:formula="of:=&quot;&lt;br&gt;&lt;a href=&quot; &amp; &quot;&quot;&quot;&quot; &amp; [Numbers.E174] &amp; &quot;&quot;&quot;&quot; &amp; &quot; title=&quot; &amp; &quot;&quot;&quot;&quot; &amp; [Numbers.C174] &amp; &quot;: &quot; &amp; [Numbers.F174] &amp; &quot;&quot;&quot;&quot; &amp; &quot;&gt;&quot; &amp; [Numbers.B174] &amp; &quot;. &quot;  &amp; [Numbers.D174] &amp; &quot;&lt;/a&gt;&quot;" office:value-type="string" office:string-value="&lt;br&gt;&lt;a href=&quot;https://forum.zdoom.org/viewtopic.php?t=45550#p753192&quot; title=&quot;1: GAA1992: 1&quot;&gt;115. Smooth Doom&lt;/a&gt;" calcext:value-type="string">
            <text:p>&lt;br&gt;&lt;a href="https://forum.zdoom.org/viewtopic.php?t=45550#p753192" title="1: GAA1992: 1"&gt;115. Smooth Doom&lt;/a&gt;</text:p>
          </table:table-cell>
        </table:table-row>
        <table:table-row table:style-name="ro3">
          <table:table-cell table:formula="of:=&quot;&lt;br&gt;&lt;a href=&quot; &amp; &quot;&quot;&quot;&quot; &amp; [Numbers.E175] &amp; &quot;&quot;&quot;&quot; &amp; &quot; title=&quot; &amp; &quot;&quot;&quot;&quot; &amp; [Numbers.C175] &amp; &quot;: &quot; &amp; [Numbers.F175] &amp; &quot;&quot;&quot;&quot; &amp; &quot;&gt;&quot; &amp; [Numbers.B175] &amp; &quot;. &quot;  &amp; [Numbers.D175] &amp; &quot;&lt;/a&gt;&quot;" office:value-type="string" office:string-value="&lt;br&gt;&lt;a href=&quot;https://forum.zdoom.org/viewtopic.php?f=37&amp;t=55161#p975126&quot; title=&quot;1: Hipnotic Rogue: 1&quot;&gt;115. Smooth fluids&lt;/a&gt;" calcext:value-type="string">
            <text:p>&lt;br&gt;&lt;a href="https://forum.zdoom.org/viewtopic.php?f=37&amp;t=55161#p975126" title="1: Hipnotic Rogue: 1"&gt;115. Smooth fluids&lt;/a&gt;</text:p>
          </table:table-cell>
        </table:table-row>
        <table:table-row table:style-name="ro3">
          <table:table-cell table:formula="of:=&quot;&lt;br&gt;&lt;a href=&quot; &amp; &quot;&quot;&quot;&quot; &amp; [Numbers.E176] &amp; &quot;&quot;&quot;&quot; &amp; &quot; title=&quot; &amp; &quot;&quot;&quot;&quot; &amp; [Numbers.C176] &amp; &quot;: &quot; &amp; [Numbers.F176] &amp; &quot;&quot;&quot;&quot; &amp; &quot;&gt;&quot; &amp; [Numbers.B176] &amp; &quot;. &quot;  &amp; [Numbers.D176] &amp; &quot;&lt;/a&gt;&quot;" office:value-type="string" office:string-value="&lt;br&gt;&lt;a href=&quot;https://www.doomworld.com/forum/topic/71133-sound-caulking-now-on-idgames/&quot; title=&quot;1: m8f: 1&quot;&gt;115. Sound Caulking&lt;/a&gt;" calcext:value-type="string">
            <text:p>&lt;br&gt;&lt;a href="https://www.doomworld.com/forum/topic/71133-sound-caulking-now-on-idgames/" title="1: m8f: 1"&gt;115. Sound Caulking&lt;/a&gt;</text:p>
          </table:table-cell>
        </table:table-row>
        <table:table-row table:style-name="ro3">
          <table:table-cell table:formula="of:=&quot;&lt;br&gt;&lt;a href=&quot; &amp; &quot;&quot;&quot;&quot; &amp; [Numbers.E177] &amp; &quot;&quot;&quot;&quot; &amp; &quot; title=&quot; &amp; &quot;&quot;&quot;&quot; &amp; [Numbers.C177] &amp; &quot;: &quot; &amp; [Numbers.F177] &amp; &quot;&quot;&quot;&quot; &amp; &quot;&gt;&quot; &amp; [Numbers.B177] &amp; &quot;. &quot;  &amp; [Numbers.D177] &amp; &quot;&lt;/a&gt;&quot;" office:value-type="string" office:string-value="&lt;br&gt;&lt;a href=&quot;https://forum.zdoom.org/viewtopic.php?f=19&amp;t=60104#p1048348&quot; title=&quot;1: Rachael: 1&quot;&gt;115. Splatterhouse 3D&lt;/a&gt;" calcext:value-type="string">
            <text:p>&lt;br&gt;&lt;a href="https://forum.zdoom.org/viewtopic.php?f=19&amp;t=60104#p1048348" title="1: Rachael: 1"&gt;115. Splatterhouse 3D&lt;/a&gt;</text:p>
          </table:table-cell>
        </table:table-row>
        <table:table-row table:style-name="ro3">
          <table:table-cell table:formula="of:=&quot;&lt;br&gt;&lt;a href=&quot; &amp; &quot;&quot;&quot;&quot; &amp; [Numbers.E178] &amp; &quot;&quot;&quot;&quot; &amp; &quot; title=&quot; &amp; &quot;&quot;&quot;&quot; &amp; [Numbers.C178] &amp; &quot;: &quot; &amp; [Numbers.F178] &amp; &quot;&quot;&quot;&quot; &amp; &quot;&gt;&quot; &amp; [Numbers.B178] &amp; &quot;. &quot;  &amp; [Numbers.D178] &amp; &quot;&lt;/a&gt;&quot;" office:value-type="string" office:string-value="&lt;br&gt;&lt;a href=&quot;https://forum.zdoom.org/viewtopic.php?t=56600#p1000024&quot; title=&quot;1: Cyanide: 1&quot;&gt;115. StatsKeeper&lt;/a&gt;" calcext:value-type="string">
            <text:p>&lt;br&gt;&lt;a href="https://forum.zdoom.org/viewtopic.php?t=56600#p1000024" title="1: Cyanide: 1"&gt;115. StatsKeeper&lt;/a&gt;</text:p>
          </table:table-cell>
        </table:table-row>
        <table:table-row table:style-name="ro3">
          <table:table-cell table:formula="of:=&quot;&lt;br&gt;&lt;a href=&quot; &amp; &quot;&quot;&quot;&quot; &amp; [Numbers.E179] &amp; &quot;&quot;&quot;&quot; &amp; &quot; title=&quot; &amp; &quot;&quot;&quot;&quot; &amp; [Numbers.C179] &amp; &quot;: &quot; &amp; [Numbers.F179] &amp; &quot;&quot;&quot;&quot; &amp; &quot;&gt;&quot; &amp; [Numbers.B179] &amp; &quot;. &quot;  &amp; [Numbers.D179] &amp; &quot;&lt;/a&gt;&quot;" office:value-type="string" office:string-value="&lt;br&gt;&lt;a href=&quot;https://forum.zdoom.org/viewtopic.php?t=49369#p854693&quot; title=&quot;1: Rachael: 1&quot;&gt;115. Strange Aeons&lt;/a&gt;" calcext:value-type="string">
            <text:p>&lt;br&gt;&lt;a href="https://forum.zdoom.org/viewtopic.php?t=49369#p854693" title="1: Rachael: 1"&gt;115. Strange Aeons&lt;/a&gt;</text:p>
          </table:table-cell>
        </table:table-row>
        <table:table-row table:style-name="ro3">
          <table:table-cell table:formula="of:=&quot;&lt;br&gt;&lt;a href=&quot; &amp; &quot;&quot;&quot;&quot; &amp; [Numbers.E180] &amp; &quot;&quot;&quot;&quot; &amp; &quot; title=&quot; &amp; &quot;&quot;&quot;&quot; &amp; [Numbers.C180] &amp; &quot;: &quot; &amp; [Numbers.F180] &amp; &quot;&quot;&quot;&quot; &amp; &quot;&gt;&quot; &amp; [Numbers.B180] &amp; &quot;. &quot;  &amp; [Numbers.D180] &amp; &quot;&lt;/a&gt;&quot;" office:value-type="string" office:string-value="&lt;br&gt;&lt;a href=&quot;https://forum.zdoom.org/viewtopic.php?p=883878#p883878&quot; title=&quot;1: Rachael: 1&quot;&gt;115. TGRDM3 (Morgenstern)&lt;/a&gt;" calcext:value-type="string">
            <text:p>&lt;br&gt;&lt;a href="https://forum.zdoom.org/viewtopic.php?p=883878#p883878" title="1: Rachael: 1"&gt;115. TGRDM3 (Morgenstern)&lt;/a&gt;</text:p>
          </table:table-cell>
        </table:table-row>
        <table:table-row table:style-name="ro3">
          <table:table-cell table:formula="of:=&quot;&lt;br&gt;&lt;a href=&quot; &amp; &quot;&quot;&quot;&quot; &amp; [Numbers.E181] &amp; &quot;&quot;&quot;&quot; &amp; &quot; title=&quot; &amp; &quot;&quot;&quot;&quot; &amp; [Numbers.C181] &amp; &quot;: &quot; &amp; [Numbers.F181] &amp; &quot;&quot;&quot;&quot; &amp; &quot;&gt;&quot; &amp; [Numbers.B181] &amp; &quot;. &quot;  &amp; [Numbers.D181] &amp; &quot;&lt;/a&gt;&quot;" office:value-type="string" office:string-value="&lt;br&gt;&lt;a href=&quot;https://www.doomworld.com/idgames/levels/doom2/Ports/s-u/tcotd21me&quot; title=&quot;1: Zan: 1&quot;&gt;115. The City of The Damned : Apocalypse&lt;/a&gt;" calcext:value-type="string">
            <text:p>&lt;br&gt;&lt;a href="https://www.doomworld.com/idgames/levels/doom2/Ports/s-u/tcotd21me" title="1: Zan: 1"&gt;115. The City of The Damned : Apocalypse&lt;/a&gt;</text:p>
          </table:table-cell>
        </table:table-row>
        <table:table-row table:style-name="ro3">
          <table:table-cell table:formula="of:=&quot;&lt;br&gt;&lt;a href=&quot; &amp; &quot;&quot;&quot;&quot; &amp; [Numbers.E182] &amp; &quot;&quot;&quot;&quot; &amp; &quot; title=&quot; &amp; &quot;&quot;&quot;&quot; &amp; [Numbers.C182] &amp; &quot;: &quot; &amp; [Numbers.F182] &amp; &quot;&quot;&quot;&quot; &amp; &quot;&gt;&quot; &amp; [Numbers.B182] &amp; &quot;. &quot;  &amp; [Numbers.D182] &amp; &quot;&lt;/a&gt;&quot;" office:value-type="string" office:string-value="&lt;br&gt;&lt;a href=&quot;https://forum.zdoom.org/viewtopic.php?f=43&amp;t=55321#p978965&quot; title=&quot;1: lil'devil: 1&quot;&gt;115. The Trooper&lt;/a&gt;" calcext:value-type="string">
            <text:p>&lt;br&gt;&lt;a href="https://forum.zdoom.org/viewtopic.php?f=43&amp;t=55321#p978965" title="1: lil'devil: 1"&gt;115. The Trooper&lt;/a&gt;</text:p>
          </table:table-cell>
        </table:table-row>
        <table:table-row table:style-name="ro3">
          <table:table-cell table:formula="of:=&quot;&lt;br&gt;&lt;a href=&quot; &amp; &quot;&quot;&quot;&quot; &amp; [Numbers.E183] &amp; &quot;&quot;&quot;&quot; &amp; &quot; title=&quot; &amp; &quot;&quot;&quot;&quot; &amp; [Numbers.C183] &amp; &quot;: &quot; &amp; [Numbers.F183] &amp; &quot;&quot;&quot;&quot; &amp; &quot;&gt;&quot; &amp; [Numbers.B183] &amp; &quot;. &quot;  &amp; [Numbers.D183] &amp; &quot;&lt;/a&gt;&quot;" office:value-type="string" office:string-value="&lt;br&gt;&lt;a href=&quot;https://forum.zdoom.org/viewtopic.php?f=105&amp;t=55413#p981192&quot; title=&quot;1: Hipnotic Rogue: 1&quot;&gt;115. Tilt++&lt;/a&gt;" calcext:value-type="string">
            <text:p>&lt;br&gt;&lt;a href="https://forum.zdoom.org/viewtopic.php?f=105&amp;t=55413#p981192" title="1: Hipnotic Rogue: 1"&gt;115. Tilt++&lt;/a&gt;</text:p>
          </table:table-cell>
        </table:table-row>
        <table:table-row table:style-name="ro3">
          <table:table-cell table:formula="of:=&quot;&lt;br&gt;&lt;a href=&quot; &amp; &quot;&quot;&quot;&quot; &amp; [Numbers.E184] &amp; &quot;&quot;&quot;&quot; &amp; &quot; title=&quot; &amp; &quot;&quot;&quot;&quot; &amp; [Numbers.C184] &amp; &quot;: &quot; &amp; [Numbers.F184] &amp; &quot;&quot;&quot;&quot; &amp; &quot;&gt;&quot; &amp; [Numbers.B184] &amp; &quot;. &quot;  &amp; [Numbers.D184] &amp; &quot;&lt;/a&gt;&quot;" office:value-type="string" office:string-value="&lt;br&gt;&lt;a href=&quot;http://www.moddb.com/addons/na132689&quot; title=&quot;1: Hipnotic Rogue: 1&quot;&gt;115. WARDUST heretic Sprites&lt;/a&gt;" calcext:value-type="string">
            <text:p>&lt;br&gt;&lt;a href="http://www.moddb.com/addons/na132689" title="1: Hipnotic Rogue: 1"&gt;115. WARDUST heretic Sprites&lt;/a&gt;</text:p>
          </table:table-cell>
        </table:table-row>
        <table:table-row table:style-name="ro3">
          <table:table-cell table:formula="of:=&quot;&lt;br&gt;&lt;a href=&quot; &amp; &quot;&quot;&quot;&quot; &amp; [Numbers.E185] &amp; &quot;&quot;&quot;&quot; &amp; &quot; title=&quot; &amp; &quot;&quot;&quot;&quot; &amp; [Numbers.C185] &amp; &quot;: &quot; &amp; [Numbers.F185] &amp; &quot;&quot;&quot;&quot; &amp; &quot;&gt;&quot; &amp; [Numbers.B185] &amp; &quot;. &quot;  &amp; [Numbers.D185] &amp; &quot;&lt;/a&gt;&quot;" office:value-type="string" office:string-value="&lt;br&gt;&lt;a href=&quot;https://www.afadoomer.com/wolf3d/default.php&quot; title=&quot;1: sycspysycspy: 1&quot;&gt;115. Wolfenstein 3D TC&lt;/a&gt;" calcext:value-type="string">
            <text:p>&lt;br&gt;&lt;a href="https://www.afadoomer.com/wolf3d/default.php" title="1: sycspysycspy: 1"&gt;115. Wolfenstein 3D TC&lt;/a&gt;</text:p>
          </table:table-cell>
        </table:table-row>
        <table:table-row table:style-name="ro3">
          <table:table-cell table:formula="of:=&quot;&lt;br&gt;&lt;a href=&quot; &amp; &quot;&quot;&quot;&quot; &amp; [Numbers.E186] &amp; &quot;&quot;&quot;&quot; &amp; &quot; title=&quot; &amp; &quot;&quot;&quot;&quot; &amp; [Numbers.C186] &amp; &quot;: &quot; &amp; [Numbers.F186] &amp; &quot;&quot;&quot;&quot; &amp; &quot;&gt;&quot; &amp; [Numbers.B186] &amp; &quot;. &quot;  &amp; [Numbers.D186] &amp; &quot;&lt;/a&gt;&quot;" office:value-type="string" office:string-value="&lt;br&gt;&lt;a href=&quot;https://forum.zdoom.org/viewtopic.php?f=43&amp;t=50744#p882979&quot; title=&quot;1: Apaul27 : 1&quot;&gt;115. Zion&lt;/a&gt;" calcext:value-type="string">
            <text:p>&lt;br&gt;&lt;a href="https://forum.zdoom.org/viewtopic.php?f=43&amp;t=50744#p882979" title="1: Apaul27 : 1"&gt;115. Zion&lt;/a&gt;</text:p>
          </table:table-cell>
        </table:table-row>
        <table:table-row table:style-name="ro3">
          <table:table-cell table:formula="of:=&quot;&lt;br&gt;&lt;a href=&quot; &amp; &quot;&quot;&quot;&quot; &amp; [Numbers.E187] &amp; &quot;&quot;&quot;&quot; &amp; &quot; title=&quot; &amp; &quot;&quot;&quot;&quot; &amp; [Numbers.C187] &amp; &quot;: &quot; &amp; [Numbers.F187] &amp; &quot;&quot;&quot;&quot; &amp; &quot;&gt;&quot; &amp; [Numbers.B187] &amp; &quot;. &quot;  &amp; [Numbers.D187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88] &amp; &quot;&quot;&quot;&quot; &amp; &quot; title=&quot; &amp; &quot;&quot;&quot;&quot; &amp; [Numbers.C188] &amp; &quot;: &quot; &amp; [Numbers.F188] &amp; &quot;&quot;&quot;&quot; &amp; &quot;&gt;&quot; &amp; [Numbers.B188] &amp; &quot;. &quot;  &amp; [Numbers.D188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89] &amp; &quot;&quot;&quot;&quot; &amp; &quot; title=&quot; &amp; &quot;&quot;&quot;&quot; &amp; [Numbers.C189] &amp; &quot;: &quot; &amp; [Numbers.F189] &amp; &quot;&quot;&quot;&quot; &amp; &quot;&gt;&quot; &amp; [Numbers.B189] &amp; &quot;. &quot;  &amp; [Numbers.D189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0] &amp; &quot;&quot;&quot;&quot; &amp; &quot; title=&quot; &amp; &quot;&quot;&quot;&quot; &amp; [Numbers.C190] &amp; &quot;: &quot; &amp; [Numbers.F190] &amp; &quot;&quot;&quot;&quot; &amp; &quot;&gt;&quot; &amp; [Numbers.B190] &amp; &quot;. &quot;  &amp; [Numbers.D190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1] &amp; &quot;&quot;&quot;&quot; &amp; &quot; title=&quot; &amp; &quot;&quot;&quot;&quot; &amp; [Numbers.C191] &amp; &quot;: &quot; &amp; [Numbers.F191] &amp; &quot;&quot;&quot;&quot; &amp; &quot;&gt;&quot; &amp; [Numbers.B191] &amp; &quot;. &quot;  &amp; [Numbers.D191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2] &amp; &quot;&quot;&quot;&quot; &amp; &quot; title=&quot; &amp; &quot;&quot;&quot;&quot; &amp; [Numbers.C192] &amp; &quot;: &quot; &amp; [Numbers.F192] &amp; &quot;&quot;&quot;&quot; &amp; &quot;&gt;&quot; &amp; [Numbers.B192] &amp; &quot;. &quot;  &amp; [Numbers.D192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3] &amp; &quot;&quot;&quot;&quot; &amp; &quot; title=&quot; &amp; &quot;&quot;&quot;&quot; &amp; [Numbers.C193] &amp; &quot;: &quot; &amp; [Numbers.F193] &amp; &quot;&quot;&quot;&quot; &amp; &quot;&gt;&quot; &amp; [Numbers.B193] &amp; &quot;. &quot;  &amp; [Numbers.D193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4] &amp; &quot;&quot;&quot;&quot; &amp; &quot; title=&quot; &amp; &quot;&quot;&quot;&quot; &amp; [Numbers.C194] &amp; &quot;: &quot; &amp; [Numbers.F194] &amp; &quot;&quot;&quot;&quot; &amp; &quot;&gt;&quot; &amp; [Numbers.B194] &amp; &quot;. &quot;  &amp; [Numbers.D194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5] &amp; &quot;&quot;&quot;&quot; &amp; &quot; title=&quot; &amp; &quot;&quot;&quot;&quot; &amp; [Numbers.C195] &amp; &quot;: &quot; &amp; [Numbers.F195] &amp; &quot;&quot;&quot;&quot; &amp; &quot;&gt;&quot; &amp; [Numbers.B195] &amp; &quot;. &quot;  &amp; [Numbers.D195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6] &amp; &quot;&quot;&quot;&quot; &amp; &quot; title=&quot; &amp; &quot;&quot;&quot;&quot; &amp; [Numbers.C196] &amp; &quot;: &quot; &amp; [Numbers.F196] &amp; &quot;&quot;&quot;&quot; &amp; &quot;&gt;&quot; &amp; [Numbers.B196] &amp; &quot;. &quot;  &amp; [Numbers.D196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7] &amp; &quot;&quot;&quot;&quot; &amp; &quot; title=&quot; &amp; &quot;&quot;&quot;&quot; &amp; [Numbers.C197] &amp; &quot;: &quot; &amp; [Numbers.F197] &amp; &quot;&quot;&quot;&quot; &amp; &quot;&gt;&quot; &amp; [Numbers.B197] &amp; &quot;. &quot;  &amp; [Numbers.D197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8] &amp; &quot;&quot;&quot;&quot; &amp; &quot; title=&quot; &amp; &quot;&quot;&quot;&quot; &amp; [Numbers.C198] &amp; &quot;: &quot; &amp; [Numbers.F198] &amp; &quot;&quot;&quot;&quot; &amp; &quot;&gt;&quot; &amp; [Numbers.B198] &amp; &quot;. &quot;  &amp; [Numbers.D198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199] &amp; &quot;&quot;&quot;&quot; &amp; &quot; title=&quot; &amp; &quot;&quot;&quot;&quot; &amp; [Numbers.C199] &amp; &quot;: &quot; &amp; [Numbers.F199] &amp; &quot;&quot;&quot;&quot; &amp; &quot;&gt;&quot; &amp; [Numbers.B199] &amp; &quot;. &quot;  &amp; [Numbers.D199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0] &amp; &quot;&quot;&quot;&quot; &amp; &quot; title=&quot; &amp; &quot;&quot;&quot;&quot; &amp; [Numbers.C200] &amp; &quot;: &quot; &amp; [Numbers.F200] &amp; &quot;&quot;&quot;&quot; &amp; &quot;&gt;&quot; &amp; [Numbers.B200] &amp; &quot;. &quot;  &amp; [Numbers.D200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1] &amp; &quot;&quot;&quot;&quot; &amp; &quot; title=&quot; &amp; &quot;&quot;&quot;&quot; &amp; [Numbers.C201] &amp; &quot;: &quot; &amp; [Numbers.F201] &amp; &quot;&quot;&quot;&quot; &amp; &quot;&gt;&quot; &amp; [Numbers.B201] &amp; &quot;. &quot;  &amp; [Numbers.D201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2] &amp; &quot;&quot;&quot;&quot; &amp; &quot; title=&quot; &amp; &quot;&quot;&quot;&quot; &amp; [Numbers.C202] &amp; &quot;: &quot; &amp; [Numbers.F202] &amp; &quot;&quot;&quot;&quot; &amp; &quot;&gt;&quot; &amp; [Numbers.B202] &amp; &quot;. &quot;  &amp; [Numbers.D202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3] &amp; &quot;&quot;&quot;&quot; &amp; &quot; title=&quot; &amp; &quot;&quot;&quot;&quot; &amp; [Numbers.C203] &amp; &quot;: &quot; &amp; [Numbers.F203] &amp; &quot;&quot;&quot;&quot; &amp; &quot;&gt;&quot; &amp; [Numbers.B203] &amp; &quot;. &quot;  &amp; [Numbers.D203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4] &amp; &quot;&quot;&quot;&quot; &amp; &quot; title=&quot; &amp; &quot;&quot;&quot;&quot; &amp; [Numbers.C204] &amp; &quot;: &quot; &amp; [Numbers.F204] &amp; &quot;&quot;&quot;&quot; &amp; &quot;&gt;&quot; &amp; [Numbers.B204] &amp; &quot;. &quot;  &amp; [Numbers.D204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5] &amp; &quot;&quot;&quot;&quot; &amp; &quot; title=&quot; &amp; &quot;&quot;&quot;&quot; &amp; [Numbers.C205] &amp; &quot;: &quot; &amp; [Numbers.F205] &amp; &quot;&quot;&quot;&quot; &amp; &quot;&gt;&quot; &amp; [Numbers.B205] &amp; &quot;. &quot;  &amp; [Numbers.D205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6] &amp; &quot;&quot;&quot;&quot; &amp; &quot; title=&quot; &amp; &quot;&quot;&quot;&quot; &amp; [Numbers.C206] &amp; &quot;: &quot; &amp; [Numbers.F206] &amp; &quot;&quot;&quot;&quot; &amp; &quot;&gt;&quot; &amp; [Numbers.B206] &amp; &quot;. &quot;  &amp; [Numbers.D206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7] &amp; &quot;&quot;&quot;&quot; &amp; &quot; title=&quot; &amp; &quot;&quot;&quot;&quot; &amp; [Numbers.C207] &amp; &quot;: &quot; &amp; [Numbers.F207] &amp; &quot;&quot;&quot;&quot; &amp; &quot;&gt;&quot; &amp; [Numbers.B207] &amp; &quot;. &quot;  &amp; [Numbers.D207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8] &amp; &quot;&quot;&quot;&quot; &amp; &quot; title=&quot; &amp; &quot;&quot;&quot;&quot; &amp; [Numbers.C208] &amp; &quot;: &quot; &amp; [Numbers.F208] &amp; &quot;&quot;&quot;&quot; &amp; &quot;&gt;&quot; &amp; [Numbers.B208] &amp; &quot;. &quot;  &amp; [Numbers.D208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09] &amp; &quot;&quot;&quot;&quot; &amp; &quot; title=&quot; &amp; &quot;&quot;&quot;&quot; &amp; [Numbers.C209] &amp; &quot;: &quot; &amp; [Numbers.F209] &amp; &quot;&quot;&quot;&quot; &amp; &quot;&gt;&quot; &amp; [Numbers.B209] &amp; &quot;. &quot;  &amp; [Numbers.D209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0] &amp; &quot;&quot;&quot;&quot; &amp; &quot; title=&quot; &amp; &quot;&quot;&quot;&quot; &amp; [Numbers.C210] &amp; &quot;: &quot; &amp; [Numbers.F210] &amp; &quot;&quot;&quot;&quot; &amp; &quot;&gt;&quot; &amp; [Numbers.B210] &amp; &quot;. &quot;  &amp; [Numbers.D210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1] &amp; &quot;&quot;&quot;&quot; &amp; &quot; title=&quot; &amp; &quot;&quot;&quot;&quot; &amp; [Numbers.C211] &amp; &quot;: &quot; &amp; [Numbers.F211] &amp; &quot;&quot;&quot;&quot; &amp; &quot;&gt;&quot; &amp; [Numbers.B211] &amp; &quot;. &quot;  &amp; [Numbers.D211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2] &amp; &quot;&quot;&quot;&quot; &amp; &quot; title=&quot; &amp; &quot;&quot;&quot;&quot; &amp; [Numbers.C212] &amp; &quot;: &quot; &amp; [Numbers.F212] &amp; &quot;&quot;&quot;&quot; &amp; &quot;&gt;&quot; &amp; [Numbers.B212] &amp; &quot;. &quot;  &amp; [Numbers.D212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3] &amp; &quot;&quot;&quot;&quot; &amp; &quot; title=&quot; &amp; &quot;&quot;&quot;&quot; &amp; [Numbers.C213] &amp; &quot;: &quot; &amp; [Numbers.F213] &amp; &quot;&quot;&quot;&quot; &amp; &quot;&gt;&quot; &amp; [Numbers.B213] &amp; &quot;. &quot;  &amp; [Numbers.D213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4] &amp; &quot;&quot;&quot;&quot; &amp; &quot; title=&quot; &amp; &quot;&quot;&quot;&quot; &amp; [Numbers.C214] &amp; &quot;: &quot; &amp; [Numbers.F214] &amp; &quot;&quot;&quot;&quot; &amp; &quot;&gt;&quot; &amp; [Numbers.B214] &amp; &quot;. &quot;  &amp; [Numbers.D214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5] &amp; &quot;&quot;&quot;&quot; &amp; &quot; title=&quot; &amp; &quot;&quot;&quot;&quot; &amp; [Numbers.C215] &amp; &quot;: &quot; &amp; [Numbers.F215] &amp; &quot;&quot;&quot;&quot; &amp; &quot;&gt;&quot; &amp; [Numbers.B215] &amp; &quot;. &quot;  &amp; [Numbers.D215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6] &amp; &quot;&quot;&quot;&quot; &amp; &quot; title=&quot; &amp; &quot;&quot;&quot;&quot; &amp; [Numbers.C216] &amp; &quot;: &quot; &amp; [Numbers.F216] &amp; &quot;&quot;&quot;&quot; &amp; &quot;&gt;&quot; &amp; [Numbers.B216] &amp; &quot;. &quot;  &amp; [Numbers.D216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7] &amp; &quot;&quot;&quot;&quot; &amp; &quot; title=&quot; &amp; &quot;&quot;&quot;&quot; &amp; [Numbers.C217] &amp; &quot;: &quot; &amp; [Numbers.F217] &amp; &quot;&quot;&quot;&quot; &amp; &quot;&gt;&quot; &amp; [Numbers.B217] &amp; &quot;. &quot;  &amp; [Numbers.D217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8] &amp; &quot;&quot;&quot;&quot; &amp; &quot; title=&quot; &amp; &quot;&quot;&quot;&quot; &amp; [Numbers.C218] &amp; &quot;: &quot; &amp; [Numbers.F218] &amp; &quot;&quot;&quot;&quot; &amp; &quot;&gt;&quot; &amp; [Numbers.B218] &amp; &quot;. &quot;  &amp; [Numbers.D218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19] &amp; &quot;&quot;&quot;&quot; &amp; &quot; title=&quot; &amp; &quot;&quot;&quot;&quot; &amp; [Numbers.C219] &amp; &quot;: &quot; &amp; [Numbers.F219] &amp; &quot;&quot;&quot;&quot; &amp; &quot;&gt;&quot; &amp; [Numbers.B219] &amp; &quot;. &quot;  &amp; [Numbers.D219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0] &amp; &quot;&quot;&quot;&quot; &amp; &quot; title=&quot; &amp; &quot;&quot;&quot;&quot; &amp; [Numbers.C220] &amp; &quot;: &quot; &amp; [Numbers.F220] &amp; &quot;&quot;&quot;&quot; &amp; &quot;&gt;&quot; &amp; [Numbers.B220] &amp; &quot;. &quot;  &amp; [Numbers.D220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1] &amp; &quot;&quot;&quot;&quot; &amp; &quot; title=&quot; &amp; &quot;&quot;&quot;&quot; &amp; [Numbers.C221] &amp; &quot;: &quot; &amp; [Numbers.F221] &amp; &quot;&quot;&quot;&quot; &amp; &quot;&gt;&quot; &amp; [Numbers.B221] &amp; &quot;. &quot;  &amp; [Numbers.D221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2] &amp; &quot;&quot;&quot;&quot; &amp; &quot; title=&quot; &amp; &quot;&quot;&quot;&quot; &amp; [Numbers.C222] &amp; &quot;: &quot; &amp; [Numbers.F222] &amp; &quot;&quot;&quot;&quot; &amp; &quot;&gt;&quot; &amp; [Numbers.B222] &amp; &quot;. &quot;  &amp; [Numbers.D222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3] &amp; &quot;&quot;&quot;&quot; &amp; &quot; title=&quot; &amp; &quot;&quot;&quot;&quot; &amp; [Numbers.C223] &amp; &quot;: &quot; &amp; [Numbers.F223] &amp; &quot;&quot;&quot;&quot; &amp; &quot;&gt;&quot; &amp; [Numbers.B223] &amp; &quot;. &quot;  &amp; [Numbers.D223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4] &amp; &quot;&quot;&quot;&quot; &amp; &quot; title=&quot; &amp; &quot;&quot;&quot;&quot; &amp; [Numbers.C224] &amp; &quot;: &quot; &amp; [Numbers.F224] &amp; &quot;&quot;&quot;&quot; &amp; &quot;&gt;&quot; &amp; [Numbers.B224] &amp; &quot;. &quot;  &amp; [Numbers.D224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5] &amp; &quot;&quot;&quot;&quot; &amp; &quot; title=&quot; &amp; &quot;&quot;&quot;&quot; &amp; [Numbers.C225] &amp; &quot;: &quot; &amp; [Numbers.F225] &amp; &quot;&quot;&quot;&quot; &amp; &quot;&gt;&quot; &amp; [Numbers.B225] &amp; &quot;. &quot;  &amp; [Numbers.D225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6] &amp; &quot;&quot;&quot;&quot; &amp; &quot; title=&quot; &amp; &quot;&quot;&quot;&quot; &amp; [Numbers.C226] &amp; &quot;: &quot; &amp; [Numbers.F226] &amp; &quot;&quot;&quot;&quot; &amp; &quot;&gt;&quot; &amp; [Numbers.B226] &amp; &quot;. &quot;  &amp; [Numbers.D226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7] &amp; &quot;&quot;&quot;&quot; &amp; &quot; title=&quot; &amp; &quot;&quot;&quot;&quot; &amp; [Numbers.C227] &amp; &quot;: &quot; &amp; [Numbers.F227] &amp; &quot;&quot;&quot;&quot; &amp; &quot;&gt;&quot; &amp; [Numbers.B227] &amp; &quot;. &quot;  &amp; [Numbers.D227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8] &amp; &quot;&quot;&quot;&quot; &amp; &quot; title=&quot; &amp; &quot;&quot;&quot;&quot; &amp; [Numbers.C228] &amp; &quot;: &quot; &amp; [Numbers.F228] &amp; &quot;&quot;&quot;&quot; &amp; &quot;&gt;&quot; &amp; [Numbers.B228] &amp; &quot;. &quot;  &amp; [Numbers.D228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29] &amp; &quot;&quot;&quot;&quot; &amp; &quot; title=&quot; &amp; &quot;&quot;&quot;&quot; &amp; [Numbers.C229] &amp; &quot;: &quot; &amp; [Numbers.F229] &amp; &quot;&quot;&quot;&quot; &amp; &quot;&gt;&quot; &amp; [Numbers.B229] &amp; &quot;. &quot;  &amp; [Numbers.D229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0] &amp; &quot;&quot;&quot;&quot; &amp; &quot; title=&quot; &amp; &quot;&quot;&quot;&quot; &amp; [Numbers.C230] &amp; &quot;: &quot; &amp; [Numbers.F230] &amp; &quot;&quot;&quot;&quot; &amp; &quot;&gt;&quot; &amp; [Numbers.B230] &amp; &quot;. &quot;  &amp; [Numbers.D230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1] &amp; &quot;&quot;&quot;&quot; &amp; &quot; title=&quot; &amp; &quot;&quot;&quot;&quot; &amp; [Numbers.C231] &amp; &quot;: &quot; &amp; [Numbers.F231] &amp; &quot;&quot;&quot;&quot; &amp; &quot;&gt;&quot; &amp; [Numbers.B231] &amp; &quot;. &quot;  &amp; [Numbers.D231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2] &amp; &quot;&quot;&quot;&quot; &amp; &quot; title=&quot; &amp; &quot;&quot;&quot;&quot; &amp; [Numbers.C232] &amp; &quot;: &quot; &amp; [Numbers.F232] &amp; &quot;&quot;&quot;&quot; &amp; &quot;&gt;&quot; &amp; [Numbers.B232] &amp; &quot;. &quot;  &amp; [Numbers.D232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3] &amp; &quot;&quot;&quot;&quot; &amp; &quot; title=&quot; &amp; &quot;&quot;&quot;&quot; &amp; [Numbers.C233] &amp; &quot;: &quot; &amp; [Numbers.F233] &amp; &quot;&quot;&quot;&quot; &amp; &quot;&gt;&quot; &amp; [Numbers.B233] &amp; &quot;. &quot;  &amp; [Numbers.D233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4] &amp; &quot;&quot;&quot;&quot; &amp; &quot; title=&quot; &amp; &quot;&quot;&quot;&quot; &amp; [Numbers.C234] &amp; &quot;: &quot; &amp; [Numbers.F234] &amp; &quot;&quot;&quot;&quot; &amp; &quot;&gt;&quot; &amp; [Numbers.B234] &amp; &quot;. &quot;  &amp; [Numbers.D234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5] &amp; &quot;&quot;&quot;&quot; &amp; &quot; title=&quot; &amp; &quot;&quot;&quot;&quot; &amp; [Numbers.C235] &amp; &quot;: &quot; &amp; [Numbers.F235] &amp; &quot;&quot;&quot;&quot; &amp; &quot;&gt;&quot; &amp; [Numbers.B235] &amp; &quot;. &quot;  &amp; [Numbers.D235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6] &amp; &quot;&quot;&quot;&quot; &amp; &quot; title=&quot; &amp; &quot;&quot;&quot;&quot; &amp; [Numbers.C236] &amp; &quot;: &quot; &amp; [Numbers.F236] &amp; &quot;&quot;&quot;&quot; &amp; &quot;&gt;&quot; &amp; [Numbers.B236] &amp; &quot;. &quot;  &amp; [Numbers.D236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7] &amp; &quot;&quot;&quot;&quot; &amp; &quot; title=&quot; &amp; &quot;&quot;&quot;&quot; &amp; [Numbers.C237] &amp; &quot;: &quot; &amp; [Numbers.F237] &amp; &quot;&quot;&quot;&quot; &amp; &quot;&gt;&quot; &amp; [Numbers.B237] &amp; &quot;. &quot;  &amp; [Numbers.D237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8] &amp; &quot;&quot;&quot;&quot; &amp; &quot; title=&quot; &amp; &quot;&quot;&quot;&quot; &amp; [Numbers.C238] &amp; &quot;: &quot; &amp; [Numbers.F238] &amp; &quot;&quot;&quot;&quot; &amp; &quot;&gt;&quot; &amp; [Numbers.B238] &amp; &quot;. &quot;  &amp; [Numbers.D238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39] &amp; &quot;&quot;&quot;&quot; &amp; &quot; title=&quot; &amp; &quot;&quot;&quot;&quot; &amp; [Numbers.C239] &amp; &quot;: &quot; &amp; [Numbers.F239] &amp; &quot;&quot;&quot;&quot; &amp; &quot;&gt;&quot; &amp; [Numbers.B239] &amp; &quot;. &quot;  &amp; [Numbers.D239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0] &amp; &quot;&quot;&quot;&quot; &amp; &quot; title=&quot; &amp; &quot;&quot;&quot;&quot; &amp; [Numbers.C240] &amp; &quot;: &quot; &amp; [Numbers.F240] &amp; &quot;&quot;&quot;&quot; &amp; &quot;&gt;&quot; &amp; [Numbers.B240] &amp; &quot;. &quot;  &amp; [Numbers.D240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1] &amp; &quot;&quot;&quot;&quot; &amp; &quot; title=&quot; &amp; &quot;&quot;&quot;&quot; &amp; [Numbers.C241] &amp; &quot;: &quot; &amp; [Numbers.F241] &amp; &quot;&quot;&quot;&quot; &amp; &quot;&gt;&quot; &amp; [Numbers.B241] &amp; &quot;. &quot;  &amp; [Numbers.D241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2] &amp; &quot;&quot;&quot;&quot; &amp; &quot; title=&quot; &amp; &quot;&quot;&quot;&quot; &amp; [Numbers.C242] &amp; &quot;: &quot; &amp; [Numbers.F242] &amp; &quot;&quot;&quot;&quot; &amp; &quot;&gt;&quot; &amp; [Numbers.B242] &amp; &quot;. &quot;  &amp; [Numbers.D242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3] &amp; &quot;&quot;&quot;&quot; &amp; &quot; title=&quot; &amp; &quot;&quot;&quot;&quot; &amp; [Numbers.C243] &amp; &quot;: &quot; &amp; [Numbers.F243] &amp; &quot;&quot;&quot;&quot; &amp; &quot;&gt;&quot; &amp; [Numbers.B243] &amp; &quot;. &quot;  &amp; [Numbers.D243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4] &amp; &quot;&quot;&quot;&quot; &amp; &quot; title=&quot; &amp; &quot;&quot;&quot;&quot; &amp; [Numbers.C244] &amp; &quot;: &quot; &amp; [Numbers.F244] &amp; &quot;&quot;&quot;&quot; &amp; &quot;&gt;&quot; &amp; [Numbers.B244] &amp; &quot;. &quot;  &amp; [Numbers.D244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5] &amp; &quot;&quot;&quot;&quot; &amp; &quot; title=&quot; &amp; &quot;&quot;&quot;&quot; &amp; [Numbers.C245] &amp; &quot;: &quot; &amp; [Numbers.F245] &amp; &quot;&quot;&quot;&quot; &amp; &quot;&gt;&quot; &amp; [Numbers.B245] &amp; &quot;. &quot;  &amp; [Numbers.D245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6] &amp; &quot;&quot;&quot;&quot; &amp; &quot; title=&quot; &amp; &quot;&quot;&quot;&quot; &amp; [Numbers.C246] &amp; &quot;: &quot; &amp; [Numbers.F246] &amp; &quot;&quot;&quot;&quot; &amp; &quot;&gt;&quot; &amp; [Numbers.B246] &amp; &quot;. &quot;  &amp; [Numbers.D246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7] &amp; &quot;&quot;&quot;&quot; &amp; &quot; title=&quot; &amp; &quot;&quot;&quot;&quot; &amp; [Numbers.C247] &amp; &quot;: &quot; &amp; [Numbers.F247] &amp; &quot;&quot;&quot;&quot; &amp; &quot;&gt;&quot; &amp; [Numbers.B247] &amp; &quot;. &quot;  &amp; [Numbers.D247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8] &amp; &quot;&quot;&quot;&quot; &amp; &quot; title=&quot; &amp; &quot;&quot;&quot;&quot; &amp; [Numbers.C248] &amp; &quot;: &quot; &amp; [Numbers.F248] &amp; &quot;&quot;&quot;&quot; &amp; &quot;&gt;&quot; &amp; [Numbers.B248] &amp; &quot;. &quot;  &amp; [Numbers.D248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49] &amp; &quot;&quot;&quot;&quot; &amp; &quot; title=&quot; &amp; &quot;&quot;&quot;&quot; &amp; [Numbers.C249] &amp; &quot;: &quot; &amp; [Numbers.F249] &amp; &quot;&quot;&quot;&quot; &amp; &quot;&gt;&quot; &amp; [Numbers.B249] &amp; &quot;. &quot;  &amp; [Numbers.D249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0] &amp; &quot;&quot;&quot;&quot; &amp; &quot; title=&quot; &amp; &quot;&quot;&quot;&quot; &amp; [Numbers.C250] &amp; &quot;: &quot; &amp; [Numbers.F250] &amp; &quot;&quot;&quot;&quot; &amp; &quot;&gt;&quot; &amp; [Numbers.B250] &amp; &quot;. &quot;  &amp; [Numbers.D250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1] &amp; &quot;&quot;&quot;&quot; &amp; &quot; title=&quot; &amp; &quot;&quot;&quot;&quot; &amp; [Numbers.C251] &amp; &quot;: &quot; &amp; [Numbers.F251] &amp; &quot;&quot;&quot;&quot; &amp; &quot;&gt;&quot; &amp; [Numbers.B251] &amp; &quot;. &quot;  &amp; [Numbers.D251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2] &amp; &quot;&quot;&quot;&quot; &amp; &quot; title=&quot; &amp; &quot;&quot;&quot;&quot; &amp; [Numbers.C252] &amp; &quot;: &quot; &amp; [Numbers.F252] &amp; &quot;&quot;&quot;&quot; &amp; &quot;&gt;&quot; &amp; [Numbers.B252] &amp; &quot;. &quot;  &amp; [Numbers.D252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3] &amp; &quot;&quot;&quot;&quot; &amp; &quot; title=&quot; &amp; &quot;&quot;&quot;&quot; &amp; [Numbers.C253] &amp; &quot;: &quot; &amp; [Numbers.F253] &amp; &quot;&quot;&quot;&quot; &amp; &quot;&gt;&quot; &amp; [Numbers.B253] &amp; &quot;. &quot;  &amp; [Numbers.D253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4] &amp; &quot;&quot;&quot;&quot; &amp; &quot; title=&quot; &amp; &quot;&quot;&quot;&quot; &amp; [Numbers.C254] &amp; &quot;: &quot; &amp; [Numbers.F254] &amp; &quot;&quot;&quot;&quot; &amp; &quot;&gt;&quot; &amp; [Numbers.B254] &amp; &quot;. &quot;  &amp; [Numbers.D254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5] &amp; &quot;&quot;&quot;&quot; &amp; &quot; title=&quot; &amp; &quot;&quot;&quot;&quot; &amp; [Numbers.C255] &amp; &quot;: &quot; &amp; [Numbers.F255] &amp; &quot;&quot;&quot;&quot; &amp; &quot;&gt;&quot; &amp; [Numbers.B255] &amp; &quot;. &quot;  &amp; [Numbers.D255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6] &amp; &quot;&quot;&quot;&quot; &amp; &quot; title=&quot; &amp; &quot;&quot;&quot;&quot; &amp; [Numbers.C256] &amp; &quot;: &quot; &amp; [Numbers.F256] &amp; &quot;&quot;&quot;&quot; &amp; &quot;&gt;&quot; &amp; [Numbers.B256] &amp; &quot;. &quot;  &amp; [Numbers.D256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7] &amp; &quot;&quot;&quot;&quot; &amp; &quot; title=&quot; &amp; &quot;&quot;&quot;&quot; &amp; [Numbers.C257] &amp; &quot;: &quot; &amp; [Numbers.F257] &amp; &quot;&quot;&quot;&quot; &amp; &quot;&gt;&quot; &amp; [Numbers.B257] &amp; &quot;. &quot;  &amp; [Numbers.D257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8] &amp; &quot;&quot;&quot;&quot; &amp; &quot; title=&quot; &amp; &quot;&quot;&quot;&quot; &amp; [Numbers.C258] &amp; &quot;: &quot; &amp; [Numbers.F258] &amp; &quot;&quot;&quot;&quot; &amp; &quot;&gt;&quot; &amp; [Numbers.B258] &amp; &quot;. &quot;  &amp; [Numbers.D258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59] &amp; &quot;&quot;&quot;&quot; &amp; &quot; title=&quot; &amp; &quot;&quot;&quot;&quot; &amp; [Numbers.C259] &amp; &quot;: &quot; &amp; [Numbers.F259] &amp; &quot;&quot;&quot;&quot; &amp; &quot;&gt;&quot; &amp; [Numbers.B259] &amp; &quot;. &quot;  &amp; [Numbers.D259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60] &amp; &quot;&quot;&quot;&quot; &amp; &quot; title=&quot; &amp; &quot;&quot;&quot;&quot; &amp; [Numbers.C260] &amp; &quot;: &quot; &amp; [Numbers.F260] &amp; &quot;&quot;&quot;&quot; &amp; &quot;&gt;&quot; &amp; [Numbers.B260] &amp; &quot;. &quot;  &amp; [Numbers.D260] &amp; &quot;&lt;/a&gt;&quot;" office:value-type="string" office:string-value="&lt;br&gt;&lt;a href=&quot;&quot; title=&quot;0: &quot;&gt;184. &lt;/a&gt;" calcext:value-type="string">
            <text:p>&lt;br&gt;&lt;a href="" title="0: "&gt;184. &lt;/a&gt;</text:p>
          </table:table-cell>
        </table:table-row>
        <table:table-row table:style-name="ro3">
          <table:table-cell table:formula="of:=&quot;&lt;br&gt;&lt;a href=&quot; &amp; &quot;&quot;&quot;&quot; &amp; [Numbers.E261] &amp; &quot;&quot;&quot;&quot; &amp; &quot; title=&quot; &amp; &quot;&quot;&quot;&quot; &amp; [Numbers.C261] &amp; &quot;: &quot; &amp; [Numbers.F261] &amp; &quot;&quot;&quot;&quot; &amp; &quot;&gt;&quot; &amp; [Numbers.B261] &amp; &quot;. &quot;  &amp; [Numbers.D26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62] &amp; &quot;&quot;&quot;&quot; &amp; &quot; title=&quot; &amp; &quot;&quot;&quot;&quot; &amp; [Numbers.C262] &amp; &quot;: &quot; &amp; [Numbers.F262] &amp; &quot;&quot;&quot;&quot; &amp; &quot;&gt;&quot; &amp; [Numbers.B262] &amp; &quot;. &quot;  &amp; [Numbers.D26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63] &amp; &quot;&quot;&quot;&quot; &amp; &quot; title=&quot; &amp; &quot;&quot;&quot;&quot; &amp; [Numbers.C263] &amp; &quot;: &quot; &amp; [Numbers.F263] &amp; &quot;&quot;&quot;&quot; &amp; &quot;&gt;&quot; &amp; [Numbers.B263] &amp; &quot;. &quot;  &amp; [Numbers.D26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64] &amp; &quot;&quot;&quot;&quot; &amp; &quot; title=&quot; &amp; &quot;&quot;&quot;&quot; &amp; [Numbers.C264] &amp; &quot;: &quot; &amp; [Numbers.F264] &amp; &quot;&quot;&quot;&quot; &amp; &quot;&gt;&quot; &amp; [Numbers.B264] &amp; &quot;. &quot;  &amp; [Numbers.D26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65] &amp; &quot;&quot;&quot;&quot; &amp; &quot; title=&quot; &amp; &quot;&quot;&quot;&quot; &amp; [Numbers.C265] &amp; &quot;: &quot; &amp; [Numbers.F265] &amp; &quot;&quot;&quot;&quot; &amp; &quot;&gt;&quot; &amp; [Numbers.B265] &amp; &quot;. &quot;  &amp; [Numbers.D26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66] &amp; &quot;&quot;&quot;&quot; &amp; &quot; title=&quot; &amp; &quot;&quot;&quot;&quot; &amp; [Numbers.C266] &amp; &quot;: &quot; &amp; [Numbers.F266] &amp; &quot;&quot;&quot;&quot; &amp; &quot;&gt;&quot; &amp; [Numbers.B266] &amp; &quot;. &quot;  &amp; [Numbers.D26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67] &amp; &quot;&quot;&quot;&quot; &amp; &quot; title=&quot; &amp; &quot;&quot;&quot;&quot; &amp; [Numbers.C267] &amp; &quot;: &quot; &amp; [Numbers.F267] &amp; &quot;&quot;&quot;&quot; &amp; &quot;&gt;&quot; &amp; [Numbers.B267] &amp; &quot;. &quot;  &amp; [Numbers.D26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68] &amp; &quot;&quot;&quot;&quot; &amp; &quot; title=&quot; &amp; &quot;&quot;&quot;&quot; &amp; [Numbers.C268] &amp; &quot;: &quot; &amp; [Numbers.F268] &amp; &quot;&quot;&quot;&quot; &amp; &quot;&gt;&quot; &amp; [Numbers.B268] &amp; &quot;. &quot;  &amp; [Numbers.D26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69] &amp; &quot;&quot;&quot;&quot; &amp; &quot; title=&quot; &amp; &quot;&quot;&quot;&quot; &amp; [Numbers.C269] &amp; &quot;: &quot; &amp; [Numbers.F269] &amp; &quot;&quot;&quot;&quot; &amp; &quot;&gt;&quot; &amp; [Numbers.B269] &amp; &quot;. &quot;  &amp; [Numbers.D26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0] &amp; &quot;&quot;&quot;&quot; &amp; &quot; title=&quot; &amp; &quot;&quot;&quot;&quot; &amp; [Numbers.C270] &amp; &quot;: &quot; &amp; [Numbers.F270] &amp; &quot;&quot;&quot;&quot; &amp; &quot;&gt;&quot; &amp; [Numbers.B270] &amp; &quot;. &quot;  &amp; [Numbers.D27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1] &amp; &quot;&quot;&quot;&quot; &amp; &quot; title=&quot; &amp; &quot;&quot;&quot;&quot; &amp; [Numbers.C271] &amp; &quot;: &quot; &amp; [Numbers.F271] &amp; &quot;&quot;&quot;&quot; &amp; &quot;&gt;&quot; &amp; [Numbers.B271] &amp; &quot;. &quot;  &amp; [Numbers.D27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2] &amp; &quot;&quot;&quot;&quot; &amp; &quot; title=&quot; &amp; &quot;&quot;&quot;&quot; &amp; [Numbers.C272] &amp; &quot;: &quot; &amp; [Numbers.F272] &amp; &quot;&quot;&quot;&quot; &amp; &quot;&gt;&quot; &amp; [Numbers.B272] &amp; &quot;. &quot;  &amp; [Numbers.D27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3] &amp; &quot;&quot;&quot;&quot; &amp; &quot; title=&quot; &amp; &quot;&quot;&quot;&quot; &amp; [Numbers.C273] &amp; &quot;: &quot; &amp; [Numbers.F273] &amp; &quot;&quot;&quot;&quot; &amp; &quot;&gt;&quot; &amp; [Numbers.B273] &amp; &quot;. &quot;  &amp; [Numbers.D27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4] &amp; &quot;&quot;&quot;&quot; &amp; &quot; title=&quot; &amp; &quot;&quot;&quot;&quot; &amp; [Numbers.C274] &amp; &quot;: &quot; &amp; [Numbers.F274] &amp; &quot;&quot;&quot;&quot; &amp; &quot;&gt;&quot; &amp; [Numbers.B274] &amp; &quot;. &quot;  &amp; [Numbers.D27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5] &amp; &quot;&quot;&quot;&quot; &amp; &quot; title=&quot; &amp; &quot;&quot;&quot;&quot; &amp; [Numbers.C275] &amp; &quot;: &quot; &amp; [Numbers.F275] &amp; &quot;&quot;&quot;&quot; &amp; &quot;&gt;&quot; &amp; [Numbers.B275] &amp; &quot;. &quot;  &amp; [Numbers.D27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6] &amp; &quot;&quot;&quot;&quot; &amp; &quot; title=&quot; &amp; &quot;&quot;&quot;&quot; &amp; [Numbers.C276] &amp; &quot;: &quot; &amp; [Numbers.F276] &amp; &quot;&quot;&quot;&quot; &amp; &quot;&gt;&quot; &amp; [Numbers.B276] &amp; &quot;. &quot;  &amp; [Numbers.D27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7] &amp; &quot;&quot;&quot;&quot; &amp; &quot; title=&quot; &amp; &quot;&quot;&quot;&quot; &amp; [Numbers.C277] &amp; &quot;: &quot; &amp; [Numbers.F277] &amp; &quot;&quot;&quot;&quot; &amp; &quot;&gt;&quot; &amp; [Numbers.B277] &amp; &quot;. &quot;  &amp; [Numbers.D27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8] &amp; &quot;&quot;&quot;&quot; &amp; &quot; title=&quot; &amp; &quot;&quot;&quot;&quot; &amp; [Numbers.C278] &amp; &quot;: &quot; &amp; [Numbers.F278] &amp; &quot;&quot;&quot;&quot; &amp; &quot;&gt;&quot; &amp; [Numbers.B278] &amp; &quot;. &quot;  &amp; [Numbers.D27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79] &amp; &quot;&quot;&quot;&quot; &amp; &quot; title=&quot; &amp; &quot;&quot;&quot;&quot; &amp; [Numbers.C279] &amp; &quot;: &quot; &amp; [Numbers.F279] &amp; &quot;&quot;&quot;&quot; &amp; &quot;&gt;&quot; &amp; [Numbers.B279] &amp; &quot;. &quot;  &amp; [Numbers.D27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0] &amp; &quot;&quot;&quot;&quot; &amp; &quot; title=&quot; &amp; &quot;&quot;&quot;&quot; &amp; [Numbers.C280] &amp; &quot;: &quot; &amp; [Numbers.F280] &amp; &quot;&quot;&quot;&quot; &amp; &quot;&gt;&quot; &amp; [Numbers.B280] &amp; &quot;. &quot;  &amp; [Numbers.D28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1] &amp; &quot;&quot;&quot;&quot; &amp; &quot; title=&quot; &amp; &quot;&quot;&quot;&quot; &amp; [Numbers.C281] &amp; &quot;: &quot; &amp; [Numbers.F281] &amp; &quot;&quot;&quot;&quot; &amp; &quot;&gt;&quot; &amp; [Numbers.B281] &amp; &quot;. &quot;  &amp; [Numbers.D28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2] &amp; &quot;&quot;&quot;&quot; &amp; &quot; title=&quot; &amp; &quot;&quot;&quot;&quot; &amp; [Numbers.C282] &amp; &quot;: &quot; &amp; [Numbers.F282] &amp; &quot;&quot;&quot;&quot; &amp; &quot;&gt;&quot; &amp; [Numbers.B282] &amp; &quot;. &quot;  &amp; [Numbers.D28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3] &amp; &quot;&quot;&quot;&quot; &amp; &quot; title=&quot; &amp; &quot;&quot;&quot;&quot; &amp; [Numbers.C283] &amp; &quot;: &quot; &amp; [Numbers.F283] &amp; &quot;&quot;&quot;&quot; &amp; &quot;&gt;&quot; &amp; [Numbers.B283] &amp; &quot;. &quot;  &amp; [Numbers.D28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4] &amp; &quot;&quot;&quot;&quot; &amp; &quot; title=&quot; &amp; &quot;&quot;&quot;&quot; &amp; [Numbers.C284] &amp; &quot;: &quot; &amp; [Numbers.F284] &amp; &quot;&quot;&quot;&quot; &amp; &quot;&gt;&quot; &amp; [Numbers.B284] &amp; &quot;. &quot;  &amp; [Numbers.D28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5] &amp; &quot;&quot;&quot;&quot; &amp; &quot; title=&quot; &amp; &quot;&quot;&quot;&quot; &amp; [Numbers.C285] &amp; &quot;: &quot; &amp; [Numbers.F285] &amp; &quot;&quot;&quot;&quot; &amp; &quot;&gt;&quot; &amp; [Numbers.B285] &amp; &quot;. &quot;  &amp; [Numbers.D28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6] &amp; &quot;&quot;&quot;&quot; &amp; &quot; title=&quot; &amp; &quot;&quot;&quot;&quot; &amp; [Numbers.C286] &amp; &quot;: &quot; &amp; [Numbers.F286] &amp; &quot;&quot;&quot;&quot; &amp; &quot;&gt;&quot; &amp; [Numbers.B286] &amp; &quot;. &quot;  &amp; [Numbers.D28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7] &amp; &quot;&quot;&quot;&quot; &amp; &quot; title=&quot; &amp; &quot;&quot;&quot;&quot; &amp; [Numbers.C287] &amp; &quot;: &quot; &amp; [Numbers.F287] &amp; &quot;&quot;&quot;&quot; &amp; &quot;&gt;&quot; &amp; [Numbers.B287] &amp; &quot;. &quot;  &amp; [Numbers.D28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8] &amp; &quot;&quot;&quot;&quot; &amp; &quot; title=&quot; &amp; &quot;&quot;&quot;&quot; &amp; [Numbers.C288] &amp; &quot;: &quot; &amp; [Numbers.F288] &amp; &quot;&quot;&quot;&quot; &amp; &quot;&gt;&quot; &amp; [Numbers.B288] &amp; &quot;. &quot;  &amp; [Numbers.D28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89] &amp; &quot;&quot;&quot;&quot; &amp; &quot; title=&quot; &amp; &quot;&quot;&quot;&quot; &amp; [Numbers.C289] &amp; &quot;: &quot; &amp; [Numbers.F289] &amp; &quot;&quot;&quot;&quot; &amp; &quot;&gt;&quot; &amp; [Numbers.B289] &amp; &quot;. &quot;  &amp; [Numbers.D28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0] &amp; &quot;&quot;&quot;&quot; &amp; &quot; title=&quot; &amp; &quot;&quot;&quot;&quot; &amp; [Numbers.C290] &amp; &quot;: &quot; &amp; [Numbers.F290] &amp; &quot;&quot;&quot;&quot; &amp; &quot;&gt;&quot; &amp; [Numbers.B290] &amp; &quot;. &quot;  &amp; [Numbers.D29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1] &amp; &quot;&quot;&quot;&quot; &amp; &quot; title=&quot; &amp; &quot;&quot;&quot;&quot; &amp; [Numbers.C291] &amp; &quot;: &quot; &amp; [Numbers.F291] &amp; &quot;&quot;&quot;&quot; &amp; &quot;&gt;&quot; &amp; [Numbers.B291] &amp; &quot;. &quot;  &amp; [Numbers.D29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2] &amp; &quot;&quot;&quot;&quot; &amp; &quot; title=&quot; &amp; &quot;&quot;&quot;&quot; &amp; [Numbers.C292] &amp; &quot;: &quot; &amp; [Numbers.F292] &amp; &quot;&quot;&quot;&quot; &amp; &quot;&gt;&quot; &amp; [Numbers.B292] &amp; &quot;. &quot;  &amp; [Numbers.D29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3] &amp; &quot;&quot;&quot;&quot; &amp; &quot; title=&quot; &amp; &quot;&quot;&quot;&quot; &amp; [Numbers.C293] &amp; &quot;: &quot; &amp; [Numbers.F293] &amp; &quot;&quot;&quot;&quot; &amp; &quot;&gt;&quot; &amp; [Numbers.B293] &amp; &quot;. &quot;  &amp; [Numbers.D29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4] &amp; &quot;&quot;&quot;&quot; &amp; &quot; title=&quot; &amp; &quot;&quot;&quot;&quot; &amp; [Numbers.C294] &amp; &quot;: &quot; &amp; [Numbers.F294] &amp; &quot;&quot;&quot;&quot; &amp; &quot;&gt;&quot; &amp; [Numbers.B294] &amp; &quot;. &quot;  &amp; [Numbers.D29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5] &amp; &quot;&quot;&quot;&quot; &amp; &quot; title=&quot; &amp; &quot;&quot;&quot;&quot; &amp; [Numbers.C295] &amp; &quot;: &quot; &amp; [Numbers.F295] &amp; &quot;&quot;&quot;&quot; &amp; &quot;&gt;&quot; &amp; [Numbers.B295] &amp; &quot;. &quot;  &amp; [Numbers.D29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6] &amp; &quot;&quot;&quot;&quot; &amp; &quot; title=&quot; &amp; &quot;&quot;&quot;&quot; &amp; [Numbers.C296] &amp; &quot;: &quot; &amp; [Numbers.F296] &amp; &quot;&quot;&quot;&quot; &amp; &quot;&gt;&quot; &amp; [Numbers.B296] &amp; &quot;. &quot;  &amp; [Numbers.D29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7] &amp; &quot;&quot;&quot;&quot; &amp; &quot; title=&quot; &amp; &quot;&quot;&quot;&quot; &amp; [Numbers.C297] &amp; &quot;: &quot; &amp; [Numbers.F297] &amp; &quot;&quot;&quot;&quot; &amp; &quot;&gt;&quot; &amp; [Numbers.B297] &amp; &quot;. &quot;  &amp; [Numbers.D29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8] &amp; &quot;&quot;&quot;&quot; &amp; &quot; title=&quot; &amp; &quot;&quot;&quot;&quot; &amp; [Numbers.C298] &amp; &quot;: &quot; &amp; [Numbers.F298] &amp; &quot;&quot;&quot;&quot; &amp; &quot;&gt;&quot; &amp; [Numbers.B298] &amp; &quot;. &quot;  &amp; [Numbers.D29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299] &amp; &quot;&quot;&quot;&quot; &amp; &quot; title=&quot; &amp; &quot;&quot;&quot;&quot; &amp; [Numbers.C299] &amp; &quot;: &quot; &amp; [Numbers.F299] &amp; &quot;&quot;&quot;&quot; &amp; &quot;&gt;&quot; &amp; [Numbers.B299] &amp; &quot;. &quot;  &amp; [Numbers.D29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0] &amp; &quot;&quot;&quot;&quot; &amp; &quot; title=&quot; &amp; &quot;&quot;&quot;&quot; &amp; [Numbers.C300] &amp; &quot;: &quot; &amp; [Numbers.F300] &amp; &quot;&quot;&quot;&quot; &amp; &quot;&gt;&quot; &amp; [Numbers.B300] &amp; &quot;. &quot;  &amp; [Numbers.D30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1] &amp; &quot;&quot;&quot;&quot; &amp; &quot; title=&quot; &amp; &quot;&quot;&quot;&quot; &amp; [Numbers.C301] &amp; &quot;: &quot; &amp; [Numbers.F301] &amp; &quot;&quot;&quot;&quot; &amp; &quot;&gt;&quot; &amp; [Numbers.B301] &amp; &quot;. &quot;  &amp; [Numbers.D30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2] &amp; &quot;&quot;&quot;&quot; &amp; &quot; title=&quot; &amp; &quot;&quot;&quot;&quot; &amp; [Numbers.C302] &amp; &quot;: &quot; &amp; [Numbers.F302] &amp; &quot;&quot;&quot;&quot; &amp; &quot;&gt;&quot; &amp; [Numbers.B302] &amp; &quot;. &quot;  &amp; [Numbers.D30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3] &amp; &quot;&quot;&quot;&quot; &amp; &quot; title=&quot; &amp; &quot;&quot;&quot;&quot; &amp; [Numbers.C303] &amp; &quot;: &quot; &amp; [Numbers.F303] &amp; &quot;&quot;&quot;&quot; &amp; &quot;&gt;&quot; &amp; [Numbers.B303] &amp; &quot;. &quot;  &amp; [Numbers.D30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4] &amp; &quot;&quot;&quot;&quot; &amp; &quot; title=&quot; &amp; &quot;&quot;&quot;&quot; &amp; [Numbers.C304] &amp; &quot;: &quot; &amp; [Numbers.F304] &amp; &quot;&quot;&quot;&quot; &amp; &quot;&gt;&quot; &amp; [Numbers.B304] &amp; &quot;. &quot;  &amp; [Numbers.D30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5] &amp; &quot;&quot;&quot;&quot; &amp; &quot; title=&quot; &amp; &quot;&quot;&quot;&quot; &amp; [Numbers.C305] &amp; &quot;: &quot; &amp; [Numbers.F305] &amp; &quot;&quot;&quot;&quot; &amp; &quot;&gt;&quot; &amp; [Numbers.B305] &amp; &quot;. &quot;  &amp; [Numbers.D30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6] &amp; &quot;&quot;&quot;&quot; &amp; &quot; title=&quot; &amp; &quot;&quot;&quot;&quot; &amp; [Numbers.C306] &amp; &quot;: &quot; &amp; [Numbers.F306] &amp; &quot;&quot;&quot;&quot; &amp; &quot;&gt;&quot; &amp; [Numbers.B306] &amp; &quot;. &quot;  &amp; [Numbers.D30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7] &amp; &quot;&quot;&quot;&quot; &amp; &quot; title=&quot; &amp; &quot;&quot;&quot;&quot; &amp; [Numbers.C307] &amp; &quot;: &quot; &amp; [Numbers.F307] &amp; &quot;&quot;&quot;&quot; &amp; &quot;&gt;&quot; &amp; [Numbers.B307] &amp; &quot;. &quot;  &amp; [Numbers.D30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8] &amp; &quot;&quot;&quot;&quot; &amp; &quot; title=&quot; &amp; &quot;&quot;&quot;&quot; &amp; [Numbers.C308] &amp; &quot;: &quot; &amp; [Numbers.F308] &amp; &quot;&quot;&quot;&quot; &amp; &quot;&gt;&quot; &amp; [Numbers.B308] &amp; &quot;. &quot;  &amp; [Numbers.D30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09] &amp; &quot;&quot;&quot;&quot; &amp; &quot; title=&quot; &amp; &quot;&quot;&quot;&quot; &amp; [Numbers.C309] &amp; &quot;: &quot; &amp; [Numbers.F309] &amp; &quot;&quot;&quot;&quot; &amp; &quot;&gt;&quot; &amp; [Numbers.B309] &amp; &quot;. &quot;  &amp; [Numbers.D30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0] &amp; &quot;&quot;&quot;&quot; &amp; &quot; title=&quot; &amp; &quot;&quot;&quot;&quot; &amp; [Numbers.C310] &amp; &quot;: &quot; &amp; [Numbers.F310] &amp; &quot;&quot;&quot;&quot; &amp; &quot;&gt;&quot; &amp; [Numbers.B310] &amp; &quot;. &quot;  &amp; [Numbers.D31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1] &amp; &quot;&quot;&quot;&quot; &amp; &quot; title=&quot; &amp; &quot;&quot;&quot;&quot; &amp; [Numbers.C311] &amp; &quot;: &quot; &amp; [Numbers.F311] &amp; &quot;&quot;&quot;&quot; &amp; &quot;&gt;&quot; &amp; [Numbers.B311] &amp; &quot;. &quot;  &amp; [Numbers.D31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2] &amp; &quot;&quot;&quot;&quot; &amp; &quot; title=&quot; &amp; &quot;&quot;&quot;&quot; &amp; [Numbers.C312] &amp; &quot;: &quot; &amp; [Numbers.F312] &amp; &quot;&quot;&quot;&quot; &amp; &quot;&gt;&quot; &amp; [Numbers.B312] &amp; &quot;. &quot;  &amp; [Numbers.D31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3] &amp; &quot;&quot;&quot;&quot; &amp; &quot; title=&quot; &amp; &quot;&quot;&quot;&quot; &amp; [Numbers.C313] &amp; &quot;: &quot; &amp; [Numbers.F313] &amp; &quot;&quot;&quot;&quot; &amp; &quot;&gt;&quot; &amp; [Numbers.B313] &amp; &quot;. &quot;  &amp; [Numbers.D31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4] &amp; &quot;&quot;&quot;&quot; &amp; &quot; title=&quot; &amp; &quot;&quot;&quot;&quot; &amp; [Numbers.C314] &amp; &quot;: &quot; &amp; [Numbers.F314] &amp; &quot;&quot;&quot;&quot; &amp; &quot;&gt;&quot; &amp; [Numbers.B314] &amp; &quot;. &quot;  &amp; [Numbers.D31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5] &amp; &quot;&quot;&quot;&quot; &amp; &quot; title=&quot; &amp; &quot;&quot;&quot;&quot; &amp; [Numbers.C315] &amp; &quot;: &quot; &amp; [Numbers.F315] &amp; &quot;&quot;&quot;&quot; &amp; &quot;&gt;&quot; &amp; [Numbers.B315] &amp; &quot;. &quot;  &amp; [Numbers.D31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6] &amp; &quot;&quot;&quot;&quot; &amp; &quot; title=&quot; &amp; &quot;&quot;&quot;&quot; &amp; [Numbers.C316] &amp; &quot;: &quot; &amp; [Numbers.F316] &amp; &quot;&quot;&quot;&quot; &amp; &quot;&gt;&quot; &amp; [Numbers.B316] &amp; &quot;. &quot;  &amp; [Numbers.D31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7] &amp; &quot;&quot;&quot;&quot; &amp; &quot; title=&quot; &amp; &quot;&quot;&quot;&quot; &amp; [Numbers.C317] &amp; &quot;: &quot; &amp; [Numbers.F317] &amp; &quot;&quot;&quot;&quot; &amp; &quot;&gt;&quot; &amp; [Numbers.B317] &amp; &quot;. &quot;  &amp; [Numbers.D31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8] &amp; &quot;&quot;&quot;&quot; &amp; &quot; title=&quot; &amp; &quot;&quot;&quot;&quot; &amp; [Numbers.C318] &amp; &quot;: &quot; &amp; [Numbers.F318] &amp; &quot;&quot;&quot;&quot; &amp; &quot;&gt;&quot; &amp; [Numbers.B318] &amp; &quot;. &quot;  &amp; [Numbers.D31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19] &amp; &quot;&quot;&quot;&quot; &amp; &quot; title=&quot; &amp; &quot;&quot;&quot;&quot; &amp; [Numbers.C319] &amp; &quot;: &quot; &amp; [Numbers.F319] &amp; &quot;&quot;&quot;&quot; &amp; &quot;&gt;&quot; &amp; [Numbers.B319] &amp; &quot;. &quot;  &amp; [Numbers.D31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0] &amp; &quot;&quot;&quot;&quot; &amp; &quot; title=&quot; &amp; &quot;&quot;&quot;&quot; &amp; [Numbers.C320] &amp; &quot;: &quot; &amp; [Numbers.F320] &amp; &quot;&quot;&quot;&quot; &amp; &quot;&gt;&quot; &amp; [Numbers.B320] &amp; &quot;. &quot;  &amp; [Numbers.D32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1] &amp; &quot;&quot;&quot;&quot; &amp; &quot; title=&quot; &amp; &quot;&quot;&quot;&quot; &amp; [Numbers.C321] &amp; &quot;: &quot; &amp; [Numbers.F321] &amp; &quot;&quot;&quot;&quot; &amp; &quot;&gt;&quot; &amp; [Numbers.B321] &amp; &quot;. &quot;  &amp; [Numbers.D32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2] &amp; &quot;&quot;&quot;&quot; &amp; &quot; title=&quot; &amp; &quot;&quot;&quot;&quot; &amp; [Numbers.C322] &amp; &quot;: &quot; &amp; [Numbers.F322] &amp; &quot;&quot;&quot;&quot; &amp; &quot;&gt;&quot; &amp; [Numbers.B322] &amp; &quot;. &quot;  &amp; [Numbers.D32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3] &amp; &quot;&quot;&quot;&quot; &amp; &quot; title=&quot; &amp; &quot;&quot;&quot;&quot; &amp; [Numbers.C323] &amp; &quot;: &quot; &amp; [Numbers.F323] &amp; &quot;&quot;&quot;&quot; &amp; &quot;&gt;&quot; &amp; [Numbers.B323] &amp; &quot;. &quot;  &amp; [Numbers.D32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4] &amp; &quot;&quot;&quot;&quot; &amp; &quot; title=&quot; &amp; &quot;&quot;&quot;&quot; &amp; [Numbers.C324] &amp; &quot;: &quot; &amp; [Numbers.F324] &amp; &quot;&quot;&quot;&quot; &amp; &quot;&gt;&quot; &amp; [Numbers.B324] &amp; &quot;. &quot;  &amp; [Numbers.D32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5] &amp; &quot;&quot;&quot;&quot; &amp; &quot; title=&quot; &amp; &quot;&quot;&quot;&quot; &amp; [Numbers.C325] &amp; &quot;: &quot; &amp; [Numbers.F325] &amp; &quot;&quot;&quot;&quot; &amp; &quot;&gt;&quot; &amp; [Numbers.B325] &amp; &quot;. &quot;  &amp; [Numbers.D32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6] &amp; &quot;&quot;&quot;&quot; &amp; &quot; title=&quot; &amp; &quot;&quot;&quot;&quot; &amp; [Numbers.C326] &amp; &quot;: &quot; &amp; [Numbers.F326] &amp; &quot;&quot;&quot;&quot; &amp; &quot;&gt;&quot; &amp; [Numbers.B326] &amp; &quot;. &quot;  &amp; [Numbers.D32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7] &amp; &quot;&quot;&quot;&quot; &amp; &quot; title=&quot; &amp; &quot;&quot;&quot;&quot; &amp; [Numbers.C327] &amp; &quot;: &quot; &amp; [Numbers.F327] &amp; &quot;&quot;&quot;&quot; &amp; &quot;&gt;&quot; &amp; [Numbers.B327] &amp; &quot;. &quot;  &amp; [Numbers.D32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8] &amp; &quot;&quot;&quot;&quot; &amp; &quot; title=&quot; &amp; &quot;&quot;&quot;&quot; &amp; [Numbers.C328] &amp; &quot;: &quot; &amp; [Numbers.F328] &amp; &quot;&quot;&quot;&quot; &amp; &quot;&gt;&quot; &amp; [Numbers.B328] &amp; &quot;. &quot;  &amp; [Numbers.D32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29] &amp; &quot;&quot;&quot;&quot; &amp; &quot; title=&quot; &amp; &quot;&quot;&quot;&quot; &amp; [Numbers.C329] &amp; &quot;: &quot; &amp; [Numbers.F329] &amp; &quot;&quot;&quot;&quot; &amp; &quot;&gt;&quot; &amp; [Numbers.B329] &amp; &quot;. &quot;  &amp; [Numbers.D32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0] &amp; &quot;&quot;&quot;&quot; &amp; &quot; title=&quot; &amp; &quot;&quot;&quot;&quot; &amp; [Numbers.C330] &amp; &quot;: &quot; &amp; [Numbers.F330] &amp; &quot;&quot;&quot;&quot; &amp; &quot;&gt;&quot; &amp; [Numbers.B330] &amp; &quot;. &quot;  &amp; [Numbers.D33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1] &amp; &quot;&quot;&quot;&quot; &amp; &quot; title=&quot; &amp; &quot;&quot;&quot;&quot; &amp; [Numbers.C331] &amp; &quot;: &quot; &amp; [Numbers.F331] &amp; &quot;&quot;&quot;&quot; &amp; &quot;&gt;&quot; &amp; [Numbers.B331] &amp; &quot;. &quot;  &amp; [Numbers.D33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2] &amp; &quot;&quot;&quot;&quot; &amp; &quot; title=&quot; &amp; &quot;&quot;&quot;&quot; &amp; [Numbers.C332] &amp; &quot;: &quot; &amp; [Numbers.F332] &amp; &quot;&quot;&quot;&quot; &amp; &quot;&gt;&quot; &amp; [Numbers.B332] &amp; &quot;. &quot;  &amp; [Numbers.D33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3] &amp; &quot;&quot;&quot;&quot; &amp; &quot; title=&quot; &amp; &quot;&quot;&quot;&quot; &amp; [Numbers.C333] &amp; &quot;: &quot; &amp; [Numbers.F333] &amp; &quot;&quot;&quot;&quot; &amp; &quot;&gt;&quot; &amp; [Numbers.B333] &amp; &quot;. &quot;  &amp; [Numbers.D33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4] &amp; &quot;&quot;&quot;&quot; &amp; &quot; title=&quot; &amp; &quot;&quot;&quot;&quot; &amp; [Numbers.C334] &amp; &quot;: &quot; &amp; [Numbers.F334] &amp; &quot;&quot;&quot;&quot; &amp; &quot;&gt;&quot; &amp; [Numbers.B334] &amp; &quot;. &quot;  &amp; [Numbers.D33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5] &amp; &quot;&quot;&quot;&quot; &amp; &quot; title=&quot; &amp; &quot;&quot;&quot;&quot; &amp; [Numbers.C335] &amp; &quot;: &quot; &amp; [Numbers.F335] &amp; &quot;&quot;&quot;&quot; &amp; &quot;&gt;&quot; &amp; [Numbers.B335] &amp; &quot;. &quot;  &amp; [Numbers.D33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6] &amp; &quot;&quot;&quot;&quot; &amp; &quot; title=&quot; &amp; &quot;&quot;&quot;&quot; &amp; [Numbers.C336] &amp; &quot;: &quot; &amp; [Numbers.F336] &amp; &quot;&quot;&quot;&quot; &amp; &quot;&gt;&quot; &amp; [Numbers.B336] &amp; &quot;. &quot;  &amp; [Numbers.D33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7] &amp; &quot;&quot;&quot;&quot; &amp; &quot; title=&quot; &amp; &quot;&quot;&quot;&quot; &amp; [Numbers.C337] &amp; &quot;: &quot; &amp; [Numbers.F337] &amp; &quot;&quot;&quot;&quot; &amp; &quot;&gt;&quot; &amp; [Numbers.B337] &amp; &quot;. &quot;  &amp; [Numbers.D33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8] &amp; &quot;&quot;&quot;&quot; &amp; &quot; title=&quot; &amp; &quot;&quot;&quot;&quot; &amp; [Numbers.C338] &amp; &quot;: &quot; &amp; [Numbers.F338] &amp; &quot;&quot;&quot;&quot; &amp; &quot;&gt;&quot; &amp; [Numbers.B338] &amp; &quot;. &quot;  &amp; [Numbers.D33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39] &amp; &quot;&quot;&quot;&quot; &amp; &quot; title=&quot; &amp; &quot;&quot;&quot;&quot; &amp; [Numbers.C339] &amp; &quot;: &quot; &amp; [Numbers.F339] &amp; &quot;&quot;&quot;&quot; &amp; &quot;&gt;&quot; &amp; [Numbers.B339] &amp; &quot;. &quot;  &amp; [Numbers.D33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0] &amp; &quot;&quot;&quot;&quot; &amp; &quot; title=&quot; &amp; &quot;&quot;&quot;&quot; &amp; [Numbers.C340] &amp; &quot;: &quot; &amp; [Numbers.F340] &amp; &quot;&quot;&quot;&quot; &amp; &quot;&gt;&quot; &amp; [Numbers.B340] &amp; &quot;. &quot;  &amp; [Numbers.D34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1] &amp; &quot;&quot;&quot;&quot; &amp; &quot; title=&quot; &amp; &quot;&quot;&quot;&quot; &amp; [Numbers.C341] &amp; &quot;: &quot; &amp; [Numbers.F341] &amp; &quot;&quot;&quot;&quot; &amp; &quot;&gt;&quot; &amp; [Numbers.B341] &amp; &quot;. &quot;  &amp; [Numbers.D34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2] &amp; &quot;&quot;&quot;&quot; &amp; &quot; title=&quot; &amp; &quot;&quot;&quot;&quot; &amp; [Numbers.C342] &amp; &quot;: &quot; &amp; [Numbers.F342] &amp; &quot;&quot;&quot;&quot; &amp; &quot;&gt;&quot; &amp; [Numbers.B342] &amp; &quot;. &quot;  &amp; [Numbers.D34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3] &amp; &quot;&quot;&quot;&quot; &amp; &quot; title=&quot; &amp; &quot;&quot;&quot;&quot; &amp; [Numbers.C343] &amp; &quot;: &quot; &amp; [Numbers.F343] &amp; &quot;&quot;&quot;&quot; &amp; &quot;&gt;&quot; &amp; [Numbers.B343] &amp; &quot;. &quot;  &amp; [Numbers.D34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4] &amp; &quot;&quot;&quot;&quot; &amp; &quot; title=&quot; &amp; &quot;&quot;&quot;&quot; &amp; [Numbers.C344] &amp; &quot;: &quot; &amp; [Numbers.F344] &amp; &quot;&quot;&quot;&quot; &amp; &quot;&gt;&quot; &amp; [Numbers.B344] &amp; &quot;. &quot;  &amp; [Numbers.D34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5] &amp; &quot;&quot;&quot;&quot; &amp; &quot; title=&quot; &amp; &quot;&quot;&quot;&quot; &amp; [Numbers.C345] &amp; &quot;: &quot; &amp; [Numbers.F345] &amp; &quot;&quot;&quot;&quot; &amp; &quot;&gt;&quot; &amp; [Numbers.B345] &amp; &quot;. &quot;  &amp; [Numbers.D34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6] &amp; &quot;&quot;&quot;&quot; &amp; &quot; title=&quot; &amp; &quot;&quot;&quot;&quot; &amp; [Numbers.C346] &amp; &quot;: &quot; &amp; [Numbers.F346] &amp; &quot;&quot;&quot;&quot; &amp; &quot;&gt;&quot; &amp; [Numbers.B346] &amp; &quot;. &quot;  &amp; [Numbers.D34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7] &amp; &quot;&quot;&quot;&quot; &amp; &quot; title=&quot; &amp; &quot;&quot;&quot;&quot; &amp; [Numbers.C347] &amp; &quot;: &quot; &amp; [Numbers.F347] &amp; &quot;&quot;&quot;&quot; &amp; &quot;&gt;&quot; &amp; [Numbers.B347] &amp; &quot;. &quot;  &amp; [Numbers.D34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8] &amp; &quot;&quot;&quot;&quot; &amp; &quot; title=&quot; &amp; &quot;&quot;&quot;&quot; &amp; [Numbers.C348] &amp; &quot;: &quot; &amp; [Numbers.F348] &amp; &quot;&quot;&quot;&quot; &amp; &quot;&gt;&quot; &amp; [Numbers.B348] &amp; &quot;. &quot;  &amp; [Numbers.D34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49] &amp; &quot;&quot;&quot;&quot; &amp; &quot; title=&quot; &amp; &quot;&quot;&quot;&quot; &amp; [Numbers.C349] &amp; &quot;: &quot; &amp; [Numbers.F349] &amp; &quot;&quot;&quot;&quot; &amp; &quot;&gt;&quot; &amp; [Numbers.B349] &amp; &quot;. &quot;  &amp; [Numbers.D34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0] &amp; &quot;&quot;&quot;&quot; &amp; &quot; title=&quot; &amp; &quot;&quot;&quot;&quot; &amp; [Numbers.C350] &amp; &quot;: &quot; &amp; [Numbers.F350] &amp; &quot;&quot;&quot;&quot; &amp; &quot;&gt;&quot; &amp; [Numbers.B350] &amp; &quot;. &quot;  &amp; [Numbers.D35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1] &amp; &quot;&quot;&quot;&quot; &amp; &quot; title=&quot; &amp; &quot;&quot;&quot;&quot; &amp; [Numbers.C351] &amp; &quot;: &quot; &amp; [Numbers.F351] &amp; &quot;&quot;&quot;&quot; &amp; &quot;&gt;&quot; &amp; [Numbers.B351] &amp; &quot;. &quot;  &amp; [Numbers.D35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2] &amp; &quot;&quot;&quot;&quot; &amp; &quot; title=&quot; &amp; &quot;&quot;&quot;&quot; &amp; [Numbers.C352] &amp; &quot;: &quot; &amp; [Numbers.F352] &amp; &quot;&quot;&quot;&quot; &amp; &quot;&gt;&quot; &amp; [Numbers.B352] &amp; &quot;. &quot;  &amp; [Numbers.D35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3] &amp; &quot;&quot;&quot;&quot; &amp; &quot; title=&quot; &amp; &quot;&quot;&quot;&quot; &amp; [Numbers.C353] &amp; &quot;: &quot; &amp; [Numbers.F353] &amp; &quot;&quot;&quot;&quot; &amp; &quot;&gt;&quot; &amp; [Numbers.B353] &amp; &quot;. &quot;  &amp; [Numbers.D35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4] &amp; &quot;&quot;&quot;&quot; &amp; &quot; title=&quot; &amp; &quot;&quot;&quot;&quot; &amp; [Numbers.C354] &amp; &quot;: &quot; &amp; [Numbers.F354] &amp; &quot;&quot;&quot;&quot; &amp; &quot;&gt;&quot; &amp; [Numbers.B354] &amp; &quot;. &quot;  &amp; [Numbers.D35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5] &amp; &quot;&quot;&quot;&quot; &amp; &quot; title=&quot; &amp; &quot;&quot;&quot;&quot; &amp; [Numbers.C355] &amp; &quot;: &quot; &amp; [Numbers.F355] &amp; &quot;&quot;&quot;&quot; &amp; &quot;&gt;&quot; &amp; [Numbers.B355] &amp; &quot;. &quot;  &amp; [Numbers.D35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6] &amp; &quot;&quot;&quot;&quot; &amp; &quot; title=&quot; &amp; &quot;&quot;&quot;&quot; &amp; [Numbers.C356] &amp; &quot;: &quot; &amp; [Numbers.F356] &amp; &quot;&quot;&quot;&quot; &amp; &quot;&gt;&quot; &amp; [Numbers.B356] &amp; &quot;. &quot;  &amp; [Numbers.D35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7] &amp; &quot;&quot;&quot;&quot; &amp; &quot; title=&quot; &amp; &quot;&quot;&quot;&quot; &amp; [Numbers.C357] &amp; &quot;: &quot; &amp; [Numbers.F357] &amp; &quot;&quot;&quot;&quot; &amp; &quot;&gt;&quot; &amp; [Numbers.B357] &amp; &quot;. &quot;  &amp; [Numbers.D35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8] &amp; &quot;&quot;&quot;&quot; &amp; &quot; title=&quot; &amp; &quot;&quot;&quot;&quot; &amp; [Numbers.C358] &amp; &quot;: &quot; &amp; [Numbers.F358] &amp; &quot;&quot;&quot;&quot; &amp; &quot;&gt;&quot; &amp; [Numbers.B358] &amp; &quot;. &quot;  &amp; [Numbers.D35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59] &amp; &quot;&quot;&quot;&quot; &amp; &quot; title=&quot; &amp; &quot;&quot;&quot;&quot; &amp; [Numbers.C359] &amp; &quot;: &quot; &amp; [Numbers.F359] &amp; &quot;&quot;&quot;&quot; &amp; &quot;&gt;&quot; &amp; [Numbers.B359] &amp; &quot;. &quot;  &amp; [Numbers.D35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0] &amp; &quot;&quot;&quot;&quot; &amp; &quot; title=&quot; &amp; &quot;&quot;&quot;&quot; &amp; [Numbers.C360] &amp; &quot;: &quot; &amp; [Numbers.F360] &amp; &quot;&quot;&quot;&quot; &amp; &quot;&gt;&quot; &amp; [Numbers.B360] &amp; &quot;. &quot;  &amp; [Numbers.D36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1] &amp; &quot;&quot;&quot;&quot; &amp; &quot; title=&quot; &amp; &quot;&quot;&quot;&quot; &amp; [Numbers.C361] &amp; &quot;: &quot; &amp; [Numbers.F361] &amp; &quot;&quot;&quot;&quot; &amp; &quot;&gt;&quot; &amp; [Numbers.B361] &amp; &quot;. &quot;  &amp; [Numbers.D36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2] &amp; &quot;&quot;&quot;&quot; &amp; &quot; title=&quot; &amp; &quot;&quot;&quot;&quot; &amp; [Numbers.C362] &amp; &quot;: &quot; &amp; [Numbers.F362] &amp; &quot;&quot;&quot;&quot; &amp; &quot;&gt;&quot; &amp; [Numbers.B362] &amp; &quot;. &quot;  &amp; [Numbers.D36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3] &amp; &quot;&quot;&quot;&quot; &amp; &quot; title=&quot; &amp; &quot;&quot;&quot;&quot; &amp; [Numbers.C363] &amp; &quot;: &quot; &amp; [Numbers.F363] &amp; &quot;&quot;&quot;&quot; &amp; &quot;&gt;&quot; &amp; [Numbers.B363] &amp; &quot;. &quot;  &amp; [Numbers.D36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4] &amp; &quot;&quot;&quot;&quot; &amp; &quot; title=&quot; &amp; &quot;&quot;&quot;&quot; &amp; [Numbers.C364] &amp; &quot;: &quot; &amp; [Numbers.F364] &amp; &quot;&quot;&quot;&quot; &amp; &quot;&gt;&quot; &amp; [Numbers.B364] &amp; &quot;. &quot;  &amp; [Numbers.D36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5] &amp; &quot;&quot;&quot;&quot; &amp; &quot; title=&quot; &amp; &quot;&quot;&quot;&quot; &amp; [Numbers.C365] &amp; &quot;: &quot; &amp; [Numbers.F365] &amp; &quot;&quot;&quot;&quot; &amp; &quot;&gt;&quot; &amp; [Numbers.B365] &amp; &quot;. &quot;  &amp; [Numbers.D36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6] &amp; &quot;&quot;&quot;&quot; &amp; &quot; title=&quot; &amp; &quot;&quot;&quot;&quot; &amp; [Numbers.C366] &amp; &quot;: &quot; &amp; [Numbers.F366] &amp; &quot;&quot;&quot;&quot; &amp; &quot;&gt;&quot; &amp; [Numbers.B366] &amp; &quot;. &quot;  &amp; [Numbers.D36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7] &amp; &quot;&quot;&quot;&quot; &amp; &quot; title=&quot; &amp; &quot;&quot;&quot;&quot; &amp; [Numbers.C367] &amp; &quot;: &quot; &amp; [Numbers.F367] &amp; &quot;&quot;&quot;&quot; &amp; &quot;&gt;&quot; &amp; [Numbers.B367] &amp; &quot;. &quot;  &amp; [Numbers.D36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8] &amp; &quot;&quot;&quot;&quot; &amp; &quot; title=&quot; &amp; &quot;&quot;&quot;&quot; &amp; [Numbers.C368] &amp; &quot;: &quot; &amp; [Numbers.F368] &amp; &quot;&quot;&quot;&quot; &amp; &quot;&gt;&quot; &amp; [Numbers.B368] &amp; &quot;. &quot;  &amp; [Numbers.D36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69] &amp; &quot;&quot;&quot;&quot; &amp; &quot; title=&quot; &amp; &quot;&quot;&quot;&quot; &amp; [Numbers.C369] &amp; &quot;: &quot; &amp; [Numbers.F369] &amp; &quot;&quot;&quot;&quot; &amp; &quot;&gt;&quot; &amp; [Numbers.B369] &amp; &quot;. &quot;  &amp; [Numbers.D36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0] &amp; &quot;&quot;&quot;&quot; &amp; &quot; title=&quot; &amp; &quot;&quot;&quot;&quot; &amp; [Numbers.C370] &amp; &quot;: &quot; &amp; [Numbers.F370] &amp; &quot;&quot;&quot;&quot; &amp; &quot;&gt;&quot; &amp; [Numbers.B370] &amp; &quot;. &quot;  &amp; [Numbers.D37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1] &amp; &quot;&quot;&quot;&quot; &amp; &quot; title=&quot; &amp; &quot;&quot;&quot;&quot; &amp; [Numbers.C371] &amp; &quot;: &quot; &amp; [Numbers.F371] &amp; &quot;&quot;&quot;&quot; &amp; &quot;&gt;&quot; &amp; [Numbers.B371] &amp; &quot;. &quot;  &amp; [Numbers.D37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2] &amp; &quot;&quot;&quot;&quot; &amp; &quot; title=&quot; &amp; &quot;&quot;&quot;&quot; &amp; [Numbers.C372] &amp; &quot;: &quot; &amp; [Numbers.F372] &amp; &quot;&quot;&quot;&quot; &amp; &quot;&gt;&quot; &amp; [Numbers.B372] &amp; &quot;. &quot;  &amp; [Numbers.D37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3] &amp; &quot;&quot;&quot;&quot; &amp; &quot; title=&quot; &amp; &quot;&quot;&quot;&quot; &amp; [Numbers.C373] &amp; &quot;: &quot; &amp; [Numbers.F373] &amp; &quot;&quot;&quot;&quot; &amp; &quot;&gt;&quot; &amp; [Numbers.B373] &amp; &quot;. &quot;  &amp; [Numbers.D37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4] &amp; &quot;&quot;&quot;&quot; &amp; &quot; title=&quot; &amp; &quot;&quot;&quot;&quot; &amp; [Numbers.C374] &amp; &quot;: &quot; &amp; [Numbers.F374] &amp; &quot;&quot;&quot;&quot; &amp; &quot;&gt;&quot; &amp; [Numbers.B374] &amp; &quot;. &quot;  &amp; [Numbers.D37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5] &amp; &quot;&quot;&quot;&quot; &amp; &quot; title=&quot; &amp; &quot;&quot;&quot;&quot; &amp; [Numbers.C375] &amp; &quot;: &quot; &amp; [Numbers.F375] &amp; &quot;&quot;&quot;&quot; &amp; &quot;&gt;&quot; &amp; [Numbers.B375] &amp; &quot;. &quot;  &amp; [Numbers.D37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6] &amp; &quot;&quot;&quot;&quot; &amp; &quot; title=&quot; &amp; &quot;&quot;&quot;&quot; &amp; [Numbers.C376] &amp; &quot;: &quot; &amp; [Numbers.F376] &amp; &quot;&quot;&quot;&quot; &amp; &quot;&gt;&quot; &amp; [Numbers.B376] &amp; &quot;. &quot;  &amp; [Numbers.D37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7] &amp; &quot;&quot;&quot;&quot; &amp; &quot; title=&quot; &amp; &quot;&quot;&quot;&quot; &amp; [Numbers.C377] &amp; &quot;: &quot; &amp; [Numbers.F377] &amp; &quot;&quot;&quot;&quot; &amp; &quot;&gt;&quot; &amp; [Numbers.B377] &amp; &quot;. &quot;  &amp; [Numbers.D37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8] &amp; &quot;&quot;&quot;&quot; &amp; &quot; title=&quot; &amp; &quot;&quot;&quot;&quot; &amp; [Numbers.C378] &amp; &quot;: &quot; &amp; [Numbers.F378] &amp; &quot;&quot;&quot;&quot; &amp; &quot;&gt;&quot; &amp; [Numbers.B378] &amp; &quot;. &quot;  &amp; [Numbers.D37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79] &amp; &quot;&quot;&quot;&quot; &amp; &quot; title=&quot; &amp; &quot;&quot;&quot;&quot; &amp; [Numbers.C379] &amp; &quot;: &quot; &amp; [Numbers.F379] &amp; &quot;&quot;&quot;&quot; &amp; &quot;&gt;&quot; &amp; [Numbers.B379] &amp; &quot;. &quot;  &amp; [Numbers.D37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0] &amp; &quot;&quot;&quot;&quot; &amp; &quot; title=&quot; &amp; &quot;&quot;&quot;&quot; &amp; [Numbers.C380] &amp; &quot;: &quot; &amp; [Numbers.F380] &amp; &quot;&quot;&quot;&quot; &amp; &quot;&gt;&quot; &amp; [Numbers.B380] &amp; &quot;. &quot;  &amp; [Numbers.D38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1] &amp; &quot;&quot;&quot;&quot; &amp; &quot; title=&quot; &amp; &quot;&quot;&quot;&quot; &amp; [Numbers.C381] &amp; &quot;: &quot; &amp; [Numbers.F381] &amp; &quot;&quot;&quot;&quot; &amp; &quot;&gt;&quot; &amp; [Numbers.B381] &amp; &quot;. &quot;  &amp; [Numbers.D38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2] &amp; &quot;&quot;&quot;&quot; &amp; &quot; title=&quot; &amp; &quot;&quot;&quot;&quot; &amp; [Numbers.C382] &amp; &quot;: &quot; &amp; [Numbers.F382] &amp; &quot;&quot;&quot;&quot; &amp; &quot;&gt;&quot; &amp; [Numbers.B382] &amp; &quot;. &quot;  &amp; [Numbers.D38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3] &amp; &quot;&quot;&quot;&quot; &amp; &quot; title=&quot; &amp; &quot;&quot;&quot;&quot; &amp; [Numbers.C383] &amp; &quot;: &quot; &amp; [Numbers.F383] &amp; &quot;&quot;&quot;&quot; &amp; &quot;&gt;&quot; &amp; [Numbers.B383] &amp; &quot;. &quot;  &amp; [Numbers.D38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4] &amp; &quot;&quot;&quot;&quot; &amp; &quot; title=&quot; &amp; &quot;&quot;&quot;&quot; &amp; [Numbers.C384] &amp; &quot;: &quot; &amp; [Numbers.F384] &amp; &quot;&quot;&quot;&quot; &amp; &quot;&gt;&quot; &amp; [Numbers.B384] &amp; &quot;. &quot;  &amp; [Numbers.D38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5] &amp; &quot;&quot;&quot;&quot; &amp; &quot; title=&quot; &amp; &quot;&quot;&quot;&quot; &amp; [Numbers.C385] &amp; &quot;: &quot; &amp; [Numbers.F385] &amp; &quot;&quot;&quot;&quot; &amp; &quot;&gt;&quot; &amp; [Numbers.B385] &amp; &quot;. &quot;  &amp; [Numbers.D38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6] &amp; &quot;&quot;&quot;&quot; &amp; &quot; title=&quot; &amp; &quot;&quot;&quot;&quot; &amp; [Numbers.C386] &amp; &quot;: &quot; &amp; [Numbers.F386] &amp; &quot;&quot;&quot;&quot; &amp; &quot;&gt;&quot; &amp; [Numbers.B386] &amp; &quot;. &quot;  &amp; [Numbers.D38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7] &amp; &quot;&quot;&quot;&quot; &amp; &quot; title=&quot; &amp; &quot;&quot;&quot;&quot; &amp; [Numbers.C387] &amp; &quot;: &quot; &amp; [Numbers.F387] &amp; &quot;&quot;&quot;&quot; &amp; &quot;&gt;&quot; &amp; [Numbers.B387] &amp; &quot;. &quot;  &amp; [Numbers.D38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8] &amp; &quot;&quot;&quot;&quot; &amp; &quot; title=&quot; &amp; &quot;&quot;&quot;&quot; &amp; [Numbers.C388] &amp; &quot;: &quot; &amp; [Numbers.F388] &amp; &quot;&quot;&quot;&quot; &amp; &quot;&gt;&quot; &amp; [Numbers.B388] &amp; &quot;. &quot;  &amp; [Numbers.D38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89] &amp; &quot;&quot;&quot;&quot; &amp; &quot; title=&quot; &amp; &quot;&quot;&quot;&quot; &amp; [Numbers.C389] &amp; &quot;: &quot; &amp; [Numbers.F389] &amp; &quot;&quot;&quot;&quot; &amp; &quot;&gt;&quot; &amp; [Numbers.B389] &amp; &quot;. &quot;  &amp; [Numbers.D38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0] &amp; &quot;&quot;&quot;&quot; &amp; &quot; title=&quot; &amp; &quot;&quot;&quot;&quot; &amp; [Numbers.C390] &amp; &quot;: &quot; &amp; [Numbers.F390] &amp; &quot;&quot;&quot;&quot; &amp; &quot;&gt;&quot; &amp; [Numbers.B390] &amp; &quot;. &quot;  &amp; [Numbers.D39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1] &amp; &quot;&quot;&quot;&quot; &amp; &quot; title=&quot; &amp; &quot;&quot;&quot;&quot; &amp; [Numbers.C391] &amp; &quot;: &quot; &amp; [Numbers.F391] &amp; &quot;&quot;&quot;&quot; &amp; &quot;&gt;&quot; &amp; [Numbers.B391] &amp; &quot;. &quot;  &amp; [Numbers.D39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2] &amp; &quot;&quot;&quot;&quot; &amp; &quot; title=&quot; &amp; &quot;&quot;&quot;&quot; &amp; [Numbers.C392] &amp; &quot;: &quot; &amp; [Numbers.F392] &amp; &quot;&quot;&quot;&quot; &amp; &quot;&gt;&quot; &amp; [Numbers.B392] &amp; &quot;. &quot;  &amp; [Numbers.D39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3] &amp; &quot;&quot;&quot;&quot; &amp; &quot; title=&quot; &amp; &quot;&quot;&quot;&quot; &amp; [Numbers.C393] &amp; &quot;: &quot; &amp; [Numbers.F393] &amp; &quot;&quot;&quot;&quot; &amp; &quot;&gt;&quot; &amp; [Numbers.B393] &amp; &quot;. &quot;  &amp; [Numbers.D39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4] &amp; &quot;&quot;&quot;&quot; &amp; &quot; title=&quot; &amp; &quot;&quot;&quot;&quot; &amp; [Numbers.C394] &amp; &quot;: &quot; &amp; [Numbers.F394] &amp; &quot;&quot;&quot;&quot; &amp; &quot;&gt;&quot; &amp; [Numbers.B394] &amp; &quot;. &quot;  &amp; [Numbers.D39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5] &amp; &quot;&quot;&quot;&quot; &amp; &quot; title=&quot; &amp; &quot;&quot;&quot;&quot; &amp; [Numbers.C395] &amp; &quot;: &quot; &amp; [Numbers.F395] &amp; &quot;&quot;&quot;&quot; &amp; &quot;&gt;&quot; &amp; [Numbers.B395] &amp; &quot;. &quot;  &amp; [Numbers.D39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6] &amp; &quot;&quot;&quot;&quot; &amp; &quot; title=&quot; &amp; &quot;&quot;&quot;&quot; &amp; [Numbers.C396] &amp; &quot;: &quot; &amp; [Numbers.F396] &amp; &quot;&quot;&quot;&quot; &amp; &quot;&gt;&quot; &amp; [Numbers.B396] &amp; &quot;. &quot;  &amp; [Numbers.D39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7] &amp; &quot;&quot;&quot;&quot; &amp; &quot; title=&quot; &amp; &quot;&quot;&quot;&quot; &amp; [Numbers.C397] &amp; &quot;: &quot; &amp; [Numbers.F397] &amp; &quot;&quot;&quot;&quot; &amp; &quot;&gt;&quot; &amp; [Numbers.B397] &amp; &quot;. &quot;  &amp; [Numbers.D39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8] &amp; &quot;&quot;&quot;&quot; &amp; &quot; title=&quot; &amp; &quot;&quot;&quot;&quot; &amp; [Numbers.C398] &amp; &quot;: &quot; &amp; [Numbers.F398] &amp; &quot;&quot;&quot;&quot; &amp; &quot;&gt;&quot; &amp; [Numbers.B398] &amp; &quot;. &quot;  &amp; [Numbers.D39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399] &amp; &quot;&quot;&quot;&quot; &amp; &quot; title=&quot; &amp; &quot;&quot;&quot;&quot; &amp; [Numbers.C399] &amp; &quot;: &quot; &amp; [Numbers.F399] &amp; &quot;&quot;&quot;&quot; &amp; &quot;&gt;&quot; &amp; [Numbers.B399] &amp; &quot;. &quot;  &amp; [Numbers.D39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0] &amp; &quot;&quot;&quot;&quot; &amp; &quot; title=&quot; &amp; &quot;&quot;&quot;&quot; &amp; [Numbers.C400] &amp; &quot;: &quot; &amp; [Numbers.F400] &amp; &quot;&quot;&quot;&quot; &amp; &quot;&gt;&quot; &amp; [Numbers.B400] &amp; &quot;. &quot;  &amp; [Numbers.D40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1] &amp; &quot;&quot;&quot;&quot; &amp; &quot; title=&quot; &amp; &quot;&quot;&quot;&quot; &amp; [Numbers.C401] &amp; &quot;: &quot; &amp; [Numbers.F401] &amp; &quot;&quot;&quot;&quot; &amp; &quot;&gt;&quot; &amp; [Numbers.B401] &amp; &quot;. &quot;  &amp; [Numbers.D40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2] &amp; &quot;&quot;&quot;&quot; &amp; &quot; title=&quot; &amp; &quot;&quot;&quot;&quot; &amp; [Numbers.C402] &amp; &quot;: &quot; &amp; [Numbers.F402] &amp; &quot;&quot;&quot;&quot; &amp; &quot;&gt;&quot; &amp; [Numbers.B402] &amp; &quot;. &quot;  &amp; [Numbers.D40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3] &amp; &quot;&quot;&quot;&quot; &amp; &quot; title=&quot; &amp; &quot;&quot;&quot;&quot; &amp; [Numbers.C403] &amp; &quot;: &quot; &amp; [Numbers.F403] &amp; &quot;&quot;&quot;&quot; &amp; &quot;&gt;&quot; &amp; [Numbers.B403] &amp; &quot;. &quot;  &amp; [Numbers.D40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4] &amp; &quot;&quot;&quot;&quot; &amp; &quot; title=&quot; &amp; &quot;&quot;&quot;&quot; &amp; [Numbers.C404] &amp; &quot;: &quot; &amp; [Numbers.F404] &amp; &quot;&quot;&quot;&quot; &amp; &quot;&gt;&quot; &amp; [Numbers.B404] &amp; &quot;. &quot;  &amp; [Numbers.D40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5] &amp; &quot;&quot;&quot;&quot; &amp; &quot; title=&quot; &amp; &quot;&quot;&quot;&quot; &amp; [Numbers.C405] &amp; &quot;: &quot; &amp; [Numbers.F405] &amp; &quot;&quot;&quot;&quot; &amp; &quot;&gt;&quot; &amp; [Numbers.B405] &amp; &quot;. &quot;  &amp; [Numbers.D40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6] &amp; &quot;&quot;&quot;&quot; &amp; &quot; title=&quot; &amp; &quot;&quot;&quot;&quot; &amp; [Numbers.C406] &amp; &quot;: &quot; &amp; [Numbers.F406] &amp; &quot;&quot;&quot;&quot; &amp; &quot;&gt;&quot; &amp; [Numbers.B406] &amp; &quot;. &quot;  &amp; [Numbers.D40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7] &amp; &quot;&quot;&quot;&quot; &amp; &quot; title=&quot; &amp; &quot;&quot;&quot;&quot; &amp; [Numbers.C407] &amp; &quot;: &quot; &amp; [Numbers.F407] &amp; &quot;&quot;&quot;&quot; &amp; &quot;&gt;&quot; &amp; [Numbers.B407] &amp; &quot;. &quot;  &amp; [Numbers.D40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8] &amp; &quot;&quot;&quot;&quot; &amp; &quot; title=&quot; &amp; &quot;&quot;&quot;&quot; &amp; [Numbers.C408] &amp; &quot;: &quot; &amp; [Numbers.F408] &amp; &quot;&quot;&quot;&quot; &amp; &quot;&gt;&quot; &amp; [Numbers.B408] &amp; &quot;. &quot;  &amp; [Numbers.D40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09] &amp; &quot;&quot;&quot;&quot; &amp; &quot; title=&quot; &amp; &quot;&quot;&quot;&quot; &amp; [Numbers.C409] &amp; &quot;: &quot; &amp; [Numbers.F409] &amp; &quot;&quot;&quot;&quot; &amp; &quot;&gt;&quot; &amp; [Numbers.B409] &amp; &quot;. &quot;  &amp; [Numbers.D40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0] &amp; &quot;&quot;&quot;&quot; &amp; &quot; title=&quot; &amp; &quot;&quot;&quot;&quot; &amp; [Numbers.C410] &amp; &quot;: &quot; &amp; [Numbers.F410] &amp; &quot;&quot;&quot;&quot; &amp; &quot;&gt;&quot; &amp; [Numbers.B410] &amp; &quot;. &quot;  &amp; [Numbers.D41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1] &amp; &quot;&quot;&quot;&quot; &amp; &quot; title=&quot; &amp; &quot;&quot;&quot;&quot; &amp; [Numbers.C411] &amp; &quot;: &quot; &amp; [Numbers.F411] &amp; &quot;&quot;&quot;&quot; &amp; &quot;&gt;&quot; &amp; [Numbers.B411] &amp; &quot;. &quot;  &amp; [Numbers.D41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2] &amp; &quot;&quot;&quot;&quot; &amp; &quot; title=&quot; &amp; &quot;&quot;&quot;&quot; &amp; [Numbers.C412] &amp; &quot;: &quot; &amp; [Numbers.F412] &amp; &quot;&quot;&quot;&quot; &amp; &quot;&gt;&quot; &amp; [Numbers.B412] &amp; &quot;. &quot;  &amp; [Numbers.D41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3] &amp; &quot;&quot;&quot;&quot; &amp; &quot; title=&quot; &amp; &quot;&quot;&quot;&quot; &amp; [Numbers.C413] &amp; &quot;: &quot; &amp; [Numbers.F413] &amp; &quot;&quot;&quot;&quot; &amp; &quot;&gt;&quot; &amp; [Numbers.B413] &amp; &quot;. &quot;  &amp; [Numbers.D41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4] &amp; &quot;&quot;&quot;&quot; &amp; &quot; title=&quot; &amp; &quot;&quot;&quot;&quot; &amp; [Numbers.C414] &amp; &quot;: &quot; &amp; [Numbers.F414] &amp; &quot;&quot;&quot;&quot; &amp; &quot;&gt;&quot; &amp; [Numbers.B414] &amp; &quot;. &quot;  &amp; [Numbers.D41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5] &amp; &quot;&quot;&quot;&quot; &amp; &quot; title=&quot; &amp; &quot;&quot;&quot;&quot; &amp; [Numbers.C415] &amp; &quot;: &quot; &amp; [Numbers.F415] &amp; &quot;&quot;&quot;&quot; &amp; &quot;&gt;&quot; &amp; [Numbers.B415] &amp; &quot;. &quot;  &amp; [Numbers.D41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6] &amp; &quot;&quot;&quot;&quot; &amp; &quot; title=&quot; &amp; &quot;&quot;&quot;&quot; &amp; [Numbers.C416] &amp; &quot;: &quot; &amp; [Numbers.F416] &amp; &quot;&quot;&quot;&quot; &amp; &quot;&gt;&quot; &amp; [Numbers.B416] &amp; &quot;. &quot;  &amp; [Numbers.D41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7] &amp; &quot;&quot;&quot;&quot; &amp; &quot; title=&quot; &amp; &quot;&quot;&quot;&quot; &amp; [Numbers.C417] &amp; &quot;: &quot; &amp; [Numbers.F417] &amp; &quot;&quot;&quot;&quot; &amp; &quot;&gt;&quot; &amp; [Numbers.B417] &amp; &quot;. &quot;  &amp; [Numbers.D41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8] &amp; &quot;&quot;&quot;&quot; &amp; &quot; title=&quot; &amp; &quot;&quot;&quot;&quot; &amp; [Numbers.C418] &amp; &quot;: &quot; &amp; [Numbers.F418] &amp; &quot;&quot;&quot;&quot; &amp; &quot;&gt;&quot; &amp; [Numbers.B418] &amp; &quot;. &quot;  &amp; [Numbers.D41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19] &amp; &quot;&quot;&quot;&quot; &amp; &quot; title=&quot; &amp; &quot;&quot;&quot;&quot; &amp; [Numbers.C419] &amp; &quot;: &quot; &amp; [Numbers.F419] &amp; &quot;&quot;&quot;&quot; &amp; &quot;&gt;&quot; &amp; [Numbers.B419] &amp; &quot;. &quot;  &amp; [Numbers.D41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0] &amp; &quot;&quot;&quot;&quot; &amp; &quot; title=&quot; &amp; &quot;&quot;&quot;&quot; &amp; [Numbers.C420] &amp; &quot;: &quot; &amp; [Numbers.F420] &amp; &quot;&quot;&quot;&quot; &amp; &quot;&gt;&quot; &amp; [Numbers.B420] &amp; &quot;. &quot;  &amp; [Numbers.D42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1] &amp; &quot;&quot;&quot;&quot; &amp; &quot; title=&quot; &amp; &quot;&quot;&quot;&quot; &amp; [Numbers.C421] &amp; &quot;: &quot; &amp; [Numbers.F421] &amp; &quot;&quot;&quot;&quot; &amp; &quot;&gt;&quot; &amp; [Numbers.B421] &amp; &quot;. &quot;  &amp; [Numbers.D42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2] &amp; &quot;&quot;&quot;&quot; &amp; &quot; title=&quot; &amp; &quot;&quot;&quot;&quot; &amp; [Numbers.C422] &amp; &quot;: &quot; &amp; [Numbers.F422] &amp; &quot;&quot;&quot;&quot; &amp; &quot;&gt;&quot; &amp; [Numbers.B422] &amp; &quot;. &quot;  &amp; [Numbers.D42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3] &amp; &quot;&quot;&quot;&quot; &amp; &quot; title=&quot; &amp; &quot;&quot;&quot;&quot; &amp; [Numbers.C423] &amp; &quot;: &quot; &amp; [Numbers.F423] &amp; &quot;&quot;&quot;&quot; &amp; &quot;&gt;&quot; &amp; [Numbers.B423] &amp; &quot;. &quot;  &amp; [Numbers.D42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4] &amp; &quot;&quot;&quot;&quot; &amp; &quot; title=&quot; &amp; &quot;&quot;&quot;&quot; &amp; [Numbers.C424] &amp; &quot;: &quot; &amp; [Numbers.F424] &amp; &quot;&quot;&quot;&quot; &amp; &quot;&gt;&quot; &amp; [Numbers.B424] &amp; &quot;. &quot;  &amp; [Numbers.D42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5] &amp; &quot;&quot;&quot;&quot; &amp; &quot; title=&quot; &amp; &quot;&quot;&quot;&quot; &amp; [Numbers.C425] &amp; &quot;: &quot; &amp; [Numbers.F425] &amp; &quot;&quot;&quot;&quot; &amp; &quot;&gt;&quot; &amp; [Numbers.B425] &amp; &quot;. &quot;  &amp; [Numbers.D42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6] &amp; &quot;&quot;&quot;&quot; &amp; &quot; title=&quot; &amp; &quot;&quot;&quot;&quot; &amp; [Numbers.C426] &amp; &quot;: &quot; &amp; [Numbers.F426] &amp; &quot;&quot;&quot;&quot; &amp; &quot;&gt;&quot; &amp; [Numbers.B426] &amp; &quot;. &quot;  &amp; [Numbers.D42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7] &amp; &quot;&quot;&quot;&quot; &amp; &quot; title=&quot; &amp; &quot;&quot;&quot;&quot; &amp; [Numbers.C427] &amp; &quot;: &quot; &amp; [Numbers.F427] &amp; &quot;&quot;&quot;&quot; &amp; &quot;&gt;&quot; &amp; [Numbers.B427] &amp; &quot;. &quot;  &amp; [Numbers.D42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8] &amp; &quot;&quot;&quot;&quot; &amp; &quot; title=&quot; &amp; &quot;&quot;&quot;&quot; &amp; [Numbers.C428] &amp; &quot;: &quot; &amp; [Numbers.F428] &amp; &quot;&quot;&quot;&quot; &amp; &quot;&gt;&quot; &amp; [Numbers.B428] &amp; &quot;. &quot;  &amp; [Numbers.D42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29] &amp; &quot;&quot;&quot;&quot; &amp; &quot; title=&quot; &amp; &quot;&quot;&quot;&quot; &amp; [Numbers.C429] &amp; &quot;: &quot; &amp; [Numbers.F429] &amp; &quot;&quot;&quot;&quot; &amp; &quot;&gt;&quot; &amp; [Numbers.B429] &amp; &quot;. &quot;  &amp; [Numbers.D42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0] &amp; &quot;&quot;&quot;&quot; &amp; &quot; title=&quot; &amp; &quot;&quot;&quot;&quot; &amp; [Numbers.C430] &amp; &quot;: &quot; &amp; [Numbers.F430] &amp; &quot;&quot;&quot;&quot; &amp; &quot;&gt;&quot; &amp; [Numbers.B430] &amp; &quot;. &quot;  &amp; [Numbers.D430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1] &amp; &quot;&quot;&quot;&quot; &amp; &quot; title=&quot; &amp; &quot;&quot;&quot;&quot; &amp; [Numbers.C431] &amp; &quot;: &quot; &amp; [Numbers.F431] &amp; &quot;&quot;&quot;&quot; &amp; &quot;&gt;&quot; &amp; [Numbers.B431] &amp; &quot;. &quot;  &amp; [Numbers.D431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2] &amp; &quot;&quot;&quot;&quot; &amp; &quot; title=&quot; &amp; &quot;&quot;&quot;&quot; &amp; [Numbers.C432] &amp; &quot;: &quot; &amp; [Numbers.F432] &amp; &quot;&quot;&quot;&quot; &amp; &quot;&gt;&quot; &amp; [Numbers.B432] &amp; &quot;. &quot;  &amp; [Numbers.D432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3] &amp; &quot;&quot;&quot;&quot; &amp; &quot; title=&quot; &amp; &quot;&quot;&quot;&quot; &amp; [Numbers.C433] &amp; &quot;: &quot; &amp; [Numbers.F433] &amp; &quot;&quot;&quot;&quot; &amp; &quot;&gt;&quot; &amp; [Numbers.B433] &amp; &quot;. &quot;  &amp; [Numbers.D433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4] &amp; &quot;&quot;&quot;&quot; &amp; &quot; title=&quot; &amp; &quot;&quot;&quot;&quot; &amp; [Numbers.C434] &amp; &quot;: &quot; &amp; [Numbers.F434] &amp; &quot;&quot;&quot;&quot; &amp; &quot;&gt;&quot; &amp; [Numbers.B434] &amp; &quot;. &quot;  &amp; [Numbers.D434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5] &amp; &quot;&quot;&quot;&quot; &amp; &quot; title=&quot; &amp; &quot;&quot;&quot;&quot; &amp; [Numbers.C435] &amp; &quot;: &quot; &amp; [Numbers.F435] &amp; &quot;&quot;&quot;&quot; &amp; &quot;&gt;&quot; &amp; [Numbers.B435] &amp; &quot;. &quot;  &amp; [Numbers.D435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6] &amp; &quot;&quot;&quot;&quot; &amp; &quot; title=&quot; &amp; &quot;&quot;&quot;&quot; &amp; [Numbers.C436] &amp; &quot;: &quot; &amp; [Numbers.F436] &amp; &quot;&quot;&quot;&quot; &amp; &quot;&gt;&quot; &amp; [Numbers.B436] &amp; &quot;. &quot;  &amp; [Numbers.D436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7] &amp; &quot;&quot;&quot;&quot; &amp; &quot; title=&quot; &amp; &quot;&quot;&quot;&quot; &amp; [Numbers.C437] &amp; &quot;: &quot; &amp; [Numbers.F437] &amp; &quot;&quot;&quot;&quot; &amp; &quot;&gt;&quot; &amp; [Numbers.B437] &amp; &quot;. &quot;  &amp; [Numbers.D437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8] &amp; &quot;&quot;&quot;&quot; &amp; &quot; title=&quot; &amp; &quot;&quot;&quot;&quot; &amp; [Numbers.C438] &amp; &quot;: &quot; &amp; [Numbers.F438] &amp; &quot;&quot;&quot;&quot; &amp; &quot;&gt;&quot; &amp; [Numbers.B438] &amp; &quot;. &quot;  &amp; [Numbers.D438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  <table:table-row table:style-name="ro3">
          <table:table-cell table:formula="of:=&quot;&lt;br&gt;&lt;a href=&quot; &amp; &quot;&quot;&quot;&quot; &amp; [Numbers.E439] &amp; &quot;&quot;&quot;&quot; &amp; &quot; title=&quot; &amp; &quot;&quot;&quot;&quot; &amp; [Numbers.C439] &amp; &quot;: &quot; &amp; [Numbers.F439] &amp; &quot;&quot;&quot;&quot; &amp; &quot;&gt;&quot; &amp; [Numbers.B439] &amp; &quot;. &quot;  &amp; [Numbers.D439] &amp; &quot;&lt;/a&gt;&quot;" office:value-type="string" office:string-value="&lt;br&gt;&lt;a href=&quot;&quot; title=&quot;: &quot;&gt;. &lt;/a&gt;" calcext:value-type="string">
            <text:p>&lt;br&gt;&lt;a href="" title=": "&gt;. &lt;/a&gt;</text:p>
          </table:table-cell>
        </table:table-row>
      </table:table>
      <table:table table:name="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07:04:52.888705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7-20T07:30:25.150997711</dc:date>
    <meta:editing-duration>P1DT11H15M53S</meta:editing-duration>
    <meta:editing-cycles>149</meta:editing-cycles>
    <meta:generator>LibreOffice/5.2.7.2$Linux_X86_64 LibreOffice_project/20m0$Build-2</meta:generator>
    <meta:document-statistic meta:table-count="4" meta:cell-count="4168" meta:object-count="0"/>
  </office:meta>
</office:document-meta>
</file>